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2.8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68mm"/>
    </style:style>
    <style:style style:name="co4" style:family="table-column">
      <style:table-column-properties fo:break-before="auto" style:column-width="31.49mm"/>
    </style:style>
    <style:style style:name="co5" style:family="table-column">
      <style:table-column-properties fo:break-before="auto" style:column-width="75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8mm" fo:break-before="auto" style:use-optimal-row-height="true"/>
    </style:style>
    <style:style style:name="ro3" style:family="table-row">
      <style:table-row-properties style:row-height="11.68mm" fo:break-before="auto" style:use-optimal-row-height="true"/>
    </style:style>
    <style:style style:name="ro4" style:family="table-row">
      <style:table-row-properties style:row-height="7.94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PoC To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the architecture of deuterium api in 2 different w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 archival solution for files and table data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the db schema for deuterium api considering a million rows of different kinds of data. Can also include non-relational db'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olution where a million records have to dumped into 2-3 tabl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payment gateway integration soluti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olution where a user can register to the api and in return he gets an api-key through email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ign and implement a small business logic which uses traditional java and then refactor it to use the new java 8 features. Measure performance with decent sized data sets.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string" calcext:value-type="string">
            <text:p>16 hrs 40 mins</text:p>
          </table:table-cell>
        </table:table-row>
        <table:table-row table:style-name="ro1">
          <table:table-cell office:value-type="string" calcext:value-type="string">
            <text:p>design and implement a micro-services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ve cross-cutting concerns in a micro-services arch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n event driven architecture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actor sentiment analysis and opinion mining solution in a language other then 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actor sculatics in a language other than ph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roblem to perform unit testing, code coverage, mock testing, load testing, debugger, heap dum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roblem to perform efficient logging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roblem to perform TD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roblem to perform XP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industry size code to perform unit testing, code coverage, mock testing, load testing, debugger, heap dum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industry size code to perform efficient logging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olution where a million records have to dumped into 2-3 table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payment gateway integration soluti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olution where a user can register to the api and in return he gets an api-key through email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ign and implement a small business logic which uses traditional java and then refactor it to use the new java 8 features. Measure performance with decent sized data set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micro-services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ve cross-cutting concerns in a micro-services arch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n event driven architecture soluti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actor sentiment analysis and opinion mining solution in a language other then 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actor sculatics in a language other than ph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roblem to perform unit testing, code coverage, mock testing, load testing, debugger, heap dum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roblem to perform efficient logging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roblem to perform TD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roblem to perform XP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industry size code to perform unit testing, code coverage, mock testing, load testing, debugger, heap dump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industry size code to perform efficient logging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sized business problem in java and then re-implement that in python and clojure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esign and implement a small sized business problem and use 'java modelling language'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lement and solve a problem where you end up in a conflict with file push with git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plement and solve a problem where you are to look through git history to see when was a particular change in the file was do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ostgres problem with multiple tables and good load of data to fetch with multiple join and types of join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ostgres problem with probably 2-3 tables with great load of data and fetch data w/o and w/ indexes and gauge performanc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ostgres problem to implement sharding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ostgre problem to implement denormalization and check the performance benefits out of it and also the problems that may aris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sign and implement a small business problem to implement list, set, hashmap and tree in java and compare performance.</text:p>
          </table:table-cell>
          <table:table-cell table:style-name="ce9" office:value-type="float" office:value="2790" calcext:value-type="float">
            <text:p>2790</text:p>
          </table:table-cell>
          <table:table-cell table:style-name="ce9" office:value-type="string" calcext:value-type="string">
            <text:p>46 hrs 30 mins</text:p>
          </table:table-cell>
        </table:table-row>
        <table:table-row table:style-name="ro1">
          <table:table-cell office:value-type="string" calcext:value-type="string">
            <text:p>Re-factor an existing spring application into spring boo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-factor an existing jee application into spring boo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-factor an existing monolithic app into micro-services app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business logic to be validated by spring validator and also do the same w/o spring validator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business problem using thymeleaf, spring boot, spring validator and spring batch ema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problem with mongodb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problem with mongodb and postgre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business problem using redis and do the same w/ memcached, compar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problem with both redis and memcache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monolithic application in aw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micro-services application in aw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sgn and implement a small business problem to make use of aws ec2, s3 and rd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problem to make use of aws s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logic around implement 2 REST API’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business logic to implement certain data structures in java, python and clojur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problems that can be analyzed using profiling tools like java visuamvm, perform heap dump analysis and analyze cpu and memory footprints.</text:p>
          </table:table-cell>
          <table:table-cell table:style-name="ce9" office:value-type="float" office:value="1435" calcext:value-type="float">
            <text:p>1435</text:p>
          </table:table-cell>
          <table:table-cell table:style-name="ce9" office:value-type="string" calcext:value-type="string">
            <text:p>23 hrs 55 mins</text:p>
          </table:table-cell>
        </table:table-row>
        <table:table-row table:style-name="ro1" table:number-rows-repeated="104851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  <table:table-cell table:formula="of:=COM.MICROSOFT.CONCAT([.A1];[.B1];[.C1];[.D1])" office:value-type="string" office:string-value="list0.add(trans0);" calcext:value-type="string">
            <text:p>list0.add(trans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table:formula="of:=COM.MICROSOFT.CONCAT([.A2];[.B2];[.C2];[.D2])" office:value-type="string" office:string-value="list0.add(trans1);" calcext:value-type="string">
            <text:p>list0.add(trans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M.MICROSOFT.CONCAT([.A3];[.B3];[.C3];[.D3])" office:value-type="string" office:string-value="list0.add(trans2);" calcext:value-type="string">
            <text:p>list0.add(trans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  <table:table-cell table:formula="of:=COM.MICROSOFT.CONCAT([.A4];[.B4];[.C4];[.D4])" office:value-type="string" office:string-value="list0.add(trans3);" calcext:value-type="string">
            <text:p>list0.add(trans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M.MICROSOFT.CONCAT([.A5];[.B5];[.C5];[.D5])" office:value-type="string" office:string-value="list0.add(trans4);" calcext:value-type="string">
            <text:p>list0.add(trans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  <table:table-cell table:formula="of:=COM.MICROSOFT.CONCAT([.A6];[.B6];[.C6];[.D6])" office:value-type="string" office:string-value="list0.add(trans5);" calcext:value-type="string">
            <text:p>list0.add(trans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  <table:table-cell table:formula="of:=COM.MICROSOFT.CONCAT([.A7];[.B7];[.C7];[.D7])" office:value-type="string" office:string-value="list0.add(trans6);" calcext:value-type="string">
            <text:p>list0.add(trans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M.MICROSOFT.CONCAT([.A8];[.B8];[.C8];[.D8])" office:value-type="string" office:string-value="list0.add(trans7);" calcext:value-type="string">
            <text:p>list0.add(trans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M.MICROSOFT.CONCAT([.A9];[.B9];[.C9];[.D9])" office:value-type="string" office:string-value="list0.add(trans8);" calcext:value-type="string">
            <text:p>list0.add(trans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M.MICROSOFT.CONCAT([.A10];[.B10];[.C10];[.D10])" office:value-type="string" office:string-value="list0.add(trans9);" calcext:value-type="string">
            <text:p>list0.add(trans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  <table:table-cell table:formula="of:=COM.MICROSOFT.CONCAT([.A11];[.B11];[.C11];[.D11])" office:value-type="string" office:string-value="list0.add(trans10);" calcext:value-type="string">
            <text:p>list0.add(trans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  <table:table-cell table:formula="of:=COM.MICROSOFT.CONCAT([.A12];[.B12];[.C12];[.D12])" office:value-type="string" office:string-value="list0.add(trans11);" calcext:value-type="string">
            <text:p>list0.add(trans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M.MICROSOFT.CONCAT([.A13];[.B13];[.C13];[.D13])" office:value-type="string" office:string-value="list0.add(trans12);" calcext:value-type="string">
            <text:p>list0.add(trans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M.MICROSOFT.CONCAT([.A14];[.B14];[.C14];[.D14])" office:value-type="string" office:string-value="list0.add(trans13);" calcext:value-type="string">
            <text:p>list0.add(trans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M.MICROSOFT.CONCAT([.A15];[.B15];[.C15];[.D15])" office:value-type="string" office:string-value="list0.add(trans14);" calcext:value-type="string">
            <text:p>list0.add(trans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M.MICROSOFT.CONCAT([.A16];[.B16];[.C16];[.D16])" office:value-type="string" office:string-value="list0.add(trans15);" calcext:value-type="string">
            <text:p>list0.add(trans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  <table:table-cell table:formula="of:=COM.MICROSOFT.CONCAT([.A17];[.B17];[.C17];[.D17])" office:value-type="string" office:string-value="list0.add(trans16);" calcext:value-type="string">
            <text:p>list0.add(trans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M.MICROSOFT.CONCAT([.A18];[.B18];[.C18];[.D18])" office:value-type="string" office:string-value="list0.add(trans17);" calcext:value-type="string">
            <text:p>list0.add(trans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M.MICROSOFT.CONCAT([.A19];[.B19];[.C19];[.D19])" office:value-type="string" office:string-value="list0.add(trans18);" calcext:value-type="string">
            <text:p>list0.add(trans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M.MICROSOFT.CONCAT([.A20];[.B20];[.C20];[.D20])" office:value-type="string" office:string-value="list0.add(trans19);" calcext:value-type="string">
            <text:p>list0.add(trans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M.MICROSOFT.CONCAT([.A21];[.B21];[.C21];[.D21])" office:value-type="string" office:string-value="list0.add(trans20);" calcext:value-type="string">
            <text:p>list0.add(trans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M.MICROSOFT.CONCAT([.A22];[.B22];[.C22];[.D22])" office:value-type="string" office:string-value="list0.add(trans21);" calcext:value-type="string">
            <text:p>list0.add(trans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  <table:table-cell table:formula="of:=COM.MICROSOFT.CONCAT([.A23];[.B23];[.C23];[.D23])" office:value-type="string" office:string-value="list0.add(trans22);" calcext:value-type="string">
            <text:p>list0.add(trans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  <table:table-cell table:formula="of:=COM.MICROSOFT.CONCAT([.A24];[.B24];[.C24];[.D24])" office:value-type="string" office:string-value="list0.add(trans23);" calcext:value-type="string">
            <text:p>list0.add(trans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  <table:table-cell table:formula="of:=COM.MICROSOFT.CONCAT([.A25];[.B25];[.C25];[.D25])" office:value-type="string" office:string-value="list0.add(trans24);" calcext:value-type="string">
            <text:p>list0.add(trans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  <table:table-cell table:formula="of:=COM.MICROSOFT.CONCAT([.A26];[.B26];[.C26];[.D26])" office:value-type="string" office:string-value="list0.add(trans25);" calcext:value-type="string">
            <text:p>list0.add(trans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  <table:table-cell table:formula="of:=COM.MICROSOFT.CONCAT([.A27];[.B27];[.C27];[.D27])" office:value-type="string" office:string-value="list0.add(trans26);" calcext:value-type="string">
            <text:p>list0.add(trans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  <table:table-cell table:formula="of:=COM.MICROSOFT.CONCAT([.A28];[.B28];[.C28];[.D28])" office:value-type="string" office:string-value="list0.add(trans27);" calcext:value-type="string">
            <text:p>list0.add(trans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  <table:table-cell table:formula="of:=COM.MICROSOFT.CONCAT([.A29];[.B29];[.C29];[.D29])" office:value-type="string" office:string-value="list0.add(trans28);" calcext:value-type="string">
            <text:p>list0.add(trans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  <table:table-cell table:formula="of:=COM.MICROSOFT.CONCAT([.A30];[.B30];[.C30];[.D30])" office:value-type="string" office:string-value="list0.add(trans29);" calcext:value-type="string">
            <text:p>list0.add(trans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  <table:table-cell table:formula="of:=COM.MICROSOFT.CONCAT([.A31];[.B31];[.C31];[.D31])" office:value-type="string" office:string-value="list0.add(trans30);" calcext:value-type="string">
            <text:p>list0.add(trans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  <table:table-cell table:formula="of:=COM.MICROSOFT.CONCAT([.A32];[.B32];[.C32];[.D32])" office:value-type="string" office:string-value="list0.add(trans31);" calcext:value-type="string">
            <text:p>list0.add(trans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  <table:table-cell table:formula="of:=COM.MICROSOFT.CONCAT([.A33];[.B33];[.C33];[.D33])" office:value-type="string" office:string-value="list0.add(trans32);" calcext:value-type="string">
            <text:p>list0.add(trans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);</text:p>
          </table:table-cell>
          <table:table-cell table:formula="of:=COM.MICROSOFT.CONCAT([.A34];[.B34];[.C34];[.D34])" office:value-type="string" office:string-value="list0.add(trans33);" calcext:value-type="string">
            <text:p>list0.add(trans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);</text:p>
          </table:table-cell>
          <table:table-cell table:formula="of:=COM.MICROSOFT.CONCAT([.A35];[.B35];[.C35];[.D35])" office:value-type="string" office:string-value="list0.add(trans34);" calcext:value-type="string">
            <text:p>list0.add(trans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);</text:p>
          </table:table-cell>
          <table:table-cell table:formula="of:=COM.MICROSOFT.CONCAT([.A36];[.B36];[.C36];[.D36])" office:value-type="string" office:string-value="list0.add(trans35);" calcext:value-type="string">
            <text:p>list0.add(trans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);</text:p>
          </table:table-cell>
          <table:table-cell table:formula="of:=COM.MICROSOFT.CONCAT([.A37];[.B37];[.C37];[.D37])" office:value-type="string" office:string-value="list0.add(trans36);" calcext:value-type="string">
            <text:p>list0.add(trans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);</text:p>
          </table:table-cell>
          <table:table-cell table:formula="of:=COM.MICROSOFT.CONCAT([.A38];[.B38];[.C38];[.D38])" office:value-type="string" office:string-value="list0.add(trans37);" calcext:value-type="string">
            <text:p>list0.add(trans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);</text:p>
          </table:table-cell>
          <table:table-cell table:formula="of:=COM.MICROSOFT.CONCAT([.A39];[.B39];[.C39];[.D39])" office:value-type="string" office:string-value="list0.add(trans38);" calcext:value-type="string">
            <text:p>list0.add(trans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);</text:p>
          </table:table-cell>
          <table:table-cell table:formula="of:=COM.MICROSOFT.CONCAT([.A40];[.B40];[.C40];[.D40])" office:value-type="string" office:string-value="list0.add(trans39);" calcext:value-type="string">
            <text:p>list0.add(trans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);</text:p>
          </table:table-cell>
          <table:table-cell table:formula="of:=COM.MICROSOFT.CONCAT([.A41];[.B41];[.C41];[.D41])" office:value-type="string" office:string-value="list0.add(trans40);" calcext:value-type="string">
            <text:p>list0.add(trans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);</text:p>
          </table:table-cell>
          <table:table-cell table:formula="of:=COM.MICROSOFT.CONCAT([.A42];[.B42];[.C42];[.D42])" office:value-type="string" office:string-value="list0.add(trans41);" calcext:value-type="string">
            <text:p>list0.add(trans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);</text:p>
          </table:table-cell>
          <table:table-cell table:formula="of:=COM.MICROSOFT.CONCAT([.A43];[.B43];[.C43];[.D43])" office:value-type="string" office:string-value="list0.add(trans42);" calcext:value-type="string">
            <text:p>list0.add(trans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);</text:p>
          </table:table-cell>
          <table:table-cell table:formula="of:=COM.MICROSOFT.CONCAT([.A44];[.B44];[.C44];[.D44])" office:value-type="string" office:string-value="list0.add(trans43);" calcext:value-type="string">
            <text:p>list0.add(trans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);</text:p>
          </table:table-cell>
          <table:table-cell table:formula="of:=COM.MICROSOFT.CONCAT([.A45];[.B45];[.C45];[.D45])" office:value-type="string" office:string-value="list0.add(trans44);" calcext:value-type="string">
            <text:p>list0.add(trans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);</text:p>
          </table:table-cell>
          <table:table-cell table:formula="of:=COM.MICROSOFT.CONCAT([.A46];[.B46];[.C46];[.D46])" office:value-type="string" office:string-value="list0.add(trans45);" calcext:value-type="string">
            <text:p>list0.add(trans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);</text:p>
          </table:table-cell>
          <table:table-cell table:formula="of:=COM.MICROSOFT.CONCAT([.A47];[.B47];[.C47];[.D47])" office:value-type="string" office:string-value="list0.add(trans46);" calcext:value-type="string">
            <text:p>list0.add(trans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);</text:p>
          </table:table-cell>
          <table:table-cell table:formula="of:=COM.MICROSOFT.CONCAT([.A48];[.B48];[.C48];[.D48])" office:value-type="string" office:string-value="list0.add(trans47);" calcext:value-type="string">
            <text:p>list0.add(trans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);</text:p>
          </table:table-cell>
          <table:table-cell table:formula="of:=COM.MICROSOFT.CONCAT([.A49];[.B49];[.C49];[.D49])" office:value-type="string" office:string-value="list0.add(trans48);" calcext:value-type="string">
            <text:p>list0.add(trans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);</text:p>
          </table:table-cell>
          <table:table-cell table:formula="of:=COM.MICROSOFT.CONCAT([.A50];[.B50];[.C50];[.D50])" office:value-type="string" office:string-value="list0.add(trans49);" calcext:value-type="string">
            <text:p>list0.add(trans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  <table:table-cell table:formula="of:=COM.MICROSOFT.CONCAT([.A51];[.B51];[.C51];[.D51])" office:value-type="string" office:string-value="list0.add(trans50);" calcext:value-type="string">
            <text:p>list0.add(trans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formula="of:=COM.MICROSOFT.CONCAT([.A52];[.B52];[.C52];[.D52])" office:value-type="string" office:string-value="list0.add(trans51);" calcext:value-type="string">
            <text:p>list0.add(trans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);</text:p>
          </table:table-cell>
          <table:table-cell table:formula="of:=COM.MICROSOFT.CONCAT([.A53];[.B53];[.C53];[.D53])" office:value-type="string" office:string-value="list0.add(trans52);" calcext:value-type="string">
            <text:p>list0.add(trans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);</text:p>
          </table:table-cell>
          <table:table-cell table:formula="of:=COM.MICROSOFT.CONCAT([.A54];[.B54];[.C54];[.D54])" office:value-type="string" office:string-value="list0.add(trans53);" calcext:value-type="string">
            <text:p>list0.add(trans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);</text:p>
          </table:table-cell>
          <table:table-cell table:formula="of:=COM.MICROSOFT.CONCAT([.A55];[.B55];[.C55];[.D55])" office:value-type="string" office:string-value="list0.add(trans54);" calcext:value-type="string">
            <text:p>list0.add(trans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);</text:p>
          </table:table-cell>
          <table:table-cell table:formula="of:=COM.MICROSOFT.CONCAT([.A56];[.B56];[.C56];[.D56])" office:value-type="string" office:string-value="list0.add(trans55);" calcext:value-type="string">
            <text:p>list0.add(trans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);</text:p>
          </table:table-cell>
          <table:table-cell table:formula="of:=COM.MICROSOFT.CONCAT([.A57];[.B57];[.C57];[.D57])" office:value-type="string" office:string-value="list0.add(trans56);" calcext:value-type="string">
            <text:p>list0.add(trans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);</text:p>
          </table:table-cell>
          <table:table-cell table:formula="of:=COM.MICROSOFT.CONCAT([.A58];[.B58];[.C58];[.D58])" office:value-type="string" office:string-value="list0.add(trans57);" calcext:value-type="string">
            <text:p>list0.add(trans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);</text:p>
          </table:table-cell>
          <table:table-cell table:formula="of:=COM.MICROSOFT.CONCAT([.A59];[.B59];[.C59];[.D59])" office:value-type="string" office:string-value="list0.add(trans58);" calcext:value-type="string">
            <text:p>list0.add(trans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);</text:p>
          </table:table-cell>
          <table:table-cell table:formula="of:=COM.MICROSOFT.CONCAT([.A60];[.B60];[.C60];[.D60])" office:value-type="string" office:string-value="list0.add(trans59);" calcext:value-type="string">
            <text:p>list0.add(trans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  <table:table-cell table:formula="of:=COM.MICROSOFT.CONCAT([.A61];[.B61];[.C61];[.D61])" office:value-type="string" office:string-value="list0.add(trans60);" calcext:value-type="string">
            <text:p>list0.add(trans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);</text:p>
          </table:table-cell>
          <table:table-cell table:formula="of:=COM.MICROSOFT.CONCAT([.A62];[.B62];[.C62];[.D62])" office:value-type="string" office:string-value="list0.add(trans61);" calcext:value-type="string">
            <text:p>list0.add(trans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);</text:p>
          </table:table-cell>
          <table:table-cell table:formula="of:=COM.MICROSOFT.CONCAT([.A63];[.B63];[.C63];[.D63])" office:value-type="string" office:string-value="list0.add(trans62);" calcext:value-type="string">
            <text:p>list0.add(trans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);</text:p>
          </table:table-cell>
          <table:table-cell table:formula="of:=COM.MICROSOFT.CONCAT([.A64];[.B64];[.C64];[.D64])" office:value-type="string" office:string-value="list0.add(trans63);" calcext:value-type="string">
            <text:p>list0.add(trans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);</text:p>
          </table:table-cell>
          <table:table-cell table:formula="of:=COM.MICROSOFT.CONCAT([.A65];[.B65];[.C65];[.D65])" office:value-type="string" office:string-value="list0.add(trans64);" calcext:value-type="string">
            <text:p>list0.add(trans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);</text:p>
          </table:table-cell>
          <table:table-cell table:formula="of:=COM.MICROSOFT.CONCAT([.A66];[.B66];[.C66];[.D66])" office:value-type="string" office:string-value="list0.add(trans65);" calcext:value-type="string">
            <text:p>list0.add(trans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);</text:p>
          </table:table-cell>
          <table:table-cell table:formula="of:=COM.MICROSOFT.CONCAT([.A67];[.B67];[.C67];[.D67])" office:value-type="string" office:string-value="list0.add(trans66);" calcext:value-type="string">
            <text:p>list0.add(trans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);</text:p>
          </table:table-cell>
          <table:table-cell table:formula="of:=COM.MICROSOFT.CONCAT([.A68];[.B68];[.C68];[.D68])" office:value-type="string" office:string-value="list0.add(trans67);" calcext:value-type="string">
            <text:p>list0.add(trans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);</text:p>
          </table:table-cell>
          <table:table-cell table:formula="of:=COM.MICROSOFT.CONCAT([.A69];[.B69];[.C69];[.D69])" office:value-type="string" office:string-value="list0.add(trans68);" calcext:value-type="string">
            <text:p>list0.add(trans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);</text:p>
          </table:table-cell>
          <table:table-cell table:formula="of:=COM.MICROSOFT.CONCAT([.A70];[.B70];[.C70];[.D70])" office:value-type="string" office:string-value="list0.add(trans69);" calcext:value-type="string">
            <text:p>list0.add(trans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);</text:p>
          </table:table-cell>
          <table:table-cell table:formula="of:=COM.MICROSOFT.CONCAT([.A71];[.B71];[.C71];[.D71])" office:value-type="string" office:string-value="list0.add(trans70);" calcext:value-type="string">
            <text:p>list0.add(trans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);</text:p>
          </table:table-cell>
          <table:table-cell table:formula="of:=COM.MICROSOFT.CONCAT([.A72];[.B72];[.C72];[.D72])" office:value-type="string" office:string-value="list0.add(trans71);" calcext:value-type="string">
            <text:p>list0.add(trans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);</text:p>
          </table:table-cell>
          <table:table-cell table:formula="of:=COM.MICROSOFT.CONCAT([.A73];[.B73];[.C73];[.D73])" office:value-type="string" office:string-value="list0.add(trans72);" calcext:value-type="string">
            <text:p>list0.add(trans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);</text:p>
          </table:table-cell>
          <table:table-cell table:formula="of:=COM.MICROSOFT.CONCAT([.A74];[.B74];[.C74];[.D74])" office:value-type="string" office:string-value="list0.add(trans73);" calcext:value-type="string">
            <text:p>list0.add(trans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);</text:p>
          </table:table-cell>
          <table:table-cell table:formula="of:=COM.MICROSOFT.CONCAT([.A75];[.B75];[.C75];[.D75])" office:value-type="string" office:string-value="list0.add(trans74);" calcext:value-type="string">
            <text:p>list0.add(trans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);</text:p>
          </table:table-cell>
          <table:table-cell table:formula="of:=COM.MICROSOFT.CONCAT([.A76];[.B76];[.C76];[.D76])" office:value-type="string" office:string-value="list0.add(trans75);" calcext:value-type="string">
            <text:p>list0.add(trans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);</text:p>
          </table:table-cell>
          <table:table-cell table:formula="of:=COM.MICROSOFT.CONCAT([.A77];[.B77];[.C77];[.D77])" office:value-type="string" office:string-value="list0.add(trans76);" calcext:value-type="string">
            <text:p>list0.add(trans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);</text:p>
          </table:table-cell>
          <table:table-cell table:formula="of:=COM.MICROSOFT.CONCAT([.A78];[.B78];[.C78];[.D78])" office:value-type="string" office:string-value="list0.add(trans77);" calcext:value-type="string">
            <text:p>list0.add(trans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);</text:p>
          </table:table-cell>
          <table:table-cell table:formula="of:=COM.MICROSOFT.CONCAT([.A79];[.B79];[.C79];[.D79])" office:value-type="string" office:string-value="list0.add(trans78);" calcext:value-type="string">
            <text:p>list0.add(trans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);</text:p>
          </table:table-cell>
          <table:table-cell table:formula="of:=COM.MICROSOFT.CONCAT([.A80];[.B80];[.C80];[.D80])" office:value-type="string" office:string-value="list0.add(trans79);" calcext:value-type="string">
            <text:p>list0.add(trans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);</text:p>
          </table:table-cell>
          <table:table-cell table:formula="of:=COM.MICROSOFT.CONCAT([.A81];[.B81];[.C81];[.D81])" office:value-type="string" office:string-value="list0.add(trans80);" calcext:value-type="string">
            <text:p>list0.add(trans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);</text:p>
          </table:table-cell>
          <table:table-cell table:formula="of:=COM.MICROSOFT.CONCAT([.A82];[.B82];[.C82];[.D82])" office:value-type="string" office:string-value="list0.add(trans81);" calcext:value-type="string">
            <text:p>list0.add(trans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);</text:p>
          </table:table-cell>
          <table:table-cell table:formula="of:=COM.MICROSOFT.CONCAT([.A83];[.B83];[.C83];[.D83])" office:value-type="string" office:string-value="list0.add(trans82);" calcext:value-type="string">
            <text:p>list0.add(trans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);</text:p>
          </table:table-cell>
          <table:table-cell table:formula="of:=COM.MICROSOFT.CONCAT([.A84];[.B84];[.C84];[.D84])" office:value-type="string" office:string-value="list0.add(trans83);" calcext:value-type="string">
            <text:p>list0.add(trans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);</text:p>
          </table:table-cell>
          <table:table-cell table:formula="of:=COM.MICROSOFT.CONCAT([.A85];[.B85];[.C85];[.D85])" office:value-type="string" office:string-value="list0.add(trans84);" calcext:value-type="string">
            <text:p>list0.add(trans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);</text:p>
          </table:table-cell>
          <table:table-cell table:formula="of:=COM.MICROSOFT.CONCAT([.A86];[.B86];[.C86];[.D86])" office:value-type="string" office:string-value="list0.add(trans85);" calcext:value-type="string">
            <text:p>list0.add(trans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);</text:p>
          </table:table-cell>
          <table:table-cell table:formula="of:=COM.MICROSOFT.CONCAT([.A87];[.B87];[.C87];[.D87])" office:value-type="string" office:string-value="list0.add(trans86);" calcext:value-type="string">
            <text:p>list0.add(trans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);</text:p>
          </table:table-cell>
          <table:table-cell table:formula="of:=COM.MICROSOFT.CONCAT([.A88];[.B88];[.C88];[.D88])" office:value-type="string" office:string-value="list0.add(trans87);" calcext:value-type="string">
            <text:p>list0.add(trans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);</text:p>
          </table:table-cell>
          <table:table-cell table:formula="of:=COM.MICROSOFT.CONCAT([.A89];[.B89];[.C89];[.D89])" office:value-type="string" office:string-value="list0.add(trans88);" calcext:value-type="string">
            <text:p>list0.add(trans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);</text:p>
          </table:table-cell>
          <table:table-cell table:formula="of:=COM.MICROSOFT.CONCAT([.A90];[.B90];[.C90];[.D90])" office:value-type="string" office:string-value="list0.add(trans89);" calcext:value-type="string">
            <text:p>list0.add(trans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);</text:p>
          </table:table-cell>
          <table:table-cell table:formula="of:=COM.MICROSOFT.CONCAT([.A91];[.B91];[.C91];[.D91])" office:value-type="string" office:string-value="list0.add(trans90);" calcext:value-type="string">
            <text:p>list0.add(trans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);</text:p>
          </table:table-cell>
          <table:table-cell table:formula="of:=COM.MICROSOFT.CONCAT([.A92];[.B92];[.C92];[.D92])" office:value-type="string" office:string-value="list0.add(trans91);" calcext:value-type="string">
            <text:p>list0.add(trans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);</text:p>
          </table:table-cell>
          <table:table-cell table:formula="of:=COM.MICROSOFT.CONCAT([.A93];[.B93];[.C93];[.D93])" office:value-type="string" office:string-value="list0.add(trans92);" calcext:value-type="string">
            <text:p>list0.add(trans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);</text:p>
          </table:table-cell>
          <table:table-cell table:formula="of:=COM.MICROSOFT.CONCAT([.A94];[.B94];[.C94];[.D94])" office:value-type="string" office:string-value="list0.add(trans93);" calcext:value-type="string">
            <text:p>list0.add(trans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);</text:p>
          </table:table-cell>
          <table:table-cell table:formula="of:=COM.MICROSOFT.CONCAT([.A95];[.B95];[.C95];[.D95])" office:value-type="string" office:string-value="list0.add(trans94);" calcext:value-type="string">
            <text:p>list0.add(trans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);</text:p>
          </table:table-cell>
          <table:table-cell table:formula="of:=COM.MICROSOFT.CONCAT([.A96];[.B96];[.C96];[.D96])" office:value-type="string" office:string-value="list0.add(trans95);" calcext:value-type="string">
            <text:p>list0.add(trans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);</text:p>
          </table:table-cell>
          <table:table-cell table:formula="of:=COM.MICROSOFT.CONCAT([.A97];[.B97];[.C97];[.D97])" office:value-type="string" office:string-value="list0.add(trans96);" calcext:value-type="string">
            <text:p>list0.add(trans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);</text:p>
          </table:table-cell>
          <table:table-cell table:formula="of:=COM.MICROSOFT.CONCAT([.A98];[.B98];[.C98];[.D98])" office:value-type="string" office:string-value="list0.add(trans97);" calcext:value-type="string">
            <text:p>list0.add(trans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);</text:p>
          </table:table-cell>
          <table:table-cell table:formula="of:=COM.MICROSOFT.CONCAT([.A99];[.B99];[.C99];[.D99])" office:value-type="string" office:string-value="list0.add(trans98);" calcext:value-type="string">
            <text:p>list0.add(trans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);</text:p>
          </table:table-cell>
          <table:table-cell table:formula="of:=COM.MICROSOFT.CONCAT([.A100];[.B100];[.C100];[.D100])" office:value-type="string" office:string-value="list0.add(trans99);" calcext:value-type="string">
            <text:p>list0.add(trans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);</text:p>
          </table:table-cell>
          <table:table-cell table:formula="of:=COM.MICROSOFT.CONCAT([.A101];[.B101];[.C101];[.D101])" office:value-type="string" office:string-value="list0.add(trans100);" calcext:value-type="string">
            <text:p>list0.add(trans1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);</text:p>
          </table:table-cell>
          <table:table-cell table:formula="of:=COM.MICROSOFT.CONCAT([.A102];[.B102];[.C102];[.D102])" office:value-type="string" office:string-value="list0.add(trans101);" calcext:value-type="string">
            <text:p>list0.add(trans1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);</text:p>
          </table:table-cell>
          <table:table-cell table:formula="of:=COM.MICROSOFT.CONCAT([.A103];[.B103];[.C103];[.D103])" office:value-type="string" office:string-value="list0.add(trans102);" calcext:value-type="string">
            <text:p>list0.add(trans1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);</text:p>
          </table:table-cell>
          <table:table-cell table:formula="of:=COM.MICROSOFT.CONCAT([.A104];[.B104];[.C104];[.D104])" office:value-type="string" office:string-value="list0.add(trans103);" calcext:value-type="string">
            <text:p>list0.add(trans1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);</text:p>
          </table:table-cell>
          <table:table-cell table:formula="of:=COM.MICROSOFT.CONCAT([.A105];[.B105];[.C105];[.D105])" office:value-type="string" office:string-value="list0.add(trans104);" calcext:value-type="string">
            <text:p>list0.add(trans1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);</text:p>
          </table:table-cell>
          <table:table-cell table:formula="of:=COM.MICROSOFT.CONCAT([.A106];[.B106];[.C106];[.D106])" office:value-type="string" office:string-value="list0.add(trans105);" calcext:value-type="string">
            <text:p>list0.add(trans1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);</text:p>
          </table:table-cell>
          <table:table-cell table:formula="of:=COM.MICROSOFT.CONCAT([.A107];[.B107];[.C107];[.D107])" office:value-type="string" office:string-value="list0.add(trans106);" calcext:value-type="string">
            <text:p>list0.add(trans1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);</text:p>
          </table:table-cell>
          <table:table-cell table:formula="of:=COM.MICROSOFT.CONCAT([.A108];[.B108];[.C108];[.D108])" office:value-type="string" office:string-value="list0.add(trans107);" calcext:value-type="string">
            <text:p>list0.add(trans1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);</text:p>
          </table:table-cell>
          <table:table-cell table:formula="of:=COM.MICROSOFT.CONCAT([.A109];[.B109];[.C109];[.D109])" office:value-type="string" office:string-value="list0.add(trans108);" calcext:value-type="string">
            <text:p>list0.add(trans1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);</text:p>
          </table:table-cell>
          <table:table-cell table:formula="of:=COM.MICROSOFT.CONCAT([.A110];[.B110];[.C110];[.D110])" office:value-type="string" office:string-value="list0.add(trans109);" calcext:value-type="string">
            <text:p>list0.add(trans1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);</text:p>
          </table:table-cell>
          <table:table-cell table:formula="of:=COM.MICROSOFT.CONCAT([.A111];[.B111];[.C111];[.D111])" office:value-type="string" office:string-value="list0.add(trans110);" calcext:value-type="string">
            <text:p>list0.add(trans1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);</text:p>
          </table:table-cell>
          <table:table-cell table:formula="of:=COM.MICROSOFT.CONCAT([.A112];[.B112];[.C112];[.D112])" office:value-type="string" office:string-value="list0.add(trans111);" calcext:value-type="string">
            <text:p>list0.add(trans1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);</text:p>
          </table:table-cell>
          <table:table-cell table:formula="of:=COM.MICROSOFT.CONCAT([.A113];[.B113];[.C113];[.D113])" office:value-type="string" office:string-value="list0.add(trans112);" calcext:value-type="string">
            <text:p>list0.add(trans1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);</text:p>
          </table:table-cell>
          <table:table-cell table:formula="of:=COM.MICROSOFT.CONCAT([.A114];[.B114];[.C114];[.D114])" office:value-type="string" office:string-value="list0.add(trans113);" calcext:value-type="string">
            <text:p>list0.add(trans1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);</text:p>
          </table:table-cell>
          <table:table-cell table:formula="of:=COM.MICROSOFT.CONCAT([.A115];[.B115];[.C115];[.D115])" office:value-type="string" office:string-value="list0.add(trans114);" calcext:value-type="string">
            <text:p>list0.add(trans1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);</text:p>
          </table:table-cell>
          <table:table-cell table:formula="of:=COM.MICROSOFT.CONCAT([.A116];[.B116];[.C116];[.D116])" office:value-type="string" office:string-value="list0.add(trans115);" calcext:value-type="string">
            <text:p>list0.add(trans1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);</text:p>
          </table:table-cell>
          <table:table-cell table:formula="of:=COM.MICROSOFT.CONCAT([.A117];[.B117];[.C117];[.D117])" office:value-type="string" office:string-value="list0.add(trans116);" calcext:value-type="string">
            <text:p>list0.add(trans1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);</text:p>
          </table:table-cell>
          <table:table-cell table:formula="of:=COM.MICROSOFT.CONCAT([.A118];[.B118];[.C118];[.D118])" office:value-type="string" office:string-value="list0.add(trans117);" calcext:value-type="string">
            <text:p>list0.add(trans1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);</text:p>
          </table:table-cell>
          <table:table-cell table:formula="of:=COM.MICROSOFT.CONCAT([.A119];[.B119];[.C119];[.D119])" office:value-type="string" office:string-value="list0.add(trans118);" calcext:value-type="string">
            <text:p>list0.add(trans1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);</text:p>
          </table:table-cell>
          <table:table-cell table:formula="of:=COM.MICROSOFT.CONCAT([.A120];[.B120];[.C120];[.D120])" office:value-type="string" office:string-value="list0.add(trans119);" calcext:value-type="string">
            <text:p>list0.add(trans1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);</text:p>
          </table:table-cell>
          <table:table-cell table:formula="of:=COM.MICROSOFT.CONCAT([.A121];[.B121];[.C121];[.D121])" office:value-type="string" office:string-value="list0.add(trans120);" calcext:value-type="string">
            <text:p>list0.add(trans1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);</text:p>
          </table:table-cell>
          <table:table-cell table:formula="of:=COM.MICROSOFT.CONCAT([.A122];[.B122];[.C122];[.D122])" office:value-type="string" office:string-value="list0.add(trans121);" calcext:value-type="string">
            <text:p>list0.add(trans1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);</text:p>
          </table:table-cell>
          <table:table-cell table:formula="of:=COM.MICROSOFT.CONCAT([.A123];[.B123];[.C123];[.D123])" office:value-type="string" office:string-value="list0.add(trans122);" calcext:value-type="string">
            <text:p>list0.add(trans1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);</text:p>
          </table:table-cell>
          <table:table-cell table:formula="of:=COM.MICROSOFT.CONCAT([.A124];[.B124];[.C124];[.D124])" office:value-type="string" office:string-value="list0.add(trans123);" calcext:value-type="string">
            <text:p>list0.add(trans1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);</text:p>
          </table:table-cell>
          <table:table-cell table:formula="of:=COM.MICROSOFT.CONCAT([.A125];[.B125];[.C125];[.D125])" office:value-type="string" office:string-value="list0.add(trans124);" calcext:value-type="string">
            <text:p>list0.add(trans1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);</text:p>
          </table:table-cell>
          <table:table-cell table:formula="of:=COM.MICROSOFT.CONCAT([.A126];[.B126];[.C126];[.D126])" office:value-type="string" office:string-value="list0.add(trans125);" calcext:value-type="string">
            <text:p>list0.add(trans1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);</text:p>
          </table:table-cell>
          <table:table-cell table:formula="of:=COM.MICROSOFT.CONCAT([.A127];[.B127];[.C127];[.D127])" office:value-type="string" office:string-value="list0.add(trans126);" calcext:value-type="string">
            <text:p>list0.add(trans1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);</text:p>
          </table:table-cell>
          <table:table-cell table:formula="of:=COM.MICROSOFT.CONCAT([.A128];[.B128];[.C128];[.D128])" office:value-type="string" office:string-value="list0.add(trans127);" calcext:value-type="string">
            <text:p>list0.add(trans1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);</text:p>
          </table:table-cell>
          <table:table-cell table:formula="of:=COM.MICROSOFT.CONCAT([.A129];[.B129];[.C129];[.D129])" office:value-type="string" office:string-value="list0.add(trans128);" calcext:value-type="string">
            <text:p>list0.add(trans1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);</text:p>
          </table:table-cell>
          <table:table-cell table:formula="of:=COM.MICROSOFT.CONCAT([.A130];[.B130];[.C130];[.D130])" office:value-type="string" office:string-value="list0.add(trans129);" calcext:value-type="string">
            <text:p>list0.add(trans1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);</text:p>
          </table:table-cell>
          <table:table-cell table:formula="of:=COM.MICROSOFT.CONCAT([.A131];[.B131];[.C131];[.D131])" office:value-type="string" office:string-value="list0.add(trans130);" calcext:value-type="string">
            <text:p>list0.add(trans1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);</text:p>
          </table:table-cell>
          <table:table-cell table:formula="of:=COM.MICROSOFT.CONCAT([.A132];[.B132];[.C132];[.D132])" office:value-type="string" office:string-value="list0.add(trans131);" calcext:value-type="string">
            <text:p>list0.add(trans1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);</text:p>
          </table:table-cell>
          <table:table-cell table:formula="of:=COM.MICROSOFT.CONCAT([.A133];[.B133];[.C133];[.D133])" office:value-type="string" office:string-value="list0.add(trans132);" calcext:value-type="string">
            <text:p>list0.add(trans1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);</text:p>
          </table:table-cell>
          <table:table-cell table:formula="of:=COM.MICROSOFT.CONCAT([.A134];[.B134];[.C134];[.D134])" office:value-type="string" office:string-value="list0.add(trans133);" calcext:value-type="string">
            <text:p>list0.add(trans1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);</text:p>
          </table:table-cell>
          <table:table-cell table:formula="of:=COM.MICROSOFT.CONCAT([.A135];[.B135];[.C135];[.D135])" office:value-type="string" office:string-value="list0.add(trans134);" calcext:value-type="string">
            <text:p>list0.add(trans1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);</text:p>
          </table:table-cell>
          <table:table-cell table:formula="of:=COM.MICROSOFT.CONCAT([.A136];[.B136];[.C136];[.D136])" office:value-type="string" office:string-value="list0.add(trans135);" calcext:value-type="string">
            <text:p>list0.add(trans1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);</text:p>
          </table:table-cell>
          <table:table-cell table:formula="of:=COM.MICROSOFT.CONCAT([.A137];[.B137];[.C137];[.D137])" office:value-type="string" office:string-value="list0.add(trans136);" calcext:value-type="string">
            <text:p>list0.add(trans1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);</text:p>
          </table:table-cell>
          <table:table-cell table:formula="of:=COM.MICROSOFT.CONCAT([.A138];[.B138];[.C138];[.D138])" office:value-type="string" office:string-value="list0.add(trans137);" calcext:value-type="string">
            <text:p>list0.add(trans1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);</text:p>
          </table:table-cell>
          <table:table-cell table:formula="of:=COM.MICROSOFT.CONCAT([.A139];[.B139];[.C139];[.D139])" office:value-type="string" office:string-value="list0.add(trans138);" calcext:value-type="string">
            <text:p>list0.add(trans1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);</text:p>
          </table:table-cell>
          <table:table-cell table:formula="of:=COM.MICROSOFT.CONCAT([.A140];[.B140];[.C140];[.D140])" office:value-type="string" office:string-value="list0.add(trans139);" calcext:value-type="string">
            <text:p>list0.add(trans1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);</text:p>
          </table:table-cell>
          <table:table-cell table:formula="of:=COM.MICROSOFT.CONCAT([.A141];[.B141];[.C141];[.D141])" office:value-type="string" office:string-value="list0.add(trans140);" calcext:value-type="string">
            <text:p>list0.add(trans1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);</text:p>
          </table:table-cell>
          <table:table-cell table:formula="of:=COM.MICROSOFT.CONCAT([.A142];[.B142];[.C142];[.D142])" office:value-type="string" office:string-value="list0.add(trans141);" calcext:value-type="string">
            <text:p>list0.add(trans1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);</text:p>
          </table:table-cell>
          <table:table-cell table:formula="of:=COM.MICROSOFT.CONCAT([.A143];[.B143];[.C143];[.D143])" office:value-type="string" office:string-value="list0.add(trans142);" calcext:value-type="string">
            <text:p>list0.add(trans1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);</text:p>
          </table:table-cell>
          <table:table-cell table:formula="of:=COM.MICROSOFT.CONCAT([.A144];[.B144];[.C144];[.D144])" office:value-type="string" office:string-value="list0.add(trans143);" calcext:value-type="string">
            <text:p>list0.add(trans1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);</text:p>
          </table:table-cell>
          <table:table-cell table:formula="of:=COM.MICROSOFT.CONCAT([.A145];[.B145];[.C145];[.D145])" office:value-type="string" office:string-value="list0.add(trans144);" calcext:value-type="string">
            <text:p>list0.add(trans1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);</text:p>
          </table:table-cell>
          <table:table-cell table:formula="of:=COM.MICROSOFT.CONCAT([.A146];[.B146];[.C146];[.D146])" office:value-type="string" office:string-value="list0.add(trans145);" calcext:value-type="string">
            <text:p>list0.add(trans1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);</text:p>
          </table:table-cell>
          <table:table-cell table:formula="of:=COM.MICROSOFT.CONCAT([.A147];[.B147];[.C147];[.D147])" office:value-type="string" office:string-value="list0.add(trans146);" calcext:value-type="string">
            <text:p>list0.add(trans1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);</text:p>
          </table:table-cell>
          <table:table-cell table:formula="of:=COM.MICROSOFT.CONCAT([.A148];[.B148];[.C148];[.D148])" office:value-type="string" office:string-value="list0.add(trans147);" calcext:value-type="string">
            <text:p>list0.add(trans1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);</text:p>
          </table:table-cell>
          <table:table-cell table:formula="of:=COM.MICROSOFT.CONCAT([.A149];[.B149];[.C149];[.D149])" office:value-type="string" office:string-value="list0.add(trans148);" calcext:value-type="string">
            <text:p>list0.add(trans1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);</text:p>
          </table:table-cell>
          <table:table-cell table:formula="of:=COM.MICROSOFT.CONCAT([.A150];[.B150];[.C150];[.D150])" office:value-type="string" office:string-value="list0.add(trans149);" calcext:value-type="string">
            <text:p>list0.add(trans1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);</text:p>
          </table:table-cell>
          <table:table-cell table:formula="of:=COM.MICROSOFT.CONCAT([.A151];[.B151];[.C151];[.D151])" office:value-type="string" office:string-value="list0.add(trans150);" calcext:value-type="string">
            <text:p>list0.add(trans1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);</text:p>
          </table:table-cell>
          <table:table-cell table:formula="of:=COM.MICROSOFT.CONCAT([.A152];[.B152];[.C152];[.D152])" office:value-type="string" office:string-value="list0.add(trans151);" calcext:value-type="string">
            <text:p>list0.add(trans1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);</text:p>
          </table:table-cell>
          <table:table-cell table:formula="of:=COM.MICROSOFT.CONCAT([.A153];[.B153];[.C153];[.D153])" office:value-type="string" office:string-value="list0.add(trans152);" calcext:value-type="string">
            <text:p>list0.add(trans1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);</text:p>
          </table:table-cell>
          <table:table-cell table:formula="of:=COM.MICROSOFT.CONCAT([.A154];[.B154];[.C154];[.D154])" office:value-type="string" office:string-value="list0.add(trans153);" calcext:value-type="string">
            <text:p>list0.add(trans1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);</text:p>
          </table:table-cell>
          <table:table-cell table:formula="of:=COM.MICROSOFT.CONCAT([.A155];[.B155];[.C155];[.D155])" office:value-type="string" office:string-value="list0.add(trans154);" calcext:value-type="string">
            <text:p>list0.add(trans1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);</text:p>
          </table:table-cell>
          <table:table-cell table:formula="of:=COM.MICROSOFT.CONCAT([.A156];[.B156];[.C156];[.D156])" office:value-type="string" office:string-value="list0.add(trans155);" calcext:value-type="string">
            <text:p>list0.add(trans1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);</text:p>
          </table:table-cell>
          <table:table-cell table:formula="of:=COM.MICROSOFT.CONCAT([.A157];[.B157];[.C157];[.D157])" office:value-type="string" office:string-value="list0.add(trans156);" calcext:value-type="string">
            <text:p>list0.add(trans1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);</text:p>
          </table:table-cell>
          <table:table-cell table:formula="of:=COM.MICROSOFT.CONCAT([.A158];[.B158];[.C158];[.D158])" office:value-type="string" office:string-value="list0.add(trans157);" calcext:value-type="string">
            <text:p>list0.add(trans1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);</text:p>
          </table:table-cell>
          <table:table-cell table:formula="of:=COM.MICROSOFT.CONCAT([.A159];[.B159];[.C159];[.D159])" office:value-type="string" office:string-value="list0.add(trans158);" calcext:value-type="string">
            <text:p>list0.add(trans1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);</text:p>
          </table:table-cell>
          <table:table-cell table:formula="of:=COM.MICROSOFT.CONCAT([.A160];[.B160];[.C160];[.D160])" office:value-type="string" office:string-value="list0.add(trans159);" calcext:value-type="string">
            <text:p>list0.add(trans1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);</text:p>
          </table:table-cell>
          <table:table-cell table:formula="of:=COM.MICROSOFT.CONCAT([.A161];[.B161];[.C161];[.D161])" office:value-type="string" office:string-value="list0.add(trans160);" calcext:value-type="string">
            <text:p>list0.add(trans1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);</text:p>
          </table:table-cell>
          <table:table-cell table:formula="of:=COM.MICROSOFT.CONCAT([.A162];[.B162];[.C162];[.D162])" office:value-type="string" office:string-value="list0.add(trans161);" calcext:value-type="string">
            <text:p>list0.add(trans1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);</text:p>
          </table:table-cell>
          <table:table-cell table:formula="of:=COM.MICROSOFT.CONCAT([.A163];[.B163];[.C163];[.D163])" office:value-type="string" office:string-value="list0.add(trans162);" calcext:value-type="string">
            <text:p>list0.add(trans1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);</text:p>
          </table:table-cell>
          <table:table-cell table:formula="of:=COM.MICROSOFT.CONCAT([.A164];[.B164];[.C164];[.D164])" office:value-type="string" office:string-value="list0.add(trans163);" calcext:value-type="string">
            <text:p>list0.add(trans1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);</text:p>
          </table:table-cell>
          <table:table-cell table:formula="of:=COM.MICROSOFT.CONCAT([.A165];[.B165];[.C165];[.D165])" office:value-type="string" office:string-value="list0.add(trans164);" calcext:value-type="string">
            <text:p>list0.add(trans1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);</text:p>
          </table:table-cell>
          <table:table-cell table:formula="of:=COM.MICROSOFT.CONCAT([.A166];[.B166];[.C166];[.D166])" office:value-type="string" office:string-value="list0.add(trans165);" calcext:value-type="string">
            <text:p>list0.add(trans1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);</text:p>
          </table:table-cell>
          <table:table-cell table:formula="of:=COM.MICROSOFT.CONCAT([.A167];[.B167];[.C167];[.D167])" office:value-type="string" office:string-value="list0.add(trans166);" calcext:value-type="string">
            <text:p>list0.add(trans1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);</text:p>
          </table:table-cell>
          <table:table-cell table:formula="of:=COM.MICROSOFT.CONCAT([.A168];[.B168];[.C168];[.D168])" office:value-type="string" office:string-value="list0.add(trans167);" calcext:value-type="string">
            <text:p>list0.add(trans1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);</text:p>
          </table:table-cell>
          <table:table-cell table:formula="of:=COM.MICROSOFT.CONCAT([.A169];[.B169];[.C169];[.D169])" office:value-type="string" office:string-value="list0.add(trans168);" calcext:value-type="string">
            <text:p>list0.add(trans1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);</text:p>
          </table:table-cell>
          <table:table-cell table:formula="of:=COM.MICROSOFT.CONCAT([.A170];[.B170];[.C170];[.D170])" office:value-type="string" office:string-value="list0.add(trans169);" calcext:value-type="string">
            <text:p>list0.add(trans1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);</text:p>
          </table:table-cell>
          <table:table-cell table:formula="of:=COM.MICROSOFT.CONCAT([.A171];[.B171];[.C171];[.D171])" office:value-type="string" office:string-value="list0.add(trans170);" calcext:value-type="string">
            <text:p>list0.add(trans1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);</text:p>
          </table:table-cell>
          <table:table-cell table:formula="of:=COM.MICROSOFT.CONCAT([.A172];[.B172];[.C172];[.D172])" office:value-type="string" office:string-value="list0.add(trans171);" calcext:value-type="string">
            <text:p>list0.add(trans1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);</text:p>
          </table:table-cell>
          <table:table-cell table:formula="of:=COM.MICROSOFT.CONCAT([.A173];[.B173];[.C173];[.D173])" office:value-type="string" office:string-value="list0.add(trans172);" calcext:value-type="string">
            <text:p>list0.add(trans1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);</text:p>
          </table:table-cell>
          <table:table-cell table:formula="of:=COM.MICROSOFT.CONCAT([.A174];[.B174];[.C174];[.D174])" office:value-type="string" office:string-value="list0.add(trans173);" calcext:value-type="string">
            <text:p>list0.add(trans1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);</text:p>
          </table:table-cell>
          <table:table-cell table:formula="of:=COM.MICROSOFT.CONCAT([.A175];[.B175];[.C175];[.D175])" office:value-type="string" office:string-value="list0.add(trans174);" calcext:value-type="string">
            <text:p>list0.add(trans1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);</text:p>
          </table:table-cell>
          <table:table-cell table:formula="of:=COM.MICROSOFT.CONCAT([.A176];[.B176];[.C176];[.D176])" office:value-type="string" office:string-value="list0.add(trans175);" calcext:value-type="string">
            <text:p>list0.add(trans1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);</text:p>
          </table:table-cell>
          <table:table-cell table:formula="of:=COM.MICROSOFT.CONCAT([.A177];[.B177];[.C177];[.D177])" office:value-type="string" office:string-value="list0.add(trans176);" calcext:value-type="string">
            <text:p>list0.add(trans1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);</text:p>
          </table:table-cell>
          <table:table-cell table:formula="of:=COM.MICROSOFT.CONCAT([.A178];[.B178];[.C178];[.D178])" office:value-type="string" office:string-value="list0.add(trans177);" calcext:value-type="string">
            <text:p>list0.add(trans1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);</text:p>
          </table:table-cell>
          <table:table-cell table:formula="of:=COM.MICROSOFT.CONCAT([.A179];[.B179];[.C179];[.D179])" office:value-type="string" office:string-value="list0.add(trans178);" calcext:value-type="string">
            <text:p>list0.add(trans1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);</text:p>
          </table:table-cell>
          <table:table-cell table:formula="of:=COM.MICROSOFT.CONCAT([.A180];[.B180];[.C180];[.D180])" office:value-type="string" office:string-value="list0.add(trans179);" calcext:value-type="string">
            <text:p>list0.add(trans1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);</text:p>
          </table:table-cell>
          <table:table-cell table:formula="of:=COM.MICROSOFT.CONCAT([.A181];[.B181];[.C181];[.D181])" office:value-type="string" office:string-value="list0.add(trans180);" calcext:value-type="string">
            <text:p>list0.add(trans1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);</text:p>
          </table:table-cell>
          <table:table-cell table:formula="of:=COM.MICROSOFT.CONCAT([.A182];[.B182];[.C182];[.D182])" office:value-type="string" office:string-value="list0.add(trans181);" calcext:value-type="string">
            <text:p>list0.add(trans1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);</text:p>
          </table:table-cell>
          <table:table-cell table:formula="of:=COM.MICROSOFT.CONCAT([.A183];[.B183];[.C183];[.D183])" office:value-type="string" office:string-value="list0.add(trans182);" calcext:value-type="string">
            <text:p>list0.add(trans1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);</text:p>
          </table:table-cell>
          <table:table-cell table:formula="of:=COM.MICROSOFT.CONCAT([.A184];[.B184];[.C184];[.D184])" office:value-type="string" office:string-value="list0.add(trans183);" calcext:value-type="string">
            <text:p>list0.add(trans1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);</text:p>
          </table:table-cell>
          <table:table-cell table:formula="of:=COM.MICROSOFT.CONCAT([.A185];[.B185];[.C185];[.D185])" office:value-type="string" office:string-value="list0.add(trans184);" calcext:value-type="string">
            <text:p>list0.add(trans1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);</text:p>
          </table:table-cell>
          <table:table-cell table:formula="of:=COM.MICROSOFT.CONCAT([.A186];[.B186];[.C186];[.D186])" office:value-type="string" office:string-value="list0.add(trans185);" calcext:value-type="string">
            <text:p>list0.add(trans1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);</text:p>
          </table:table-cell>
          <table:table-cell table:formula="of:=COM.MICROSOFT.CONCAT([.A187];[.B187];[.C187];[.D187])" office:value-type="string" office:string-value="list0.add(trans186);" calcext:value-type="string">
            <text:p>list0.add(trans1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);</text:p>
          </table:table-cell>
          <table:table-cell table:formula="of:=COM.MICROSOFT.CONCAT([.A188];[.B188];[.C188];[.D188])" office:value-type="string" office:string-value="list0.add(trans187);" calcext:value-type="string">
            <text:p>list0.add(trans1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);</text:p>
          </table:table-cell>
          <table:table-cell table:formula="of:=COM.MICROSOFT.CONCAT([.A189];[.B189];[.C189];[.D189])" office:value-type="string" office:string-value="list0.add(trans188);" calcext:value-type="string">
            <text:p>list0.add(trans1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);</text:p>
          </table:table-cell>
          <table:table-cell table:formula="of:=COM.MICROSOFT.CONCAT([.A190];[.B190];[.C190];[.D190])" office:value-type="string" office:string-value="list0.add(trans189);" calcext:value-type="string">
            <text:p>list0.add(trans1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);</text:p>
          </table:table-cell>
          <table:table-cell table:formula="of:=COM.MICROSOFT.CONCAT([.A191];[.B191];[.C191];[.D191])" office:value-type="string" office:string-value="list0.add(trans190);" calcext:value-type="string">
            <text:p>list0.add(trans1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);</text:p>
          </table:table-cell>
          <table:table-cell table:formula="of:=COM.MICROSOFT.CONCAT([.A192];[.B192];[.C192];[.D192])" office:value-type="string" office:string-value="list0.add(trans191);" calcext:value-type="string">
            <text:p>list0.add(trans1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);</text:p>
          </table:table-cell>
          <table:table-cell table:formula="of:=COM.MICROSOFT.CONCAT([.A193];[.B193];[.C193];[.D193])" office:value-type="string" office:string-value="list0.add(trans192);" calcext:value-type="string">
            <text:p>list0.add(trans1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);</text:p>
          </table:table-cell>
          <table:table-cell table:formula="of:=COM.MICROSOFT.CONCAT([.A194];[.B194];[.C194];[.D194])" office:value-type="string" office:string-value="list0.add(trans193);" calcext:value-type="string">
            <text:p>list0.add(trans1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);</text:p>
          </table:table-cell>
          <table:table-cell table:formula="of:=COM.MICROSOFT.CONCAT([.A195];[.B195];[.C195];[.D195])" office:value-type="string" office:string-value="list0.add(trans194);" calcext:value-type="string">
            <text:p>list0.add(trans1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);</text:p>
          </table:table-cell>
          <table:table-cell table:formula="of:=COM.MICROSOFT.CONCAT([.A196];[.B196];[.C196];[.D196])" office:value-type="string" office:string-value="list0.add(trans195);" calcext:value-type="string">
            <text:p>list0.add(trans1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);</text:p>
          </table:table-cell>
          <table:table-cell table:formula="of:=COM.MICROSOFT.CONCAT([.A197];[.B197];[.C197];[.D197])" office:value-type="string" office:string-value="list0.add(trans196);" calcext:value-type="string">
            <text:p>list0.add(trans1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);</text:p>
          </table:table-cell>
          <table:table-cell table:formula="of:=COM.MICROSOFT.CONCAT([.A198];[.B198];[.C198];[.D198])" office:value-type="string" office:string-value="list0.add(trans197);" calcext:value-type="string">
            <text:p>list0.add(trans1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);</text:p>
          </table:table-cell>
          <table:table-cell table:formula="of:=COM.MICROSOFT.CONCAT([.A199];[.B199];[.C199];[.D199])" office:value-type="string" office:string-value="list0.add(trans198);" calcext:value-type="string">
            <text:p>list0.add(trans1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);</text:p>
          </table:table-cell>
          <table:table-cell table:formula="of:=COM.MICROSOFT.CONCAT([.A200];[.B200];[.C200];[.D200])" office:value-type="string" office:string-value="list0.add(trans199);" calcext:value-type="string">
            <text:p>list0.add(trans1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);</text:p>
          </table:table-cell>
          <table:table-cell table:formula="of:=COM.MICROSOFT.CONCAT([.A201];[.B201];[.C201];[.D201])" office:value-type="string" office:string-value="list0.add(trans200);" calcext:value-type="string">
            <text:p>list0.add(trans2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);</text:p>
          </table:table-cell>
          <table:table-cell table:formula="of:=COM.MICROSOFT.CONCAT([.A202];[.B202];[.C202];[.D202])" office:value-type="string" office:string-value="list0.add(trans201);" calcext:value-type="string">
            <text:p>list0.add(trans2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);</text:p>
          </table:table-cell>
          <table:table-cell table:formula="of:=COM.MICROSOFT.CONCAT([.A203];[.B203];[.C203];[.D203])" office:value-type="string" office:string-value="list0.add(trans202);" calcext:value-type="string">
            <text:p>list0.add(trans2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);</text:p>
          </table:table-cell>
          <table:table-cell table:formula="of:=COM.MICROSOFT.CONCAT([.A204];[.B204];[.C204];[.D204])" office:value-type="string" office:string-value="list0.add(trans203);" calcext:value-type="string">
            <text:p>list0.add(trans2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);</text:p>
          </table:table-cell>
          <table:table-cell table:formula="of:=COM.MICROSOFT.CONCAT([.A205];[.B205];[.C205];[.D205])" office:value-type="string" office:string-value="list0.add(trans204);" calcext:value-type="string">
            <text:p>list0.add(trans2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);</text:p>
          </table:table-cell>
          <table:table-cell table:formula="of:=COM.MICROSOFT.CONCAT([.A206];[.B206];[.C206];[.D206])" office:value-type="string" office:string-value="list0.add(trans205);" calcext:value-type="string">
            <text:p>list0.add(trans2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);</text:p>
          </table:table-cell>
          <table:table-cell table:formula="of:=COM.MICROSOFT.CONCAT([.A207];[.B207];[.C207];[.D207])" office:value-type="string" office:string-value="list0.add(trans206);" calcext:value-type="string">
            <text:p>list0.add(trans2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);</text:p>
          </table:table-cell>
          <table:table-cell table:formula="of:=COM.MICROSOFT.CONCAT([.A208];[.B208];[.C208];[.D208])" office:value-type="string" office:string-value="list0.add(trans207);" calcext:value-type="string">
            <text:p>list0.add(trans2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);</text:p>
          </table:table-cell>
          <table:table-cell table:formula="of:=COM.MICROSOFT.CONCAT([.A209];[.B209];[.C209];[.D209])" office:value-type="string" office:string-value="list0.add(trans208);" calcext:value-type="string">
            <text:p>list0.add(trans2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);</text:p>
          </table:table-cell>
          <table:table-cell table:formula="of:=COM.MICROSOFT.CONCAT([.A210];[.B210];[.C210];[.D210])" office:value-type="string" office:string-value="list0.add(trans209);" calcext:value-type="string">
            <text:p>list0.add(trans2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);</text:p>
          </table:table-cell>
          <table:table-cell table:formula="of:=COM.MICROSOFT.CONCAT([.A211];[.B211];[.C211];[.D211])" office:value-type="string" office:string-value="list0.add(trans210);" calcext:value-type="string">
            <text:p>list0.add(trans2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);</text:p>
          </table:table-cell>
          <table:table-cell table:formula="of:=COM.MICROSOFT.CONCAT([.A212];[.B212];[.C212];[.D212])" office:value-type="string" office:string-value="list0.add(trans211);" calcext:value-type="string">
            <text:p>list0.add(trans2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);</text:p>
          </table:table-cell>
          <table:table-cell table:formula="of:=COM.MICROSOFT.CONCAT([.A213];[.B213];[.C213];[.D213])" office:value-type="string" office:string-value="list0.add(trans212);" calcext:value-type="string">
            <text:p>list0.add(trans2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);</text:p>
          </table:table-cell>
          <table:table-cell table:formula="of:=COM.MICROSOFT.CONCAT([.A214];[.B214];[.C214];[.D214])" office:value-type="string" office:string-value="list0.add(trans213);" calcext:value-type="string">
            <text:p>list0.add(trans2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);</text:p>
          </table:table-cell>
          <table:table-cell table:formula="of:=COM.MICROSOFT.CONCAT([.A215];[.B215];[.C215];[.D215])" office:value-type="string" office:string-value="list0.add(trans214);" calcext:value-type="string">
            <text:p>list0.add(trans2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);</text:p>
          </table:table-cell>
          <table:table-cell table:formula="of:=COM.MICROSOFT.CONCAT([.A216];[.B216];[.C216];[.D216])" office:value-type="string" office:string-value="list0.add(trans215);" calcext:value-type="string">
            <text:p>list0.add(trans2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);</text:p>
          </table:table-cell>
          <table:table-cell table:formula="of:=COM.MICROSOFT.CONCAT([.A217];[.B217];[.C217];[.D217])" office:value-type="string" office:string-value="list0.add(trans216);" calcext:value-type="string">
            <text:p>list0.add(trans2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);</text:p>
          </table:table-cell>
          <table:table-cell table:formula="of:=COM.MICROSOFT.CONCAT([.A218];[.B218];[.C218];[.D218])" office:value-type="string" office:string-value="list0.add(trans217);" calcext:value-type="string">
            <text:p>list0.add(trans2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);</text:p>
          </table:table-cell>
          <table:table-cell table:formula="of:=COM.MICROSOFT.CONCAT([.A219];[.B219];[.C219];[.D219])" office:value-type="string" office:string-value="list0.add(trans218);" calcext:value-type="string">
            <text:p>list0.add(trans2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);</text:p>
          </table:table-cell>
          <table:table-cell table:formula="of:=COM.MICROSOFT.CONCAT([.A220];[.B220];[.C220];[.D220])" office:value-type="string" office:string-value="list0.add(trans219);" calcext:value-type="string">
            <text:p>list0.add(trans2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);</text:p>
          </table:table-cell>
          <table:table-cell table:formula="of:=COM.MICROSOFT.CONCAT([.A221];[.B221];[.C221];[.D221])" office:value-type="string" office:string-value="list0.add(trans220);" calcext:value-type="string">
            <text:p>list0.add(trans2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);</text:p>
          </table:table-cell>
          <table:table-cell table:formula="of:=COM.MICROSOFT.CONCAT([.A222];[.B222];[.C222];[.D222])" office:value-type="string" office:string-value="list0.add(trans221);" calcext:value-type="string">
            <text:p>list0.add(trans2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);</text:p>
          </table:table-cell>
          <table:table-cell table:formula="of:=COM.MICROSOFT.CONCAT([.A223];[.B223];[.C223];[.D223])" office:value-type="string" office:string-value="list0.add(trans222);" calcext:value-type="string">
            <text:p>list0.add(trans2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);</text:p>
          </table:table-cell>
          <table:table-cell table:formula="of:=COM.MICROSOFT.CONCAT([.A224];[.B224];[.C224];[.D224])" office:value-type="string" office:string-value="list0.add(trans223);" calcext:value-type="string">
            <text:p>list0.add(trans2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);</text:p>
          </table:table-cell>
          <table:table-cell table:formula="of:=COM.MICROSOFT.CONCAT([.A225];[.B225];[.C225];[.D225])" office:value-type="string" office:string-value="list0.add(trans224);" calcext:value-type="string">
            <text:p>list0.add(trans2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);</text:p>
          </table:table-cell>
          <table:table-cell table:formula="of:=COM.MICROSOFT.CONCAT([.A226];[.B226];[.C226];[.D226])" office:value-type="string" office:string-value="list0.add(trans225);" calcext:value-type="string">
            <text:p>list0.add(trans2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);</text:p>
          </table:table-cell>
          <table:table-cell table:formula="of:=COM.MICROSOFT.CONCAT([.A227];[.B227];[.C227];[.D227])" office:value-type="string" office:string-value="list0.add(trans226);" calcext:value-type="string">
            <text:p>list0.add(trans2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);</text:p>
          </table:table-cell>
          <table:table-cell table:formula="of:=COM.MICROSOFT.CONCAT([.A228];[.B228];[.C228];[.D228])" office:value-type="string" office:string-value="list0.add(trans227);" calcext:value-type="string">
            <text:p>list0.add(trans2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);</text:p>
          </table:table-cell>
          <table:table-cell table:formula="of:=COM.MICROSOFT.CONCAT([.A229];[.B229];[.C229];[.D229])" office:value-type="string" office:string-value="list0.add(trans228);" calcext:value-type="string">
            <text:p>list0.add(trans2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);</text:p>
          </table:table-cell>
          <table:table-cell table:formula="of:=COM.MICROSOFT.CONCAT([.A230];[.B230];[.C230];[.D230])" office:value-type="string" office:string-value="list0.add(trans229);" calcext:value-type="string">
            <text:p>list0.add(trans2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);</text:p>
          </table:table-cell>
          <table:table-cell table:formula="of:=COM.MICROSOFT.CONCAT([.A231];[.B231];[.C231];[.D231])" office:value-type="string" office:string-value="list0.add(trans230);" calcext:value-type="string">
            <text:p>list0.add(trans2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);</text:p>
          </table:table-cell>
          <table:table-cell table:formula="of:=COM.MICROSOFT.CONCAT([.A232];[.B232];[.C232];[.D232])" office:value-type="string" office:string-value="list0.add(trans231);" calcext:value-type="string">
            <text:p>list0.add(trans2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);</text:p>
          </table:table-cell>
          <table:table-cell table:formula="of:=COM.MICROSOFT.CONCAT([.A233];[.B233];[.C233];[.D233])" office:value-type="string" office:string-value="list0.add(trans232);" calcext:value-type="string">
            <text:p>list0.add(trans2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);</text:p>
          </table:table-cell>
          <table:table-cell table:formula="of:=COM.MICROSOFT.CONCAT([.A234];[.B234];[.C234];[.D234])" office:value-type="string" office:string-value="list0.add(trans233);" calcext:value-type="string">
            <text:p>list0.add(trans2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);</text:p>
          </table:table-cell>
          <table:table-cell table:formula="of:=COM.MICROSOFT.CONCAT([.A235];[.B235];[.C235];[.D235])" office:value-type="string" office:string-value="list0.add(trans234);" calcext:value-type="string">
            <text:p>list0.add(trans2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);</text:p>
          </table:table-cell>
          <table:table-cell table:formula="of:=COM.MICROSOFT.CONCAT([.A236];[.B236];[.C236];[.D236])" office:value-type="string" office:string-value="list0.add(trans235);" calcext:value-type="string">
            <text:p>list0.add(trans2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);</text:p>
          </table:table-cell>
          <table:table-cell table:formula="of:=COM.MICROSOFT.CONCAT([.A237];[.B237];[.C237];[.D237])" office:value-type="string" office:string-value="list0.add(trans236);" calcext:value-type="string">
            <text:p>list0.add(trans2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);</text:p>
          </table:table-cell>
          <table:table-cell table:formula="of:=COM.MICROSOFT.CONCAT([.A238];[.B238];[.C238];[.D238])" office:value-type="string" office:string-value="list0.add(trans237);" calcext:value-type="string">
            <text:p>list0.add(trans2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);</text:p>
          </table:table-cell>
          <table:table-cell table:formula="of:=COM.MICROSOFT.CONCAT([.A239];[.B239];[.C239];[.D239])" office:value-type="string" office:string-value="list0.add(trans238);" calcext:value-type="string">
            <text:p>list0.add(trans2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);</text:p>
          </table:table-cell>
          <table:table-cell table:formula="of:=COM.MICROSOFT.CONCAT([.A240];[.B240];[.C240];[.D240])" office:value-type="string" office:string-value="list0.add(trans239);" calcext:value-type="string">
            <text:p>list0.add(trans2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);</text:p>
          </table:table-cell>
          <table:table-cell table:formula="of:=COM.MICROSOFT.CONCAT([.A241];[.B241];[.C241];[.D241])" office:value-type="string" office:string-value="list0.add(trans240);" calcext:value-type="string">
            <text:p>list0.add(trans2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);</text:p>
          </table:table-cell>
          <table:table-cell table:formula="of:=COM.MICROSOFT.CONCAT([.A242];[.B242];[.C242];[.D242])" office:value-type="string" office:string-value="list0.add(trans241);" calcext:value-type="string">
            <text:p>list0.add(trans2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);</text:p>
          </table:table-cell>
          <table:table-cell table:formula="of:=COM.MICROSOFT.CONCAT([.A243];[.B243];[.C243];[.D243])" office:value-type="string" office:string-value="list0.add(trans242);" calcext:value-type="string">
            <text:p>list0.add(trans2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);</text:p>
          </table:table-cell>
          <table:table-cell table:formula="of:=COM.MICROSOFT.CONCAT([.A244];[.B244];[.C244];[.D244])" office:value-type="string" office:string-value="list0.add(trans243);" calcext:value-type="string">
            <text:p>list0.add(trans2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);</text:p>
          </table:table-cell>
          <table:table-cell table:formula="of:=COM.MICROSOFT.CONCAT([.A245];[.B245];[.C245];[.D245])" office:value-type="string" office:string-value="list0.add(trans244);" calcext:value-type="string">
            <text:p>list0.add(trans2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);</text:p>
          </table:table-cell>
          <table:table-cell table:formula="of:=COM.MICROSOFT.CONCAT([.A246];[.B246];[.C246];[.D246])" office:value-type="string" office:string-value="list0.add(trans245);" calcext:value-type="string">
            <text:p>list0.add(trans2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);</text:p>
          </table:table-cell>
          <table:table-cell table:formula="of:=COM.MICROSOFT.CONCAT([.A247];[.B247];[.C247];[.D247])" office:value-type="string" office:string-value="list0.add(trans246);" calcext:value-type="string">
            <text:p>list0.add(trans2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);</text:p>
          </table:table-cell>
          <table:table-cell table:formula="of:=COM.MICROSOFT.CONCAT([.A248];[.B248];[.C248];[.D248])" office:value-type="string" office:string-value="list0.add(trans247);" calcext:value-type="string">
            <text:p>list0.add(trans2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);</text:p>
          </table:table-cell>
          <table:table-cell table:formula="of:=COM.MICROSOFT.CONCAT([.A249];[.B249];[.C249];[.D249])" office:value-type="string" office:string-value="list0.add(trans248);" calcext:value-type="string">
            <text:p>list0.add(trans2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);</text:p>
          </table:table-cell>
          <table:table-cell table:formula="of:=COM.MICROSOFT.CONCAT([.A250];[.B250];[.C250];[.D250])" office:value-type="string" office:string-value="list0.add(trans249);" calcext:value-type="string">
            <text:p>list0.add(trans2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);</text:p>
          </table:table-cell>
          <table:table-cell table:formula="of:=COM.MICROSOFT.CONCAT([.A251];[.B251];[.C251];[.D251])" office:value-type="string" office:string-value="list0.add(trans250);" calcext:value-type="string">
            <text:p>list0.add(trans2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);</text:p>
          </table:table-cell>
          <table:table-cell table:formula="of:=COM.MICROSOFT.CONCAT([.A252];[.B252];[.C252];[.D252])" office:value-type="string" office:string-value="list0.add(trans251);" calcext:value-type="string">
            <text:p>list0.add(trans2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);</text:p>
          </table:table-cell>
          <table:table-cell table:formula="of:=COM.MICROSOFT.CONCAT([.A253];[.B253];[.C253];[.D253])" office:value-type="string" office:string-value="list0.add(trans252);" calcext:value-type="string">
            <text:p>list0.add(trans2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);</text:p>
          </table:table-cell>
          <table:table-cell table:formula="of:=COM.MICROSOFT.CONCAT([.A254];[.B254];[.C254];[.D254])" office:value-type="string" office:string-value="list0.add(trans253);" calcext:value-type="string">
            <text:p>list0.add(trans2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);</text:p>
          </table:table-cell>
          <table:table-cell table:formula="of:=COM.MICROSOFT.CONCAT([.A255];[.B255];[.C255];[.D255])" office:value-type="string" office:string-value="list0.add(trans254);" calcext:value-type="string">
            <text:p>list0.add(trans2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);</text:p>
          </table:table-cell>
          <table:table-cell table:formula="of:=COM.MICROSOFT.CONCAT([.A256];[.B256];[.C256];[.D256])" office:value-type="string" office:string-value="list0.add(trans255);" calcext:value-type="string">
            <text:p>list0.add(trans2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);</text:p>
          </table:table-cell>
          <table:table-cell table:formula="of:=COM.MICROSOFT.CONCAT([.A257];[.B257];[.C257];[.D257])" office:value-type="string" office:string-value="list0.add(trans256);" calcext:value-type="string">
            <text:p>list0.add(trans2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);</text:p>
          </table:table-cell>
          <table:table-cell table:formula="of:=COM.MICROSOFT.CONCAT([.A258];[.B258];[.C258];[.D258])" office:value-type="string" office:string-value="list0.add(trans257);" calcext:value-type="string">
            <text:p>list0.add(trans2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);</text:p>
          </table:table-cell>
          <table:table-cell table:formula="of:=COM.MICROSOFT.CONCAT([.A259];[.B259];[.C259];[.D259])" office:value-type="string" office:string-value="list0.add(trans258);" calcext:value-type="string">
            <text:p>list0.add(trans2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);</text:p>
          </table:table-cell>
          <table:table-cell table:formula="of:=COM.MICROSOFT.CONCAT([.A260];[.B260];[.C260];[.D260])" office:value-type="string" office:string-value="list0.add(trans259);" calcext:value-type="string">
            <text:p>list0.add(trans2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);</text:p>
          </table:table-cell>
          <table:table-cell table:formula="of:=COM.MICROSOFT.CONCAT([.A261];[.B261];[.C261];[.D261])" office:value-type="string" office:string-value="list0.add(trans260);" calcext:value-type="string">
            <text:p>list0.add(trans2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);</text:p>
          </table:table-cell>
          <table:table-cell table:formula="of:=COM.MICROSOFT.CONCAT([.A262];[.B262];[.C262];[.D262])" office:value-type="string" office:string-value="list0.add(trans261);" calcext:value-type="string">
            <text:p>list0.add(trans2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);</text:p>
          </table:table-cell>
          <table:table-cell table:formula="of:=COM.MICROSOFT.CONCAT([.A263];[.B263];[.C263];[.D263])" office:value-type="string" office:string-value="list0.add(trans262);" calcext:value-type="string">
            <text:p>list0.add(trans2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);</text:p>
          </table:table-cell>
          <table:table-cell table:formula="of:=COM.MICROSOFT.CONCAT([.A264];[.B264];[.C264];[.D264])" office:value-type="string" office:string-value="list0.add(trans263);" calcext:value-type="string">
            <text:p>list0.add(trans2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);</text:p>
          </table:table-cell>
          <table:table-cell table:formula="of:=COM.MICROSOFT.CONCAT([.A265];[.B265];[.C265];[.D265])" office:value-type="string" office:string-value="list0.add(trans264);" calcext:value-type="string">
            <text:p>list0.add(trans2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);</text:p>
          </table:table-cell>
          <table:table-cell table:formula="of:=COM.MICROSOFT.CONCAT([.A266];[.B266];[.C266];[.D266])" office:value-type="string" office:string-value="list0.add(trans265);" calcext:value-type="string">
            <text:p>list0.add(trans2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);</text:p>
          </table:table-cell>
          <table:table-cell table:formula="of:=COM.MICROSOFT.CONCAT([.A267];[.B267];[.C267];[.D267])" office:value-type="string" office:string-value="list0.add(trans266);" calcext:value-type="string">
            <text:p>list0.add(trans2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);</text:p>
          </table:table-cell>
          <table:table-cell table:formula="of:=COM.MICROSOFT.CONCAT([.A268];[.B268];[.C268];[.D268])" office:value-type="string" office:string-value="list0.add(trans267);" calcext:value-type="string">
            <text:p>list0.add(trans2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);</text:p>
          </table:table-cell>
          <table:table-cell table:formula="of:=COM.MICROSOFT.CONCAT([.A269];[.B269];[.C269];[.D269])" office:value-type="string" office:string-value="list0.add(trans268);" calcext:value-type="string">
            <text:p>list0.add(trans2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);</text:p>
          </table:table-cell>
          <table:table-cell table:formula="of:=COM.MICROSOFT.CONCAT([.A270];[.B270];[.C270];[.D270])" office:value-type="string" office:string-value="list0.add(trans269);" calcext:value-type="string">
            <text:p>list0.add(trans2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);</text:p>
          </table:table-cell>
          <table:table-cell table:formula="of:=COM.MICROSOFT.CONCAT([.A271];[.B271];[.C271];[.D271])" office:value-type="string" office:string-value="list0.add(trans270);" calcext:value-type="string">
            <text:p>list0.add(trans2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);</text:p>
          </table:table-cell>
          <table:table-cell table:formula="of:=COM.MICROSOFT.CONCAT([.A272];[.B272];[.C272];[.D272])" office:value-type="string" office:string-value="list0.add(trans271);" calcext:value-type="string">
            <text:p>list0.add(trans2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);</text:p>
          </table:table-cell>
          <table:table-cell table:formula="of:=COM.MICROSOFT.CONCAT([.A273];[.B273];[.C273];[.D273])" office:value-type="string" office:string-value="list0.add(trans272);" calcext:value-type="string">
            <text:p>list0.add(trans2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);</text:p>
          </table:table-cell>
          <table:table-cell table:formula="of:=COM.MICROSOFT.CONCAT([.A274];[.B274];[.C274];[.D274])" office:value-type="string" office:string-value="list0.add(trans273);" calcext:value-type="string">
            <text:p>list0.add(trans2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);</text:p>
          </table:table-cell>
          <table:table-cell table:formula="of:=COM.MICROSOFT.CONCAT([.A275];[.B275];[.C275];[.D275])" office:value-type="string" office:string-value="list0.add(trans274);" calcext:value-type="string">
            <text:p>list0.add(trans2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);</text:p>
          </table:table-cell>
          <table:table-cell table:formula="of:=COM.MICROSOFT.CONCAT([.A276];[.B276];[.C276];[.D276])" office:value-type="string" office:string-value="list0.add(trans275);" calcext:value-type="string">
            <text:p>list0.add(trans2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);</text:p>
          </table:table-cell>
          <table:table-cell table:formula="of:=COM.MICROSOFT.CONCAT([.A277];[.B277];[.C277];[.D277])" office:value-type="string" office:string-value="list0.add(trans276);" calcext:value-type="string">
            <text:p>list0.add(trans2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);</text:p>
          </table:table-cell>
          <table:table-cell table:formula="of:=COM.MICROSOFT.CONCAT([.A278];[.B278];[.C278];[.D278])" office:value-type="string" office:string-value="list0.add(trans277);" calcext:value-type="string">
            <text:p>list0.add(trans2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);</text:p>
          </table:table-cell>
          <table:table-cell table:formula="of:=COM.MICROSOFT.CONCAT([.A279];[.B279];[.C279];[.D279])" office:value-type="string" office:string-value="list0.add(trans278);" calcext:value-type="string">
            <text:p>list0.add(trans2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);</text:p>
          </table:table-cell>
          <table:table-cell table:formula="of:=COM.MICROSOFT.CONCAT([.A280];[.B280];[.C280];[.D280])" office:value-type="string" office:string-value="list0.add(trans279);" calcext:value-type="string">
            <text:p>list0.add(trans2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);</text:p>
          </table:table-cell>
          <table:table-cell table:formula="of:=COM.MICROSOFT.CONCAT([.A281];[.B281];[.C281];[.D281])" office:value-type="string" office:string-value="list0.add(trans280);" calcext:value-type="string">
            <text:p>list0.add(trans2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);</text:p>
          </table:table-cell>
          <table:table-cell table:formula="of:=COM.MICROSOFT.CONCAT([.A282];[.B282];[.C282];[.D282])" office:value-type="string" office:string-value="list0.add(trans281);" calcext:value-type="string">
            <text:p>list0.add(trans2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);</text:p>
          </table:table-cell>
          <table:table-cell table:formula="of:=COM.MICROSOFT.CONCAT([.A283];[.B283];[.C283];[.D283])" office:value-type="string" office:string-value="list0.add(trans282);" calcext:value-type="string">
            <text:p>list0.add(trans2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);</text:p>
          </table:table-cell>
          <table:table-cell table:formula="of:=COM.MICROSOFT.CONCAT([.A284];[.B284];[.C284];[.D284])" office:value-type="string" office:string-value="list0.add(trans283);" calcext:value-type="string">
            <text:p>list0.add(trans2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);</text:p>
          </table:table-cell>
          <table:table-cell table:formula="of:=COM.MICROSOFT.CONCAT([.A285];[.B285];[.C285];[.D285])" office:value-type="string" office:string-value="list0.add(trans284);" calcext:value-type="string">
            <text:p>list0.add(trans2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);</text:p>
          </table:table-cell>
          <table:table-cell table:formula="of:=COM.MICROSOFT.CONCAT([.A286];[.B286];[.C286];[.D286])" office:value-type="string" office:string-value="list0.add(trans285);" calcext:value-type="string">
            <text:p>list0.add(trans2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);</text:p>
          </table:table-cell>
          <table:table-cell table:formula="of:=COM.MICROSOFT.CONCAT([.A287];[.B287];[.C287];[.D287])" office:value-type="string" office:string-value="list0.add(trans286);" calcext:value-type="string">
            <text:p>list0.add(trans2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);</text:p>
          </table:table-cell>
          <table:table-cell table:formula="of:=COM.MICROSOFT.CONCAT([.A288];[.B288];[.C288];[.D288])" office:value-type="string" office:string-value="list0.add(trans287);" calcext:value-type="string">
            <text:p>list0.add(trans2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);</text:p>
          </table:table-cell>
          <table:table-cell table:formula="of:=COM.MICROSOFT.CONCAT([.A289];[.B289];[.C289];[.D289])" office:value-type="string" office:string-value="list0.add(trans288);" calcext:value-type="string">
            <text:p>list0.add(trans2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);</text:p>
          </table:table-cell>
          <table:table-cell table:formula="of:=COM.MICROSOFT.CONCAT([.A290];[.B290];[.C290];[.D290])" office:value-type="string" office:string-value="list0.add(trans289);" calcext:value-type="string">
            <text:p>list0.add(trans2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);</text:p>
          </table:table-cell>
          <table:table-cell table:formula="of:=COM.MICROSOFT.CONCAT([.A291];[.B291];[.C291];[.D291])" office:value-type="string" office:string-value="list0.add(trans290);" calcext:value-type="string">
            <text:p>list0.add(trans2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);</text:p>
          </table:table-cell>
          <table:table-cell table:formula="of:=COM.MICROSOFT.CONCAT([.A292];[.B292];[.C292];[.D292])" office:value-type="string" office:string-value="list0.add(trans291);" calcext:value-type="string">
            <text:p>list0.add(trans2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);</text:p>
          </table:table-cell>
          <table:table-cell table:formula="of:=COM.MICROSOFT.CONCAT([.A293];[.B293];[.C293];[.D293])" office:value-type="string" office:string-value="list0.add(trans292);" calcext:value-type="string">
            <text:p>list0.add(trans2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);</text:p>
          </table:table-cell>
          <table:table-cell table:formula="of:=COM.MICROSOFT.CONCAT([.A294];[.B294];[.C294];[.D294])" office:value-type="string" office:string-value="list0.add(trans293);" calcext:value-type="string">
            <text:p>list0.add(trans2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);</text:p>
          </table:table-cell>
          <table:table-cell table:formula="of:=COM.MICROSOFT.CONCAT([.A295];[.B295];[.C295];[.D295])" office:value-type="string" office:string-value="list0.add(trans294);" calcext:value-type="string">
            <text:p>list0.add(trans2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);</text:p>
          </table:table-cell>
          <table:table-cell table:formula="of:=COM.MICROSOFT.CONCAT([.A296];[.B296];[.C296];[.D296])" office:value-type="string" office:string-value="list0.add(trans295);" calcext:value-type="string">
            <text:p>list0.add(trans2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);</text:p>
          </table:table-cell>
          <table:table-cell table:formula="of:=COM.MICROSOFT.CONCAT([.A297];[.B297];[.C297];[.D297])" office:value-type="string" office:string-value="list0.add(trans296);" calcext:value-type="string">
            <text:p>list0.add(trans2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);</text:p>
          </table:table-cell>
          <table:table-cell table:formula="of:=COM.MICROSOFT.CONCAT([.A298];[.B298];[.C298];[.D298])" office:value-type="string" office:string-value="list0.add(trans297);" calcext:value-type="string">
            <text:p>list0.add(trans2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);</text:p>
          </table:table-cell>
          <table:table-cell table:formula="of:=COM.MICROSOFT.CONCAT([.A299];[.B299];[.C299];[.D299])" office:value-type="string" office:string-value="list0.add(trans298);" calcext:value-type="string">
            <text:p>list0.add(trans2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);</text:p>
          </table:table-cell>
          <table:table-cell table:formula="of:=COM.MICROSOFT.CONCAT([.A300];[.B300];[.C300];[.D300])" office:value-type="string" office:string-value="list0.add(trans299);" calcext:value-type="string">
            <text:p>list0.add(trans2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);</text:p>
          </table:table-cell>
          <table:table-cell table:formula="of:=COM.MICROSOFT.CONCAT([.A301];[.B301];[.C301];[.D301])" office:value-type="string" office:string-value="list0.add(trans300);" calcext:value-type="string">
            <text:p>list0.add(trans3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);</text:p>
          </table:table-cell>
          <table:table-cell table:formula="of:=COM.MICROSOFT.CONCAT([.A302];[.B302];[.C302];[.D302])" office:value-type="string" office:string-value="list0.add(trans301);" calcext:value-type="string">
            <text:p>list0.add(trans3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);</text:p>
          </table:table-cell>
          <table:table-cell table:formula="of:=COM.MICROSOFT.CONCAT([.A303];[.B303];[.C303];[.D303])" office:value-type="string" office:string-value="list0.add(trans302);" calcext:value-type="string">
            <text:p>list0.add(trans3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);</text:p>
          </table:table-cell>
          <table:table-cell table:formula="of:=COM.MICROSOFT.CONCAT([.A304];[.B304];[.C304];[.D304])" office:value-type="string" office:string-value="list0.add(trans303);" calcext:value-type="string">
            <text:p>list0.add(trans3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);</text:p>
          </table:table-cell>
          <table:table-cell table:formula="of:=COM.MICROSOFT.CONCAT([.A305];[.B305];[.C305];[.D305])" office:value-type="string" office:string-value="list0.add(trans304);" calcext:value-type="string">
            <text:p>list0.add(trans3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);</text:p>
          </table:table-cell>
          <table:table-cell table:formula="of:=COM.MICROSOFT.CONCAT([.A306];[.B306];[.C306];[.D306])" office:value-type="string" office:string-value="list0.add(trans305);" calcext:value-type="string">
            <text:p>list0.add(trans3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);</text:p>
          </table:table-cell>
          <table:table-cell table:formula="of:=COM.MICROSOFT.CONCAT([.A307];[.B307];[.C307];[.D307])" office:value-type="string" office:string-value="list0.add(trans306);" calcext:value-type="string">
            <text:p>list0.add(trans3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);</text:p>
          </table:table-cell>
          <table:table-cell table:formula="of:=COM.MICROSOFT.CONCAT([.A308];[.B308];[.C308];[.D308])" office:value-type="string" office:string-value="list0.add(trans307);" calcext:value-type="string">
            <text:p>list0.add(trans3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);</text:p>
          </table:table-cell>
          <table:table-cell table:formula="of:=COM.MICROSOFT.CONCAT([.A309];[.B309];[.C309];[.D309])" office:value-type="string" office:string-value="list0.add(trans308);" calcext:value-type="string">
            <text:p>list0.add(trans3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);</text:p>
          </table:table-cell>
          <table:table-cell table:formula="of:=COM.MICROSOFT.CONCAT([.A310];[.B310];[.C310];[.D310])" office:value-type="string" office:string-value="list0.add(trans309);" calcext:value-type="string">
            <text:p>list0.add(trans3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);</text:p>
          </table:table-cell>
          <table:table-cell table:formula="of:=COM.MICROSOFT.CONCAT([.A311];[.B311];[.C311];[.D311])" office:value-type="string" office:string-value="list0.add(trans310);" calcext:value-type="string">
            <text:p>list0.add(trans3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);</text:p>
          </table:table-cell>
          <table:table-cell table:formula="of:=COM.MICROSOFT.CONCAT([.A312];[.B312];[.C312];[.D312])" office:value-type="string" office:string-value="list0.add(trans311);" calcext:value-type="string">
            <text:p>list0.add(trans3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);</text:p>
          </table:table-cell>
          <table:table-cell table:formula="of:=COM.MICROSOFT.CONCAT([.A313];[.B313];[.C313];[.D313])" office:value-type="string" office:string-value="list0.add(trans312);" calcext:value-type="string">
            <text:p>list0.add(trans3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);</text:p>
          </table:table-cell>
          <table:table-cell table:formula="of:=COM.MICROSOFT.CONCAT([.A314];[.B314];[.C314];[.D314])" office:value-type="string" office:string-value="list0.add(trans313);" calcext:value-type="string">
            <text:p>list0.add(trans3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);</text:p>
          </table:table-cell>
          <table:table-cell table:formula="of:=COM.MICROSOFT.CONCAT([.A315];[.B315];[.C315];[.D315])" office:value-type="string" office:string-value="list0.add(trans314);" calcext:value-type="string">
            <text:p>list0.add(trans3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);</text:p>
          </table:table-cell>
          <table:table-cell table:formula="of:=COM.MICROSOFT.CONCAT([.A316];[.B316];[.C316];[.D316])" office:value-type="string" office:string-value="list0.add(trans315);" calcext:value-type="string">
            <text:p>list0.add(trans3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);</text:p>
          </table:table-cell>
          <table:table-cell table:formula="of:=COM.MICROSOFT.CONCAT([.A317];[.B317];[.C317];[.D317])" office:value-type="string" office:string-value="list0.add(trans316);" calcext:value-type="string">
            <text:p>list0.add(trans3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);</text:p>
          </table:table-cell>
          <table:table-cell table:formula="of:=COM.MICROSOFT.CONCAT([.A318];[.B318];[.C318];[.D318])" office:value-type="string" office:string-value="list0.add(trans317);" calcext:value-type="string">
            <text:p>list0.add(trans3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);</text:p>
          </table:table-cell>
          <table:table-cell table:formula="of:=COM.MICROSOFT.CONCAT([.A319];[.B319];[.C319];[.D319])" office:value-type="string" office:string-value="list0.add(trans318);" calcext:value-type="string">
            <text:p>list0.add(trans3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);</text:p>
          </table:table-cell>
          <table:table-cell table:formula="of:=COM.MICROSOFT.CONCAT([.A320];[.B320];[.C320];[.D320])" office:value-type="string" office:string-value="list0.add(trans319);" calcext:value-type="string">
            <text:p>list0.add(trans3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);</text:p>
          </table:table-cell>
          <table:table-cell table:formula="of:=COM.MICROSOFT.CONCAT([.A321];[.B321];[.C321];[.D321])" office:value-type="string" office:string-value="list0.add(trans320);" calcext:value-type="string">
            <text:p>list0.add(trans3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);</text:p>
          </table:table-cell>
          <table:table-cell table:formula="of:=COM.MICROSOFT.CONCAT([.A322];[.B322];[.C322];[.D322])" office:value-type="string" office:string-value="list0.add(trans321);" calcext:value-type="string">
            <text:p>list0.add(trans3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);</text:p>
          </table:table-cell>
          <table:table-cell table:formula="of:=COM.MICROSOFT.CONCAT([.A323];[.B323];[.C323];[.D323])" office:value-type="string" office:string-value="list0.add(trans322);" calcext:value-type="string">
            <text:p>list0.add(trans3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);</text:p>
          </table:table-cell>
          <table:table-cell table:formula="of:=COM.MICROSOFT.CONCAT([.A324];[.B324];[.C324];[.D324])" office:value-type="string" office:string-value="list0.add(trans323);" calcext:value-type="string">
            <text:p>list0.add(trans3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);</text:p>
          </table:table-cell>
          <table:table-cell table:formula="of:=COM.MICROSOFT.CONCAT([.A325];[.B325];[.C325];[.D325])" office:value-type="string" office:string-value="list0.add(trans324);" calcext:value-type="string">
            <text:p>list0.add(trans3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);</text:p>
          </table:table-cell>
          <table:table-cell table:formula="of:=COM.MICROSOFT.CONCAT([.A326];[.B326];[.C326];[.D326])" office:value-type="string" office:string-value="list0.add(trans325);" calcext:value-type="string">
            <text:p>list0.add(trans3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);</text:p>
          </table:table-cell>
          <table:table-cell table:formula="of:=COM.MICROSOFT.CONCAT([.A327];[.B327];[.C327];[.D327])" office:value-type="string" office:string-value="list0.add(trans326);" calcext:value-type="string">
            <text:p>list0.add(trans3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);</text:p>
          </table:table-cell>
          <table:table-cell table:formula="of:=COM.MICROSOFT.CONCAT([.A328];[.B328];[.C328];[.D328])" office:value-type="string" office:string-value="list0.add(trans327);" calcext:value-type="string">
            <text:p>list0.add(trans3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);</text:p>
          </table:table-cell>
          <table:table-cell table:formula="of:=COM.MICROSOFT.CONCAT([.A329];[.B329];[.C329];[.D329])" office:value-type="string" office:string-value="list0.add(trans328);" calcext:value-type="string">
            <text:p>list0.add(trans3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);</text:p>
          </table:table-cell>
          <table:table-cell table:formula="of:=COM.MICROSOFT.CONCAT([.A330];[.B330];[.C330];[.D330])" office:value-type="string" office:string-value="list0.add(trans329);" calcext:value-type="string">
            <text:p>list0.add(trans3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);</text:p>
          </table:table-cell>
          <table:table-cell table:formula="of:=COM.MICROSOFT.CONCAT([.A331];[.B331];[.C331];[.D331])" office:value-type="string" office:string-value="list0.add(trans330);" calcext:value-type="string">
            <text:p>list0.add(trans3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);</text:p>
          </table:table-cell>
          <table:table-cell table:formula="of:=COM.MICROSOFT.CONCAT([.A332];[.B332];[.C332];[.D332])" office:value-type="string" office:string-value="list0.add(trans331);" calcext:value-type="string">
            <text:p>list0.add(trans3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);</text:p>
          </table:table-cell>
          <table:table-cell table:formula="of:=COM.MICROSOFT.CONCAT([.A333];[.B333];[.C333];[.D333])" office:value-type="string" office:string-value="list0.add(trans332);" calcext:value-type="string">
            <text:p>list0.add(trans3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);</text:p>
          </table:table-cell>
          <table:table-cell table:formula="of:=COM.MICROSOFT.CONCAT([.A334];[.B334];[.C334];[.D334])" office:value-type="string" office:string-value="list0.add(trans333);" calcext:value-type="string">
            <text:p>list0.add(trans3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);</text:p>
          </table:table-cell>
          <table:table-cell table:formula="of:=COM.MICROSOFT.CONCAT([.A335];[.B335];[.C335];[.D335])" office:value-type="string" office:string-value="list0.add(trans334);" calcext:value-type="string">
            <text:p>list0.add(trans3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);</text:p>
          </table:table-cell>
          <table:table-cell table:formula="of:=COM.MICROSOFT.CONCAT([.A336];[.B336];[.C336];[.D336])" office:value-type="string" office:string-value="list0.add(trans335);" calcext:value-type="string">
            <text:p>list0.add(trans3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);</text:p>
          </table:table-cell>
          <table:table-cell table:formula="of:=COM.MICROSOFT.CONCAT([.A337];[.B337];[.C337];[.D337])" office:value-type="string" office:string-value="list0.add(trans336);" calcext:value-type="string">
            <text:p>list0.add(trans3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);</text:p>
          </table:table-cell>
          <table:table-cell table:formula="of:=COM.MICROSOFT.CONCAT([.A338];[.B338];[.C338];[.D338])" office:value-type="string" office:string-value="list0.add(trans337);" calcext:value-type="string">
            <text:p>list0.add(trans3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);</text:p>
          </table:table-cell>
          <table:table-cell table:formula="of:=COM.MICROSOFT.CONCAT([.A339];[.B339];[.C339];[.D339])" office:value-type="string" office:string-value="list0.add(trans338);" calcext:value-type="string">
            <text:p>list0.add(trans3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);</text:p>
          </table:table-cell>
          <table:table-cell table:formula="of:=COM.MICROSOFT.CONCAT([.A340];[.B340];[.C340];[.D340])" office:value-type="string" office:string-value="list0.add(trans339);" calcext:value-type="string">
            <text:p>list0.add(trans3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);</text:p>
          </table:table-cell>
          <table:table-cell table:formula="of:=COM.MICROSOFT.CONCAT([.A341];[.B341];[.C341];[.D341])" office:value-type="string" office:string-value="list0.add(trans340);" calcext:value-type="string">
            <text:p>list0.add(trans3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);</text:p>
          </table:table-cell>
          <table:table-cell table:formula="of:=COM.MICROSOFT.CONCAT([.A342];[.B342];[.C342];[.D342])" office:value-type="string" office:string-value="list0.add(trans341);" calcext:value-type="string">
            <text:p>list0.add(trans3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);</text:p>
          </table:table-cell>
          <table:table-cell table:formula="of:=COM.MICROSOFT.CONCAT([.A343];[.B343];[.C343];[.D343])" office:value-type="string" office:string-value="list0.add(trans342);" calcext:value-type="string">
            <text:p>list0.add(trans3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);</text:p>
          </table:table-cell>
          <table:table-cell table:formula="of:=COM.MICROSOFT.CONCAT([.A344];[.B344];[.C344];[.D344])" office:value-type="string" office:string-value="list0.add(trans343);" calcext:value-type="string">
            <text:p>list0.add(trans3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);</text:p>
          </table:table-cell>
          <table:table-cell table:formula="of:=COM.MICROSOFT.CONCAT([.A345];[.B345];[.C345];[.D345])" office:value-type="string" office:string-value="list0.add(trans344);" calcext:value-type="string">
            <text:p>list0.add(trans3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);</text:p>
          </table:table-cell>
          <table:table-cell table:formula="of:=COM.MICROSOFT.CONCAT([.A346];[.B346];[.C346];[.D346])" office:value-type="string" office:string-value="list0.add(trans345);" calcext:value-type="string">
            <text:p>list0.add(trans3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);</text:p>
          </table:table-cell>
          <table:table-cell table:formula="of:=COM.MICROSOFT.CONCAT([.A347];[.B347];[.C347];[.D347])" office:value-type="string" office:string-value="list0.add(trans346);" calcext:value-type="string">
            <text:p>list0.add(trans3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);</text:p>
          </table:table-cell>
          <table:table-cell table:formula="of:=COM.MICROSOFT.CONCAT([.A348];[.B348];[.C348];[.D348])" office:value-type="string" office:string-value="list0.add(trans347);" calcext:value-type="string">
            <text:p>list0.add(trans3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);</text:p>
          </table:table-cell>
          <table:table-cell table:formula="of:=COM.MICROSOFT.CONCAT([.A349];[.B349];[.C349];[.D349])" office:value-type="string" office:string-value="list0.add(trans348);" calcext:value-type="string">
            <text:p>list0.add(trans3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);</text:p>
          </table:table-cell>
          <table:table-cell table:formula="of:=COM.MICROSOFT.CONCAT([.A350];[.B350];[.C350];[.D350])" office:value-type="string" office:string-value="list0.add(trans349);" calcext:value-type="string">
            <text:p>list0.add(trans3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);</text:p>
          </table:table-cell>
          <table:table-cell table:formula="of:=COM.MICROSOFT.CONCAT([.A351];[.B351];[.C351];[.D351])" office:value-type="string" office:string-value="list0.add(trans350);" calcext:value-type="string">
            <text:p>list0.add(trans3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);</text:p>
          </table:table-cell>
          <table:table-cell table:formula="of:=COM.MICROSOFT.CONCAT([.A352];[.B352];[.C352];[.D352])" office:value-type="string" office:string-value="list0.add(trans351);" calcext:value-type="string">
            <text:p>list0.add(trans3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);</text:p>
          </table:table-cell>
          <table:table-cell table:formula="of:=COM.MICROSOFT.CONCAT([.A353];[.B353];[.C353];[.D353])" office:value-type="string" office:string-value="list0.add(trans352);" calcext:value-type="string">
            <text:p>list0.add(trans3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);</text:p>
          </table:table-cell>
          <table:table-cell table:formula="of:=COM.MICROSOFT.CONCAT([.A354];[.B354];[.C354];[.D354])" office:value-type="string" office:string-value="list0.add(trans353);" calcext:value-type="string">
            <text:p>list0.add(trans3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);</text:p>
          </table:table-cell>
          <table:table-cell table:formula="of:=COM.MICROSOFT.CONCAT([.A355];[.B355];[.C355];[.D355])" office:value-type="string" office:string-value="list0.add(trans354);" calcext:value-type="string">
            <text:p>list0.add(trans3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);</text:p>
          </table:table-cell>
          <table:table-cell table:formula="of:=COM.MICROSOFT.CONCAT([.A356];[.B356];[.C356];[.D356])" office:value-type="string" office:string-value="list0.add(trans355);" calcext:value-type="string">
            <text:p>list0.add(trans3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);</text:p>
          </table:table-cell>
          <table:table-cell table:formula="of:=COM.MICROSOFT.CONCAT([.A357];[.B357];[.C357];[.D357])" office:value-type="string" office:string-value="list0.add(trans356);" calcext:value-type="string">
            <text:p>list0.add(trans3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);</text:p>
          </table:table-cell>
          <table:table-cell table:formula="of:=COM.MICROSOFT.CONCAT([.A358];[.B358];[.C358];[.D358])" office:value-type="string" office:string-value="list0.add(trans357);" calcext:value-type="string">
            <text:p>list0.add(trans3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);</text:p>
          </table:table-cell>
          <table:table-cell table:formula="of:=COM.MICROSOFT.CONCAT([.A359];[.B359];[.C359];[.D359])" office:value-type="string" office:string-value="list0.add(trans358);" calcext:value-type="string">
            <text:p>list0.add(trans3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);</text:p>
          </table:table-cell>
          <table:table-cell table:formula="of:=COM.MICROSOFT.CONCAT([.A360];[.B360];[.C360];[.D360])" office:value-type="string" office:string-value="list0.add(trans359);" calcext:value-type="string">
            <text:p>list0.add(trans3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);</text:p>
          </table:table-cell>
          <table:table-cell table:formula="of:=COM.MICROSOFT.CONCAT([.A361];[.B361];[.C361];[.D361])" office:value-type="string" office:string-value="list0.add(trans360);" calcext:value-type="string">
            <text:p>list0.add(trans3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);</text:p>
          </table:table-cell>
          <table:table-cell table:formula="of:=COM.MICROSOFT.CONCAT([.A362];[.B362];[.C362];[.D362])" office:value-type="string" office:string-value="list0.add(trans361);" calcext:value-type="string">
            <text:p>list0.add(trans3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);</text:p>
          </table:table-cell>
          <table:table-cell table:formula="of:=COM.MICROSOFT.CONCAT([.A363];[.B363];[.C363];[.D363])" office:value-type="string" office:string-value="list0.add(trans362);" calcext:value-type="string">
            <text:p>list0.add(trans3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);</text:p>
          </table:table-cell>
          <table:table-cell table:formula="of:=COM.MICROSOFT.CONCAT([.A364];[.B364];[.C364];[.D364])" office:value-type="string" office:string-value="list0.add(trans363);" calcext:value-type="string">
            <text:p>list0.add(trans3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);</text:p>
          </table:table-cell>
          <table:table-cell table:formula="of:=COM.MICROSOFT.CONCAT([.A365];[.B365];[.C365];[.D365])" office:value-type="string" office:string-value="list0.add(trans364);" calcext:value-type="string">
            <text:p>list0.add(trans3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);</text:p>
          </table:table-cell>
          <table:table-cell table:formula="of:=COM.MICROSOFT.CONCAT([.A366];[.B366];[.C366];[.D366])" office:value-type="string" office:string-value="list0.add(trans365);" calcext:value-type="string">
            <text:p>list0.add(trans3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);</text:p>
          </table:table-cell>
          <table:table-cell table:formula="of:=COM.MICROSOFT.CONCAT([.A367];[.B367];[.C367];[.D367])" office:value-type="string" office:string-value="list0.add(trans366);" calcext:value-type="string">
            <text:p>list0.add(trans3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);</text:p>
          </table:table-cell>
          <table:table-cell table:formula="of:=COM.MICROSOFT.CONCAT([.A368];[.B368];[.C368];[.D368])" office:value-type="string" office:string-value="list0.add(trans367);" calcext:value-type="string">
            <text:p>list0.add(trans3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);</text:p>
          </table:table-cell>
          <table:table-cell table:formula="of:=COM.MICROSOFT.CONCAT([.A369];[.B369];[.C369];[.D369])" office:value-type="string" office:string-value="list0.add(trans368);" calcext:value-type="string">
            <text:p>list0.add(trans3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);</text:p>
          </table:table-cell>
          <table:table-cell table:formula="of:=COM.MICROSOFT.CONCAT([.A370];[.B370];[.C370];[.D370])" office:value-type="string" office:string-value="list0.add(trans369);" calcext:value-type="string">
            <text:p>list0.add(trans3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);</text:p>
          </table:table-cell>
          <table:table-cell table:formula="of:=COM.MICROSOFT.CONCAT([.A371];[.B371];[.C371];[.D371])" office:value-type="string" office:string-value="list0.add(trans370);" calcext:value-type="string">
            <text:p>list0.add(trans3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);</text:p>
          </table:table-cell>
          <table:table-cell table:formula="of:=COM.MICROSOFT.CONCAT([.A372];[.B372];[.C372];[.D372])" office:value-type="string" office:string-value="list0.add(trans371);" calcext:value-type="string">
            <text:p>list0.add(trans3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);</text:p>
          </table:table-cell>
          <table:table-cell table:formula="of:=COM.MICROSOFT.CONCAT([.A373];[.B373];[.C373];[.D373])" office:value-type="string" office:string-value="list0.add(trans372);" calcext:value-type="string">
            <text:p>list0.add(trans3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);</text:p>
          </table:table-cell>
          <table:table-cell table:formula="of:=COM.MICROSOFT.CONCAT([.A374];[.B374];[.C374];[.D374])" office:value-type="string" office:string-value="list0.add(trans373);" calcext:value-type="string">
            <text:p>list0.add(trans3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);</text:p>
          </table:table-cell>
          <table:table-cell table:formula="of:=COM.MICROSOFT.CONCAT([.A375];[.B375];[.C375];[.D375])" office:value-type="string" office:string-value="list0.add(trans374);" calcext:value-type="string">
            <text:p>list0.add(trans3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);</text:p>
          </table:table-cell>
          <table:table-cell table:formula="of:=COM.MICROSOFT.CONCAT([.A376];[.B376];[.C376];[.D376])" office:value-type="string" office:string-value="list0.add(trans375);" calcext:value-type="string">
            <text:p>list0.add(trans3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);</text:p>
          </table:table-cell>
          <table:table-cell table:formula="of:=COM.MICROSOFT.CONCAT([.A377];[.B377];[.C377];[.D377])" office:value-type="string" office:string-value="list0.add(trans376);" calcext:value-type="string">
            <text:p>list0.add(trans3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);</text:p>
          </table:table-cell>
          <table:table-cell table:formula="of:=COM.MICROSOFT.CONCAT([.A378];[.B378];[.C378];[.D378])" office:value-type="string" office:string-value="list0.add(trans377);" calcext:value-type="string">
            <text:p>list0.add(trans3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);</text:p>
          </table:table-cell>
          <table:table-cell table:formula="of:=COM.MICROSOFT.CONCAT([.A379];[.B379];[.C379];[.D379])" office:value-type="string" office:string-value="list0.add(trans378);" calcext:value-type="string">
            <text:p>list0.add(trans3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);</text:p>
          </table:table-cell>
          <table:table-cell table:formula="of:=COM.MICROSOFT.CONCAT([.A380];[.B380];[.C380];[.D380])" office:value-type="string" office:string-value="list0.add(trans379);" calcext:value-type="string">
            <text:p>list0.add(trans3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);</text:p>
          </table:table-cell>
          <table:table-cell table:formula="of:=COM.MICROSOFT.CONCAT([.A381];[.B381];[.C381];[.D381])" office:value-type="string" office:string-value="list0.add(trans380);" calcext:value-type="string">
            <text:p>list0.add(trans3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);</text:p>
          </table:table-cell>
          <table:table-cell table:formula="of:=COM.MICROSOFT.CONCAT([.A382];[.B382];[.C382];[.D382])" office:value-type="string" office:string-value="list0.add(trans381);" calcext:value-type="string">
            <text:p>list0.add(trans3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);</text:p>
          </table:table-cell>
          <table:table-cell table:formula="of:=COM.MICROSOFT.CONCAT([.A383];[.B383];[.C383];[.D383])" office:value-type="string" office:string-value="list0.add(trans382);" calcext:value-type="string">
            <text:p>list0.add(trans3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);</text:p>
          </table:table-cell>
          <table:table-cell table:formula="of:=COM.MICROSOFT.CONCAT([.A384];[.B384];[.C384];[.D384])" office:value-type="string" office:string-value="list0.add(trans383);" calcext:value-type="string">
            <text:p>list0.add(trans3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);</text:p>
          </table:table-cell>
          <table:table-cell table:formula="of:=COM.MICROSOFT.CONCAT([.A385];[.B385];[.C385];[.D385])" office:value-type="string" office:string-value="list0.add(trans384);" calcext:value-type="string">
            <text:p>list0.add(trans3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);</text:p>
          </table:table-cell>
          <table:table-cell table:formula="of:=COM.MICROSOFT.CONCAT([.A386];[.B386];[.C386];[.D386])" office:value-type="string" office:string-value="list0.add(trans385);" calcext:value-type="string">
            <text:p>list0.add(trans3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);</text:p>
          </table:table-cell>
          <table:table-cell table:formula="of:=COM.MICROSOFT.CONCAT([.A387];[.B387];[.C387];[.D387])" office:value-type="string" office:string-value="list0.add(trans386);" calcext:value-type="string">
            <text:p>list0.add(trans3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);</text:p>
          </table:table-cell>
          <table:table-cell table:formula="of:=COM.MICROSOFT.CONCAT([.A388];[.B388];[.C388];[.D388])" office:value-type="string" office:string-value="list0.add(trans387);" calcext:value-type="string">
            <text:p>list0.add(trans3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);</text:p>
          </table:table-cell>
          <table:table-cell table:formula="of:=COM.MICROSOFT.CONCAT([.A389];[.B389];[.C389];[.D389])" office:value-type="string" office:string-value="list0.add(trans388);" calcext:value-type="string">
            <text:p>list0.add(trans3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);</text:p>
          </table:table-cell>
          <table:table-cell table:formula="of:=COM.MICROSOFT.CONCAT([.A390];[.B390];[.C390];[.D390])" office:value-type="string" office:string-value="list0.add(trans389);" calcext:value-type="string">
            <text:p>list0.add(trans3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);</text:p>
          </table:table-cell>
          <table:table-cell table:formula="of:=COM.MICROSOFT.CONCAT([.A391];[.B391];[.C391];[.D391])" office:value-type="string" office:string-value="list0.add(trans390);" calcext:value-type="string">
            <text:p>list0.add(trans3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);</text:p>
          </table:table-cell>
          <table:table-cell table:formula="of:=COM.MICROSOFT.CONCAT([.A392];[.B392];[.C392];[.D392])" office:value-type="string" office:string-value="list0.add(trans391);" calcext:value-type="string">
            <text:p>list0.add(trans3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);</text:p>
          </table:table-cell>
          <table:table-cell table:formula="of:=COM.MICROSOFT.CONCAT([.A393];[.B393];[.C393];[.D393])" office:value-type="string" office:string-value="list0.add(trans392);" calcext:value-type="string">
            <text:p>list0.add(trans3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);</text:p>
          </table:table-cell>
          <table:table-cell table:formula="of:=COM.MICROSOFT.CONCAT([.A394];[.B394];[.C394];[.D394])" office:value-type="string" office:string-value="list0.add(trans393);" calcext:value-type="string">
            <text:p>list0.add(trans3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);</text:p>
          </table:table-cell>
          <table:table-cell table:formula="of:=COM.MICROSOFT.CONCAT([.A395];[.B395];[.C395];[.D395])" office:value-type="string" office:string-value="list0.add(trans394);" calcext:value-type="string">
            <text:p>list0.add(trans3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);</text:p>
          </table:table-cell>
          <table:table-cell table:formula="of:=COM.MICROSOFT.CONCAT([.A396];[.B396];[.C396];[.D396])" office:value-type="string" office:string-value="list0.add(trans395);" calcext:value-type="string">
            <text:p>list0.add(trans3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);</text:p>
          </table:table-cell>
          <table:table-cell table:formula="of:=COM.MICROSOFT.CONCAT([.A397];[.B397];[.C397];[.D397])" office:value-type="string" office:string-value="list0.add(trans396);" calcext:value-type="string">
            <text:p>list0.add(trans3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);</text:p>
          </table:table-cell>
          <table:table-cell table:formula="of:=COM.MICROSOFT.CONCAT([.A398];[.B398];[.C398];[.D398])" office:value-type="string" office:string-value="list0.add(trans397);" calcext:value-type="string">
            <text:p>list0.add(trans3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);</text:p>
          </table:table-cell>
          <table:table-cell table:formula="of:=COM.MICROSOFT.CONCAT([.A399];[.B399];[.C399];[.D399])" office:value-type="string" office:string-value="list0.add(trans398);" calcext:value-type="string">
            <text:p>list0.add(trans3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);</text:p>
          </table:table-cell>
          <table:table-cell table:formula="of:=COM.MICROSOFT.CONCAT([.A400];[.B400];[.C400];[.D400])" office:value-type="string" office:string-value="list0.add(trans399);" calcext:value-type="string">
            <text:p>list0.add(trans3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);</text:p>
          </table:table-cell>
          <table:table-cell table:formula="of:=COM.MICROSOFT.CONCAT([.A401];[.B401];[.C401];[.D401])" office:value-type="string" office:string-value="list0.add(trans400);" calcext:value-type="string">
            <text:p>list0.add(trans4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);</text:p>
          </table:table-cell>
          <table:table-cell table:formula="of:=COM.MICROSOFT.CONCAT([.A402];[.B402];[.C402];[.D402])" office:value-type="string" office:string-value="list0.add(trans401);" calcext:value-type="string">
            <text:p>list0.add(trans4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);</text:p>
          </table:table-cell>
          <table:table-cell table:formula="of:=COM.MICROSOFT.CONCAT([.A403];[.B403];[.C403];[.D403])" office:value-type="string" office:string-value="list0.add(trans402);" calcext:value-type="string">
            <text:p>list0.add(trans4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);</text:p>
          </table:table-cell>
          <table:table-cell table:formula="of:=COM.MICROSOFT.CONCAT([.A404];[.B404];[.C404];[.D404])" office:value-type="string" office:string-value="list0.add(trans403);" calcext:value-type="string">
            <text:p>list0.add(trans4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);</text:p>
          </table:table-cell>
          <table:table-cell table:formula="of:=COM.MICROSOFT.CONCAT([.A405];[.B405];[.C405];[.D405])" office:value-type="string" office:string-value="list0.add(trans404);" calcext:value-type="string">
            <text:p>list0.add(trans4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);</text:p>
          </table:table-cell>
          <table:table-cell table:formula="of:=COM.MICROSOFT.CONCAT([.A406];[.B406];[.C406];[.D406])" office:value-type="string" office:string-value="list0.add(trans405);" calcext:value-type="string">
            <text:p>list0.add(trans4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);</text:p>
          </table:table-cell>
          <table:table-cell table:formula="of:=COM.MICROSOFT.CONCAT([.A407];[.B407];[.C407];[.D407])" office:value-type="string" office:string-value="list0.add(trans406);" calcext:value-type="string">
            <text:p>list0.add(trans4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);</text:p>
          </table:table-cell>
          <table:table-cell table:formula="of:=COM.MICROSOFT.CONCAT([.A408];[.B408];[.C408];[.D408])" office:value-type="string" office:string-value="list0.add(trans407);" calcext:value-type="string">
            <text:p>list0.add(trans4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);</text:p>
          </table:table-cell>
          <table:table-cell table:formula="of:=COM.MICROSOFT.CONCAT([.A409];[.B409];[.C409];[.D409])" office:value-type="string" office:string-value="list0.add(trans408);" calcext:value-type="string">
            <text:p>list0.add(trans4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);</text:p>
          </table:table-cell>
          <table:table-cell table:formula="of:=COM.MICROSOFT.CONCAT([.A410];[.B410];[.C410];[.D410])" office:value-type="string" office:string-value="list0.add(trans409);" calcext:value-type="string">
            <text:p>list0.add(trans4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);</text:p>
          </table:table-cell>
          <table:table-cell table:formula="of:=COM.MICROSOFT.CONCAT([.A411];[.B411];[.C411];[.D411])" office:value-type="string" office:string-value="list0.add(trans410);" calcext:value-type="string">
            <text:p>list0.add(trans4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);</text:p>
          </table:table-cell>
          <table:table-cell table:formula="of:=COM.MICROSOFT.CONCAT([.A412];[.B412];[.C412];[.D412])" office:value-type="string" office:string-value="list0.add(trans411);" calcext:value-type="string">
            <text:p>list0.add(trans4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);</text:p>
          </table:table-cell>
          <table:table-cell table:formula="of:=COM.MICROSOFT.CONCAT([.A413];[.B413];[.C413];[.D413])" office:value-type="string" office:string-value="list0.add(trans412);" calcext:value-type="string">
            <text:p>list0.add(trans4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);</text:p>
          </table:table-cell>
          <table:table-cell table:formula="of:=COM.MICROSOFT.CONCAT([.A414];[.B414];[.C414];[.D414])" office:value-type="string" office:string-value="list0.add(trans413);" calcext:value-type="string">
            <text:p>list0.add(trans4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);</text:p>
          </table:table-cell>
          <table:table-cell table:formula="of:=COM.MICROSOFT.CONCAT([.A415];[.B415];[.C415];[.D415])" office:value-type="string" office:string-value="list0.add(trans414);" calcext:value-type="string">
            <text:p>list0.add(trans4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);</text:p>
          </table:table-cell>
          <table:table-cell table:formula="of:=COM.MICROSOFT.CONCAT([.A416];[.B416];[.C416];[.D416])" office:value-type="string" office:string-value="list0.add(trans415);" calcext:value-type="string">
            <text:p>list0.add(trans4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);</text:p>
          </table:table-cell>
          <table:table-cell table:formula="of:=COM.MICROSOFT.CONCAT([.A417];[.B417];[.C417];[.D417])" office:value-type="string" office:string-value="list0.add(trans416);" calcext:value-type="string">
            <text:p>list0.add(trans4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);</text:p>
          </table:table-cell>
          <table:table-cell table:formula="of:=COM.MICROSOFT.CONCAT([.A418];[.B418];[.C418];[.D418])" office:value-type="string" office:string-value="list0.add(trans417);" calcext:value-type="string">
            <text:p>list0.add(trans4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);</text:p>
          </table:table-cell>
          <table:table-cell table:formula="of:=COM.MICROSOFT.CONCAT([.A419];[.B419];[.C419];[.D419])" office:value-type="string" office:string-value="list0.add(trans418);" calcext:value-type="string">
            <text:p>list0.add(trans4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);</text:p>
          </table:table-cell>
          <table:table-cell table:formula="of:=COM.MICROSOFT.CONCAT([.A420];[.B420];[.C420];[.D420])" office:value-type="string" office:string-value="list0.add(trans419);" calcext:value-type="string">
            <text:p>list0.add(trans4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);</text:p>
          </table:table-cell>
          <table:table-cell table:formula="of:=COM.MICROSOFT.CONCAT([.A421];[.B421];[.C421];[.D421])" office:value-type="string" office:string-value="list0.add(trans420);" calcext:value-type="string">
            <text:p>list0.add(trans4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);</text:p>
          </table:table-cell>
          <table:table-cell table:formula="of:=COM.MICROSOFT.CONCAT([.A422];[.B422];[.C422];[.D422])" office:value-type="string" office:string-value="list0.add(trans421);" calcext:value-type="string">
            <text:p>list0.add(trans4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);</text:p>
          </table:table-cell>
          <table:table-cell table:formula="of:=COM.MICROSOFT.CONCAT([.A423];[.B423];[.C423];[.D423])" office:value-type="string" office:string-value="list0.add(trans422);" calcext:value-type="string">
            <text:p>list0.add(trans4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);</text:p>
          </table:table-cell>
          <table:table-cell table:formula="of:=COM.MICROSOFT.CONCAT([.A424];[.B424];[.C424];[.D424])" office:value-type="string" office:string-value="list0.add(trans423);" calcext:value-type="string">
            <text:p>list0.add(trans4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);</text:p>
          </table:table-cell>
          <table:table-cell table:formula="of:=COM.MICROSOFT.CONCAT([.A425];[.B425];[.C425];[.D425])" office:value-type="string" office:string-value="list0.add(trans424);" calcext:value-type="string">
            <text:p>list0.add(trans4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);</text:p>
          </table:table-cell>
          <table:table-cell table:formula="of:=COM.MICROSOFT.CONCAT([.A426];[.B426];[.C426];[.D426])" office:value-type="string" office:string-value="list0.add(trans425);" calcext:value-type="string">
            <text:p>list0.add(trans4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);</text:p>
          </table:table-cell>
          <table:table-cell table:formula="of:=COM.MICROSOFT.CONCAT([.A427];[.B427];[.C427];[.D427])" office:value-type="string" office:string-value="list0.add(trans426);" calcext:value-type="string">
            <text:p>list0.add(trans4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);</text:p>
          </table:table-cell>
          <table:table-cell table:formula="of:=COM.MICROSOFT.CONCAT([.A428];[.B428];[.C428];[.D428])" office:value-type="string" office:string-value="list0.add(trans427);" calcext:value-type="string">
            <text:p>list0.add(trans4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);</text:p>
          </table:table-cell>
          <table:table-cell table:formula="of:=COM.MICROSOFT.CONCAT([.A429];[.B429];[.C429];[.D429])" office:value-type="string" office:string-value="list0.add(trans428);" calcext:value-type="string">
            <text:p>list0.add(trans4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);</text:p>
          </table:table-cell>
          <table:table-cell table:formula="of:=COM.MICROSOFT.CONCAT([.A430];[.B430];[.C430];[.D430])" office:value-type="string" office:string-value="list0.add(trans429);" calcext:value-type="string">
            <text:p>list0.add(trans4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);</text:p>
          </table:table-cell>
          <table:table-cell table:formula="of:=COM.MICROSOFT.CONCAT([.A431];[.B431];[.C431];[.D431])" office:value-type="string" office:string-value="list0.add(trans430);" calcext:value-type="string">
            <text:p>list0.add(trans4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);</text:p>
          </table:table-cell>
          <table:table-cell table:formula="of:=COM.MICROSOFT.CONCAT([.A432];[.B432];[.C432];[.D432])" office:value-type="string" office:string-value="list0.add(trans431);" calcext:value-type="string">
            <text:p>list0.add(trans4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);</text:p>
          </table:table-cell>
          <table:table-cell table:formula="of:=COM.MICROSOFT.CONCAT([.A433];[.B433];[.C433];[.D433])" office:value-type="string" office:string-value="list0.add(trans432);" calcext:value-type="string">
            <text:p>list0.add(trans4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);</text:p>
          </table:table-cell>
          <table:table-cell table:formula="of:=COM.MICROSOFT.CONCAT([.A434];[.B434];[.C434];[.D434])" office:value-type="string" office:string-value="list0.add(trans433);" calcext:value-type="string">
            <text:p>list0.add(trans4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);</text:p>
          </table:table-cell>
          <table:table-cell table:formula="of:=COM.MICROSOFT.CONCAT([.A435];[.B435];[.C435];[.D435])" office:value-type="string" office:string-value="list0.add(trans434);" calcext:value-type="string">
            <text:p>list0.add(trans4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);</text:p>
          </table:table-cell>
          <table:table-cell table:formula="of:=COM.MICROSOFT.CONCAT([.A436];[.B436];[.C436];[.D436])" office:value-type="string" office:string-value="list0.add(trans435);" calcext:value-type="string">
            <text:p>list0.add(trans4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);</text:p>
          </table:table-cell>
          <table:table-cell table:formula="of:=COM.MICROSOFT.CONCAT([.A437];[.B437];[.C437];[.D437])" office:value-type="string" office:string-value="list0.add(trans436);" calcext:value-type="string">
            <text:p>list0.add(trans4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);</text:p>
          </table:table-cell>
          <table:table-cell table:formula="of:=COM.MICROSOFT.CONCAT([.A438];[.B438];[.C438];[.D438])" office:value-type="string" office:string-value="list0.add(trans437);" calcext:value-type="string">
            <text:p>list0.add(trans4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);</text:p>
          </table:table-cell>
          <table:table-cell table:formula="of:=COM.MICROSOFT.CONCAT([.A439];[.B439];[.C439];[.D439])" office:value-type="string" office:string-value="list0.add(trans438);" calcext:value-type="string">
            <text:p>list0.add(trans4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);</text:p>
          </table:table-cell>
          <table:table-cell table:formula="of:=COM.MICROSOFT.CONCAT([.A440];[.B440];[.C440];[.D440])" office:value-type="string" office:string-value="list0.add(trans439);" calcext:value-type="string">
            <text:p>list0.add(trans4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);</text:p>
          </table:table-cell>
          <table:table-cell table:formula="of:=COM.MICROSOFT.CONCAT([.A441];[.B441];[.C441];[.D441])" office:value-type="string" office:string-value="list0.add(trans440);" calcext:value-type="string">
            <text:p>list0.add(trans4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);</text:p>
          </table:table-cell>
          <table:table-cell table:formula="of:=COM.MICROSOFT.CONCAT([.A442];[.B442];[.C442];[.D442])" office:value-type="string" office:string-value="list0.add(trans441);" calcext:value-type="string">
            <text:p>list0.add(trans4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);</text:p>
          </table:table-cell>
          <table:table-cell table:formula="of:=COM.MICROSOFT.CONCAT([.A443];[.B443];[.C443];[.D443])" office:value-type="string" office:string-value="list0.add(trans442);" calcext:value-type="string">
            <text:p>list0.add(trans4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);</text:p>
          </table:table-cell>
          <table:table-cell table:formula="of:=COM.MICROSOFT.CONCAT([.A444];[.B444];[.C444];[.D444])" office:value-type="string" office:string-value="list0.add(trans443);" calcext:value-type="string">
            <text:p>list0.add(trans4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);</text:p>
          </table:table-cell>
          <table:table-cell table:formula="of:=COM.MICROSOFT.CONCAT([.A445];[.B445];[.C445];[.D445])" office:value-type="string" office:string-value="list0.add(trans444);" calcext:value-type="string">
            <text:p>list0.add(trans4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);</text:p>
          </table:table-cell>
          <table:table-cell table:formula="of:=COM.MICROSOFT.CONCAT([.A446];[.B446];[.C446];[.D446])" office:value-type="string" office:string-value="list0.add(trans445);" calcext:value-type="string">
            <text:p>list0.add(trans4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);</text:p>
          </table:table-cell>
          <table:table-cell table:formula="of:=COM.MICROSOFT.CONCAT([.A447];[.B447];[.C447];[.D447])" office:value-type="string" office:string-value="list0.add(trans446);" calcext:value-type="string">
            <text:p>list0.add(trans4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);</text:p>
          </table:table-cell>
          <table:table-cell table:formula="of:=COM.MICROSOFT.CONCAT([.A448];[.B448];[.C448];[.D448])" office:value-type="string" office:string-value="list0.add(trans447);" calcext:value-type="string">
            <text:p>list0.add(trans4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);</text:p>
          </table:table-cell>
          <table:table-cell table:formula="of:=COM.MICROSOFT.CONCAT([.A449];[.B449];[.C449];[.D449])" office:value-type="string" office:string-value="list0.add(trans448);" calcext:value-type="string">
            <text:p>list0.add(trans4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);</text:p>
          </table:table-cell>
          <table:table-cell table:formula="of:=COM.MICROSOFT.CONCAT([.A450];[.B450];[.C450];[.D450])" office:value-type="string" office:string-value="list0.add(trans449);" calcext:value-type="string">
            <text:p>list0.add(trans4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);</text:p>
          </table:table-cell>
          <table:table-cell table:formula="of:=COM.MICROSOFT.CONCAT([.A451];[.B451];[.C451];[.D451])" office:value-type="string" office:string-value="list0.add(trans450);" calcext:value-type="string">
            <text:p>list0.add(trans4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);</text:p>
          </table:table-cell>
          <table:table-cell table:formula="of:=COM.MICROSOFT.CONCAT([.A452];[.B452];[.C452];[.D452])" office:value-type="string" office:string-value="list0.add(trans451);" calcext:value-type="string">
            <text:p>list0.add(trans4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);</text:p>
          </table:table-cell>
          <table:table-cell table:formula="of:=COM.MICROSOFT.CONCAT([.A453];[.B453];[.C453];[.D453])" office:value-type="string" office:string-value="list0.add(trans452);" calcext:value-type="string">
            <text:p>list0.add(trans4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);</text:p>
          </table:table-cell>
          <table:table-cell table:formula="of:=COM.MICROSOFT.CONCAT([.A454];[.B454];[.C454];[.D454])" office:value-type="string" office:string-value="list0.add(trans453);" calcext:value-type="string">
            <text:p>list0.add(trans4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);</text:p>
          </table:table-cell>
          <table:table-cell table:formula="of:=COM.MICROSOFT.CONCAT([.A455];[.B455];[.C455];[.D455])" office:value-type="string" office:string-value="list0.add(trans454);" calcext:value-type="string">
            <text:p>list0.add(trans4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);</text:p>
          </table:table-cell>
          <table:table-cell table:formula="of:=COM.MICROSOFT.CONCAT([.A456];[.B456];[.C456];[.D456])" office:value-type="string" office:string-value="list0.add(trans455);" calcext:value-type="string">
            <text:p>list0.add(trans4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);</text:p>
          </table:table-cell>
          <table:table-cell table:formula="of:=COM.MICROSOFT.CONCAT([.A457];[.B457];[.C457];[.D457])" office:value-type="string" office:string-value="list0.add(trans456);" calcext:value-type="string">
            <text:p>list0.add(trans4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);</text:p>
          </table:table-cell>
          <table:table-cell table:formula="of:=COM.MICROSOFT.CONCAT([.A458];[.B458];[.C458];[.D458])" office:value-type="string" office:string-value="list0.add(trans457);" calcext:value-type="string">
            <text:p>list0.add(trans4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);</text:p>
          </table:table-cell>
          <table:table-cell table:formula="of:=COM.MICROSOFT.CONCAT([.A459];[.B459];[.C459];[.D459])" office:value-type="string" office:string-value="list0.add(trans458);" calcext:value-type="string">
            <text:p>list0.add(trans4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);</text:p>
          </table:table-cell>
          <table:table-cell table:formula="of:=COM.MICROSOFT.CONCAT([.A460];[.B460];[.C460];[.D460])" office:value-type="string" office:string-value="list0.add(trans459);" calcext:value-type="string">
            <text:p>list0.add(trans4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);</text:p>
          </table:table-cell>
          <table:table-cell table:formula="of:=COM.MICROSOFT.CONCAT([.A461];[.B461];[.C461];[.D461])" office:value-type="string" office:string-value="list0.add(trans460);" calcext:value-type="string">
            <text:p>list0.add(trans4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);</text:p>
          </table:table-cell>
          <table:table-cell table:formula="of:=COM.MICROSOFT.CONCAT([.A462];[.B462];[.C462];[.D462])" office:value-type="string" office:string-value="list0.add(trans461);" calcext:value-type="string">
            <text:p>list0.add(trans4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);</text:p>
          </table:table-cell>
          <table:table-cell table:formula="of:=COM.MICROSOFT.CONCAT([.A463];[.B463];[.C463];[.D463])" office:value-type="string" office:string-value="list0.add(trans462);" calcext:value-type="string">
            <text:p>list0.add(trans4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);</text:p>
          </table:table-cell>
          <table:table-cell table:formula="of:=COM.MICROSOFT.CONCAT([.A464];[.B464];[.C464];[.D464])" office:value-type="string" office:string-value="list0.add(trans463);" calcext:value-type="string">
            <text:p>list0.add(trans4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);</text:p>
          </table:table-cell>
          <table:table-cell table:formula="of:=COM.MICROSOFT.CONCAT([.A465];[.B465];[.C465];[.D465])" office:value-type="string" office:string-value="list0.add(trans464);" calcext:value-type="string">
            <text:p>list0.add(trans4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);</text:p>
          </table:table-cell>
          <table:table-cell table:formula="of:=COM.MICROSOFT.CONCAT([.A466];[.B466];[.C466];[.D466])" office:value-type="string" office:string-value="list0.add(trans465);" calcext:value-type="string">
            <text:p>list0.add(trans4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);</text:p>
          </table:table-cell>
          <table:table-cell table:formula="of:=COM.MICROSOFT.CONCAT([.A467];[.B467];[.C467];[.D467])" office:value-type="string" office:string-value="list0.add(trans466);" calcext:value-type="string">
            <text:p>list0.add(trans4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);</text:p>
          </table:table-cell>
          <table:table-cell table:formula="of:=COM.MICROSOFT.CONCAT([.A468];[.B468];[.C468];[.D468])" office:value-type="string" office:string-value="list0.add(trans467);" calcext:value-type="string">
            <text:p>list0.add(trans4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);</text:p>
          </table:table-cell>
          <table:table-cell table:formula="of:=COM.MICROSOFT.CONCAT([.A469];[.B469];[.C469];[.D469])" office:value-type="string" office:string-value="list0.add(trans468);" calcext:value-type="string">
            <text:p>list0.add(trans4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);</text:p>
          </table:table-cell>
          <table:table-cell table:formula="of:=COM.MICROSOFT.CONCAT([.A470];[.B470];[.C470];[.D470])" office:value-type="string" office:string-value="list0.add(trans469);" calcext:value-type="string">
            <text:p>list0.add(trans4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);</text:p>
          </table:table-cell>
          <table:table-cell table:formula="of:=COM.MICROSOFT.CONCAT([.A471];[.B471];[.C471];[.D471])" office:value-type="string" office:string-value="list0.add(trans470);" calcext:value-type="string">
            <text:p>list0.add(trans4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);</text:p>
          </table:table-cell>
          <table:table-cell table:formula="of:=COM.MICROSOFT.CONCAT([.A472];[.B472];[.C472];[.D472])" office:value-type="string" office:string-value="list0.add(trans471);" calcext:value-type="string">
            <text:p>list0.add(trans4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);</text:p>
          </table:table-cell>
          <table:table-cell table:formula="of:=COM.MICROSOFT.CONCAT([.A473];[.B473];[.C473];[.D473])" office:value-type="string" office:string-value="list0.add(trans472);" calcext:value-type="string">
            <text:p>list0.add(trans4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);</text:p>
          </table:table-cell>
          <table:table-cell table:formula="of:=COM.MICROSOFT.CONCAT([.A474];[.B474];[.C474];[.D474])" office:value-type="string" office:string-value="list0.add(trans473);" calcext:value-type="string">
            <text:p>list0.add(trans4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);</text:p>
          </table:table-cell>
          <table:table-cell table:formula="of:=COM.MICROSOFT.CONCAT([.A475];[.B475];[.C475];[.D475])" office:value-type="string" office:string-value="list0.add(trans474);" calcext:value-type="string">
            <text:p>list0.add(trans4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);</text:p>
          </table:table-cell>
          <table:table-cell table:formula="of:=COM.MICROSOFT.CONCAT([.A476];[.B476];[.C476];[.D476])" office:value-type="string" office:string-value="list0.add(trans475);" calcext:value-type="string">
            <text:p>list0.add(trans4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);</text:p>
          </table:table-cell>
          <table:table-cell table:formula="of:=COM.MICROSOFT.CONCAT([.A477];[.B477];[.C477];[.D477])" office:value-type="string" office:string-value="list0.add(trans476);" calcext:value-type="string">
            <text:p>list0.add(trans4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);</text:p>
          </table:table-cell>
          <table:table-cell table:formula="of:=COM.MICROSOFT.CONCAT([.A478];[.B478];[.C478];[.D478])" office:value-type="string" office:string-value="list0.add(trans477);" calcext:value-type="string">
            <text:p>list0.add(trans4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);</text:p>
          </table:table-cell>
          <table:table-cell table:formula="of:=COM.MICROSOFT.CONCAT([.A479];[.B479];[.C479];[.D479])" office:value-type="string" office:string-value="list0.add(trans478);" calcext:value-type="string">
            <text:p>list0.add(trans4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);</text:p>
          </table:table-cell>
          <table:table-cell table:formula="of:=COM.MICROSOFT.CONCAT([.A480];[.B480];[.C480];[.D480])" office:value-type="string" office:string-value="list0.add(trans479);" calcext:value-type="string">
            <text:p>list0.add(trans4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);</text:p>
          </table:table-cell>
          <table:table-cell table:formula="of:=COM.MICROSOFT.CONCAT([.A481];[.B481];[.C481];[.D481])" office:value-type="string" office:string-value="list0.add(trans480);" calcext:value-type="string">
            <text:p>list0.add(trans4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);</text:p>
          </table:table-cell>
          <table:table-cell table:formula="of:=COM.MICROSOFT.CONCAT([.A482];[.B482];[.C482];[.D482])" office:value-type="string" office:string-value="list0.add(trans481);" calcext:value-type="string">
            <text:p>list0.add(trans4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);</text:p>
          </table:table-cell>
          <table:table-cell table:formula="of:=COM.MICROSOFT.CONCAT([.A483];[.B483];[.C483];[.D483])" office:value-type="string" office:string-value="list0.add(trans482);" calcext:value-type="string">
            <text:p>list0.add(trans4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);</text:p>
          </table:table-cell>
          <table:table-cell table:formula="of:=COM.MICROSOFT.CONCAT([.A484];[.B484];[.C484];[.D484])" office:value-type="string" office:string-value="list0.add(trans483);" calcext:value-type="string">
            <text:p>list0.add(trans4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);</text:p>
          </table:table-cell>
          <table:table-cell table:formula="of:=COM.MICROSOFT.CONCAT([.A485];[.B485];[.C485];[.D485])" office:value-type="string" office:string-value="list0.add(trans484);" calcext:value-type="string">
            <text:p>list0.add(trans4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);</text:p>
          </table:table-cell>
          <table:table-cell table:formula="of:=COM.MICROSOFT.CONCAT([.A486];[.B486];[.C486];[.D486])" office:value-type="string" office:string-value="list0.add(trans485);" calcext:value-type="string">
            <text:p>list0.add(trans4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);</text:p>
          </table:table-cell>
          <table:table-cell table:formula="of:=COM.MICROSOFT.CONCAT([.A487];[.B487];[.C487];[.D487])" office:value-type="string" office:string-value="list0.add(trans486);" calcext:value-type="string">
            <text:p>list0.add(trans4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);</text:p>
          </table:table-cell>
          <table:table-cell table:formula="of:=COM.MICROSOFT.CONCAT([.A488];[.B488];[.C488];[.D488])" office:value-type="string" office:string-value="list0.add(trans487);" calcext:value-type="string">
            <text:p>list0.add(trans4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);</text:p>
          </table:table-cell>
          <table:table-cell table:formula="of:=COM.MICROSOFT.CONCAT([.A489];[.B489];[.C489];[.D489])" office:value-type="string" office:string-value="list0.add(trans488);" calcext:value-type="string">
            <text:p>list0.add(trans4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);</text:p>
          </table:table-cell>
          <table:table-cell table:formula="of:=COM.MICROSOFT.CONCAT([.A490];[.B490];[.C490];[.D490])" office:value-type="string" office:string-value="list0.add(trans489);" calcext:value-type="string">
            <text:p>list0.add(trans4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);</text:p>
          </table:table-cell>
          <table:table-cell table:formula="of:=COM.MICROSOFT.CONCAT([.A491];[.B491];[.C491];[.D491])" office:value-type="string" office:string-value="list0.add(trans490);" calcext:value-type="string">
            <text:p>list0.add(trans4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);</text:p>
          </table:table-cell>
          <table:table-cell table:formula="of:=COM.MICROSOFT.CONCAT([.A492];[.B492];[.C492];[.D492])" office:value-type="string" office:string-value="list0.add(trans491);" calcext:value-type="string">
            <text:p>list0.add(trans4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);</text:p>
          </table:table-cell>
          <table:table-cell table:formula="of:=COM.MICROSOFT.CONCAT([.A493];[.B493];[.C493];[.D493])" office:value-type="string" office:string-value="list0.add(trans492);" calcext:value-type="string">
            <text:p>list0.add(trans4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);</text:p>
          </table:table-cell>
          <table:table-cell table:formula="of:=COM.MICROSOFT.CONCAT([.A494];[.B494];[.C494];[.D494])" office:value-type="string" office:string-value="list0.add(trans493);" calcext:value-type="string">
            <text:p>list0.add(trans4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);</text:p>
          </table:table-cell>
          <table:table-cell table:formula="of:=COM.MICROSOFT.CONCAT([.A495];[.B495];[.C495];[.D495])" office:value-type="string" office:string-value="list0.add(trans494);" calcext:value-type="string">
            <text:p>list0.add(trans4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);</text:p>
          </table:table-cell>
          <table:table-cell table:formula="of:=COM.MICROSOFT.CONCAT([.A496];[.B496];[.C496];[.D496])" office:value-type="string" office:string-value="list0.add(trans495);" calcext:value-type="string">
            <text:p>list0.add(trans4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);</text:p>
          </table:table-cell>
          <table:table-cell table:formula="of:=COM.MICROSOFT.CONCAT([.A497];[.B497];[.C497];[.D497])" office:value-type="string" office:string-value="list0.add(trans496);" calcext:value-type="string">
            <text:p>list0.add(trans4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);</text:p>
          </table:table-cell>
          <table:table-cell table:formula="of:=COM.MICROSOFT.CONCAT([.A498];[.B498];[.C498];[.D498])" office:value-type="string" office:string-value="list0.add(trans497);" calcext:value-type="string">
            <text:p>list0.add(trans4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);</text:p>
          </table:table-cell>
          <table:table-cell table:formula="of:=COM.MICROSOFT.CONCAT([.A499];[.B499];[.C499];[.D499])" office:value-type="string" office:string-value="list0.add(trans498);" calcext:value-type="string">
            <text:p>list0.add(trans4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);</text:p>
          </table:table-cell>
          <table:table-cell table:formula="of:=COM.MICROSOFT.CONCAT([.A500];[.B500];[.C500];[.D500])" office:value-type="string" office:string-value="list0.add(trans499);" calcext:value-type="string">
            <text:p>list0.add(trans4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);</text:p>
          </table:table-cell>
          <table:table-cell table:formula="of:=COM.MICROSOFT.CONCAT([.A501];[.B501];[.C501];[.D501])" office:value-type="string" office:string-value="list0.add(trans500);" calcext:value-type="string">
            <text:p>list0.add(trans5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);</text:p>
          </table:table-cell>
          <table:table-cell table:formula="of:=COM.MICROSOFT.CONCAT([.A502];[.B502];[.C502];[.D502])" office:value-type="string" office:string-value="list0.add(trans501);" calcext:value-type="string">
            <text:p>list0.add(trans5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);</text:p>
          </table:table-cell>
          <table:table-cell table:formula="of:=COM.MICROSOFT.CONCAT([.A503];[.B503];[.C503];[.D503])" office:value-type="string" office:string-value="list0.add(trans502);" calcext:value-type="string">
            <text:p>list0.add(trans5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);</text:p>
          </table:table-cell>
          <table:table-cell table:formula="of:=COM.MICROSOFT.CONCAT([.A504];[.B504];[.C504];[.D504])" office:value-type="string" office:string-value="list0.add(trans503);" calcext:value-type="string">
            <text:p>list0.add(trans5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);</text:p>
          </table:table-cell>
          <table:table-cell table:formula="of:=COM.MICROSOFT.CONCAT([.A505];[.B505];[.C505];[.D505])" office:value-type="string" office:string-value="list0.add(trans504);" calcext:value-type="string">
            <text:p>list0.add(trans5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);</text:p>
          </table:table-cell>
          <table:table-cell table:formula="of:=COM.MICROSOFT.CONCAT([.A506];[.B506];[.C506];[.D506])" office:value-type="string" office:string-value="list0.add(trans505);" calcext:value-type="string">
            <text:p>list0.add(trans5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);</text:p>
          </table:table-cell>
          <table:table-cell table:formula="of:=COM.MICROSOFT.CONCAT([.A507];[.B507];[.C507];[.D507])" office:value-type="string" office:string-value="list0.add(trans506);" calcext:value-type="string">
            <text:p>list0.add(trans5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);</text:p>
          </table:table-cell>
          <table:table-cell table:formula="of:=COM.MICROSOFT.CONCAT([.A508];[.B508];[.C508];[.D508])" office:value-type="string" office:string-value="list0.add(trans507);" calcext:value-type="string">
            <text:p>list0.add(trans5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);</text:p>
          </table:table-cell>
          <table:table-cell table:formula="of:=COM.MICROSOFT.CONCAT([.A509];[.B509];[.C509];[.D509])" office:value-type="string" office:string-value="list0.add(trans508);" calcext:value-type="string">
            <text:p>list0.add(trans5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);</text:p>
          </table:table-cell>
          <table:table-cell table:formula="of:=COM.MICROSOFT.CONCAT([.A510];[.B510];[.C510];[.D510])" office:value-type="string" office:string-value="list0.add(trans509);" calcext:value-type="string">
            <text:p>list0.add(trans5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);</text:p>
          </table:table-cell>
          <table:table-cell table:formula="of:=COM.MICROSOFT.CONCAT([.A511];[.B511];[.C511];[.D511])" office:value-type="string" office:string-value="list0.add(trans510);" calcext:value-type="string">
            <text:p>list0.add(trans5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);</text:p>
          </table:table-cell>
          <table:table-cell table:formula="of:=COM.MICROSOFT.CONCAT([.A512];[.B512];[.C512];[.D512])" office:value-type="string" office:string-value="list0.add(trans511);" calcext:value-type="string">
            <text:p>list0.add(trans5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);</text:p>
          </table:table-cell>
          <table:table-cell table:formula="of:=COM.MICROSOFT.CONCAT([.A513];[.B513];[.C513];[.D513])" office:value-type="string" office:string-value="list0.add(trans512);" calcext:value-type="string">
            <text:p>list0.add(trans5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);</text:p>
          </table:table-cell>
          <table:table-cell table:formula="of:=COM.MICROSOFT.CONCAT([.A514];[.B514];[.C514];[.D514])" office:value-type="string" office:string-value="list0.add(trans513);" calcext:value-type="string">
            <text:p>list0.add(trans5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);</text:p>
          </table:table-cell>
          <table:table-cell table:formula="of:=COM.MICROSOFT.CONCAT([.A515];[.B515];[.C515];[.D515])" office:value-type="string" office:string-value="list0.add(trans514);" calcext:value-type="string">
            <text:p>list0.add(trans5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);</text:p>
          </table:table-cell>
          <table:table-cell table:formula="of:=COM.MICROSOFT.CONCAT([.A516];[.B516];[.C516];[.D516])" office:value-type="string" office:string-value="list0.add(trans515);" calcext:value-type="string">
            <text:p>list0.add(trans5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);</text:p>
          </table:table-cell>
          <table:table-cell table:formula="of:=COM.MICROSOFT.CONCAT([.A517];[.B517];[.C517];[.D517])" office:value-type="string" office:string-value="list0.add(trans516);" calcext:value-type="string">
            <text:p>list0.add(trans5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);</text:p>
          </table:table-cell>
          <table:table-cell table:formula="of:=COM.MICROSOFT.CONCAT([.A518];[.B518];[.C518];[.D518])" office:value-type="string" office:string-value="list0.add(trans517);" calcext:value-type="string">
            <text:p>list0.add(trans5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);</text:p>
          </table:table-cell>
          <table:table-cell table:formula="of:=COM.MICROSOFT.CONCAT([.A519];[.B519];[.C519];[.D519])" office:value-type="string" office:string-value="list0.add(trans518);" calcext:value-type="string">
            <text:p>list0.add(trans5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);</text:p>
          </table:table-cell>
          <table:table-cell table:formula="of:=COM.MICROSOFT.CONCAT([.A520];[.B520];[.C520];[.D520])" office:value-type="string" office:string-value="list0.add(trans519);" calcext:value-type="string">
            <text:p>list0.add(trans5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);</text:p>
          </table:table-cell>
          <table:table-cell table:formula="of:=COM.MICROSOFT.CONCAT([.A521];[.B521];[.C521];[.D521])" office:value-type="string" office:string-value="list0.add(trans520);" calcext:value-type="string">
            <text:p>list0.add(trans5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);</text:p>
          </table:table-cell>
          <table:table-cell table:formula="of:=COM.MICROSOFT.CONCAT([.A522];[.B522];[.C522];[.D522])" office:value-type="string" office:string-value="list0.add(trans521);" calcext:value-type="string">
            <text:p>list0.add(trans5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);</text:p>
          </table:table-cell>
          <table:table-cell table:formula="of:=COM.MICROSOFT.CONCAT([.A523];[.B523];[.C523];[.D523])" office:value-type="string" office:string-value="list0.add(trans522);" calcext:value-type="string">
            <text:p>list0.add(trans5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);</text:p>
          </table:table-cell>
          <table:table-cell table:formula="of:=COM.MICROSOFT.CONCAT([.A524];[.B524];[.C524];[.D524])" office:value-type="string" office:string-value="list0.add(trans523);" calcext:value-type="string">
            <text:p>list0.add(trans5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);</text:p>
          </table:table-cell>
          <table:table-cell table:formula="of:=COM.MICROSOFT.CONCAT([.A525];[.B525];[.C525];[.D525])" office:value-type="string" office:string-value="list0.add(trans524);" calcext:value-type="string">
            <text:p>list0.add(trans5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);</text:p>
          </table:table-cell>
          <table:table-cell table:formula="of:=COM.MICROSOFT.CONCAT([.A526];[.B526];[.C526];[.D526])" office:value-type="string" office:string-value="list0.add(trans525);" calcext:value-type="string">
            <text:p>list0.add(trans5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);</text:p>
          </table:table-cell>
          <table:table-cell table:formula="of:=COM.MICROSOFT.CONCAT([.A527];[.B527];[.C527];[.D527])" office:value-type="string" office:string-value="list0.add(trans526);" calcext:value-type="string">
            <text:p>list0.add(trans5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);</text:p>
          </table:table-cell>
          <table:table-cell table:formula="of:=COM.MICROSOFT.CONCAT([.A528];[.B528];[.C528];[.D528])" office:value-type="string" office:string-value="list0.add(trans527);" calcext:value-type="string">
            <text:p>list0.add(trans5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);</text:p>
          </table:table-cell>
          <table:table-cell table:formula="of:=COM.MICROSOFT.CONCAT([.A529];[.B529];[.C529];[.D529])" office:value-type="string" office:string-value="list0.add(trans528);" calcext:value-type="string">
            <text:p>list0.add(trans5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);</text:p>
          </table:table-cell>
          <table:table-cell table:formula="of:=COM.MICROSOFT.CONCAT([.A530];[.B530];[.C530];[.D530])" office:value-type="string" office:string-value="list0.add(trans529);" calcext:value-type="string">
            <text:p>list0.add(trans5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);</text:p>
          </table:table-cell>
          <table:table-cell table:formula="of:=COM.MICROSOFT.CONCAT([.A531];[.B531];[.C531];[.D531])" office:value-type="string" office:string-value="list0.add(trans530);" calcext:value-type="string">
            <text:p>list0.add(trans5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);</text:p>
          </table:table-cell>
          <table:table-cell table:formula="of:=COM.MICROSOFT.CONCAT([.A532];[.B532];[.C532];[.D532])" office:value-type="string" office:string-value="list0.add(trans531);" calcext:value-type="string">
            <text:p>list0.add(trans5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);</text:p>
          </table:table-cell>
          <table:table-cell table:formula="of:=COM.MICROSOFT.CONCAT([.A533];[.B533];[.C533];[.D533])" office:value-type="string" office:string-value="list0.add(trans532);" calcext:value-type="string">
            <text:p>list0.add(trans5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);</text:p>
          </table:table-cell>
          <table:table-cell table:formula="of:=COM.MICROSOFT.CONCAT([.A534];[.B534];[.C534];[.D534])" office:value-type="string" office:string-value="list0.add(trans533);" calcext:value-type="string">
            <text:p>list0.add(trans5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);</text:p>
          </table:table-cell>
          <table:table-cell table:formula="of:=COM.MICROSOFT.CONCAT([.A535];[.B535];[.C535];[.D535])" office:value-type="string" office:string-value="list0.add(trans534);" calcext:value-type="string">
            <text:p>list0.add(trans5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);</text:p>
          </table:table-cell>
          <table:table-cell table:formula="of:=COM.MICROSOFT.CONCAT([.A536];[.B536];[.C536];[.D536])" office:value-type="string" office:string-value="list0.add(trans535);" calcext:value-type="string">
            <text:p>list0.add(trans5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);</text:p>
          </table:table-cell>
          <table:table-cell table:formula="of:=COM.MICROSOFT.CONCAT([.A537];[.B537];[.C537];[.D537])" office:value-type="string" office:string-value="list0.add(trans536);" calcext:value-type="string">
            <text:p>list0.add(trans5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);</text:p>
          </table:table-cell>
          <table:table-cell table:formula="of:=COM.MICROSOFT.CONCAT([.A538];[.B538];[.C538];[.D538])" office:value-type="string" office:string-value="list0.add(trans537);" calcext:value-type="string">
            <text:p>list0.add(trans5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);</text:p>
          </table:table-cell>
          <table:table-cell table:formula="of:=COM.MICROSOFT.CONCAT([.A539];[.B539];[.C539];[.D539])" office:value-type="string" office:string-value="list0.add(trans538);" calcext:value-type="string">
            <text:p>list0.add(trans5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);</text:p>
          </table:table-cell>
          <table:table-cell table:formula="of:=COM.MICROSOFT.CONCAT([.A540];[.B540];[.C540];[.D540])" office:value-type="string" office:string-value="list0.add(trans539);" calcext:value-type="string">
            <text:p>list0.add(trans5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);</text:p>
          </table:table-cell>
          <table:table-cell table:formula="of:=COM.MICROSOFT.CONCAT([.A541];[.B541];[.C541];[.D541])" office:value-type="string" office:string-value="list0.add(trans540);" calcext:value-type="string">
            <text:p>list0.add(trans5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);</text:p>
          </table:table-cell>
          <table:table-cell table:formula="of:=COM.MICROSOFT.CONCAT([.A542];[.B542];[.C542];[.D542])" office:value-type="string" office:string-value="list0.add(trans541);" calcext:value-type="string">
            <text:p>list0.add(trans5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);</text:p>
          </table:table-cell>
          <table:table-cell table:formula="of:=COM.MICROSOFT.CONCAT([.A543];[.B543];[.C543];[.D543])" office:value-type="string" office:string-value="list0.add(trans542);" calcext:value-type="string">
            <text:p>list0.add(trans5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);</text:p>
          </table:table-cell>
          <table:table-cell table:formula="of:=COM.MICROSOFT.CONCAT([.A544];[.B544];[.C544];[.D544])" office:value-type="string" office:string-value="list0.add(trans543);" calcext:value-type="string">
            <text:p>list0.add(trans5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);</text:p>
          </table:table-cell>
          <table:table-cell table:formula="of:=COM.MICROSOFT.CONCAT([.A545];[.B545];[.C545];[.D545])" office:value-type="string" office:string-value="list0.add(trans544);" calcext:value-type="string">
            <text:p>list0.add(trans5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);</text:p>
          </table:table-cell>
          <table:table-cell table:formula="of:=COM.MICROSOFT.CONCAT([.A546];[.B546];[.C546];[.D546])" office:value-type="string" office:string-value="list0.add(trans545);" calcext:value-type="string">
            <text:p>list0.add(trans5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);</text:p>
          </table:table-cell>
          <table:table-cell table:formula="of:=COM.MICROSOFT.CONCAT([.A547];[.B547];[.C547];[.D547])" office:value-type="string" office:string-value="list0.add(trans546);" calcext:value-type="string">
            <text:p>list0.add(trans5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);</text:p>
          </table:table-cell>
          <table:table-cell table:formula="of:=COM.MICROSOFT.CONCAT([.A548];[.B548];[.C548];[.D548])" office:value-type="string" office:string-value="list0.add(trans547);" calcext:value-type="string">
            <text:p>list0.add(trans5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);</text:p>
          </table:table-cell>
          <table:table-cell table:formula="of:=COM.MICROSOFT.CONCAT([.A549];[.B549];[.C549];[.D549])" office:value-type="string" office:string-value="list0.add(trans548);" calcext:value-type="string">
            <text:p>list0.add(trans5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);</text:p>
          </table:table-cell>
          <table:table-cell table:formula="of:=COM.MICROSOFT.CONCAT([.A550];[.B550];[.C550];[.D550])" office:value-type="string" office:string-value="list0.add(trans549);" calcext:value-type="string">
            <text:p>list0.add(trans5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);</text:p>
          </table:table-cell>
          <table:table-cell table:formula="of:=COM.MICROSOFT.CONCAT([.A551];[.B551];[.C551];[.D551])" office:value-type="string" office:string-value="list0.add(trans550);" calcext:value-type="string">
            <text:p>list0.add(trans5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);</text:p>
          </table:table-cell>
          <table:table-cell table:formula="of:=COM.MICROSOFT.CONCAT([.A552];[.B552];[.C552];[.D552])" office:value-type="string" office:string-value="list0.add(trans551);" calcext:value-type="string">
            <text:p>list0.add(trans5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);</text:p>
          </table:table-cell>
          <table:table-cell table:formula="of:=COM.MICROSOFT.CONCAT([.A553];[.B553];[.C553];[.D553])" office:value-type="string" office:string-value="list0.add(trans552);" calcext:value-type="string">
            <text:p>list0.add(trans5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);</text:p>
          </table:table-cell>
          <table:table-cell table:formula="of:=COM.MICROSOFT.CONCAT([.A554];[.B554];[.C554];[.D554])" office:value-type="string" office:string-value="list0.add(trans553);" calcext:value-type="string">
            <text:p>list0.add(trans5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);</text:p>
          </table:table-cell>
          <table:table-cell table:formula="of:=COM.MICROSOFT.CONCAT([.A555];[.B555];[.C555];[.D555])" office:value-type="string" office:string-value="list0.add(trans554);" calcext:value-type="string">
            <text:p>list0.add(trans5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);</text:p>
          </table:table-cell>
          <table:table-cell table:formula="of:=COM.MICROSOFT.CONCAT([.A556];[.B556];[.C556];[.D556])" office:value-type="string" office:string-value="list0.add(trans555);" calcext:value-type="string">
            <text:p>list0.add(trans5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);</text:p>
          </table:table-cell>
          <table:table-cell table:formula="of:=COM.MICROSOFT.CONCAT([.A557];[.B557];[.C557];[.D557])" office:value-type="string" office:string-value="list0.add(trans556);" calcext:value-type="string">
            <text:p>list0.add(trans5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);</text:p>
          </table:table-cell>
          <table:table-cell table:formula="of:=COM.MICROSOFT.CONCAT([.A558];[.B558];[.C558];[.D558])" office:value-type="string" office:string-value="list0.add(trans557);" calcext:value-type="string">
            <text:p>list0.add(trans5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);</text:p>
          </table:table-cell>
          <table:table-cell table:formula="of:=COM.MICROSOFT.CONCAT([.A559];[.B559];[.C559];[.D559])" office:value-type="string" office:string-value="list0.add(trans558);" calcext:value-type="string">
            <text:p>list0.add(trans5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);</text:p>
          </table:table-cell>
          <table:table-cell table:formula="of:=COM.MICROSOFT.CONCAT([.A560];[.B560];[.C560];[.D560])" office:value-type="string" office:string-value="list0.add(trans559);" calcext:value-type="string">
            <text:p>list0.add(trans5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);</text:p>
          </table:table-cell>
          <table:table-cell table:formula="of:=COM.MICROSOFT.CONCAT([.A561];[.B561];[.C561];[.D561])" office:value-type="string" office:string-value="list0.add(trans560);" calcext:value-type="string">
            <text:p>list0.add(trans5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);</text:p>
          </table:table-cell>
          <table:table-cell table:formula="of:=COM.MICROSOFT.CONCAT([.A562];[.B562];[.C562];[.D562])" office:value-type="string" office:string-value="list0.add(trans561);" calcext:value-type="string">
            <text:p>list0.add(trans5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);</text:p>
          </table:table-cell>
          <table:table-cell table:formula="of:=COM.MICROSOFT.CONCAT([.A563];[.B563];[.C563];[.D563])" office:value-type="string" office:string-value="list0.add(trans562);" calcext:value-type="string">
            <text:p>list0.add(trans5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);</text:p>
          </table:table-cell>
          <table:table-cell table:formula="of:=COM.MICROSOFT.CONCAT([.A564];[.B564];[.C564];[.D564])" office:value-type="string" office:string-value="list0.add(trans563);" calcext:value-type="string">
            <text:p>list0.add(trans5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);</text:p>
          </table:table-cell>
          <table:table-cell table:formula="of:=COM.MICROSOFT.CONCAT([.A565];[.B565];[.C565];[.D565])" office:value-type="string" office:string-value="list0.add(trans564);" calcext:value-type="string">
            <text:p>list0.add(trans5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);</text:p>
          </table:table-cell>
          <table:table-cell table:formula="of:=COM.MICROSOFT.CONCAT([.A566];[.B566];[.C566];[.D566])" office:value-type="string" office:string-value="list0.add(trans565);" calcext:value-type="string">
            <text:p>list0.add(trans5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);</text:p>
          </table:table-cell>
          <table:table-cell table:formula="of:=COM.MICROSOFT.CONCAT([.A567];[.B567];[.C567];[.D567])" office:value-type="string" office:string-value="list0.add(trans566);" calcext:value-type="string">
            <text:p>list0.add(trans5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);</text:p>
          </table:table-cell>
          <table:table-cell table:formula="of:=COM.MICROSOFT.CONCAT([.A568];[.B568];[.C568];[.D568])" office:value-type="string" office:string-value="list0.add(trans567);" calcext:value-type="string">
            <text:p>list0.add(trans5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);</text:p>
          </table:table-cell>
          <table:table-cell table:formula="of:=COM.MICROSOFT.CONCAT([.A569];[.B569];[.C569];[.D569])" office:value-type="string" office:string-value="list0.add(trans568);" calcext:value-type="string">
            <text:p>list0.add(trans5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);</text:p>
          </table:table-cell>
          <table:table-cell table:formula="of:=COM.MICROSOFT.CONCAT([.A570];[.B570];[.C570];[.D570])" office:value-type="string" office:string-value="list0.add(trans569);" calcext:value-type="string">
            <text:p>list0.add(trans5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);</text:p>
          </table:table-cell>
          <table:table-cell table:formula="of:=COM.MICROSOFT.CONCAT([.A571];[.B571];[.C571];[.D571])" office:value-type="string" office:string-value="list0.add(trans570);" calcext:value-type="string">
            <text:p>list0.add(trans5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);</text:p>
          </table:table-cell>
          <table:table-cell table:formula="of:=COM.MICROSOFT.CONCAT([.A572];[.B572];[.C572];[.D572])" office:value-type="string" office:string-value="list0.add(trans571);" calcext:value-type="string">
            <text:p>list0.add(trans5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);</text:p>
          </table:table-cell>
          <table:table-cell table:formula="of:=COM.MICROSOFT.CONCAT([.A573];[.B573];[.C573];[.D573])" office:value-type="string" office:string-value="list0.add(trans572);" calcext:value-type="string">
            <text:p>list0.add(trans5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);</text:p>
          </table:table-cell>
          <table:table-cell table:formula="of:=COM.MICROSOFT.CONCAT([.A574];[.B574];[.C574];[.D574])" office:value-type="string" office:string-value="list0.add(trans573);" calcext:value-type="string">
            <text:p>list0.add(trans5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);</text:p>
          </table:table-cell>
          <table:table-cell table:formula="of:=COM.MICROSOFT.CONCAT([.A575];[.B575];[.C575];[.D575])" office:value-type="string" office:string-value="list0.add(trans574);" calcext:value-type="string">
            <text:p>list0.add(trans5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);</text:p>
          </table:table-cell>
          <table:table-cell table:formula="of:=COM.MICROSOFT.CONCAT([.A576];[.B576];[.C576];[.D576])" office:value-type="string" office:string-value="list0.add(trans575);" calcext:value-type="string">
            <text:p>list0.add(trans5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);</text:p>
          </table:table-cell>
          <table:table-cell table:formula="of:=COM.MICROSOFT.CONCAT([.A577];[.B577];[.C577];[.D577])" office:value-type="string" office:string-value="list0.add(trans576);" calcext:value-type="string">
            <text:p>list0.add(trans5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);</text:p>
          </table:table-cell>
          <table:table-cell table:formula="of:=COM.MICROSOFT.CONCAT([.A578];[.B578];[.C578];[.D578])" office:value-type="string" office:string-value="list0.add(trans577);" calcext:value-type="string">
            <text:p>list0.add(trans5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);</text:p>
          </table:table-cell>
          <table:table-cell table:formula="of:=COM.MICROSOFT.CONCAT([.A579];[.B579];[.C579];[.D579])" office:value-type="string" office:string-value="list0.add(trans578);" calcext:value-type="string">
            <text:p>list0.add(trans5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);</text:p>
          </table:table-cell>
          <table:table-cell table:formula="of:=COM.MICROSOFT.CONCAT([.A580];[.B580];[.C580];[.D580])" office:value-type="string" office:string-value="list0.add(trans579);" calcext:value-type="string">
            <text:p>list0.add(trans5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);</text:p>
          </table:table-cell>
          <table:table-cell table:formula="of:=COM.MICROSOFT.CONCAT([.A581];[.B581];[.C581];[.D581])" office:value-type="string" office:string-value="list0.add(trans580);" calcext:value-type="string">
            <text:p>list0.add(trans5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);</text:p>
          </table:table-cell>
          <table:table-cell table:formula="of:=COM.MICROSOFT.CONCAT([.A582];[.B582];[.C582];[.D582])" office:value-type="string" office:string-value="list0.add(trans581);" calcext:value-type="string">
            <text:p>list0.add(trans5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);</text:p>
          </table:table-cell>
          <table:table-cell table:formula="of:=COM.MICROSOFT.CONCAT([.A583];[.B583];[.C583];[.D583])" office:value-type="string" office:string-value="list0.add(trans582);" calcext:value-type="string">
            <text:p>list0.add(trans5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);</text:p>
          </table:table-cell>
          <table:table-cell table:formula="of:=COM.MICROSOFT.CONCAT([.A584];[.B584];[.C584];[.D584])" office:value-type="string" office:string-value="list0.add(trans583);" calcext:value-type="string">
            <text:p>list0.add(trans5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);</text:p>
          </table:table-cell>
          <table:table-cell table:formula="of:=COM.MICROSOFT.CONCAT([.A585];[.B585];[.C585];[.D585])" office:value-type="string" office:string-value="list0.add(trans584);" calcext:value-type="string">
            <text:p>list0.add(trans5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);</text:p>
          </table:table-cell>
          <table:table-cell table:formula="of:=COM.MICROSOFT.CONCAT([.A586];[.B586];[.C586];[.D586])" office:value-type="string" office:string-value="list0.add(trans585);" calcext:value-type="string">
            <text:p>list0.add(trans5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);</text:p>
          </table:table-cell>
          <table:table-cell table:formula="of:=COM.MICROSOFT.CONCAT([.A587];[.B587];[.C587];[.D587])" office:value-type="string" office:string-value="list0.add(trans586);" calcext:value-type="string">
            <text:p>list0.add(trans5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);</text:p>
          </table:table-cell>
          <table:table-cell table:formula="of:=COM.MICROSOFT.CONCAT([.A588];[.B588];[.C588];[.D588])" office:value-type="string" office:string-value="list0.add(trans587);" calcext:value-type="string">
            <text:p>list0.add(trans5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);</text:p>
          </table:table-cell>
          <table:table-cell table:formula="of:=COM.MICROSOFT.CONCAT([.A589];[.B589];[.C589];[.D589])" office:value-type="string" office:string-value="list0.add(trans588);" calcext:value-type="string">
            <text:p>list0.add(trans5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);</text:p>
          </table:table-cell>
          <table:table-cell table:formula="of:=COM.MICROSOFT.CONCAT([.A590];[.B590];[.C590];[.D590])" office:value-type="string" office:string-value="list0.add(trans589);" calcext:value-type="string">
            <text:p>list0.add(trans5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);</text:p>
          </table:table-cell>
          <table:table-cell table:formula="of:=COM.MICROSOFT.CONCAT([.A591];[.B591];[.C591];[.D591])" office:value-type="string" office:string-value="list0.add(trans590);" calcext:value-type="string">
            <text:p>list0.add(trans5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);</text:p>
          </table:table-cell>
          <table:table-cell table:formula="of:=COM.MICROSOFT.CONCAT([.A592];[.B592];[.C592];[.D592])" office:value-type="string" office:string-value="list0.add(trans591);" calcext:value-type="string">
            <text:p>list0.add(trans5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);</text:p>
          </table:table-cell>
          <table:table-cell table:formula="of:=COM.MICROSOFT.CONCAT([.A593];[.B593];[.C593];[.D593])" office:value-type="string" office:string-value="list0.add(trans592);" calcext:value-type="string">
            <text:p>list0.add(trans5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);</text:p>
          </table:table-cell>
          <table:table-cell table:formula="of:=COM.MICROSOFT.CONCAT([.A594];[.B594];[.C594];[.D594])" office:value-type="string" office:string-value="list0.add(trans593);" calcext:value-type="string">
            <text:p>list0.add(trans5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);</text:p>
          </table:table-cell>
          <table:table-cell table:formula="of:=COM.MICROSOFT.CONCAT([.A595];[.B595];[.C595];[.D595])" office:value-type="string" office:string-value="list0.add(trans594);" calcext:value-type="string">
            <text:p>list0.add(trans5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);</text:p>
          </table:table-cell>
          <table:table-cell table:formula="of:=COM.MICROSOFT.CONCAT([.A596];[.B596];[.C596];[.D596])" office:value-type="string" office:string-value="list0.add(trans595);" calcext:value-type="string">
            <text:p>list0.add(trans5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);</text:p>
          </table:table-cell>
          <table:table-cell table:formula="of:=COM.MICROSOFT.CONCAT([.A597];[.B597];[.C597];[.D597])" office:value-type="string" office:string-value="list0.add(trans596);" calcext:value-type="string">
            <text:p>list0.add(trans5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);</text:p>
          </table:table-cell>
          <table:table-cell table:formula="of:=COM.MICROSOFT.CONCAT([.A598];[.B598];[.C598];[.D598])" office:value-type="string" office:string-value="list0.add(trans597);" calcext:value-type="string">
            <text:p>list0.add(trans5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);</text:p>
          </table:table-cell>
          <table:table-cell table:formula="of:=COM.MICROSOFT.CONCAT([.A599];[.B599];[.C599];[.D599])" office:value-type="string" office:string-value="list0.add(trans598);" calcext:value-type="string">
            <text:p>list0.add(trans5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);</text:p>
          </table:table-cell>
          <table:table-cell table:formula="of:=COM.MICROSOFT.CONCAT([.A600];[.B600];[.C600];[.D600])" office:value-type="string" office:string-value="list0.add(trans599);" calcext:value-type="string">
            <text:p>list0.add(trans5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);</text:p>
          </table:table-cell>
          <table:table-cell table:formula="of:=COM.MICROSOFT.CONCAT([.A601];[.B601];[.C601];[.D601])" office:value-type="string" office:string-value="list0.add(trans600);" calcext:value-type="string">
            <text:p>list0.add(trans6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);</text:p>
          </table:table-cell>
          <table:table-cell table:formula="of:=COM.MICROSOFT.CONCAT([.A602];[.B602];[.C602];[.D602])" office:value-type="string" office:string-value="list0.add(trans601);" calcext:value-type="string">
            <text:p>list0.add(trans6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);</text:p>
          </table:table-cell>
          <table:table-cell table:formula="of:=COM.MICROSOFT.CONCAT([.A603];[.B603];[.C603];[.D603])" office:value-type="string" office:string-value="list0.add(trans602);" calcext:value-type="string">
            <text:p>list0.add(trans6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);</text:p>
          </table:table-cell>
          <table:table-cell table:formula="of:=COM.MICROSOFT.CONCAT([.A604];[.B604];[.C604];[.D604])" office:value-type="string" office:string-value="list0.add(trans603);" calcext:value-type="string">
            <text:p>list0.add(trans6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);</text:p>
          </table:table-cell>
          <table:table-cell table:formula="of:=COM.MICROSOFT.CONCAT([.A605];[.B605];[.C605];[.D605])" office:value-type="string" office:string-value="list0.add(trans604);" calcext:value-type="string">
            <text:p>list0.add(trans6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);</text:p>
          </table:table-cell>
          <table:table-cell table:formula="of:=COM.MICROSOFT.CONCAT([.A606];[.B606];[.C606];[.D606])" office:value-type="string" office:string-value="list0.add(trans605);" calcext:value-type="string">
            <text:p>list0.add(trans6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);</text:p>
          </table:table-cell>
          <table:table-cell table:formula="of:=COM.MICROSOFT.CONCAT([.A607];[.B607];[.C607];[.D607])" office:value-type="string" office:string-value="list0.add(trans606);" calcext:value-type="string">
            <text:p>list0.add(trans6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);</text:p>
          </table:table-cell>
          <table:table-cell table:formula="of:=COM.MICROSOFT.CONCAT([.A608];[.B608];[.C608];[.D608])" office:value-type="string" office:string-value="list0.add(trans607);" calcext:value-type="string">
            <text:p>list0.add(trans6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);</text:p>
          </table:table-cell>
          <table:table-cell table:formula="of:=COM.MICROSOFT.CONCAT([.A609];[.B609];[.C609];[.D609])" office:value-type="string" office:string-value="list0.add(trans608);" calcext:value-type="string">
            <text:p>list0.add(trans6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);</text:p>
          </table:table-cell>
          <table:table-cell table:formula="of:=COM.MICROSOFT.CONCAT([.A610];[.B610];[.C610];[.D610])" office:value-type="string" office:string-value="list0.add(trans609);" calcext:value-type="string">
            <text:p>list0.add(trans6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);</text:p>
          </table:table-cell>
          <table:table-cell table:formula="of:=COM.MICROSOFT.CONCAT([.A611];[.B611];[.C611];[.D611])" office:value-type="string" office:string-value="list0.add(trans610);" calcext:value-type="string">
            <text:p>list0.add(trans6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);</text:p>
          </table:table-cell>
          <table:table-cell table:formula="of:=COM.MICROSOFT.CONCAT([.A612];[.B612];[.C612];[.D612])" office:value-type="string" office:string-value="list0.add(trans611);" calcext:value-type="string">
            <text:p>list0.add(trans6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);</text:p>
          </table:table-cell>
          <table:table-cell table:formula="of:=COM.MICROSOFT.CONCAT([.A613];[.B613];[.C613];[.D613])" office:value-type="string" office:string-value="list0.add(trans612);" calcext:value-type="string">
            <text:p>list0.add(trans6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);</text:p>
          </table:table-cell>
          <table:table-cell table:formula="of:=COM.MICROSOFT.CONCAT([.A614];[.B614];[.C614];[.D614])" office:value-type="string" office:string-value="list0.add(trans613);" calcext:value-type="string">
            <text:p>list0.add(trans6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);</text:p>
          </table:table-cell>
          <table:table-cell table:formula="of:=COM.MICROSOFT.CONCAT([.A615];[.B615];[.C615];[.D615])" office:value-type="string" office:string-value="list0.add(trans614);" calcext:value-type="string">
            <text:p>list0.add(trans6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);</text:p>
          </table:table-cell>
          <table:table-cell table:formula="of:=COM.MICROSOFT.CONCAT([.A616];[.B616];[.C616];[.D616])" office:value-type="string" office:string-value="list0.add(trans615);" calcext:value-type="string">
            <text:p>list0.add(trans6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);</text:p>
          </table:table-cell>
          <table:table-cell table:formula="of:=COM.MICROSOFT.CONCAT([.A617];[.B617];[.C617];[.D617])" office:value-type="string" office:string-value="list0.add(trans616);" calcext:value-type="string">
            <text:p>list0.add(trans6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);</text:p>
          </table:table-cell>
          <table:table-cell table:formula="of:=COM.MICROSOFT.CONCAT([.A618];[.B618];[.C618];[.D618])" office:value-type="string" office:string-value="list0.add(trans617);" calcext:value-type="string">
            <text:p>list0.add(trans6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);</text:p>
          </table:table-cell>
          <table:table-cell table:formula="of:=COM.MICROSOFT.CONCAT([.A619];[.B619];[.C619];[.D619])" office:value-type="string" office:string-value="list0.add(trans618);" calcext:value-type="string">
            <text:p>list0.add(trans6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);</text:p>
          </table:table-cell>
          <table:table-cell table:formula="of:=COM.MICROSOFT.CONCAT([.A620];[.B620];[.C620];[.D620])" office:value-type="string" office:string-value="list0.add(trans619);" calcext:value-type="string">
            <text:p>list0.add(trans6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);</text:p>
          </table:table-cell>
          <table:table-cell table:formula="of:=COM.MICROSOFT.CONCAT([.A621];[.B621];[.C621];[.D621])" office:value-type="string" office:string-value="list0.add(trans620);" calcext:value-type="string">
            <text:p>list0.add(trans6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);</text:p>
          </table:table-cell>
          <table:table-cell table:formula="of:=COM.MICROSOFT.CONCAT([.A622];[.B622];[.C622];[.D622])" office:value-type="string" office:string-value="list0.add(trans621);" calcext:value-type="string">
            <text:p>list0.add(trans6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);</text:p>
          </table:table-cell>
          <table:table-cell table:formula="of:=COM.MICROSOFT.CONCAT([.A623];[.B623];[.C623];[.D623])" office:value-type="string" office:string-value="list0.add(trans622);" calcext:value-type="string">
            <text:p>list0.add(trans6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);</text:p>
          </table:table-cell>
          <table:table-cell table:formula="of:=COM.MICROSOFT.CONCAT([.A624];[.B624];[.C624];[.D624])" office:value-type="string" office:string-value="list0.add(trans623);" calcext:value-type="string">
            <text:p>list0.add(trans6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);</text:p>
          </table:table-cell>
          <table:table-cell table:formula="of:=COM.MICROSOFT.CONCAT([.A625];[.B625];[.C625];[.D625])" office:value-type="string" office:string-value="list0.add(trans624);" calcext:value-type="string">
            <text:p>list0.add(trans6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);</text:p>
          </table:table-cell>
          <table:table-cell table:formula="of:=COM.MICROSOFT.CONCAT([.A626];[.B626];[.C626];[.D626])" office:value-type="string" office:string-value="list0.add(trans625);" calcext:value-type="string">
            <text:p>list0.add(trans6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);</text:p>
          </table:table-cell>
          <table:table-cell table:formula="of:=COM.MICROSOFT.CONCAT([.A627];[.B627];[.C627];[.D627])" office:value-type="string" office:string-value="list0.add(trans626);" calcext:value-type="string">
            <text:p>list0.add(trans6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);</text:p>
          </table:table-cell>
          <table:table-cell table:formula="of:=COM.MICROSOFT.CONCAT([.A628];[.B628];[.C628];[.D628])" office:value-type="string" office:string-value="list0.add(trans627);" calcext:value-type="string">
            <text:p>list0.add(trans6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);</text:p>
          </table:table-cell>
          <table:table-cell table:formula="of:=COM.MICROSOFT.CONCAT([.A629];[.B629];[.C629];[.D629])" office:value-type="string" office:string-value="list0.add(trans628);" calcext:value-type="string">
            <text:p>list0.add(trans6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);</text:p>
          </table:table-cell>
          <table:table-cell table:formula="of:=COM.MICROSOFT.CONCAT([.A630];[.B630];[.C630];[.D630])" office:value-type="string" office:string-value="list0.add(trans629);" calcext:value-type="string">
            <text:p>list0.add(trans6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);</text:p>
          </table:table-cell>
          <table:table-cell table:formula="of:=COM.MICROSOFT.CONCAT([.A631];[.B631];[.C631];[.D631])" office:value-type="string" office:string-value="list0.add(trans630);" calcext:value-type="string">
            <text:p>list0.add(trans6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);</text:p>
          </table:table-cell>
          <table:table-cell table:formula="of:=COM.MICROSOFT.CONCAT([.A632];[.B632];[.C632];[.D632])" office:value-type="string" office:string-value="list0.add(trans631);" calcext:value-type="string">
            <text:p>list0.add(trans6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);</text:p>
          </table:table-cell>
          <table:table-cell table:formula="of:=COM.MICROSOFT.CONCAT([.A633];[.B633];[.C633];[.D633])" office:value-type="string" office:string-value="list0.add(trans632);" calcext:value-type="string">
            <text:p>list0.add(trans6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);</text:p>
          </table:table-cell>
          <table:table-cell table:formula="of:=COM.MICROSOFT.CONCAT([.A634];[.B634];[.C634];[.D634])" office:value-type="string" office:string-value="list0.add(trans633);" calcext:value-type="string">
            <text:p>list0.add(trans6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);</text:p>
          </table:table-cell>
          <table:table-cell table:formula="of:=COM.MICROSOFT.CONCAT([.A635];[.B635];[.C635];[.D635])" office:value-type="string" office:string-value="list0.add(trans634);" calcext:value-type="string">
            <text:p>list0.add(trans6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);</text:p>
          </table:table-cell>
          <table:table-cell table:formula="of:=COM.MICROSOFT.CONCAT([.A636];[.B636];[.C636];[.D636])" office:value-type="string" office:string-value="list0.add(trans635);" calcext:value-type="string">
            <text:p>list0.add(trans6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);</text:p>
          </table:table-cell>
          <table:table-cell table:formula="of:=COM.MICROSOFT.CONCAT([.A637];[.B637];[.C637];[.D637])" office:value-type="string" office:string-value="list0.add(trans636);" calcext:value-type="string">
            <text:p>list0.add(trans6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);</text:p>
          </table:table-cell>
          <table:table-cell table:formula="of:=COM.MICROSOFT.CONCAT([.A638];[.B638];[.C638];[.D638])" office:value-type="string" office:string-value="list0.add(trans637);" calcext:value-type="string">
            <text:p>list0.add(trans6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);</text:p>
          </table:table-cell>
          <table:table-cell table:formula="of:=COM.MICROSOFT.CONCAT([.A639];[.B639];[.C639];[.D639])" office:value-type="string" office:string-value="list0.add(trans638);" calcext:value-type="string">
            <text:p>list0.add(trans6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);</text:p>
          </table:table-cell>
          <table:table-cell table:formula="of:=COM.MICROSOFT.CONCAT([.A640];[.B640];[.C640];[.D640])" office:value-type="string" office:string-value="list0.add(trans639);" calcext:value-type="string">
            <text:p>list0.add(trans6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);</text:p>
          </table:table-cell>
          <table:table-cell table:formula="of:=COM.MICROSOFT.CONCAT([.A641];[.B641];[.C641];[.D641])" office:value-type="string" office:string-value="list0.add(trans640);" calcext:value-type="string">
            <text:p>list0.add(trans6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);</text:p>
          </table:table-cell>
          <table:table-cell table:formula="of:=COM.MICROSOFT.CONCAT([.A642];[.B642];[.C642];[.D642])" office:value-type="string" office:string-value="list0.add(trans641);" calcext:value-type="string">
            <text:p>list0.add(trans6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);</text:p>
          </table:table-cell>
          <table:table-cell table:formula="of:=COM.MICROSOFT.CONCAT([.A643];[.B643];[.C643];[.D643])" office:value-type="string" office:string-value="list0.add(trans642);" calcext:value-type="string">
            <text:p>list0.add(trans6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);</text:p>
          </table:table-cell>
          <table:table-cell table:formula="of:=COM.MICROSOFT.CONCAT([.A644];[.B644];[.C644];[.D644])" office:value-type="string" office:string-value="list0.add(trans643);" calcext:value-type="string">
            <text:p>list0.add(trans6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);</text:p>
          </table:table-cell>
          <table:table-cell table:formula="of:=COM.MICROSOFT.CONCAT([.A645];[.B645];[.C645];[.D645])" office:value-type="string" office:string-value="list0.add(trans644);" calcext:value-type="string">
            <text:p>list0.add(trans6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);</text:p>
          </table:table-cell>
          <table:table-cell table:formula="of:=COM.MICROSOFT.CONCAT([.A646];[.B646];[.C646];[.D646])" office:value-type="string" office:string-value="list0.add(trans645);" calcext:value-type="string">
            <text:p>list0.add(trans6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);</text:p>
          </table:table-cell>
          <table:table-cell table:formula="of:=COM.MICROSOFT.CONCAT([.A647];[.B647];[.C647];[.D647])" office:value-type="string" office:string-value="list0.add(trans646);" calcext:value-type="string">
            <text:p>list0.add(trans6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);</text:p>
          </table:table-cell>
          <table:table-cell table:formula="of:=COM.MICROSOFT.CONCAT([.A648];[.B648];[.C648];[.D648])" office:value-type="string" office:string-value="list0.add(trans647);" calcext:value-type="string">
            <text:p>list0.add(trans6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);</text:p>
          </table:table-cell>
          <table:table-cell table:formula="of:=COM.MICROSOFT.CONCAT([.A649];[.B649];[.C649];[.D649])" office:value-type="string" office:string-value="list0.add(trans648);" calcext:value-type="string">
            <text:p>list0.add(trans6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);</text:p>
          </table:table-cell>
          <table:table-cell table:formula="of:=COM.MICROSOFT.CONCAT([.A650];[.B650];[.C650];[.D650])" office:value-type="string" office:string-value="list0.add(trans649);" calcext:value-type="string">
            <text:p>list0.add(trans6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);</text:p>
          </table:table-cell>
          <table:table-cell table:formula="of:=COM.MICROSOFT.CONCAT([.A651];[.B651];[.C651];[.D651])" office:value-type="string" office:string-value="list0.add(trans650);" calcext:value-type="string">
            <text:p>list0.add(trans6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);</text:p>
          </table:table-cell>
          <table:table-cell table:formula="of:=COM.MICROSOFT.CONCAT([.A652];[.B652];[.C652];[.D652])" office:value-type="string" office:string-value="list0.add(trans651);" calcext:value-type="string">
            <text:p>list0.add(trans6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);</text:p>
          </table:table-cell>
          <table:table-cell table:formula="of:=COM.MICROSOFT.CONCAT([.A653];[.B653];[.C653];[.D653])" office:value-type="string" office:string-value="list0.add(trans652);" calcext:value-type="string">
            <text:p>list0.add(trans6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);</text:p>
          </table:table-cell>
          <table:table-cell table:formula="of:=COM.MICROSOFT.CONCAT([.A654];[.B654];[.C654];[.D654])" office:value-type="string" office:string-value="list0.add(trans653);" calcext:value-type="string">
            <text:p>list0.add(trans6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);</text:p>
          </table:table-cell>
          <table:table-cell table:formula="of:=COM.MICROSOFT.CONCAT([.A655];[.B655];[.C655];[.D655])" office:value-type="string" office:string-value="list0.add(trans654);" calcext:value-type="string">
            <text:p>list0.add(trans6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);</text:p>
          </table:table-cell>
          <table:table-cell table:formula="of:=COM.MICROSOFT.CONCAT([.A656];[.B656];[.C656];[.D656])" office:value-type="string" office:string-value="list0.add(trans655);" calcext:value-type="string">
            <text:p>list0.add(trans6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);</text:p>
          </table:table-cell>
          <table:table-cell table:formula="of:=COM.MICROSOFT.CONCAT([.A657];[.B657];[.C657];[.D657])" office:value-type="string" office:string-value="list0.add(trans656);" calcext:value-type="string">
            <text:p>list0.add(trans6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);</text:p>
          </table:table-cell>
          <table:table-cell table:formula="of:=COM.MICROSOFT.CONCAT([.A658];[.B658];[.C658];[.D658])" office:value-type="string" office:string-value="list0.add(trans657);" calcext:value-type="string">
            <text:p>list0.add(trans6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);</text:p>
          </table:table-cell>
          <table:table-cell table:formula="of:=COM.MICROSOFT.CONCAT([.A659];[.B659];[.C659];[.D659])" office:value-type="string" office:string-value="list0.add(trans658);" calcext:value-type="string">
            <text:p>list0.add(trans6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);</text:p>
          </table:table-cell>
          <table:table-cell table:formula="of:=COM.MICROSOFT.CONCAT([.A660];[.B660];[.C660];[.D660])" office:value-type="string" office:string-value="list0.add(trans659);" calcext:value-type="string">
            <text:p>list0.add(trans6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);</text:p>
          </table:table-cell>
          <table:table-cell table:formula="of:=COM.MICROSOFT.CONCAT([.A661];[.B661];[.C661];[.D661])" office:value-type="string" office:string-value="list0.add(trans660);" calcext:value-type="string">
            <text:p>list0.add(trans6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);</text:p>
          </table:table-cell>
          <table:table-cell table:formula="of:=COM.MICROSOFT.CONCAT([.A662];[.B662];[.C662];[.D662])" office:value-type="string" office:string-value="list0.add(trans661);" calcext:value-type="string">
            <text:p>list0.add(trans6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);</text:p>
          </table:table-cell>
          <table:table-cell table:formula="of:=COM.MICROSOFT.CONCAT([.A663];[.B663];[.C663];[.D663])" office:value-type="string" office:string-value="list0.add(trans662);" calcext:value-type="string">
            <text:p>list0.add(trans6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);</text:p>
          </table:table-cell>
          <table:table-cell table:formula="of:=COM.MICROSOFT.CONCAT([.A664];[.B664];[.C664];[.D664])" office:value-type="string" office:string-value="list0.add(trans663);" calcext:value-type="string">
            <text:p>list0.add(trans6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);</text:p>
          </table:table-cell>
          <table:table-cell table:formula="of:=COM.MICROSOFT.CONCAT([.A665];[.B665];[.C665];[.D665])" office:value-type="string" office:string-value="list0.add(trans664);" calcext:value-type="string">
            <text:p>list0.add(trans6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);</text:p>
          </table:table-cell>
          <table:table-cell table:formula="of:=COM.MICROSOFT.CONCAT([.A666];[.B666];[.C666];[.D666])" office:value-type="string" office:string-value="list0.add(trans665);" calcext:value-type="string">
            <text:p>list0.add(trans6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);</text:p>
          </table:table-cell>
          <table:table-cell table:formula="of:=COM.MICROSOFT.CONCAT([.A667];[.B667];[.C667];[.D667])" office:value-type="string" office:string-value="list0.add(trans666);" calcext:value-type="string">
            <text:p>list0.add(trans6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);</text:p>
          </table:table-cell>
          <table:table-cell table:formula="of:=COM.MICROSOFT.CONCAT([.A668];[.B668];[.C668];[.D668])" office:value-type="string" office:string-value="list0.add(trans667);" calcext:value-type="string">
            <text:p>list0.add(trans6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);</text:p>
          </table:table-cell>
          <table:table-cell table:formula="of:=COM.MICROSOFT.CONCAT([.A669];[.B669];[.C669];[.D669])" office:value-type="string" office:string-value="list0.add(trans668);" calcext:value-type="string">
            <text:p>list0.add(trans6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);</text:p>
          </table:table-cell>
          <table:table-cell table:formula="of:=COM.MICROSOFT.CONCAT([.A670];[.B670];[.C670];[.D670])" office:value-type="string" office:string-value="list0.add(trans669);" calcext:value-type="string">
            <text:p>list0.add(trans6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);</text:p>
          </table:table-cell>
          <table:table-cell table:formula="of:=COM.MICROSOFT.CONCAT([.A671];[.B671];[.C671];[.D671])" office:value-type="string" office:string-value="list0.add(trans670);" calcext:value-type="string">
            <text:p>list0.add(trans6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);</text:p>
          </table:table-cell>
          <table:table-cell table:formula="of:=COM.MICROSOFT.CONCAT([.A672];[.B672];[.C672];[.D672])" office:value-type="string" office:string-value="list0.add(trans671);" calcext:value-type="string">
            <text:p>list0.add(trans6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);</text:p>
          </table:table-cell>
          <table:table-cell table:formula="of:=COM.MICROSOFT.CONCAT([.A673];[.B673];[.C673];[.D673])" office:value-type="string" office:string-value="list0.add(trans672);" calcext:value-type="string">
            <text:p>list0.add(trans6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);</text:p>
          </table:table-cell>
          <table:table-cell table:formula="of:=COM.MICROSOFT.CONCAT([.A674];[.B674];[.C674];[.D674])" office:value-type="string" office:string-value="list0.add(trans673);" calcext:value-type="string">
            <text:p>list0.add(trans6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);</text:p>
          </table:table-cell>
          <table:table-cell table:formula="of:=COM.MICROSOFT.CONCAT([.A675];[.B675];[.C675];[.D675])" office:value-type="string" office:string-value="list0.add(trans674);" calcext:value-type="string">
            <text:p>list0.add(trans6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);</text:p>
          </table:table-cell>
          <table:table-cell table:formula="of:=COM.MICROSOFT.CONCAT([.A676];[.B676];[.C676];[.D676])" office:value-type="string" office:string-value="list0.add(trans675);" calcext:value-type="string">
            <text:p>list0.add(trans6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);</text:p>
          </table:table-cell>
          <table:table-cell table:formula="of:=COM.MICROSOFT.CONCAT([.A677];[.B677];[.C677];[.D677])" office:value-type="string" office:string-value="list0.add(trans676);" calcext:value-type="string">
            <text:p>list0.add(trans6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);</text:p>
          </table:table-cell>
          <table:table-cell table:formula="of:=COM.MICROSOFT.CONCAT([.A678];[.B678];[.C678];[.D678])" office:value-type="string" office:string-value="list0.add(trans677);" calcext:value-type="string">
            <text:p>list0.add(trans6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);</text:p>
          </table:table-cell>
          <table:table-cell table:formula="of:=COM.MICROSOFT.CONCAT([.A679];[.B679];[.C679];[.D679])" office:value-type="string" office:string-value="list0.add(trans678);" calcext:value-type="string">
            <text:p>list0.add(trans6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);</text:p>
          </table:table-cell>
          <table:table-cell table:formula="of:=COM.MICROSOFT.CONCAT([.A680];[.B680];[.C680];[.D680])" office:value-type="string" office:string-value="list0.add(trans679);" calcext:value-type="string">
            <text:p>list0.add(trans6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);</text:p>
          </table:table-cell>
          <table:table-cell table:formula="of:=COM.MICROSOFT.CONCAT([.A681];[.B681];[.C681];[.D681])" office:value-type="string" office:string-value="list0.add(trans680);" calcext:value-type="string">
            <text:p>list0.add(trans6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);</text:p>
          </table:table-cell>
          <table:table-cell table:formula="of:=COM.MICROSOFT.CONCAT([.A682];[.B682];[.C682];[.D682])" office:value-type="string" office:string-value="list0.add(trans681);" calcext:value-type="string">
            <text:p>list0.add(trans6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);</text:p>
          </table:table-cell>
          <table:table-cell table:formula="of:=COM.MICROSOFT.CONCAT([.A683];[.B683];[.C683];[.D683])" office:value-type="string" office:string-value="list0.add(trans682);" calcext:value-type="string">
            <text:p>list0.add(trans6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);</text:p>
          </table:table-cell>
          <table:table-cell table:formula="of:=COM.MICROSOFT.CONCAT([.A684];[.B684];[.C684];[.D684])" office:value-type="string" office:string-value="list0.add(trans683);" calcext:value-type="string">
            <text:p>list0.add(trans6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);</text:p>
          </table:table-cell>
          <table:table-cell table:formula="of:=COM.MICROSOFT.CONCAT([.A685];[.B685];[.C685];[.D685])" office:value-type="string" office:string-value="list0.add(trans684);" calcext:value-type="string">
            <text:p>list0.add(trans6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);</text:p>
          </table:table-cell>
          <table:table-cell table:formula="of:=COM.MICROSOFT.CONCAT([.A686];[.B686];[.C686];[.D686])" office:value-type="string" office:string-value="list0.add(trans685);" calcext:value-type="string">
            <text:p>list0.add(trans6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);</text:p>
          </table:table-cell>
          <table:table-cell table:formula="of:=COM.MICROSOFT.CONCAT([.A687];[.B687];[.C687];[.D687])" office:value-type="string" office:string-value="list0.add(trans686);" calcext:value-type="string">
            <text:p>list0.add(trans6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);</text:p>
          </table:table-cell>
          <table:table-cell table:formula="of:=COM.MICROSOFT.CONCAT([.A688];[.B688];[.C688];[.D688])" office:value-type="string" office:string-value="list0.add(trans687);" calcext:value-type="string">
            <text:p>list0.add(trans6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);</text:p>
          </table:table-cell>
          <table:table-cell table:formula="of:=COM.MICROSOFT.CONCAT([.A689];[.B689];[.C689];[.D689])" office:value-type="string" office:string-value="list0.add(trans688);" calcext:value-type="string">
            <text:p>list0.add(trans6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);</text:p>
          </table:table-cell>
          <table:table-cell table:formula="of:=COM.MICROSOFT.CONCAT([.A690];[.B690];[.C690];[.D690])" office:value-type="string" office:string-value="list0.add(trans689);" calcext:value-type="string">
            <text:p>list0.add(trans6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);</text:p>
          </table:table-cell>
          <table:table-cell table:formula="of:=COM.MICROSOFT.CONCAT([.A691];[.B691];[.C691];[.D691])" office:value-type="string" office:string-value="list0.add(trans690);" calcext:value-type="string">
            <text:p>list0.add(trans6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);</text:p>
          </table:table-cell>
          <table:table-cell table:formula="of:=COM.MICROSOFT.CONCAT([.A692];[.B692];[.C692];[.D692])" office:value-type="string" office:string-value="list0.add(trans691);" calcext:value-type="string">
            <text:p>list0.add(trans6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);</text:p>
          </table:table-cell>
          <table:table-cell table:formula="of:=COM.MICROSOFT.CONCAT([.A693];[.B693];[.C693];[.D693])" office:value-type="string" office:string-value="list0.add(trans692);" calcext:value-type="string">
            <text:p>list0.add(trans6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);</text:p>
          </table:table-cell>
          <table:table-cell table:formula="of:=COM.MICROSOFT.CONCAT([.A694];[.B694];[.C694];[.D694])" office:value-type="string" office:string-value="list0.add(trans693);" calcext:value-type="string">
            <text:p>list0.add(trans6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);</text:p>
          </table:table-cell>
          <table:table-cell table:formula="of:=COM.MICROSOFT.CONCAT([.A695];[.B695];[.C695];[.D695])" office:value-type="string" office:string-value="list0.add(trans694);" calcext:value-type="string">
            <text:p>list0.add(trans6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);</text:p>
          </table:table-cell>
          <table:table-cell table:formula="of:=COM.MICROSOFT.CONCAT([.A696];[.B696];[.C696];[.D696])" office:value-type="string" office:string-value="list0.add(trans695);" calcext:value-type="string">
            <text:p>list0.add(trans6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);</text:p>
          </table:table-cell>
          <table:table-cell table:formula="of:=COM.MICROSOFT.CONCAT([.A697];[.B697];[.C697];[.D697])" office:value-type="string" office:string-value="list0.add(trans696);" calcext:value-type="string">
            <text:p>list0.add(trans6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);</text:p>
          </table:table-cell>
          <table:table-cell table:formula="of:=COM.MICROSOFT.CONCAT([.A698];[.B698];[.C698];[.D698])" office:value-type="string" office:string-value="list0.add(trans697);" calcext:value-type="string">
            <text:p>list0.add(trans6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);</text:p>
          </table:table-cell>
          <table:table-cell table:formula="of:=COM.MICROSOFT.CONCAT([.A699];[.B699];[.C699];[.D699])" office:value-type="string" office:string-value="list0.add(trans698);" calcext:value-type="string">
            <text:p>list0.add(trans6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);</text:p>
          </table:table-cell>
          <table:table-cell table:formula="of:=COM.MICROSOFT.CONCAT([.A700];[.B700];[.C700];[.D700])" office:value-type="string" office:string-value="list0.add(trans699);" calcext:value-type="string">
            <text:p>list0.add(trans6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);</text:p>
          </table:table-cell>
          <table:table-cell table:formula="of:=COM.MICROSOFT.CONCAT([.A701];[.B701];[.C701];[.D701])" office:value-type="string" office:string-value="list0.add(trans700);" calcext:value-type="string">
            <text:p>list0.add(trans7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);</text:p>
          </table:table-cell>
          <table:table-cell table:formula="of:=COM.MICROSOFT.CONCAT([.A702];[.B702];[.C702];[.D702])" office:value-type="string" office:string-value="list0.add(trans701);" calcext:value-type="string">
            <text:p>list0.add(trans7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);</text:p>
          </table:table-cell>
          <table:table-cell table:formula="of:=COM.MICROSOFT.CONCAT([.A703];[.B703];[.C703];[.D703])" office:value-type="string" office:string-value="list0.add(trans702);" calcext:value-type="string">
            <text:p>list0.add(trans7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);</text:p>
          </table:table-cell>
          <table:table-cell table:formula="of:=COM.MICROSOFT.CONCAT([.A704];[.B704];[.C704];[.D704])" office:value-type="string" office:string-value="list0.add(trans703);" calcext:value-type="string">
            <text:p>list0.add(trans7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);</text:p>
          </table:table-cell>
          <table:table-cell table:formula="of:=COM.MICROSOFT.CONCAT([.A705];[.B705];[.C705];[.D705])" office:value-type="string" office:string-value="list0.add(trans704);" calcext:value-type="string">
            <text:p>list0.add(trans7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);</text:p>
          </table:table-cell>
          <table:table-cell table:formula="of:=COM.MICROSOFT.CONCAT([.A706];[.B706];[.C706];[.D706])" office:value-type="string" office:string-value="list0.add(trans705);" calcext:value-type="string">
            <text:p>list0.add(trans7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);</text:p>
          </table:table-cell>
          <table:table-cell table:formula="of:=COM.MICROSOFT.CONCAT([.A707];[.B707];[.C707];[.D707])" office:value-type="string" office:string-value="list0.add(trans706);" calcext:value-type="string">
            <text:p>list0.add(trans7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);</text:p>
          </table:table-cell>
          <table:table-cell table:formula="of:=COM.MICROSOFT.CONCAT([.A708];[.B708];[.C708];[.D708])" office:value-type="string" office:string-value="list0.add(trans707);" calcext:value-type="string">
            <text:p>list0.add(trans7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);</text:p>
          </table:table-cell>
          <table:table-cell table:formula="of:=COM.MICROSOFT.CONCAT([.A709];[.B709];[.C709];[.D709])" office:value-type="string" office:string-value="list0.add(trans708);" calcext:value-type="string">
            <text:p>list0.add(trans7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);</text:p>
          </table:table-cell>
          <table:table-cell table:formula="of:=COM.MICROSOFT.CONCAT([.A710];[.B710];[.C710];[.D710])" office:value-type="string" office:string-value="list0.add(trans709);" calcext:value-type="string">
            <text:p>list0.add(trans7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);</text:p>
          </table:table-cell>
          <table:table-cell table:formula="of:=COM.MICROSOFT.CONCAT([.A711];[.B711];[.C711];[.D711])" office:value-type="string" office:string-value="list0.add(trans710);" calcext:value-type="string">
            <text:p>list0.add(trans7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);</text:p>
          </table:table-cell>
          <table:table-cell table:formula="of:=COM.MICROSOFT.CONCAT([.A712];[.B712];[.C712];[.D712])" office:value-type="string" office:string-value="list0.add(trans711);" calcext:value-type="string">
            <text:p>list0.add(trans7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);</text:p>
          </table:table-cell>
          <table:table-cell table:formula="of:=COM.MICROSOFT.CONCAT([.A713];[.B713];[.C713];[.D713])" office:value-type="string" office:string-value="list0.add(trans712);" calcext:value-type="string">
            <text:p>list0.add(trans7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);</text:p>
          </table:table-cell>
          <table:table-cell table:formula="of:=COM.MICROSOFT.CONCAT([.A714];[.B714];[.C714];[.D714])" office:value-type="string" office:string-value="list0.add(trans713);" calcext:value-type="string">
            <text:p>list0.add(trans7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);</text:p>
          </table:table-cell>
          <table:table-cell table:formula="of:=COM.MICROSOFT.CONCAT([.A715];[.B715];[.C715];[.D715])" office:value-type="string" office:string-value="list0.add(trans714);" calcext:value-type="string">
            <text:p>list0.add(trans7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);</text:p>
          </table:table-cell>
          <table:table-cell table:formula="of:=COM.MICROSOFT.CONCAT([.A716];[.B716];[.C716];[.D716])" office:value-type="string" office:string-value="list0.add(trans715);" calcext:value-type="string">
            <text:p>list0.add(trans7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);</text:p>
          </table:table-cell>
          <table:table-cell table:formula="of:=COM.MICROSOFT.CONCAT([.A717];[.B717];[.C717];[.D717])" office:value-type="string" office:string-value="list0.add(trans716);" calcext:value-type="string">
            <text:p>list0.add(trans7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);</text:p>
          </table:table-cell>
          <table:table-cell table:formula="of:=COM.MICROSOFT.CONCAT([.A718];[.B718];[.C718];[.D718])" office:value-type="string" office:string-value="list0.add(trans717);" calcext:value-type="string">
            <text:p>list0.add(trans7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);</text:p>
          </table:table-cell>
          <table:table-cell table:formula="of:=COM.MICROSOFT.CONCAT([.A719];[.B719];[.C719];[.D719])" office:value-type="string" office:string-value="list0.add(trans718);" calcext:value-type="string">
            <text:p>list0.add(trans7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);</text:p>
          </table:table-cell>
          <table:table-cell table:formula="of:=COM.MICROSOFT.CONCAT([.A720];[.B720];[.C720];[.D720])" office:value-type="string" office:string-value="list0.add(trans719);" calcext:value-type="string">
            <text:p>list0.add(trans7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);</text:p>
          </table:table-cell>
          <table:table-cell table:formula="of:=COM.MICROSOFT.CONCAT([.A721];[.B721];[.C721];[.D721])" office:value-type="string" office:string-value="list0.add(trans720);" calcext:value-type="string">
            <text:p>list0.add(trans7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);</text:p>
          </table:table-cell>
          <table:table-cell table:formula="of:=COM.MICROSOFT.CONCAT([.A722];[.B722];[.C722];[.D722])" office:value-type="string" office:string-value="list0.add(trans721);" calcext:value-type="string">
            <text:p>list0.add(trans7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);</text:p>
          </table:table-cell>
          <table:table-cell table:formula="of:=COM.MICROSOFT.CONCAT([.A723];[.B723];[.C723];[.D723])" office:value-type="string" office:string-value="list0.add(trans722);" calcext:value-type="string">
            <text:p>list0.add(trans7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);</text:p>
          </table:table-cell>
          <table:table-cell table:formula="of:=COM.MICROSOFT.CONCAT([.A724];[.B724];[.C724];[.D724])" office:value-type="string" office:string-value="list0.add(trans723);" calcext:value-type="string">
            <text:p>list0.add(trans7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);</text:p>
          </table:table-cell>
          <table:table-cell table:formula="of:=COM.MICROSOFT.CONCAT([.A725];[.B725];[.C725];[.D725])" office:value-type="string" office:string-value="list0.add(trans724);" calcext:value-type="string">
            <text:p>list0.add(trans7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);</text:p>
          </table:table-cell>
          <table:table-cell table:formula="of:=COM.MICROSOFT.CONCAT([.A726];[.B726];[.C726];[.D726])" office:value-type="string" office:string-value="list0.add(trans725);" calcext:value-type="string">
            <text:p>list0.add(trans7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);</text:p>
          </table:table-cell>
          <table:table-cell table:formula="of:=COM.MICROSOFT.CONCAT([.A727];[.B727];[.C727];[.D727])" office:value-type="string" office:string-value="list0.add(trans726);" calcext:value-type="string">
            <text:p>list0.add(trans7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);</text:p>
          </table:table-cell>
          <table:table-cell table:formula="of:=COM.MICROSOFT.CONCAT([.A728];[.B728];[.C728];[.D728])" office:value-type="string" office:string-value="list0.add(trans727);" calcext:value-type="string">
            <text:p>list0.add(trans7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);</text:p>
          </table:table-cell>
          <table:table-cell table:formula="of:=COM.MICROSOFT.CONCAT([.A729];[.B729];[.C729];[.D729])" office:value-type="string" office:string-value="list0.add(trans728);" calcext:value-type="string">
            <text:p>list0.add(trans7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);</text:p>
          </table:table-cell>
          <table:table-cell table:formula="of:=COM.MICROSOFT.CONCAT([.A730];[.B730];[.C730];[.D730])" office:value-type="string" office:string-value="list0.add(trans729);" calcext:value-type="string">
            <text:p>list0.add(trans7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);</text:p>
          </table:table-cell>
          <table:table-cell table:formula="of:=COM.MICROSOFT.CONCAT([.A731];[.B731];[.C731];[.D731])" office:value-type="string" office:string-value="list0.add(trans730);" calcext:value-type="string">
            <text:p>list0.add(trans7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);</text:p>
          </table:table-cell>
          <table:table-cell table:formula="of:=COM.MICROSOFT.CONCAT([.A732];[.B732];[.C732];[.D732])" office:value-type="string" office:string-value="list0.add(trans731);" calcext:value-type="string">
            <text:p>list0.add(trans7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);</text:p>
          </table:table-cell>
          <table:table-cell table:formula="of:=COM.MICROSOFT.CONCAT([.A733];[.B733];[.C733];[.D733])" office:value-type="string" office:string-value="list0.add(trans732);" calcext:value-type="string">
            <text:p>list0.add(trans7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);</text:p>
          </table:table-cell>
          <table:table-cell table:formula="of:=COM.MICROSOFT.CONCAT([.A734];[.B734];[.C734];[.D734])" office:value-type="string" office:string-value="list0.add(trans733);" calcext:value-type="string">
            <text:p>list0.add(trans7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);</text:p>
          </table:table-cell>
          <table:table-cell table:formula="of:=COM.MICROSOFT.CONCAT([.A735];[.B735];[.C735];[.D735])" office:value-type="string" office:string-value="list0.add(trans734);" calcext:value-type="string">
            <text:p>list0.add(trans7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);</text:p>
          </table:table-cell>
          <table:table-cell table:formula="of:=COM.MICROSOFT.CONCAT([.A736];[.B736];[.C736];[.D736])" office:value-type="string" office:string-value="list0.add(trans735);" calcext:value-type="string">
            <text:p>list0.add(trans7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);</text:p>
          </table:table-cell>
          <table:table-cell table:formula="of:=COM.MICROSOFT.CONCAT([.A737];[.B737];[.C737];[.D737])" office:value-type="string" office:string-value="list0.add(trans736);" calcext:value-type="string">
            <text:p>list0.add(trans7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);</text:p>
          </table:table-cell>
          <table:table-cell table:formula="of:=COM.MICROSOFT.CONCAT([.A738];[.B738];[.C738];[.D738])" office:value-type="string" office:string-value="list0.add(trans737);" calcext:value-type="string">
            <text:p>list0.add(trans7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);</text:p>
          </table:table-cell>
          <table:table-cell table:formula="of:=COM.MICROSOFT.CONCAT([.A739];[.B739];[.C739];[.D739])" office:value-type="string" office:string-value="list0.add(trans738);" calcext:value-type="string">
            <text:p>list0.add(trans7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);</text:p>
          </table:table-cell>
          <table:table-cell table:formula="of:=COM.MICROSOFT.CONCAT([.A740];[.B740];[.C740];[.D740])" office:value-type="string" office:string-value="list0.add(trans739);" calcext:value-type="string">
            <text:p>list0.add(trans7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);</text:p>
          </table:table-cell>
          <table:table-cell table:formula="of:=COM.MICROSOFT.CONCAT([.A741];[.B741];[.C741];[.D741])" office:value-type="string" office:string-value="list0.add(trans740);" calcext:value-type="string">
            <text:p>list0.add(trans7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);</text:p>
          </table:table-cell>
          <table:table-cell table:formula="of:=COM.MICROSOFT.CONCAT([.A742];[.B742];[.C742];[.D742])" office:value-type="string" office:string-value="list0.add(trans741);" calcext:value-type="string">
            <text:p>list0.add(trans7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);</text:p>
          </table:table-cell>
          <table:table-cell table:formula="of:=COM.MICROSOFT.CONCAT([.A743];[.B743];[.C743];[.D743])" office:value-type="string" office:string-value="list0.add(trans742);" calcext:value-type="string">
            <text:p>list0.add(trans7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);</text:p>
          </table:table-cell>
          <table:table-cell table:formula="of:=COM.MICROSOFT.CONCAT([.A744];[.B744];[.C744];[.D744])" office:value-type="string" office:string-value="list0.add(trans743);" calcext:value-type="string">
            <text:p>list0.add(trans7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);</text:p>
          </table:table-cell>
          <table:table-cell table:formula="of:=COM.MICROSOFT.CONCAT([.A745];[.B745];[.C745];[.D745])" office:value-type="string" office:string-value="list0.add(trans744);" calcext:value-type="string">
            <text:p>list0.add(trans7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);</text:p>
          </table:table-cell>
          <table:table-cell table:formula="of:=COM.MICROSOFT.CONCAT([.A746];[.B746];[.C746];[.D746])" office:value-type="string" office:string-value="list0.add(trans745);" calcext:value-type="string">
            <text:p>list0.add(trans7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);</text:p>
          </table:table-cell>
          <table:table-cell table:formula="of:=COM.MICROSOFT.CONCAT([.A747];[.B747];[.C747];[.D747])" office:value-type="string" office:string-value="list0.add(trans746);" calcext:value-type="string">
            <text:p>list0.add(trans7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);</text:p>
          </table:table-cell>
          <table:table-cell table:formula="of:=COM.MICROSOFT.CONCAT([.A748];[.B748];[.C748];[.D748])" office:value-type="string" office:string-value="list0.add(trans747);" calcext:value-type="string">
            <text:p>list0.add(trans7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);</text:p>
          </table:table-cell>
          <table:table-cell table:formula="of:=COM.MICROSOFT.CONCAT([.A749];[.B749];[.C749];[.D749])" office:value-type="string" office:string-value="list0.add(trans748);" calcext:value-type="string">
            <text:p>list0.add(trans7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);</text:p>
          </table:table-cell>
          <table:table-cell table:formula="of:=COM.MICROSOFT.CONCAT([.A750];[.B750];[.C750];[.D750])" office:value-type="string" office:string-value="list0.add(trans749);" calcext:value-type="string">
            <text:p>list0.add(trans7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);</text:p>
          </table:table-cell>
          <table:table-cell table:formula="of:=COM.MICROSOFT.CONCAT([.A751];[.B751];[.C751];[.D751])" office:value-type="string" office:string-value="list0.add(trans750);" calcext:value-type="string">
            <text:p>list0.add(trans7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);</text:p>
          </table:table-cell>
          <table:table-cell table:formula="of:=COM.MICROSOFT.CONCAT([.A752];[.B752];[.C752];[.D752])" office:value-type="string" office:string-value="list0.add(trans751);" calcext:value-type="string">
            <text:p>list0.add(trans7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);</text:p>
          </table:table-cell>
          <table:table-cell table:formula="of:=COM.MICROSOFT.CONCAT([.A753];[.B753];[.C753];[.D753])" office:value-type="string" office:string-value="list0.add(trans752);" calcext:value-type="string">
            <text:p>list0.add(trans7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);</text:p>
          </table:table-cell>
          <table:table-cell table:formula="of:=COM.MICROSOFT.CONCAT([.A754];[.B754];[.C754];[.D754])" office:value-type="string" office:string-value="list0.add(trans753);" calcext:value-type="string">
            <text:p>list0.add(trans7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);</text:p>
          </table:table-cell>
          <table:table-cell table:formula="of:=COM.MICROSOFT.CONCAT([.A755];[.B755];[.C755];[.D755])" office:value-type="string" office:string-value="list0.add(trans754);" calcext:value-type="string">
            <text:p>list0.add(trans7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);</text:p>
          </table:table-cell>
          <table:table-cell table:formula="of:=COM.MICROSOFT.CONCAT([.A756];[.B756];[.C756];[.D756])" office:value-type="string" office:string-value="list0.add(trans755);" calcext:value-type="string">
            <text:p>list0.add(trans7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);</text:p>
          </table:table-cell>
          <table:table-cell table:formula="of:=COM.MICROSOFT.CONCAT([.A757];[.B757];[.C757];[.D757])" office:value-type="string" office:string-value="list0.add(trans756);" calcext:value-type="string">
            <text:p>list0.add(trans7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);</text:p>
          </table:table-cell>
          <table:table-cell table:formula="of:=COM.MICROSOFT.CONCAT([.A758];[.B758];[.C758];[.D758])" office:value-type="string" office:string-value="list0.add(trans757);" calcext:value-type="string">
            <text:p>list0.add(trans7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);</text:p>
          </table:table-cell>
          <table:table-cell table:formula="of:=COM.MICROSOFT.CONCAT([.A759];[.B759];[.C759];[.D759])" office:value-type="string" office:string-value="list0.add(trans758);" calcext:value-type="string">
            <text:p>list0.add(trans7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);</text:p>
          </table:table-cell>
          <table:table-cell table:formula="of:=COM.MICROSOFT.CONCAT([.A760];[.B760];[.C760];[.D760])" office:value-type="string" office:string-value="list0.add(trans759);" calcext:value-type="string">
            <text:p>list0.add(trans7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);</text:p>
          </table:table-cell>
          <table:table-cell table:formula="of:=COM.MICROSOFT.CONCAT([.A761];[.B761];[.C761];[.D761])" office:value-type="string" office:string-value="list0.add(trans760);" calcext:value-type="string">
            <text:p>list0.add(trans7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);</text:p>
          </table:table-cell>
          <table:table-cell table:formula="of:=COM.MICROSOFT.CONCAT([.A762];[.B762];[.C762];[.D762])" office:value-type="string" office:string-value="list0.add(trans761);" calcext:value-type="string">
            <text:p>list0.add(trans7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);</text:p>
          </table:table-cell>
          <table:table-cell table:formula="of:=COM.MICROSOFT.CONCAT([.A763];[.B763];[.C763];[.D763])" office:value-type="string" office:string-value="list0.add(trans762);" calcext:value-type="string">
            <text:p>list0.add(trans7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);</text:p>
          </table:table-cell>
          <table:table-cell table:formula="of:=COM.MICROSOFT.CONCAT([.A764];[.B764];[.C764];[.D764])" office:value-type="string" office:string-value="list0.add(trans763);" calcext:value-type="string">
            <text:p>list0.add(trans7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);</text:p>
          </table:table-cell>
          <table:table-cell table:formula="of:=COM.MICROSOFT.CONCAT([.A765];[.B765];[.C765];[.D765])" office:value-type="string" office:string-value="list0.add(trans764);" calcext:value-type="string">
            <text:p>list0.add(trans7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);</text:p>
          </table:table-cell>
          <table:table-cell table:formula="of:=COM.MICROSOFT.CONCAT([.A766];[.B766];[.C766];[.D766])" office:value-type="string" office:string-value="list0.add(trans765);" calcext:value-type="string">
            <text:p>list0.add(trans7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);</text:p>
          </table:table-cell>
          <table:table-cell table:formula="of:=COM.MICROSOFT.CONCAT([.A767];[.B767];[.C767];[.D767])" office:value-type="string" office:string-value="list0.add(trans766);" calcext:value-type="string">
            <text:p>list0.add(trans7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);</text:p>
          </table:table-cell>
          <table:table-cell table:formula="of:=COM.MICROSOFT.CONCAT([.A768];[.B768];[.C768];[.D768])" office:value-type="string" office:string-value="list0.add(trans767);" calcext:value-type="string">
            <text:p>list0.add(trans7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);</text:p>
          </table:table-cell>
          <table:table-cell table:formula="of:=COM.MICROSOFT.CONCAT([.A769];[.B769];[.C769];[.D769])" office:value-type="string" office:string-value="list0.add(trans768);" calcext:value-type="string">
            <text:p>list0.add(trans7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);</text:p>
          </table:table-cell>
          <table:table-cell table:formula="of:=COM.MICROSOFT.CONCAT([.A770];[.B770];[.C770];[.D770])" office:value-type="string" office:string-value="list0.add(trans769);" calcext:value-type="string">
            <text:p>list0.add(trans7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);</text:p>
          </table:table-cell>
          <table:table-cell table:formula="of:=COM.MICROSOFT.CONCAT([.A771];[.B771];[.C771];[.D771])" office:value-type="string" office:string-value="list0.add(trans770);" calcext:value-type="string">
            <text:p>list0.add(trans7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);</text:p>
          </table:table-cell>
          <table:table-cell table:formula="of:=COM.MICROSOFT.CONCAT([.A772];[.B772];[.C772];[.D772])" office:value-type="string" office:string-value="list0.add(trans771);" calcext:value-type="string">
            <text:p>list0.add(trans7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);</text:p>
          </table:table-cell>
          <table:table-cell table:formula="of:=COM.MICROSOFT.CONCAT([.A773];[.B773];[.C773];[.D773])" office:value-type="string" office:string-value="list0.add(trans772);" calcext:value-type="string">
            <text:p>list0.add(trans7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);</text:p>
          </table:table-cell>
          <table:table-cell table:formula="of:=COM.MICROSOFT.CONCAT([.A774];[.B774];[.C774];[.D774])" office:value-type="string" office:string-value="list0.add(trans773);" calcext:value-type="string">
            <text:p>list0.add(trans7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);</text:p>
          </table:table-cell>
          <table:table-cell table:formula="of:=COM.MICROSOFT.CONCAT([.A775];[.B775];[.C775];[.D775])" office:value-type="string" office:string-value="list0.add(trans774);" calcext:value-type="string">
            <text:p>list0.add(trans7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);</text:p>
          </table:table-cell>
          <table:table-cell table:formula="of:=COM.MICROSOFT.CONCAT([.A776];[.B776];[.C776];[.D776])" office:value-type="string" office:string-value="list0.add(trans775);" calcext:value-type="string">
            <text:p>list0.add(trans7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);</text:p>
          </table:table-cell>
          <table:table-cell table:formula="of:=COM.MICROSOFT.CONCAT([.A777];[.B777];[.C777];[.D777])" office:value-type="string" office:string-value="list0.add(trans776);" calcext:value-type="string">
            <text:p>list0.add(trans7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);</text:p>
          </table:table-cell>
          <table:table-cell table:formula="of:=COM.MICROSOFT.CONCAT([.A778];[.B778];[.C778];[.D778])" office:value-type="string" office:string-value="list0.add(trans777);" calcext:value-type="string">
            <text:p>list0.add(trans7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);</text:p>
          </table:table-cell>
          <table:table-cell table:formula="of:=COM.MICROSOFT.CONCAT([.A779];[.B779];[.C779];[.D779])" office:value-type="string" office:string-value="list0.add(trans778);" calcext:value-type="string">
            <text:p>list0.add(trans7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);</text:p>
          </table:table-cell>
          <table:table-cell table:formula="of:=COM.MICROSOFT.CONCAT([.A780];[.B780];[.C780];[.D780])" office:value-type="string" office:string-value="list0.add(trans779);" calcext:value-type="string">
            <text:p>list0.add(trans7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);</text:p>
          </table:table-cell>
          <table:table-cell table:formula="of:=COM.MICROSOFT.CONCAT([.A781];[.B781];[.C781];[.D781])" office:value-type="string" office:string-value="list0.add(trans780);" calcext:value-type="string">
            <text:p>list0.add(trans7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);</text:p>
          </table:table-cell>
          <table:table-cell table:formula="of:=COM.MICROSOFT.CONCAT([.A782];[.B782];[.C782];[.D782])" office:value-type="string" office:string-value="list0.add(trans781);" calcext:value-type="string">
            <text:p>list0.add(trans7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);</text:p>
          </table:table-cell>
          <table:table-cell table:formula="of:=COM.MICROSOFT.CONCAT([.A783];[.B783];[.C783];[.D783])" office:value-type="string" office:string-value="list0.add(trans782);" calcext:value-type="string">
            <text:p>list0.add(trans7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);</text:p>
          </table:table-cell>
          <table:table-cell table:formula="of:=COM.MICROSOFT.CONCAT([.A784];[.B784];[.C784];[.D784])" office:value-type="string" office:string-value="list0.add(trans783);" calcext:value-type="string">
            <text:p>list0.add(trans7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);</text:p>
          </table:table-cell>
          <table:table-cell table:formula="of:=COM.MICROSOFT.CONCAT([.A785];[.B785];[.C785];[.D785])" office:value-type="string" office:string-value="list0.add(trans784);" calcext:value-type="string">
            <text:p>list0.add(trans7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);</text:p>
          </table:table-cell>
          <table:table-cell table:formula="of:=COM.MICROSOFT.CONCAT([.A786];[.B786];[.C786];[.D786])" office:value-type="string" office:string-value="list0.add(trans785);" calcext:value-type="string">
            <text:p>list0.add(trans7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);</text:p>
          </table:table-cell>
          <table:table-cell table:formula="of:=COM.MICROSOFT.CONCAT([.A787];[.B787];[.C787];[.D787])" office:value-type="string" office:string-value="list0.add(trans786);" calcext:value-type="string">
            <text:p>list0.add(trans7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);</text:p>
          </table:table-cell>
          <table:table-cell table:formula="of:=COM.MICROSOFT.CONCAT([.A788];[.B788];[.C788];[.D788])" office:value-type="string" office:string-value="list0.add(trans787);" calcext:value-type="string">
            <text:p>list0.add(trans7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);</text:p>
          </table:table-cell>
          <table:table-cell table:formula="of:=COM.MICROSOFT.CONCAT([.A789];[.B789];[.C789];[.D789])" office:value-type="string" office:string-value="list0.add(trans788);" calcext:value-type="string">
            <text:p>list0.add(trans7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);</text:p>
          </table:table-cell>
          <table:table-cell table:formula="of:=COM.MICROSOFT.CONCAT([.A790];[.B790];[.C790];[.D790])" office:value-type="string" office:string-value="list0.add(trans789);" calcext:value-type="string">
            <text:p>list0.add(trans7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);</text:p>
          </table:table-cell>
          <table:table-cell table:formula="of:=COM.MICROSOFT.CONCAT([.A791];[.B791];[.C791];[.D791])" office:value-type="string" office:string-value="list0.add(trans790);" calcext:value-type="string">
            <text:p>list0.add(trans7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);</text:p>
          </table:table-cell>
          <table:table-cell table:formula="of:=COM.MICROSOFT.CONCAT([.A792];[.B792];[.C792];[.D792])" office:value-type="string" office:string-value="list0.add(trans791);" calcext:value-type="string">
            <text:p>list0.add(trans7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);</text:p>
          </table:table-cell>
          <table:table-cell table:formula="of:=COM.MICROSOFT.CONCAT([.A793];[.B793];[.C793];[.D793])" office:value-type="string" office:string-value="list0.add(trans792);" calcext:value-type="string">
            <text:p>list0.add(trans7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);</text:p>
          </table:table-cell>
          <table:table-cell table:formula="of:=COM.MICROSOFT.CONCAT([.A794];[.B794];[.C794];[.D794])" office:value-type="string" office:string-value="list0.add(trans793);" calcext:value-type="string">
            <text:p>list0.add(trans7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);</text:p>
          </table:table-cell>
          <table:table-cell table:formula="of:=COM.MICROSOFT.CONCAT([.A795];[.B795];[.C795];[.D795])" office:value-type="string" office:string-value="list0.add(trans794);" calcext:value-type="string">
            <text:p>list0.add(trans7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);</text:p>
          </table:table-cell>
          <table:table-cell table:formula="of:=COM.MICROSOFT.CONCAT([.A796];[.B796];[.C796];[.D796])" office:value-type="string" office:string-value="list0.add(trans795);" calcext:value-type="string">
            <text:p>list0.add(trans7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);</text:p>
          </table:table-cell>
          <table:table-cell table:formula="of:=COM.MICROSOFT.CONCAT([.A797];[.B797];[.C797];[.D797])" office:value-type="string" office:string-value="list0.add(trans796);" calcext:value-type="string">
            <text:p>list0.add(trans7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);</text:p>
          </table:table-cell>
          <table:table-cell table:formula="of:=COM.MICROSOFT.CONCAT([.A798];[.B798];[.C798];[.D798])" office:value-type="string" office:string-value="list0.add(trans797);" calcext:value-type="string">
            <text:p>list0.add(trans7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);</text:p>
          </table:table-cell>
          <table:table-cell table:formula="of:=COM.MICROSOFT.CONCAT([.A799];[.B799];[.C799];[.D799])" office:value-type="string" office:string-value="list0.add(trans798);" calcext:value-type="string">
            <text:p>list0.add(trans7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);</text:p>
          </table:table-cell>
          <table:table-cell table:formula="of:=COM.MICROSOFT.CONCAT([.A800];[.B800];[.C800];[.D800])" office:value-type="string" office:string-value="list0.add(trans799);" calcext:value-type="string">
            <text:p>list0.add(trans7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);</text:p>
          </table:table-cell>
          <table:table-cell table:formula="of:=COM.MICROSOFT.CONCAT([.A801];[.B801];[.C801];[.D801])" office:value-type="string" office:string-value="list0.add(trans800);" calcext:value-type="string">
            <text:p>list0.add(trans8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);</text:p>
          </table:table-cell>
          <table:table-cell table:formula="of:=COM.MICROSOFT.CONCAT([.A802];[.B802];[.C802];[.D802])" office:value-type="string" office:string-value="list0.add(trans801);" calcext:value-type="string">
            <text:p>list0.add(trans8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);</text:p>
          </table:table-cell>
          <table:table-cell table:formula="of:=COM.MICROSOFT.CONCAT([.A803];[.B803];[.C803];[.D803])" office:value-type="string" office:string-value="list0.add(trans802);" calcext:value-type="string">
            <text:p>list0.add(trans8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);</text:p>
          </table:table-cell>
          <table:table-cell table:formula="of:=COM.MICROSOFT.CONCAT([.A804];[.B804];[.C804];[.D804])" office:value-type="string" office:string-value="list0.add(trans803);" calcext:value-type="string">
            <text:p>list0.add(trans8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);</text:p>
          </table:table-cell>
          <table:table-cell table:formula="of:=COM.MICROSOFT.CONCAT([.A805];[.B805];[.C805];[.D805])" office:value-type="string" office:string-value="list0.add(trans804);" calcext:value-type="string">
            <text:p>list0.add(trans8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);</text:p>
          </table:table-cell>
          <table:table-cell table:formula="of:=COM.MICROSOFT.CONCAT([.A806];[.B806];[.C806];[.D806])" office:value-type="string" office:string-value="list0.add(trans805);" calcext:value-type="string">
            <text:p>list0.add(trans8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);</text:p>
          </table:table-cell>
          <table:table-cell table:formula="of:=COM.MICROSOFT.CONCAT([.A807];[.B807];[.C807];[.D807])" office:value-type="string" office:string-value="list0.add(trans806);" calcext:value-type="string">
            <text:p>list0.add(trans8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);</text:p>
          </table:table-cell>
          <table:table-cell table:formula="of:=COM.MICROSOFT.CONCAT([.A808];[.B808];[.C808];[.D808])" office:value-type="string" office:string-value="list0.add(trans807);" calcext:value-type="string">
            <text:p>list0.add(trans8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);</text:p>
          </table:table-cell>
          <table:table-cell table:formula="of:=COM.MICROSOFT.CONCAT([.A809];[.B809];[.C809];[.D809])" office:value-type="string" office:string-value="list0.add(trans808);" calcext:value-type="string">
            <text:p>list0.add(trans8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);</text:p>
          </table:table-cell>
          <table:table-cell table:formula="of:=COM.MICROSOFT.CONCAT([.A810];[.B810];[.C810];[.D810])" office:value-type="string" office:string-value="list0.add(trans809);" calcext:value-type="string">
            <text:p>list0.add(trans8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);</text:p>
          </table:table-cell>
          <table:table-cell table:formula="of:=COM.MICROSOFT.CONCAT([.A811];[.B811];[.C811];[.D811])" office:value-type="string" office:string-value="list0.add(trans810);" calcext:value-type="string">
            <text:p>list0.add(trans8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);</text:p>
          </table:table-cell>
          <table:table-cell table:formula="of:=COM.MICROSOFT.CONCAT([.A812];[.B812];[.C812];[.D812])" office:value-type="string" office:string-value="list0.add(trans811);" calcext:value-type="string">
            <text:p>list0.add(trans8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);</text:p>
          </table:table-cell>
          <table:table-cell table:formula="of:=COM.MICROSOFT.CONCAT([.A813];[.B813];[.C813];[.D813])" office:value-type="string" office:string-value="list0.add(trans812);" calcext:value-type="string">
            <text:p>list0.add(trans8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);</text:p>
          </table:table-cell>
          <table:table-cell table:formula="of:=COM.MICROSOFT.CONCAT([.A814];[.B814];[.C814];[.D814])" office:value-type="string" office:string-value="list0.add(trans813);" calcext:value-type="string">
            <text:p>list0.add(trans8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);</text:p>
          </table:table-cell>
          <table:table-cell table:formula="of:=COM.MICROSOFT.CONCAT([.A815];[.B815];[.C815];[.D815])" office:value-type="string" office:string-value="list0.add(trans814);" calcext:value-type="string">
            <text:p>list0.add(trans8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);</text:p>
          </table:table-cell>
          <table:table-cell table:formula="of:=COM.MICROSOFT.CONCAT([.A816];[.B816];[.C816];[.D816])" office:value-type="string" office:string-value="list0.add(trans815);" calcext:value-type="string">
            <text:p>list0.add(trans8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);</text:p>
          </table:table-cell>
          <table:table-cell table:formula="of:=COM.MICROSOFT.CONCAT([.A817];[.B817];[.C817];[.D817])" office:value-type="string" office:string-value="list0.add(trans816);" calcext:value-type="string">
            <text:p>list0.add(trans8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);</text:p>
          </table:table-cell>
          <table:table-cell table:formula="of:=COM.MICROSOFT.CONCAT([.A818];[.B818];[.C818];[.D818])" office:value-type="string" office:string-value="list0.add(trans817);" calcext:value-type="string">
            <text:p>list0.add(trans8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);</text:p>
          </table:table-cell>
          <table:table-cell table:formula="of:=COM.MICROSOFT.CONCAT([.A819];[.B819];[.C819];[.D819])" office:value-type="string" office:string-value="list0.add(trans818);" calcext:value-type="string">
            <text:p>list0.add(trans8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);</text:p>
          </table:table-cell>
          <table:table-cell table:formula="of:=COM.MICROSOFT.CONCAT([.A820];[.B820];[.C820];[.D820])" office:value-type="string" office:string-value="list0.add(trans819);" calcext:value-type="string">
            <text:p>list0.add(trans8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);</text:p>
          </table:table-cell>
          <table:table-cell table:formula="of:=COM.MICROSOFT.CONCAT([.A821];[.B821];[.C821];[.D821])" office:value-type="string" office:string-value="list0.add(trans820);" calcext:value-type="string">
            <text:p>list0.add(trans8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);</text:p>
          </table:table-cell>
          <table:table-cell table:formula="of:=COM.MICROSOFT.CONCAT([.A822];[.B822];[.C822];[.D822])" office:value-type="string" office:string-value="list0.add(trans821);" calcext:value-type="string">
            <text:p>list0.add(trans8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);</text:p>
          </table:table-cell>
          <table:table-cell table:formula="of:=COM.MICROSOFT.CONCAT([.A823];[.B823];[.C823];[.D823])" office:value-type="string" office:string-value="list0.add(trans822);" calcext:value-type="string">
            <text:p>list0.add(trans8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);</text:p>
          </table:table-cell>
          <table:table-cell table:formula="of:=COM.MICROSOFT.CONCAT([.A824];[.B824];[.C824];[.D824])" office:value-type="string" office:string-value="list0.add(trans823);" calcext:value-type="string">
            <text:p>list0.add(trans8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);</text:p>
          </table:table-cell>
          <table:table-cell table:formula="of:=COM.MICROSOFT.CONCAT([.A825];[.B825];[.C825];[.D825])" office:value-type="string" office:string-value="list0.add(trans824);" calcext:value-type="string">
            <text:p>list0.add(trans8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);</text:p>
          </table:table-cell>
          <table:table-cell table:formula="of:=COM.MICROSOFT.CONCAT([.A826];[.B826];[.C826];[.D826])" office:value-type="string" office:string-value="list0.add(trans825);" calcext:value-type="string">
            <text:p>list0.add(trans8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);</text:p>
          </table:table-cell>
          <table:table-cell table:formula="of:=COM.MICROSOFT.CONCAT([.A827];[.B827];[.C827];[.D827])" office:value-type="string" office:string-value="list0.add(trans826);" calcext:value-type="string">
            <text:p>list0.add(trans8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);</text:p>
          </table:table-cell>
          <table:table-cell table:formula="of:=COM.MICROSOFT.CONCAT([.A828];[.B828];[.C828];[.D828])" office:value-type="string" office:string-value="list0.add(trans827);" calcext:value-type="string">
            <text:p>list0.add(trans8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);</text:p>
          </table:table-cell>
          <table:table-cell table:formula="of:=COM.MICROSOFT.CONCAT([.A829];[.B829];[.C829];[.D829])" office:value-type="string" office:string-value="list0.add(trans828);" calcext:value-type="string">
            <text:p>list0.add(trans8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);</text:p>
          </table:table-cell>
          <table:table-cell table:formula="of:=COM.MICROSOFT.CONCAT([.A830];[.B830];[.C830];[.D830])" office:value-type="string" office:string-value="list0.add(trans829);" calcext:value-type="string">
            <text:p>list0.add(trans8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);</text:p>
          </table:table-cell>
          <table:table-cell table:formula="of:=COM.MICROSOFT.CONCAT([.A831];[.B831];[.C831];[.D831])" office:value-type="string" office:string-value="list0.add(trans830);" calcext:value-type="string">
            <text:p>list0.add(trans8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);</text:p>
          </table:table-cell>
          <table:table-cell table:formula="of:=COM.MICROSOFT.CONCAT([.A832];[.B832];[.C832];[.D832])" office:value-type="string" office:string-value="list0.add(trans831);" calcext:value-type="string">
            <text:p>list0.add(trans8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);</text:p>
          </table:table-cell>
          <table:table-cell table:formula="of:=COM.MICROSOFT.CONCAT([.A833];[.B833];[.C833];[.D833])" office:value-type="string" office:string-value="list0.add(trans832);" calcext:value-type="string">
            <text:p>list0.add(trans8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);</text:p>
          </table:table-cell>
          <table:table-cell table:formula="of:=COM.MICROSOFT.CONCAT([.A834];[.B834];[.C834];[.D834])" office:value-type="string" office:string-value="list0.add(trans833);" calcext:value-type="string">
            <text:p>list0.add(trans8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);</text:p>
          </table:table-cell>
          <table:table-cell table:formula="of:=COM.MICROSOFT.CONCAT([.A835];[.B835];[.C835];[.D835])" office:value-type="string" office:string-value="list0.add(trans834);" calcext:value-type="string">
            <text:p>list0.add(trans8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);</text:p>
          </table:table-cell>
          <table:table-cell table:formula="of:=COM.MICROSOFT.CONCAT([.A836];[.B836];[.C836];[.D836])" office:value-type="string" office:string-value="list0.add(trans835);" calcext:value-type="string">
            <text:p>list0.add(trans8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);</text:p>
          </table:table-cell>
          <table:table-cell table:formula="of:=COM.MICROSOFT.CONCAT([.A837];[.B837];[.C837];[.D837])" office:value-type="string" office:string-value="list0.add(trans836);" calcext:value-type="string">
            <text:p>list0.add(trans8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);</text:p>
          </table:table-cell>
          <table:table-cell table:formula="of:=COM.MICROSOFT.CONCAT([.A838];[.B838];[.C838];[.D838])" office:value-type="string" office:string-value="list0.add(trans837);" calcext:value-type="string">
            <text:p>list0.add(trans8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);</text:p>
          </table:table-cell>
          <table:table-cell table:formula="of:=COM.MICROSOFT.CONCAT([.A839];[.B839];[.C839];[.D839])" office:value-type="string" office:string-value="list0.add(trans838);" calcext:value-type="string">
            <text:p>list0.add(trans8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);</text:p>
          </table:table-cell>
          <table:table-cell table:formula="of:=COM.MICROSOFT.CONCAT([.A840];[.B840];[.C840];[.D840])" office:value-type="string" office:string-value="list0.add(trans839);" calcext:value-type="string">
            <text:p>list0.add(trans8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);</text:p>
          </table:table-cell>
          <table:table-cell table:formula="of:=COM.MICROSOFT.CONCAT([.A841];[.B841];[.C841];[.D841])" office:value-type="string" office:string-value="list0.add(trans840);" calcext:value-type="string">
            <text:p>list0.add(trans8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);</text:p>
          </table:table-cell>
          <table:table-cell table:formula="of:=COM.MICROSOFT.CONCAT([.A842];[.B842];[.C842];[.D842])" office:value-type="string" office:string-value="list0.add(trans841);" calcext:value-type="string">
            <text:p>list0.add(trans8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);</text:p>
          </table:table-cell>
          <table:table-cell table:formula="of:=COM.MICROSOFT.CONCAT([.A843];[.B843];[.C843];[.D843])" office:value-type="string" office:string-value="list0.add(trans842);" calcext:value-type="string">
            <text:p>list0.add(trans8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);</text:p>
          </table:table-cell>
          <table:table-cell table:formula="of:=COM.MICROSOFT.CONCAT([.A844];[.B844];[.C844];[.D844])" office:value-type="string" office:string-value="list0.add(trans843);" calcext:value-type="string">
            <text:p>list0.add(trans8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);</text:p>
          </table:table-cell>
          <table:table-cell table:formula="of:=COM.MICROSOFT.CONCAT([.A845];[.B845];[.C845];[.D845])" office:value-type="string" office:string-value="list0.add(trans844);" calcext:value-type="string">
            <text:p>list0.add(trans8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);</text:p>
          </table:table-cell>
          <table:table-cell table:formula="of:=COM.MICROSOFT.CONCAT([.A846];[.B846];[.C846];[.D846])" office:value-type="string" office:string-value="list0.add(trans845);" calcext:value-type="string">
            <text:p>list0.add(trans8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);</text:p>
          </table:table-cell>
          <table:table-cell table:formula="of:=COM.MICROSOFT.CONCAT([.A847];[.B847];[.C847];[.D847])" office:value-type="string" office:string-value="list0.add(trans846);" calcext:value-type="string">
            <text:p>list0.add(trans8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);</text:p>
          </table:table-cell>
          <table:table-cell table:formula="of:=COM.MICROSOFT.CONCAT([.A848];[.B848];[.C848];[.D848])" office:value-type="string" office:string-value="list0.add(trans847);" calcext:value-type="string">
            <text:p>list0.add(trans8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);</text:p>
          </table:table-cell>
          <table:table-cell table:formula="of:=COM.MICROSOFT.CONCAT([.A849];[.B849];[.C849];[.D849])" office:value-type="string" office:string-value="list0.add(trans848);" calcext:value-type="string">
            <text:p>list0.add(trans8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);</text:p>
          </table:table-cell>
          <table:table-cell table:formula="of:=COM.MICROSOFT.CONCAT([.A850];[.B850];[.C850];[.D850])" office:value-type="string" office:string-value="list0.add(trans849);" calcext:value-type="string">
            <text:p>list0.add(trans8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);</text:p>
          </table:table-cell>
          <table:table-cell table:formula="of:=COM.MICROSOFT.CONCAT([.A851];[.B851];[.C851];[.D851])" office:value-type="string" office:string-value="list0.add(trans850);" calcext:value-type="string">
            <text:p>list0.add(trans8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);</text:p>
          </table:table-cell>
          <table:table-cell table:formula="of:=COM.MICROSOFT.CONCAT([.A852];[.B852];[.C852];[.D852])" office:value-type="string" office:string-value="list0.add(trans851);" calcext:value-type="string">
            <text:p>list0.add(trans8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);</text:p>
          </table:table-cell>
          <table:table-cell table:formula="of:=COM.MICROSOFT.CONCAT([.A853];[.B853];[.C853];[.D853])" office:value-type="string" office:string-value="list0.add(trans852);" calcext:value-type="string">
            <text:p>list0.add(trans8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);</text:p>
          </table:table-cell>
          <table:table-cell table:formula="of:=COM.MICROSOFT.CONCAT([.A854];[.B854];[.C854];[.D854])" office:value-type="string" office:string-value="list0.add(trans853);" calcext:value-type="string">
            <text:p>list0.add(trans8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);</text:p>
          </table:table-cell>
          <table:table-cell table:formula="of:=COM.MICROSOFT.CONCAT([.A855];[.B855];[.C855];[.D855])" office:value-type="string" office:string-value="list0.add(trans854);" calcext:value-type="string">
            <text:p>list0.add(trans8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);</text:p>
          </table:table-cell>
          <table:table-cell table:formula="of:=COM.MICROSOFT.CONCAT([.A856];[.B856];[.C856];[.D856])" office:value-type="string" office:string-value="list0.add(trans855);" calcext:value-type="string">
            <text:p>list0.add(trans8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);</text:p>
          </table:table-cell>
          <table:table-cell table:formula="of:=COM.MICROSOFT.CONCAT([.A857];[.B857];[.C857];[.D857])" office:value-type="string" office:string-value="list0.add(trans856);" calcext:value-type="string">
            <text:p>list0.add(trans8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);</text:p>
          </table:table-cell>
          <table:table-cell table:formula="of:=COM.MICROSOFT.CONCAT([.A858];[.B858];[.C858];[.D858])" office:value-type="string" office:string-value="list0.add(trans857);" calcext:value-type="string">
            <text:p>list0.add(trans8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);</text:p>
          </table:table-cell>
          <table:table-cell table:formula="of:=COM.MICROSOFT.CONCAT([.A859];[.B859];[.C859];[.D859])" office:value-type="string" office:string-value="list0.add(trans858);" calcext:value-type="string">
            <text:p>list0.add(trans8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);</text:p>
          </table:table-cell>
          <table:table-cell table:formula="of:=COM.MICROSOFT.CONCAT([.A860];[.B860];[.C860];[.D860])" office:value-type="string" office:string-value="list0.add(trans859);" calcext:value-type="string">
            <text:p>list0.add(trans8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);</text:p>
          </table:table-cell>
          <table:table-cell table:formula="of:=COM.MICROSOFT.CONCAT([.A861];[.B861];[.C861];[.D861])" office:value-type="string" office:string-value="list0.add(trans860);" calcext:value-type="string">
            <text:p>list0.add(trans8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);</text:p>
          </table:table-cell>
          <table:table-cell table:formula="of:=COM.MICROSOFT.CONCAT([.A862];[.B862];[.C862];[.D862])" office:value-type="string" office:string-value="list0.add(trans861);" calcext:value-type="string">
            <text:p>list0.add(trans8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);</text:p>
          </table:table-cell>
          <table:table-cell table:formula="of:=COM.MICROSOFT.CONCAT([.A863];[.B863];[.C863];[.D863])" office:value-type="string" office:string-value="list0.add(trans862);" calcext:value-type="string">
            <text:p>list0.add(trans8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);</text:p>
          </table:table-cell>
          <table:table-cell table:formula="of:=COM.MICROSOFT.CONCAT([.A864];[.B864];[.C864];[.D864])" office:value-type="string" office:string-value="list0.add(trans863);" calcext:value-type="string">
            <text:p>list0.add(trans8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);</text:p>
          </table:table-cell>
          <table:table-cell table:formula="of:=COM.MICROSOFT.CONCAT([.A865];[.B865];[.C865];[.D865])" office:value-type="string" office:string-value="list0.add(trans864);" calcext:value-type="string">
            <text:p>list0.add(trans8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);</text:p>
          </table:table-cell>
          <table:table-cell table:formula="of:=COM.MICROSOFT.CONCAT([.A866];[.B866];[.C866];[.D866])" office:value-type="string" office:string-value="list0.add(trans865);" calcext:value-type="string">
            <text:p>list0.add(trans8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);</text:p>
          </table:table-cell>
          <table:table-cell table:formula="of:=COM.MICROSOFT.CONCAT([.A867];[.B867];[.C867];[.D867])" office:value-type="string" office:string-value="list0.add(trans866);" calcext:value-type="string">
            <text:p>list0.add(trans8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);</text:p>
          </table:table-cell>
          <table:table-cell table:formula="of:=COM.MICROSOFT.CONCAT([.A868];[.B868];[.C868];[.D868])" office:value-type="string" office:string-value="list0.add(trans867);" calcext:value-type="string">
            <text:p>list0.add(trans8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);</text:p>
          </table:table-cell>
          <table:table-cell table:formula="of:=COM.MICROSOFT.CONCAT([.A869];[.B869];[.C869];[.D869])" office:value-type="string" office:string-value="list0.add(trans868);" calcext:value-type="string">
            <text:p>list0.add(trans8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);</text:p>
          </table:table-cell>
          <table:table-cell table:formula="of:=COM.MICROSOFT.CONCAT([.A870];[.B870];[.C870];[.D870])" office:value-type="string" office:string-value="list0.add(trans869);" calcext:value-type="string">
            <text:p>list0.add(trans8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);</text:p>
          </table:table-cell>
          <table:table-cell table:formula="of:=COM.MICROSOFT.CONCAT([.A871];[.B871];[.C871];[.D871])" office:value-type="string" office:string-value="list0.add(trans870);" calcext:value-type="string">
            <text:p>list0.add(trans8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);</text:p>
          </table:table-cell>
          <table:table-cell table:formula="of:=COM.MICROSOFT.CONCAT([.A872];[.B872];[.C872];[.D872])" office:value-type="string" office:string-value="list0.add(trans871);" calcext:value-type="string">
            <text:p>list0.add(trans8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);</text:p>
          </table:table-cell>
          <table:table-cell table:formula="of:=COM.MICROSOFT.CONCAT([.A873];[.B873];[.C873];[.D873])" office:value-type="string" office:string-value="list0.add(trans872);" calcext:value-type="string">
            <text:p>list0.add(trans8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);</text:p>
          </table:table-cell>
          <table:table-cell table:formula="of:=COM.MICROSOFT.CONCAT([.A874];[.B874];[.C874];[.D874])" office:value-type="string" office:string-value="list0.add(trans873);" calcext:value-type="string">
            <text:p>list0.add(trans8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);</text:p>
          </table:table-cell>
          <table:table-cell table:formula="of:=COM.MICROSOFT.CONCAT([.A875];[.B875];[.C875];[.D875])" office:value-type="string" office:string-value="list0.add(trans874);" calcext:value-type="string">
            <text:p>list0.add(trans8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);</text:p>
          </table:table-cell>
          <table:table-cell table:formula="of:=COM.MICROSOFT.CONCAT([.A876];[.B876];[.C876];[.D876])" office:value-type="string" office:string-value="list0.add(trans875);" calcext:value-type="string">
            <text:p>list0.add(trans8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);</text:p>
          </table:table-cell>
          <table:table-cell table:formula="of:=COM.MICROSOFT.CONCAT([.A877];[.B877];[.C877];[.D877])" office:value-type="string" office:string-value="list0.add(trans876);" calcext:value-type="string">
            <text:p>list0.add(trans8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);</text:p>
          </table:table-cell>
          <table:table-cell table:formula="of:=COM.MICROSOFT.CONCAT([.A878];[.B878];[.C878];[.D878])" office:value-type="string" office:string-value="list0.add(trans877);" calcext:value-type="string">
            <text:p>list0.add(trans8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);</text:p>
          </table:table-cell>
          <table:table-cell table:formula="of:=COM.MICROSOFT.CONCAT([.A879];[.B879];[.C879];[.D879])" office:value-type="string" office:string-value="list0.add(trans878);" calcext:value-type="string">
            <text:p>list0.add(trans8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);</text:p>
          </table:table-cell>
          <table:table-cell table:formula="of:=COM.MICROSOFT.CONCAT([.A880];[.B880];[.C880];[.D880])" office:value-type="string" office:string-value="list0.add(trans879);" calcext:value-type="string">
            <text:p>list0.add(trans8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);</text:p>
          </table:table-cell>
          <table:table-cell table:formula="of:=COM.MICROSOFT.CONCAT([.A881];[.B881];[.C881];[.D881])" office:value-type="string" office:string-value="list0.add(trans880);" calcext:value-type="string">
            <text:p>list0.add(trans8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);</text:p>
          </table:table-cell>
          <table:table-cell table:formula="of:=COM.MICROSOFT.CONCAT([.A882];[.B882];[.C882];[.D882])" office:value-type="string" office:string-value="list0.add(trans881);" calcext:value-type="string">
            <text:p>list0.add(trans8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);</text:p>
          </table:table-cell>
          <table:table-cell table:formula="of:=COM.MICROSOFT.CONCAT([.A883];[.B883];[.C883];[.D883])" office:value-type="string" office:string-value="list0.add(trans882);" calcext:value-type="string">
            <text:p>list0.add(trans8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);</text:p>
          </table:table-cell>
          <table:table-cell table:formula="of:=COM.MICROSOFT.CONCAT([.A884];[.B884];[.C884];[.D884])" office:value-type="string" office:string-value="list0.add(trans883);" calcext:value-type="string">
            <text:p>list0.add(trans8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);</text:p>
          </table:table-cell>
          <table:table-cell table:formula="of:=COM.MICROSOFT.CONCAT([.A885];[.B885];[.C885];[.D885])" office:value-type="string" office:string-value="list0.add(trans884);" calcext:value-type="string">
            <text:p>list0.add(trans8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);</text:p>
          </table:table-cell>
          <table:table-cell table:formula="of:=COM.MICROSOFT.CONCAT([.A886];[.B886];[.C886];[.D886])" office:value-type="string" office:string-value="list0.add(trans885);" calcext:value-type="string">
            <text:p>list0.add(trans8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);</text:p>
          </table:table-cell>
          <table:table-cell table:formula="of:=COM.MICROSOFT.CONCAT([.A887];[.B887];[.C887];[.D887])" office:value-type="string" office:string-value="list0.add(trans886);" calcext:value-type="string">
            <text:p>list0.add(trans8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);</text:p>
          </table:table-cell>
          <table:table-cell table:formula="of:=COM.MICROSOFT.CONCAT([.A888];[.B888];[.C888];[.D888])" office:value-type="string" office:string-value="list0.add(trans887);" calcext:value-type="string">
            <text:p>list0.add(trans8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);</text:p>
          </table:table-cell>
          <table:table-cell table:formula="of:=COM.MICROSOFT.CONCAT([.A889];[.B889];[.C889];[.D889])" office:value-type="string" office:string-value="list0.add(trans888);" calcext:value-type="string">
            <text:p>list0.add(trans8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);</text:p>
          </table:table-cell>
          <table:table-cell table:formula="of:=COM.MICROSOFT.CONCAT([.A890];[.B890];[.C890];[.D890])" office:value-type="string" office:string-value="list0.add(trans889);" calcext:value-type="string">
            <text:p>list0.add(trans8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);</text:p>
          </table:table-cell>
          <table:table-cell table:formula="of:=COM.MICROSOFT.CONCAT([.A891];[.B891];[.C891];[.D891])" office:value-type="string" office:string-value="list0.add(trans890);" calcext:value-type="string">
            <text:p>list0.add(trans8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);</text:p>
          </table:table-cell>
          <table:table-cell table:formula="of:=COM.MICROSOFT.CONCAT([.A892];[.B892];[.C892];[.D892])" office:value-type="string" office:string-value="list0.add(trans891);" calcext:value-type="string">
            <text:p>list0.add(trans8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);</text:p>
          </table:table-cell>
          <table:table-cell table:formula="of:=COM.MICROSOFT.CONCAT([.A893];[.B893];[.C893];[.D893])" office:value-type="string" office:string-value="list0.add(trans892);" calcext:value-type="string">
            <text:p>list0.add(trans8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);</text:p>
          </table:table-cell>
          <table:table-cell table:formula="of:=COM.MICROSOFT.CONCAT([.A894];[.B894];[.C894];[.D894])" office:value-type="string" office:string-value="list0.add(trans893);" calcext:value-type="string">
            <text:p>list0.add(trans8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);</text:p>
          </table:table-cell>
          <table:table-cell table:formula="of:=COM.MICROSOFT.CONCAT([.A895];[.B895];[.C895];[.D895])" office:value-type="string" office:string-value="list0.add(trans894);" calcext:value-type="string">
            <text:p>list0.add(trans8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);</text:p>
          </table:table-cell>
          <table:table-cell table:formula="of:=COM.MICROSOFT.CONCAT([.A896];[.B896];[.C896];[.D896])" office:value-type="string" office:string-value="list0.add(trans895);" calcext:value-type="string">
            <text:p>list0.add(trans8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);</text:p>
          </table:table-cell>
          <table:table-cell table:formula="of:=COM.MICROSOFT.CONCAT([.A897];[.B897];[.C897];[.D897])" office:value-type="string" office:string-value="list0.add(trans896);" calcext:value-type="string">
            <text:p>list0.add(trans8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);</text:p>
          </table:table-cell>
          <table:table-cell table:formula="of:=COM.MICROSOFT.CONCAT([.A898];[.B898];[.C898];[.D898])" office:value-type="string" office:string-value="list0.add(trans897);" calcext:value-type="string">
            <text:p>list0.add(trans8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);</text:p>
          </table:table-cell>
          <table:table-cell table:formula="of:=COM.MICROSOFT.CONCAT([.A899];[.B899];[.C899];[.D899])" office:value-type="string" office:string-value="list0.add(trans898);" calcext:value-type="string">
            <text:p>list0.add(trans8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);</text:p>
          </table:table-cell>
          <table:table-cell table:formula="of:=COM.MICROSOFT.CONCAT([.A900];[.B900];[.C900];[.D900])" office:value-type="string" office:string-value="list0.add(trans899);" calcext:value-type="string">
            <text:p>list0.add(trans8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);</text:p>
          </table:table-cell>
          <table:table-cell table:formula="of:=COM.MICROSOFT.CONCAT([.A901];[.B901];[.C901];[.D901])" office:value-type="string" office:string-value="list0.add(trans900);" calcext:value-type="string">
            <text:p>list0.add(trans9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);</text:p>
          </table:table-cell>
          <table:table-cell table:formula="of:=COM.MICROSOFT.CONCAT([.A902];[.B902];[.C902];[.D902])" office:value-type="string" office:string-value="list0.add(trans901);" calcext:value-type="string">
            <text:p>list0.add(trans9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);</text:p>
          </table:table-cell>
          <table:table-cell table:formula="of:=COM.MICROSOFT.CONCAT([.A903];[.B903];[.C903];[.D903])" office:value-type="string" office:string-value="list0.add(trans902);" calcext:value-type="string">
            <text:p>list0.add(trans9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);</text:p>
          </table:table-cell>
          <table:table-cell table:formula="of:=COM.MICROSOFT.CONCAT([.A904];[.B904];[.C904];[.D904])" office:value-type="string" office:string-value="list0.add(trans903);" calcext:value-type="string">
            <text:p>list0.add(trans9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);</text:p>
          </table:table-cell>
          <table:table-cell table:formula="of:=COM.MICROSOFT.CONCAT([.A905];[.B905];[.C905];[.D905])" office:value-type="string" office:string-value="list0.add(trans904);" calcext:value-type="string">
            <text:p>list0.add(trans9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);</text:p>
          </table:table-cell>
          <table:table-cell table:formula="of:=COM.MICROSOFT.CONCAT([.A906];[.B906];[.C906];[.D906])" office:value-type="string" office:string-value="list0.add(trans905);" calcext:value-type="string">
            <text:p>list0.add(trans9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);</text:p>
          </table:table-cell>
          <table:table-cell table:formula="of:=COM.MICROSOFT.CONCAT([.A907];[.B907];[.C907];[.D907])" office:value-type="string" office:string-value="list0.add(trans906);" calcext:value-type="string">
            <text:p>list0.add(trans9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);</text:p>
          </table:table-cell>
          <table:table-cell table:formula="of:=COM.MICROSOFT.CONCAT([.A908];[.B908];[.C908];[.D908])" office:value-type="string" office:string-value="list0.add(trans907);" calcext:value-type="string">
            <text:p>list0.add(trans9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);</text:p>
          </table:table-cell>
          <table:table-cell table:formula="of:=COM.MICROSOFT.CONCAT([.A909];[.B909];[.C909];[.D909])" office:value-type="string" office:string-value="list0.add(trans908);" calcext:value-type="string">
            <text:p>list0.add(trans9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);</text:p>
          </table:table-cell>
          <table:table-cell table:formula="of:=COM.MICROSOFT.CONCAT([.A910];[.B910];[.C910];[.D910])" office:value-type="string" office:string-value="list0.add(trans909);" calcext:value-type="string">
            <text:p>list0.add(trans9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);</text:p>
          </table:table-cell>
          <table:table-cell table:formula="of:=COM.MICROSOFT.CONCAT([.A911];[.B911];[.C911];[.D911])" office:value-type="string" office:string-value="list0.add(trans910);" calcext:value-type="string">
            <text:p>list0.add(trans9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);</text:p>
          </table:table-cell>
          <table:table-cell table:formula="of:=COM.MICROSOFT.CONCAT([.A912];[.B912];[.C912];[.D912])" office:value-type="string" office:string-value="list0.add(trans911);" calcext:value-type="string">
            <text:p>list0.add(trans9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);</text:p>
          </table:table-cell>
          <table:table-cell table:formula="of:=COM.MICROSOFT.CONCAT([.A913];[.B913];[.C913];[.D913])" office:value-type="string" office:string-value="list0.add(trans912);" calcext:value-type="string">
            <text:p>list0.add(trans9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);</text:p>
          </table:table-cell>
          <table:table-cell table:formula="of:=COM.MICROSOFT.CONCAT([.A914];[.B914];[.C914];[.D914])" office:value-type="string" office:string-value="list0.add(trans913);" calcext:value-type="string">
            <text:p>list0.add(trans9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);</text:p>
          </table:table-cell>
          <table:table-cell table:formula="of:=COM.MICROSOFT.CONCAT([.A915];[.B915];[.C915];[.D915])" office:value-type="string" office:string-value="list0.add(trans914);" calcext:value-type="string">
            <text:p>list0.add(trans9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);</text:p>
          </table:table-cell>
          <table:table-cell table:formula="of:=COM.MICROSOFT.CONCAT([.A916];[.B916];[.C916];[.D916])" office:value-type="string" office:string-value="list0.add(trans915);" calcext:value-type="string">
            <text:p>list0.add(trans9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);</text:p>
          </table:table-cell>
          <table:table-cell table:formula="of:=COM.MICROSOFT.CONCAT([.A917];[.B917];[.C917];[.D917])" office:value-type="string" office:string-value="list0.add(trans916);" calcext:value-type="string">
            <text:p>list0.add(trans9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);</text:p>
          </table:table-cell>
          <table:table-cell table:formula="of:=COM.MICROSOFT.CONCAT([.A918];[.B918];[.C918];[.D918])" office:value-type="string" office:string-value="list0.add(trans917);" calcext:value-type="string">
            <text:p>list0.add(trans9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);</text:p>
          </table:table-cell>
          <table:table-cell table:formula="of:=COM.MICROSOFT.CONCAT([.A919];[.B919];[.C919];[.D919])" office:value-type="string" office:string-value="list0.add(trans918);" calcext:value-type="string">
            <text:p>list0.add(trans9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);</text:p>
          </table:table-cell>
          <table:table-cell table:formula="of:=COM.MICROSOFT.CONCAT([.A920];[.B920];[.C920];[.D920])" office:value-type="string" office:string-value="list0.add(trans919);" calcext:value-type="string">
            <text:p>list0.add(trans9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);</text:p>
          </table:table-cell>
          <table:table-cell table:formula="of:=COM.MICROSOFT.CONCAT([.A921];[.B921];[.C921];[.D921])" office:value-type="string" office:string-value="list0.add(trans920);" calcext:value-type="string">
            <text:p>list0.add(trans9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);</text:p>
          </table:table-cell>
          <table:table-cell table:formula="of:=COM.MICROSOFT.CONCAT([.A922];[.B922];[.C922];[.D922])" office:value-type="string" office:string-value="list0.add(trans921);" calcext:value-type="string">
            <text:p>list0.add(trans9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);</text:p>
          </table:table-cell>
          <table:table-cell table:formula="of:=COM.MICROSOFT.CONCAT([.A923];[.B923];[.C923];[.D923])" office:value-type="string" office:string-value="list0.add(trans922);" calcext:value-type="string">
            <text:p>list0.add(trans9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);</text:p>
          </table:table-cell>
          <table:table-cell table:formula="of:=COM.MICROSOFT.CONCAT([.A924];[.B924];[.C924];[.D924])" office:value-type="string" office:string-value="list0.add(trans923);" calcext:value-type="string">
            <text:p>list0.add(trans9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);</text:p>
          </table:table-cell>
          <table:table-cell table:formula="of:=COM.MICROSOFT.CONCAT([.A925];[.B925];[.C925];[.D925])" office:value-type="string" office:string-value="list0.add(trans924);" calcext:value-type="string">
            <text:p>list0.add(trans9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);</text:p>
          </table:table-cell>
          <table:table-cell table:formula="of:=COM.MICROSOFT.CONCAT([.A926];[.B926];[.C926];[.D926])" office:value-type="string" office:string-value="list0.add(trans925);" calcext:value-type="string">
            <text:p>list0.add(trans9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);</text:p>
          </table:table-cell>
          <table:table-cell table:formula="of:=COM.MICROSOFT.CONCAT([.A927];[.B927];[.C927];[.D927])" office:value-type="string" office:string-value="list0.add(trans926);" calcext:value-type="string">
            <text:p>list0.add(trans9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);</text:p>
          </table:table-cell>
          <table:table-cell table:formula="of:=COM.MICROSOFT.CONCAT([.A928];[.B928];[.C928];[.D928])" office:value-type="string" office:string-value="list0.add(trans927);" calcext:value-type="string">
            <text:p>list0.add(trans9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);</text:p>
          </table:table-cell>
          <table:table-cell table:formula="of:=COM.MICROSOFT.CONCAT([.A929];[.B929];[.C929];[.D929])" office:value-type="string" office:string-value="list0.add(trans928);" calcext:value-type="string">
            <text:p>list0.add(trans9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);</text:p>
          </table:table-cell>
          <table:table-cell table:formula="of:=COM.MICROSOFT.CONCAT([.A930];[.B930];[.C930];[.D930])" office:value-type="string" office:string-value="list0.add(trans929);" calcext:value-type="string">
            <text:p>list0.add(trans9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);</text:p>
          </table:table-cell>
          <table:table-cell table:formula="of:=COM.MICROSOFT.CONCAT([.A931];[.B931];[.C931];[.D931])" office:value-type="string" office:string-value="list0.add(trans930);" calcext:value-type="string">
            <text:p>list0.add(trans9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);</text:p>
          </table:table-cell>
          <table:table-cell table:formula="of:=COM.MICROSOFT.CONCAT([.A932];[.B932];[.C932];[.D932])" office:value-type="string" office:string-value="list0.add(trans931);" calcext:value-type="string">
            <text:p>list0.add(trans9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);</text:p>
          </table:table-cell>
          <table:table-cell table:formula="of:=COM.MICROSOFT.CONCAT([.A933];[.B933];[.C933];[.D933])" office:value-type="string" office:string-value="list0.add(trans932);" calcext:value-type="string">
            <text:p>list0.add(trans9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);</text:p>
          </table:table-cell>
          <table:table-cell table:formula="of:=COM.MICROSOFT.CONCAT([.A934];[.B934];[.C934];[.D934])" office:value-type="string" office:string-value="list0.add(trans933);" calcext:value-type="string">
            <text:p>list0.add(trans9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);</text:p>
          </table:table-cell>
          <table:table-cell table:formula="of:=COM.MICROSOFT.CONCAT([.A935];[.B935];[.C935];[.D935])" office:value-type="string" office:string-value="list0.add(trans934);" calcext:value-type="string">
            <text:p>list0.add(trans9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);</text:p>
          </table:table-cell>
          <table:table-cell table:formula="of:=COM.MICROSOFT.CONCAT([.A936];[.B936];[.C936];[.D936])" office:value-type="string" office:string-value="list0.add(trans935);" calcext:value-type="string">
            <text:p>list0.add(trans9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);</text:p>
          </table:table-cell>
          <table:table-cell table:formula="of:=COM.MICROSOFT.CONCAT([.A937];[.B937];[.C937];[.D937])" office:value-type="string" office:string-value="list0.add(trans936);" calcext:value-type="string">
            <text:p>list0.add(trans9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);</text:p>
          </table:table-cell>
          <table:table-cell table:formula="of:=COM.MICROSOFT.CONCAT([.A938];[.B938];[.C938];[.D938])" office:value-type="string" office:string-value="list0.add(trans937);" calcext:value-type="string">
            <text:p>list0.add(trans9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);</text:p>
          </table:table-cell>
          <table:table-cell table:formula="of:=COM.MICROSOFT.CONCAT([.A939];[.B939];[.C939];[.D939])" office:value-type="string" office:string-value="list0.add(trans938);" calcext:value-type="string">
            <text:p>list0.add(trans9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);</text:p>
          </table:table-cell>
          <table:table-cell table:formula="of:=COM.MICROSOFT.CONCAT([.A940];[.B940];[.C940];[.D940])" office:value-type="string" office:string-value="list0.add(trans939);" calcext:value-type="string">
            <text:p>list0.add(trans9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);</text:p>
          </table:table-cell>
          <table:table-cell table:formula="of:=COM.MICROSOFT.CONCAT([.A941];[.B941];[.C941];[.D941])" office:value-type="string" office:string-value="list0.add(trans940);" calcext:value-type="string">
            <text:p>list0.add(trans9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);</text:p>
          </table:table-cell>
          <table:table-cell table:formula="of:=COM.MICROSOFT.CONCAT([.A942];[.B942];[.C942];[.D942])" office:value-type="string" office:string-value="list0.add(trans941);" calcext:value-type="string">
            <text:p>list0.add(trans9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);</text:p>
          </table:table-cell>
          <table:table-cell table:formula="of:=COM.MICROSOFT.CONCAT([.A943];[.B943];[.C943];[.D943])" office:value-type="string" office:string-value="list0.add(trans942);" calcext:value-type="string">
            <text:p>list0.add(trans9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);</text:p>
          </table:table-cell>
          <table:table-cell table:formula="of:=COM.MICROSOFT.CONCAT([.A944];[.B944];[.C944];[.D944])" office:value-type="string" office:string-value="list0.add(trans943);" calcext:value-type="string">
            <text:p>list0.add(trans9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);</text:p>
          </table:table-cell>
          <table:table-cell table:formula="of:=COM.MICROSOFT.CONCAT([.A945];[.B945];[.C945];[.D945])" office:value-type="string" office:string-value="list0.add(trans944);" calcext:value-type="string">
            <text:p>list0.add(trans9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);</text:p>
          </table:table-cell>
          <table:table-cell table:formula="of:=COM.MICROSOFT.CONCAT([.A946];[.B946];[.C946];[.D946])" office:value-type="string" office:string-value="list0.add(trans945);" calcext:value-type="string">
            <text:p>list0.add(trans9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);</text:p>
          </table:table-cell>
          <table:table-cell table:formula="of:=COM.MICROSOFT.CONCAT([.A947];[.B947];[.C947];[.D947])" office:value-type="string" office:string-value="list0.add(trans946);" calcext:value-type="string">
            <text:p>list0.add(trans9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);</text:p>
          </table:table-cell>
          <table:table-cell table:formula="of:=COM.MICROSOFT.CONCAT([.A948];[.B948];[.C948];[.D948])" office:value-type="string" office:string-value="list0.add(trans947);" calcext:value-type="string">
            <text:p>list0.add(trans9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);</text:p>
          </table:table-cell>
          <table:table-cell table:formula="of:=COM.MICROSOFT.CONCAT([.A949];[.B949];[.C949];[.D949])" office:value-type="string" office:string-value="list0.add(trans948);" calcext:value-type="string">
            <text:p>list0.add(trans9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);</text:p>
          </table:table-cell>
          <table:table-cell table:formula="of:=COM.MICROSOFT.CONCAT([.A950];[.B950];[.C950];[.D950])" office:value-type="string" office:string-value="list0.add(trans949);" calcext:value-type="string">
            <text:p>list0.add(trans9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);</text:p>
          </table:table-cell>
          <table:table-cell table:formula="of:=COM.MICROSOFT.CONCAT([.A951];[.B951];[.C951];[.D951])" office:value-type="string" office:string-value="list0.add(trans950);" calcext:value-type="string">
            <text:p>list0.add(trans9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);</text:p>
          </table:table-cell>
          <table:table-cell table:formula="of:=COM.MICROSOFT.CONCAT([.A952];[.B952];[.C952];[.D952])" office:value-type="string" office:string-value="list0.add(trans951);" calcext:value-type="string">
            <text:p>list0.add(trans9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);</text:p>
          </table:table-cell>
          <table:table-cell table:formula="of:=COM.MICROSOFT.CONCAT([.A953];[.B953];[.C953];[.D953])" office:value-type="string" office:string-value="list0.add(trans952);" calcext:value-type="string">
            <text:p>list0.add(trans9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);</text:p>
          </table:table-cell>
          <table:table-cell table:formula="of:=COM.MICROSOFT.CONCAT([.A954];[.B954];[.C954];[.D954])" office:value-type="string" office:string-value="list0.add(trans953);" calcext:value-type="string">
            <text:p>list0.add(trans9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);</text:p>
          </table:table-cell>
          <table:table-cell table:formula="of:=COM.MICROSOFT.CONCAT([.A955];[.B955];[.C955];[.D955])" office:value-type="string" office:string-value="list0.add(trans954);" calcext:value-type="string">
            <text:p>list0.add(trans9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);</text:p>
          </table:table-cell>
          <table:table-cell table:formula="of:=COM.MICROSOFT.CONCAT([.A956];[.B956];[.C956];[.D956])" office:value-type="string" office:string-value="list0.add(trans955);" calcext:value-type="string">
            <text:p>list0.add(trans9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);</text:p>
          </table:table-cell>
          <table:table-cell table:formula="of:=COM.MICROSOFT.CONCAT([.A957];[.B957];[.C957];[.D957])" office:value-type="string" office:string-value="list0.add(trans956);" calcext:value-type="string">
            <text:p>list0.add(trans9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);</text:p>
          </table:table-cell>
          <table:table-cell table:formula="of:=COM.MICROSOFT.CONCAT([.A958];[.B958];[.C958];[.D958])" office:value-type="string" office:string-value="list0.add(trans957);" calcext:value-type="string">
            <text:p>list0.add(trans9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);</text:p>
          </table:table-cell>
          <table:table-cell table:formula="of:=COM.MICROSOFT.CONCAT([.A959];[.B959];[.C959];[.D959])" office:value-type="string" office:string-value="list0.add(trans958);" calcext:value-type="string">
            <text:p>list0.add(trans9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);</text:p>
          </table:table-cell>
          <table:table-cell table:formula="of:=COM.MICROSOFT.CONCAT([.A960];[.B960];[.C960];[.D960])" office:value-type="string" office:string-value="list0.add(trans959);" calcext:value-type="string">
            <text:p>list0.add(trans9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);</text:p>
          </table:table-cell>
          <table:table-cell table:formula="of:=COM.MICROSOFT.CONCAT([.A961];[.B961];[.C961];[.D961])" office:value-type="string" office:string-value="list0.add(trans960);" calcext:value-type="string">
            <text:p>list0.add(trans9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);</text:p>
          </table:table-cell>
          <table:table-cell table:formula="of:=COM.MICROSOFT.CONCAT([.A962];[.B962];[.C962];[.D962])" office:value-type="string" office:string-value="list0.add(trans961);" calcext:value-type="string">
            <text:p>list0.add(trans9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);</text:p>
          </table:table-cell>
          <table:table-cell table:formula="of:=COM.MICROSOFT.CONCAT([.A963];[.B963];[.C963];[.D963])" office:value-type="string" office:string-value="list0.add(trans962);" calcext:value-type="string">
            <text:p>list0.add(trans9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);</text:p>
          </table:table-cell>
          <table:table-cell table:formula="of:=COM.MICROSOFT.CONCAT([.A964];[.B964];[.C964];[.D964])" office:value-type="string" office:string-value="list0.add(trans963);" calcext:value-type="string">
            <text:p>list0.add(trans9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);</text:p>
          </table:table-cell>
          <table:table-cell table:formula="of:=COM.MICROSOFT.CONCAT([.A965];[.B965];[.C965];[.D965])" office:value-type="string" office:string-value="list0.add(trans964);" calcext:value-type="string">
            <text:p>list0.add(trans9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);</text:p>
          </table:table-cell>
          <table:table-cell table:formula="of:=COM.MICROSOFT.CONCAT([.A966];[.B966];[.C966];[.D966])" office:value-type="string" office:string-value="list0.add(trans965);" calcext:value-type="string">
            <text:p>list0.add(trans9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);</text:p>
          </table:table-cell>
          <table:table-cell table:formula="of:=COM.MICROSOFT.CONCAT([.A967];[.B967];[.C967];[.D967])" office:value-type="string" office:string-value="list0.add(trans966);" calcext:value-type="string">
            <text:p>list0.add(trans9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);</text:p>
          </table:table-cell>
          <table:table-cell table:formula="of:=COM.MICROSOFT.CONCAT([.A968];[.B968];[.C968];[.D968])" office:value-type="string" office:string-value="list0.add(trans967);" calcext:value-type="string">
            <text:p>list0.add(trans9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);</text:p>
          </table:table-cell>
          <table:table-cell table:formula="of:=COM.MICROSOFT.CONCAT([.A969];[.B969];[.C969];[.D969])" office:value-type="string" office:string-value="list0.add(trans968);" calcext:value-type="string">
            <text:p>list0.add(trans9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);</text:p>
          </table:table-cell>
          <table:table-cell table:formula="of:=COM.MICROSOFT.CONCAT([.A970];[.B970];[.C970];[.D970])" office:value-type="string" office:string-value="list0.add(trans969);" calcext:value-type="string">
            <text:p>list0.add(trans9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);</text:p>
          </table:table-cell>
          <table:table-cell table:formula="of:=COM.MICROSOFT.CONCAT([.A971];[.B971];[.C971];[.D971])" office:value-type="string" office:string-value="list0.add(trans970);" calcext:value-type="string">
            <text:p>list0.add(trans9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);</text:p>
          </table:table-cell>
          <table:table-cell table:formula="of:=COM.MICROSOFT.CONCAT([.A972];[.B972];[.C972];[.D972])" office:value-type="string" office:string-value="list0.add(trans971);" calcext:value-type="string">
            <text:p>list0.add(trans9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);</text:p>
          </table:table-cell>
          <table:table-cell table:formula="of:=COM.MICROSOFT.CONCAT([.A973];[.B973];[.C973];[.D973])" office:value-type="string" office:string-value="list0.add(trans972);" calcext:value-type="string">
            <text:p>list0.add(trans9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);</text:p>
          </table:table-cell>
          <table:table-cell table:formula="of:=COM.MICROSOFT.CONCAT([.A974];[.B974];[.C974];[.D974])" office:value-type="string" office:string-value="list0.add(trans973);" calcext:value-type="string">
            <text:p>list0.add(trans9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);</text:p>
          </table:table-cell>
          <table:table-cell table:formula="of:=COM.MICROSOFT.CONCAT([.A975];[.B975];[.C975];[.D975])" office:value-type="string" office:string-value="list0.add(trans974);" calcext:value-type="string">
            <text:p>list0.add(trans9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);</text:p>
          </table:table-cell>
          <table:table-cell table:formula="of:=COM.MICROSOFT.CONCAT([.A976];[.B976];[.C976];[.D976])" office:value-type="string" office:string-value="list0.add(trans975);" calcext:value-type="string">
            <text:p>list0.add(trans9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);</text:p>
          </table:table-cell>
          <table:table-cell table:formula="of:=COM.MICROSOFT.CONCAT([.A977];[.B977];[.C977];[.D977])" office:value-type="string" office:string-value="list0.add(trans976);" calcext:value-type="string">
            <text:p>list0.add(trans9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);</text:p>
          </table:table-cell>
          <table:table-cell table:formula="of:=COM.MICROSOFT.CONCAT([.A978];[.B978];[.C978];[.D978])" office:value-type="string" office:string-value="list0.add(trans977);" calcext:value-type="string">
            <text:p>list0.add(trans9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);</text:p>
          </table:table-cell>
          <table:table-cell table:formula="of:=COM.MICROSOFT.CONCAT([.A979];[.B979];[.C979];[.D979])" office:value-type="string" office:string-value="list0.add(trans978);" calcext:value-type="string">
            <text:p>list0.add(trans9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);</text:p>
          </table:table-cell>
          <table:table-cell table:formula="of:=COM.MICROSOFT.CONCAT([.A980];[.B980];[.C980];[.D980])" office:value-type="string" office:string-value="list0.add(trans979);" calcext:value-type="string">
            <text:p>list0.add(trans9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);</text:p>
          </table:table-cell>
          <table:table-cell table:formula="of:=COM.MICROSOFT.CONCAT([.A981];[.B981];[.C981];[.D981])" office:value-type="string" office:string-value="list0.add(trans980);" calcext:value-type="string">
            <text:p>list0.add(trans9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);</text:p>
          </table:table-cell>
          <table:table-cell table:formula="of:=COM.MICROSOFT.CONCAT([.A982];[.B982];[.C982];[.D982])" office:value-type="string" office:string-value="list0.add(trans981);" calcext:value-type="string">
            <text:p>list0.add(trans9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);</text:p>
          </table:table-cell>
          <table:table-cell table:formula="of:=COM.MICROSOFT.CONCAT([.A983];[.B983];[.C983];[.D983])" office:value-type="string" office:string-value="list0.add(trans982);" calcext:value-type="string">
            <text:p>list0.add(trans9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);</text:p>
          </table:table-cell>
          <table:table-cell table:formula="of:=COM.MICROSOFT.CONCAT([.A984];[.B984];[.C984];[.D984])" office:value-type="string" office:string-value="list0.add(trans983);" calcext:value-type="string">
            <text:p>list0.add(trans9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);</text:p>
          </table:table-cell>
          <table:table-cell table:formula="of:=COM.MICROSOFT.CONCAT([.A985];[.B985];[.C985];[.D985])" office:value-type="string" office:string-value="list0.add(trans984);" calcext:value-type="string">
            <text:p>list0.add(trans9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);</text:p>
          </table:table-cell>
          <table:table-cell table:formula="of:=COM.MICROSOFT.CONCAT([.A986];[.B986];[.C986];[.D986])" office:value-type="string" office:string-value="list0.add(trans985);" calcext:value-type="string">
            <text:p>list0.add(trans9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);</text:p>
          </table:table-cell>
          <table:table-cell table:formula="of:=COM.MICROSOFT.CONCAT([.A987];[.B987];[.C987];[.D987])" office:value-type="string" office:string-value="list0.add(trans986);" calcext:value-type="string">
            <text:p>list0.add(trans9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);</text:p>
          </table:table-cell>
          <table:table-cell table:formula="of:=COM.MICROSOFT.CONCAT([.A988];[.B988];[.C988];[.D988])" office:value-type="string" office:string-value="list0.add(trans987);" calcext:value-type="string">
            <text:p>list0.add(trans9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);</text:p>
          </table:table-cell>
          <table:table-cell table:formula="of:=COM.MICROSOFT.CONCAT([.A989];[.B989];[.C989];[.D989])" office:value-type="string" office:string-value="list0.add(trans988);" calcext:value-type="string">
            <text:p>list0.add(trans9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);</text:p>
          </table:table-cell>
          <table:table-cell table:formula="of:=COM.MICROSOFT.CONCAT([.A990];[.B990];[.C990];[.D990])" office:value-type="string" office:string-value="list0.add(trans989);" calcext:value-type="string">
            <text:p>list0.add(trans9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);</text:p>
          </table:table-cell>
          <table:table-cell table:formula="of:=COM.MICROSOFT.CONCAT([.A991];[.B991];[.C991];[.D991])" office:value-type="string" office:string-value="list0.add(trans990);" calcext:value-type="string">
            <text:p>list0.add(trans9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);</text:p>
          </table:table-cell>
          <table:table-cell table:formula="of:=COM.MICROSOFT.CONCAT([.A992];[.B992];[.C992];[.D992])" office:value-type="string" office:string-value="list0.add(trans991);" calcext:value-type="string">
            <text:p>list0.add(trans9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);</text:p>
          </table:table-cell>
          <table:table-cell table:formula="of:=COM.MICROSOFT.CONCAT([.A993];[.B993];[.C993];[.D993])" office:value-type="string" office:string-value="list0.add(trans992);" calcext:value-type="string">
            <text:p>list0.add(trans9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);</text:p>
          </table:table-cell>
          <table:table-cell table:formula="of:=COM.MICROSOFT.CONCAT([.A994];[.B994];[.C994];[.D994])" office:value-type="string" office:string-value="list0.add(trans993);" calcext:value-type="string">
            <text:p>list0.add(trans9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);</text:p>
          </table:table-cell>
          <table:table-cell table:formula="of:=COM.MICROSOFT.CONCAT([.A995];[.B995];[.C995];[.D995])" office:value-type="string" office:string-value="list0.add(trans994);" calcext:value-type="string">
            <text:p>list0.add(trans9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);</text:p>
          </table:table-cell>
          <table:table-cell table:formula="of:=COM.MICROSOFT.CONCAT([.A996];[.B996];[.C996];[.D996])" office:value-type="string" office:string-value="list0.add(trans995);" calcext:value-type="string">
            <text:p>list0.add(trans9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);</text:p>
          </table:table-cell>
          <table:table-cell table:formula="of:=COM.MICROSOFT.CONCAT([.A997];[.B997];[.C997];[.D997])" office:value-type="string" office:string-value="list0.add(trans996);" calcext:value-type="string">
            <text:p>list0.add(trans9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);</text:p>
          </table:table-cell>
          <table:table-cell table:formula="of:=COM.MICROSOFT.CONCAT([.A998];[.B998];[.C998];[.D998])" office:value-type="string" office:string-value="list0.add(trans997);" calcext:value-type="string">
            <text:p>list0.add(trans9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);</text:p>
          </table:table-cell>
          <table:table-cell table:formula="of:=COM.MICROSOFT.CONCAT([.A999];[.B999];[.C999];[.D999])" office:value-type="string" office:string-value="list0.add(trans998);" calcext:value-type="string">
            <text:p>list0.add(trans9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);</text:p>
          </table:table-cell>
          <table:table-cell table:formula="of:=COM.MICROSOFT.CONCAT([.A1000];[.B1000];[.C1000];[.D1000])" office:value-type="string" office:string-value="list0.add(trans999);" calcext:value-type="string">
            <text:p>list0.add(trans9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);</text:p>
          </table:table-cell>
          <table:table-cell table:formula="of:=COM.MICROSOFT.CONCAT([.A1001];[.B1001];[.C1001];[.D1001])" office:value-type="string" office:string-value="list0.add(trans1000);" calcext:value-type="string">
            <text:p>list0.add(trans10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);</text:p>
          </table:table-cell>
          <table:table-cell table:formula="of:=COM.MICROSOFT.CONCAT([.A1002];[.B1002];[.C1002];[.D1002])" office:value-type="string" office:string-value="list0.add(trans1001);" calcext:value-type="string">
            <text:p>list0.add(trans10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);</text:p>
          </table:table-cell>
          <table:table-cell table:formula="of:=COM.MICROSOFT.CONCAT([.A1003];[.B1003];[.C1003];[.D1003])" office:value-type="string" office:string-value="list0.add(trans1002);" calcext:value-type="string">
            <text:p>list0.add(trans10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);</text:p>
          </table:table-cell>
          <table:table-cell table:formula="of:=COM.MICROSOFT.CONCAT([.A1004];[.B1004];[.C1004];[.D1004])" office:value-type="string" office:string-value="list0.add(trans1003);" calcext:value-type="string">
            <text:p>list0.add(trans10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);</text:p>
          </table:table-cell>
          <table:table-cell table:formula="of:=COM.MICROSOFT.CONCAT([.A1005];[.B1005];[.C1005];[.D1005])" office:value-type="string" office:string-value="list0.add(trans1004);" calcext:value-type="string">
            <text:p>list0.add(trans10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);</text:p>
          </table:table-cell>
          <table:table-cell table:formula="of:=COM.MICROSOFT.CONCAT([.A1006];[.B1006];[.C1006];[.D1006])" office:value-type="string" office:string-value="list0.add(trans1005);" calcext:value-type="string">
            <text:p>list0.add(trans10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);</text:p>
          </table:table-cell>
          <table:table-cell table:formula="of:=COM.MICROSOFT.CONCAT([.A1007];[.B1007];[.C1007];[.D1007])" office:value-type="string" office:string-value="list0.add(trans1006);" calcext:value-type="string">
            <text:p>list0.add(trans10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);</text:p>
          </table:table-cell>
          <table:table-cell table:formula="of:=COM.MICROSOFT.CONCAT([.A1008];[.B1008];[.C1008];[.D1008])" office:value-type="string" office:string-value="list0.add(trans1007);" calcext:value-type="string">
            <text:p>list0.add(trans10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);</text:p>
          </table:table-cell>
          <table:table-cell table:formula="of:=COM.MICROSOFT.CONCAT([.A1009];[.B1009];[.C1009];[.D1009])" office:value-type="string" office:string-value="list0.add(trans1008);" calcext:value-type="string">
            <text:p>list0.add(trans10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);</text:p>
          </table:table-cell>
          <table:table-cell table:formula="of:=COM.MICROSOFT.CONCAT([.A1010];[.B1010];[.C1010];[.D1010])" office:value-type="string" office:string-value="list0.add(trans1009);" calcext:value-type="string">
            <text:p>list0.add(trans10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);</text:p>
          </table:table-cell>
          <table:table-cell table:formula="of:=COM.MICROSOFT.CONCAT([.A1011];[.B1011];[.C1011];[.D1011])" office:value-type="string" office:string-value="list0.add(trans1010);" calcext:value-type="string">
            <text:p>list0.add(trans10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);</text:p>
          </table:table-cell>
          <table:table-cell table:formula="of:=COM.MICROSOFT.CONCAT([.A1012];[.B1012];[.C1012];[.D1012])" office:value-type="string" office:string-value="list0.add(trans1011);" calcext:value-type="string">
            <text:p>list0.add(trans10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);</text:p>
          </table:table-cell>
          <table:table-cell table:formula="of:=COM.MICROSOFT.CONCAT([.A1013];[.B1013];[.C1013];[.D1013])" office:value-type="string" office:string-value="list0.add(trans1012);" calcext:value-type="string">
            <text:p>list0.add(trans10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);</text:p>
          </table:table-cell>
          <table:table-cell table:formula="of:=COM.MICROSOFT.CONCAT([.A1014];[.B1014];[.C1014];[.D1014])" office:value-type="string" office:string-value="list0.add(trans1013);" calcext:value-type="string">
            <text:p>list0.add(trans10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);</text:p>
          </table:table-cell>
          <table:table-cell table:formula="of:=COM.MICROSOFT.CONCAT([.A1015];[.B1015];[.C1015];[.D1015])" office:value-type="string" office:string-value="list0.add(trans1014);" calcext:value-type="string">
            <text:p>list0.add(trans10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);</text:p>
          </table:table-cell>
          <table:table-cell table:formula="of:=COM.MICROSOFT.CONCAT([.A1016];[.B1016];[.C1016];[.D1016])" office:value-type="string" office:string-value="list0.add(trans1015);" calcext:value-type="string">
            <text:p>list0.add(trans10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);</text:p>
          </table:table-cell>
          <table:table-cell table:formula="of:=COM.MICROSOFT.CONCAT([.A1017];[.B1017];[.C1017];[.D1017])" office:value-type="string" office:string-value="list0.add(trans1016);" calcext:value-type="string">
            <text:p>list0.add(trans10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);</text:p>
          </table:table-cell>
          <table:table-cell table:formula="of:=COM.MICROSOFT.CONCAT([.A1018];[.B1018];[.C1018];[.D1018])" office:value-type="string" office:string-value="list0.add(trans1017);" calcext:value-type="string">
            <text:p>list0.add(trans10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);</text:p>
          </table:table-cell>
          <table:table-cell table:formula="of:=COM.MICROSOFT.CONCAT([.A1019];[.B1019];[.C1019];[.D1019])" office:value-type="string" office:string-value="list0.add(trans1018);" calcext:value-type="string">
            <text:p>list0.add(trans10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);</text:p>
          </table:table-cell>
          <table:table-cell table:formula="of:=COM.MICROSOFT.CONCAT([.A1020];[.B1020];[.C1020];[.D1020])" office:value-type="string" office:string-value="list0.add(trans1019);" calcext:value-type="string">
            <text:p>list0.add(trans10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);</text:p>
          </table:table-cell>
          <table:table-cell table:formula="of:=COM.MICROSOFT.CONCAT([.A1021];[.B1021];[.C1021];[.D1021])" office:value-type="string" office:string-value="list0.add(trans1020);" calcext:value-type="string">
            <text:p>list0.add(trans10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);</text:p>
          </table:table-cell>
          <table:table-cell table:formula="of:=COM.MICROSOFT.CONCAT([.A1022];[.B1022];[.C1022];[.D1022])" office:value-type="string" office:string-value="list0.add(trans1021);" calcext:value-type="string">
            <text:p>list0.add(trans10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);</text:p>
          </table:table-cell>
          <table:table-cell table:formula="of:=COM.MICROSOFT.CONCAT([.A1023];[.B1023];[.C1023];[.D1023])" office:value-type="string" office:string-value="list0.add(trans1022);" calcext:value-type="string">
            <text:p>list0.add(trans10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);</text:p>
          </table:table-cell>
          <table:table-cell table:formula="of:=COM.MICROSOFT.CONCAT([.A1024];[.B1024];[.C1024];[.D1024])" office:value-type="string" office:string-value="list0.add(trans1023);" calcext:value-type="string">
            <text:p>list0.add(trans10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);</text:p>
          </table:table-cell>
          <table:table-cell table:formula="of:=COM.MICROSOFT.CONCAT([.A1025];[.B1025];[.C1025];[.D1025])" office:value-type="string" office:string-value="list0.add(trans1024);" calcext:value-type="string">
            <text:p>list0.add(trans10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);</text:p>
          </table:table-cell>
          <table:table-cell table:formula="of:=COM.MICROSOFT.CONCAT([.A1026];[.B1026];[.C1026];[.D1026])" office:value-type="string" office:string-value="list0.add(trans1025);" calcext:value-type="string">
            <text:p>list0.add(trans10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);</text:p>
          </table:table-cell>
          <table:table-cell table:formula="of:=COM.MICROSOFT.CONCAT([.A1027];[.B1027];[.C1027];[.D1027])" office:value-type="string" office:string-value="list0.add(trans1026);" calcext:value-type="string">
            <text:p>list0.add(trans10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);</text:p>
          </table:table-cell>
          <table:table-cell table:formula="of:=COM.MICROSOFT.CONCAT([.A1028];[.B1028];[.C1028];[.D1028])" office:value-type="string" office:string-value="list0.add(trans1027);" calcext:value-type="string">
            <text:p>list0.add(trans10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);</text:p>
          </table:table-cell>
          <table:table-cell table:formula="of:=COM.MICROSOFT.CONCAT([.A1029];[.B1029];[.C1029];[.D1029])" office:value-type="string" office:string-value="list0.add(trans1028);" calcext:value-type="string">
            <text:p>list0.add(trans10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);</text:p>
          </table:table-cell>
          <table:table-cell table:formula="of:=COM.MICROSOFT.CONCAT([.A1030];[.B1030];[.C1030];[.D1030])" office:value-type="string" office:string-value="list0.add(trans1029);" calcext:value-type="string">
            <text:p>list0.add(trans10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);</text:p>
          </table:table-cell>
          <table:table-cell table:formula="of:=COM.MICROSOFT.CONCAT([.A1031];[.B1031];[.C1031];[.D1031])" office:value-type="string" office:string-value="list0.add(trans1030);" calcext:value-type="string">
            <text:p>list0.add(trans10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);</text:p>
          </table:table-cell>
          <table:table-cell table:formula="of:=COM.MICROSOFT.CONCAT([.A1032];[.B1032];[.C1032];[.D1032])" office:value-type="string" office:string-value="list0.add(trans1031);" calcext:value-type="string">
            <text:p>list0.add(trans10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);</text:p>
          </table:table-cell>
          <table:table-cell table:formula="of:=COM.MICROSOFT.CONCAT([.A1033];[.B1033];[.C1033];[.D1033])" office:value-type="string" office:string-value="list0.add(trans1032);" calcext:value-type="string">
            <text:p>list0.add(trans10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);</text:p>
          </table:table-cell>
          <table:table-cell table:formula="of:=COM.MICROSOFT.CONCAT([.A1034];[.B1034];[.C1034];[.D1034])" office:value-type="string" office:string-value="list0.add(trans1033);" calcext:value-type="string">
            <text:p>list0.add(trans10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);</text:p>
          </table:table-cell>
          <table:table-cell table:formula="of:=COM.MICROSOFT.CONCAT([.A1035];[.B1035];[.C1035];[.D1035])" office:value-type="string" office:string-value="list0.add(trans1034);" calcext:value-type="string">
            <text:p>list0.add(trans10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);</text:p>
          </table:table-cell>
          <table:table-cell table:formula="of:=COM.MICROSOFT.CONCAT([.A1036];[.B1036];[.C1036];[.D1036])" office:value-type="string" office:string-value="list0.add(trans1035);" calcext:value-type="string">
            <text:p>list0.add(trans10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);</text:p>
          </table:table-cell>
          <table:table-cell table:formula="of:=COM.MICROSOFT.CONCAT([.A1037];[.B1037];[.C1037];[.D1037])" office:value-type="string" office:string-value="list0.add(trans1036);" calcext:value-type="string">
            <text:p>list0.add(trans10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);</text:p>
          </table:table-cell>
          <table:table-cell table:formula="of:=COM.MICROSOFT.CONCAT([.A1038];[.B1038];[.C1038];[.D1038])" office:value-type="string" office:string-value="list0.add(trans1037);" calcext:value-type="string">
            <text:p>list0.add(trans10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);</text:p>
          </table:table-cell>
          <table:table-cell table:formula="of:=COM.MICROSOFT.CONCAT([.A1039];[.B1039];[.C1039];[.D1039])" office:value-type="string" office:string-value="list0.add(trans1038);" calcext:value-type="string">
            <text:p>list0.add(trans10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);</text:p>
          </table:table-cell>
          <table:table-cell table:formula="of:=COM.MICROSOFT.CONCAT([.A1040];[.B1040];[.C1040];[.D1040])" office:value-type="string" office:string-value="list0.add(trans1039);" calcext:value-type="string">
            <text:p>list0.add(trans10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);</text:p>
          </table:table-cell>
          <table:table-cell table:formula="of:=COM.MICROSOFT.CONCAT([.A1041];[.B1041];[.C1041];[.D1041])" office:value-type="string" office:string-value="list0.add(trans1040);" calcext:value-type="string">
            <text:p>list0.add(trans10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);</text:p>
          </table:table-cell>
          <table:table-cell table:formula="of:=COM.MICROSOFT.CONCAT([.A1042];[.B1042];[.C1042];[.D1042])" office:value-type="string" office:string-value="list0.add(trans1041);" calcext:value-type="string">
            <text:p>list0.add(trans10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);</text:p>
          </table:table-cell>
          <table:table-cell table:formula="of:=COM.MICROSOFT.CONCAT([.A1043];[.B1043];[.C1043];[.D1043])" office:value-type="string" office:string-value="list0.add(trans1042);" calcext:value-type="string">
            <text:p>list0.add(trans10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);</text:p>
          </table:table-cell>
          <table:table-cell table:formula="of:=COM.MICROSOFT.CONCAT([.A1044];[.B1044];[.C1044];[.D1044])" office:value-type="string" office:string-value="list0.add(trans1043);" calcext:value-type="string">
            <text:p>list0.add(trans10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);</text:p>
          </table:table-cell>
          <table:table-cell table:formula="of:=COM.MICROSOFT.CONCAT([.A1045];[.B1045];[.C1045];[.D1045])" office:value-type="string" office:string-value="list0.add(trans1044);" calcext:value-type="string">
            <text:p>list0.add(trans10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);</text:p>
          </table:table-cell>
          <table:table-cell table:formula="of:=COM.MICROSOFT.CONCAT([.A1046];[.B1046];[.C1046];[.D1046])" office:value-type="string" office:string-value="list0.add(trans1045);" calcext:value-type="string">
            <text:p>list0.add(trans10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);</text:p>
          </table:table-cell>
          <table:table-cell table:formula="of:=COM.MICROSOFT.CONCAT([.A1047];[.B1047];[.C1047];[.D1047])" office:value-type="string" office:string-value="list0.add(trans1046);" calcext:value-type="string">
            <text:p>list0.add(trans10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);</text:p>
          </table:table-cell>
          <table:table-cell table:formula="of:=COM.MICROSOFT.CONCAT([.A1048];[.B1048];[.C1048];[.D1048])" office:value-type="string" office:string-value="list0.add(trans1047);" calcext:value-type="string">
            <text:p>list0.add(trans10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);</text:p>
          </table:table-cell>
          <table:table-cell table:formula="of:=COM.MICROSOFT.CONCAT([.A1049];[.B1049];[.C1049];[.D1049])" office:value-type="string" office:string-value="list0.add(trans1048);" calcext:value-type="string">
            <text:p>list0.add(trans10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);</text:p>
          </table:table-cell>
          <table:table-cell table:formula="of:=COM.MICROSOFT.CONCAT([.A1050];[.B1050];[.C1050];[.D1050])" office:value-type="string" office:string-value="list0.add(trans1049);" calcext:value-type="string">
            <text:p>list0.add(trans10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);</text:p>
          </table:table-cell>
          <table:table-cell table:formula="of:=COM.MICROSOFT.CONCAT([.A1051];[.B1051];[.C1051];[.D1051])" office:value-type="string" office:string-value="list0.add(trans1050);" calcext:value-type="string">
            <text:p>list0.add(trans10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);</text:p>
          </table:table-cell>
          <table:table-cell table:formula="of:=COM.MICROSOFT.CONCAT([.A1052];[.B1052];[.C1052];[.D1052])" office:value-type="string" office:string-value="list0.add(trans1051);" calcext:value-type="string">
            <text:p>list0.add(trans10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);</text:p>
          </table:table-cell>
          <table:table-cell table:formula="of:=COM.MICROSOFT.CONCAT([.A1053];[.B1053];[.C1053];[.D1053])" office:value-type="string" office:string-value="list0.add(trans1052);" calcext:value-type="string">
            <text:p>list0.add(trans10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);</text:p>
          </table:table-cell>
          <table:table-cell table:formula="of:=COM.MICROSOFT.CONCAT([.A1054];[.B1054];[.C1054];[.D1054])" office:value-type="string" office:string-value="list0.add(trans1053);" calcext:value-type="string">
            <text:p>list0.add(trans10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);</text:p>
          </table:table-cell>
          <table:table-cell table:formula="of:=COM.MICROSOFT.CONCAT([.A1055];[.B1055];[.C1055];[.D1055])" office:value-type="string" office:string-value="list0.add(trans1054);" calcext:value-type="string">
            <text:p>list0.add(trans10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);</text:p>
          </table:table-cell>
          <table:table-cell table:formula="of:=COM.MICROSOFT.CONCAT([.A1056];[.B1056];[.C1056];[.D1056])" office:value-type="string" office:string-value="list0.add(trans1055);" calcext:value-type="string">
            <text:p>list0.add(trans10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);</text:p>
          </table:table-cell>
          <table:table-cell table:formula="of:=COM.MICROSOFT.CONCAT([.A1057];[.B1057];[.C1057];[.D1057])" office:value-type="string" office:string-value="list0.add(trans1056);" calcext:value-type="string">
            <text:p>list0.add(trans10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);</text:p>
          </table:table-cell>
          <table:table-cell table:formula="of:=COM.MICROSOFT.CONCAT([.A1058];[.B1058];[.C1058];[.D1058])" office:value-type="string" office:string-value="list0.add(trans1057);" calcext:value-type="string">
            <text:p>list0.add(trans10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);</text:p>
          </table:table-cell>
          <table:table-cell table:formula="of:=COM.MICROSOFT.CONCAT([.A1059];[.B1059];[.C1059];[.D1059])" office:value-type="string" office:string-value="list0.add(trans1058);" calcext:value-type="string">
            <text:p>list0.add(trans10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);</text:p>
          </table:table-cell>
          <table:table-cell table:formula="of:=COM.MICROSOFT.CONCAT([.A1060];[.B1060];[.C1060];[.D1060])" office:value-type="string" office:string-value="list0.add(trans1059);" calcext:value-type="string">
            <text:p>list0.add(trans10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);</text:p>
          </table:table-cell>
          <table:table-cell table:formula="of:=COM.MICROSOFT.CONCAT([.A1061];[.B1061];[.C1061];[.D1061])" office:value-type="string" office:string-value="list0.add(trans1060);" calcext:value-type="string">
            <text:p>list0.add(trans10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);</text:p>
          </table:table-cell>
          <table:table-cell table:formula="of:=COM.MICROSOFT.CONCAT([.A1062];[.B1062];[.C1062];[.D1062])" office:value-type="string" office:string-value="list0.add(trans1061);" calcext:value-type="string">
            <text:p>list0.add(trans10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);</text:p>
          </table:table-cell>
          <table:table-cell table:formula="of:=COM.MICROSOFT.CONCAT([.A1063];[.B1063];[.C1063];[.D1063])" office:value-type="string" office:string-value="list0.add(trans1062);" calcext:value-type="string">
            <text:p>list0.add(trans10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);</text:p>
          </table:table-cell>
          <table:table-cell table:formula="of:=COM.MICROSOFT.CONCAT([.A1064];[.B1064];[.C1064];[.D1064])" office:value-type="string" office:string-value="list0.add(trans1063);" calcext:value-type="string">
            <text:p>list0.add(trans10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);</text:p>
          </table:table-cell>
          <table:table-cell table:formula="of:=COM.MICROSOFT.CONCAT([.A1065];[.B1065];[.C1065];[.D1065])" office:value-type="string" office:string-value="list0.add(trans1064);" calcext:value-type="string">
            <text:p>list0.add(trans10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);</text:p>
          </table:table-cell>
          <table:table-cell table:formula="of:=COM.MICROSOFT.CONCAT([.A1066];[.B1066];[.C1066];[.D1066])" office:value-type="string" office:string-value="list0.add(trans1065);" calcext:value-type="string">
            <text:p>list0.add(trans10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);</text:p>
          </table:table-cell>
          <table:table-cell table:formula="of:=COM.MICROSOFT.CONCAT([.A1067];[.B1067];[.C1067];[.D1067])" office:value-type="string" office:string-value="list0.add(trans1066);" calcext:value-type="string">
            <text:p>list0.add(trans10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);</text:p>
          </table:table-cell>
          <table:table-cell table:formula="of:=COM.MICROSOFT.CONCAT([.A1068];[.B1068];[.C1068];[.D1068])" office:value-type="string" office:string-value="list0.add(trans1067);" calcext:value-type="string">
            <text:p>list0.add(trans10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);</text:p>
          </table:table-cell>
          <table:table-cell table:formula="of:=COM.MICROSOFT.CONCAT([.A1069];[.B1069];[.C1069];[.D1069])" office:value-type="string" office:string-value="list0.add(trans1068);" calcext:value-type="string">
            <text:p>list0.add(trans10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);</text:p>
          </table:table-cell>
          <table:table-cell table:formula="of:=COM.MICROSOFT.CONCAT([.A1070];[.B1070];[.C1070];[.D1070])" office:value-type="string" office:string-value="list0.add(trans1069);" calcext:value-type="string">
            <text:p>list0.add(trans10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);</text:p>
          </table:table-cell>
          <table:table-cell table:formula="of:=COM.MICROSOFT.CONCAT([.A1071];[.B1071];[.C1071];[.D1071])" office:value-type="string" office:string-value="list0.add(trans1070);" calcext:value-type="string">
            <text:p>list0.add(trans10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);</text:p>
          </table:table-cell>
          <table:table-cell table:formula="of:=COM.MICROSOFT.CONCAT([.A1072];[.B1072];[.C1072];[.D1072])" office:value-type="string" office:string-value="list0.add(trans1071);" calcext:value-type="string">
            <text:p>list0.add(trans10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);</text:p>
          </table:table-cell>
          <table:table-cell table:formula="of:=COM.MICROSOFT.CONCAT([.A1073];[.B1073];[.C1073];[.D1073])" office:value-type="string" office:string-value="list0.add(trans1072);" calcext:value-type="string">
            <text:p>list0.add(trans10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);</text:p>
          </table:table-cell>
          <table:table-cell table:formula="of:=COM.MICROSOFT.CONCAT([.A1074];[.B1074];[.C1074];[.D1074])" office:value-type="string" office:string-value="list0.add(trans1073);" calcext:value-type="string">
            <text:p>list0.add(trans10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);</text:p>
          </table:table-cell>
          <table:table-cell table:formula="of:=COM.MICROSOFT.CONCAT([.A1075];[.B1075];[.C1075];[.D1075])" office:value-type="string" office:string-value="list0.add(trans1074);" calcext:value-type="string">
            <text:p>list0.add(trans10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);</text:p>
          </table:table-cell>
          <table:table-cell table:formula="of:=COM.MICROSOFT.CONCAT([.A1076];[.B1076];[.C1076];[.D1076])" office:value-type="string" office:string-value="list0.add(trans1075);" calcext:value-type="string">
            <text:p>list0.add(trans10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);</text:p>
          </table:table-cell>
          <table:table-cell table:formula="of:=COM.MICROSOFT.CONCAT([.A1077];[.B1077];[.C1077];[.D1077])" office:value-type="string" office:string-value="list0.add(trans1076);" calcext:value-type="string">
            <text:p>list0.add(trans10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);</text:p>
          </table:table-cell>
          <table:table-cell table:formula="of:=COM.MICROSOFT.CONCAT([.A1078];[.B1078];[.C1078];[.D1078])" office:value-type="string" office:string-value="list0.add(trans1077);" calcext:value-type="string">
            <text:p>list0.add(trans10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);</text:p>
          </table:table-cell>
          <table:table-cell table:formula="of:=COM.MICROSOFT.CONCAT([.A1079];[.B1079];[.C1079];[.D1079])" office:value-type="string" office:string-value="list0.add(trans1078);" calcext:value-type="string">
            <text:p>list0.add(trans10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);</text:p>
          </table:table-cell>
          <table:table-cell table:formula="of:=COM.MICROSOFT.CONCAT([.A1080];[.B1080];[.C1080];[.D1080])" office:value-type="string" office:string-value="list0.add(trans1079);" calcext:value-type="string">
            <text:p>list0.add(trans10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);</text:p>
          </table:table-cell>
          <table:table-cell table:formula="of:=COM.MICROSOFT.CONCAT([.A1081];[.B1081];[.C1081];[.D1081])" office:value-type="string" office:string-value="list0.add(trans1080);" calcext:value-type="string">
            <text:p>list0.add(trans10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);</text:p>
          </table:table-cell>
          <table:table-cell table:formula="of:=COM.MICROSOFT.CONCAT([.A1082];[.B1082];[.C1082];[.D1082])" office:value-type="string" office:string-value="list0.add(trans1081);" calcext:value-type="string">
            <text:p>list0.add(trans10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);</text:p>
          </table:table-cell>
          <table:table-cell table:formula="of:=COM.MICROSOFT.CONCAT([.A1083];[.B1083];[.C1083];[.D1083])" office:value-type="string" office:string-value="list0.add(trans1082);" calcext:value-type="string">
            <text:p>list0.add(trans10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);</text:p>
          </table:table-cell>
          <table:table-cell table:formula="of:=COM.MICROSOFT.CONCAT([.A1084];[.B1084];[.C1084];[.D1084])" office:value-type="string" office:string-value="list0.add(trans1083);" calcext:value-type="string">
            <text:p>list0.add(trans10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);</text:p>
          </table:table-cell>
          <table:table-cell table:formula="of:=COM.MICROSOFT.CONCAT([.A1085];[.B1085];[.C1085];[.D1085])" office:value-type="string" office:string-value="list0.add(trans1084);" calcext:value-type="string">
            <text:p>list0.add(trans10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);</text:p>
          </table:table-cell>
          <table:table-cell table:formula="of:=COM.MICROSOFT.CONCAT([.A1086];[.B1086];[.C1086];[.D1086])" office:value-type="string" office:string-value="list0.add(trans1085);" calcext:value-type="string">
            <text:p>list0.add(trans10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);</text:p>
          </table:table-cell>
          <table:table-cell table:formula="of:=COM.MICROSOFT.CONCAT([.A1087];[.B1087];[.C1087];[.D1087])" office:value-type="string" office:string-value="list0.add(trans1086);" calcext:value-type="string">
            <text:p>list0.add(trans10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);</text:p>
          </table:table-cell>
          <table:table-cell table:formula="of:=COM.MICROSOFT.CONCAT([.A1088];[.B1088];[.C1088];[.D1088])" office:value-type="string" office:string-value="list0.add(trans1087);" calcext:value-type="string">
            <text:p>list0.add(trans10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);</text:p>
          </table:table-cell>
          <table:table-cell table:formula="of:=COM.MICROSOFT.CONCAT([.A1089];[.B1089];[.C1089];[.D1089])" office:value-type="string" office:string-value="list0.add(trans1088);" calcext:value-type="string">
            <text:p>list0.add(trans10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);</text:p>
          </table:table-cell>
          <table:table-cell table:formula="of:=COM.MICROSOFT.CONCAT([.A1090];[.B1090];[.C1090];[.D1090])" office:value-type="string" office:string-value="list0.add(trans1089);" calcext:value-type="string">
            <text:p>list0.add(trans10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);</text:p>
          </table:table-cell>
          <table:table-cell table:formula="of:=COM.MICROSOFT.CONCAT([.A1091];[.B1091];[.C1091];[.D1091])" office:value-type="string" office:string-value="list0.add(trans1090);" calcext:value-type="string">
            <text:p>list0.add(trans10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);</text:p>
          </table:table-cell>
          <table:table-cell table:formula="of:=COM.MICROSOFT.CONCAT([.A1092];[.B1092];[.C1092];[.D1092])" office:value-type="string" office:string-value="list0.add(trans1091);" calcext:value-type="string">
            <text:p>list0.add(trans10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);</text:p>
          </table:table-cell>
          <table:table-cell table:formula="of:=COM.MICROSOFT.CONCAT([.A1093];[.B1093];[.C1093];[.D1093])" office:value-type="string" office:string-value="list0.add(trans1092);" calcext:value-type="string">
            <text:p>list0.add(trans10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);</text:p>
          </table:table-cell>
          <table:table-cell table:formula="of:=COM.MICROSOFT.CONCAT([.A1094];[.B1094];[.C1094];[.D1094])" office:value-type="string" office:string-value="list0.add(trans1093);" calcext:value-type="string">
            <text:p>list0.add(trans10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);</text:p>
          </table:table-cell>
          <table:table-cell table:formula="of:=COM.MICROSOFT.CONCAT([.A1095];[.B1095];[.C1095];[.D1095])" office:value-type="string" office:string-value="list0.add(trans1094);" calcext:value-type="string">
            <text:p>list0.add(trans10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);</text:p>
          </table:table-cell>
          <table:table-cell table:formula="of:=COM.MICROSOFT.CONCAT([.A1096];[.B1096];[.C1096];[.D1096])" office:value-type="string" office:string-value="list0.add(trans1095);" calcext:value-type="string">
            <text:p>list0.add(trans10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);</text:p>
          </table:table-cell>
          <table:table-cell table:formula="of:=COM.MICROSOFT.CONCAT([.A1097];[.B1097];[.C1097];[.D1097])" office:value-type="string" office:string-value="list0.add(trans1096);" calcext:value-type="string">
            <text:p>list0.add(trans10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);</text:p>
          </table:table-cell>
          <table:table-cell table:formula="of:=COM.MICROSOFT.CONCAT([.A1098];[.B1098];[.C1098];[.D1098])" office:value-type="string" office:string-value="list0.add(trans1097);" calcext:value-type="string">
            <text:p>list0.add(trans10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);</text:p>
          </table:table-cell>
          <table:table-cell table:formula="of:=COM.MICROSOFT.CONCAT([.A1099];[.B1099];[.C1099];[.D1099])" office:value-type="string" office:string-value="list0.add(trans1098);" calcext:value-type="string">
            <text:p>list0.add(trans10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);</text:p>
          </table:table-cell>
          <table:table-cell table:formula="of:=COM.MICROSOFT.CONCAT([.A1100];[.B1100];[.C1100];[.D1100])" office:value-type="string" office:string-value="list0.add(trans1099);" calcext:value-type="string">
            <text:p>list0.add(trans10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);</text:p>
          </table:table-cell>
          <table:table-cell table:formula="of:=COM.MICROSOFT.CONCAT([.A1101];[.B1101];[.C1101];[.D1101])" office:value-type="string" office:string-value="list0.add(trans1100);" calcext:value-type="string">
            <text:p>list0.add(trans11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);</text:p>
          </table:table-cell>
          <table:table-cell table:formula="of:=COM.MICROSOFT.CONCAT([.A1102];[.B1102];[.C1102];[.D1102])" office:value-type="string" office:string-value="list0.add(trans1101);" calcext:value-type="string">
            <text:p>list0.add(trans11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);</text:p>
          </table:table-cell>
          <table:table-cell table:formula="of:=COM.MICROSOFT.CONCAT([.A1103];[.B1103];[.C1103];[.D1103])" office:value-type="string" office:string-value="list0.add(trans1102);" calcext:value-type="string">
            <text:p>list0.add(trans11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);</text:p>
          </table:table-cell>
          <table:table-cell table:formula="of:=COM.MICROSOFT.CONCAT([.A1104];[.B1104];[.C1104];[.D1104])" office:value-type="string" office:string-value="list0.add(trans1103);" calcext:value-type="string">
            <text:p>list0.add(trans11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);</text:p>
          </table:table-cell>
          <table:table-cell table:formula="of:=COM.MICROSOFT.CONCAT([.A1105];[.B1105];[.C1105];[.D1105])" office:value-type="string" office:string-value="list0.add(trans1104);" calcext:value-type="string">
            <text:p>list0.add(trans11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);</text:p>
          </table:table-cell>
          <table:table-cell table:formula="of:=COM.MICROSOFT.CONCAT([.A1106];[.B1106];[.C1106];[.D1106])" office:value-type="string" office:string-value="list0.add(trans1105);" calcext:value-type="string">
            <text:p>list0.add(trans11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);</text:p>
          </table:table-cell>
          <table:table-cell table:formula="of:=COM.MICROSOFT.CONCAT([.A1107];[.B1107];[.C1107];[.D1107])" office:value-type="string" office:string-value="list0.add(trans1106);" calcext:value-type="string">
            <text:p>list0.add(trans11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);</text:p>
          </table:table-cell>
          <table:table-cell table:formula="of:=COM.MICROSOFT.CONCAT([.A1108];[.B1108];[.C1108];[.D1108])" office:value-type="string" office:string-value="list0.add(trans1107);" calcext:value-type="string">
            <text:p>list0.add(trans11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);</text:p>
          </table:table-cell>
          <table:table-cell table:formula="of:=COM.MICROSOFT.CONCAT([.A1109];[.B1109];[.C1109];[.D1109])" office:value-type="string" office:string-value="list0.add(trans1108);" calcext:value-type="string">
            <text:p>list0.add(trans11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);</text:p>
          </table:table-cell>
          <table:table-cell table:formula="of:=COM.MICROSOFT.CONCAT([.A1110];[.B1110];[.C1110];[.D1110])" office:value-type="string" office:string-value="list0.add(trans1109);" calcext:value-type="string">
            <text:p>list0.add(trans11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);</text:p>
          </table:table-cell>
          <table:table-cell table:formula="of:=COM.MICROSOFT.CONCAT([.A1111];[.B1111];[.C1111];[.D1111])" office:value-type="string" office:string-value="list0.add(trans1110);" calcext:value-type="string">
            <text:p>list0.add(trans11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);</text:p>
          </table:table-cell>
          <table:table-cell table:formula="of:=COM.MICROSOFT.CONCAT([.A1112];[.B1112];[.C1112];[.D1112])" office:value-type="string" office:string-value="list0.add(trans1111);" calcext:value-type="string">
            <text:p>list0.add(trans11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);</text:p>
          </table:table-cell>
          <table:table-cell table:formula="of:=COM.MICROSOFT.CONCAT([.A1113];[.B1113];[.C1113];[.D1113])" office:value-type="string" office:string-value="list0.add(trans1112);" calcext:value-type="string">
            <text:p>list0.add(trans11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);</text:p>
          </table:table-cell>
          <table:table-cell table:formula="of:=COM.MICROSOFT.CONCAT([.A1114];[.B1114];[.C1114];[.D1114])" office:value-type="string" office:string-value="list0.add(trans1113);" calcext:value-type="string">
            <text:p>list0.add(trans11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);</text:p>
          </table:table-cell>
          <table:table-cell table:formula="of:=COM.MICROSOFT.CONCAT([.A1115];[.B1115];[.C1115];[.D1115])" office:value-type="string" office:string-value="list0.add(trans1114);" calcext:value-type="string">
            <text:p>list0.add(trans11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);</text:p>
          </table:table-cell>
          <table:table-cell table:formula="of:=COM.MICROSOFT.CONCAT([.A1116];[.B1116];[.C1116];[.D1116])" office:value-type="string" office:string-value="list0.add(trans1115);" calcext:value-type="string">
            <text:p>list0.add(trans11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);</text:p>
          </table:table-cell>
          <table:table-cell table:formula="of:=COM.MICROSOFT.CONCAT([.A1117];[.B1117];[.C1117];[.D1117])" office:value-type="string" office:string-value="list0.add(trans1116);" calcext:value-type="string">
            <text:p>list0.add(trans11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);</text:p>
          </table:table-cell>
          <table:table-cell table:formula="of:=COM.MICROSOFT.CONCAT([.A1118];[.B1118];[.C1118];[.D1118])" office:value-type="string" office:string-value="list0.add(trans1117);" calcext:value-type="string">
            <text:p>list0.add(trans11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);</text:p>
          </table:table-cell>
          <table:table-cell table:formula="of:=COM.MICROSOFT.CONCAT([.A1119];[.B1119];[.C1119];[.D1119])" office:value-type="string" office:string-value="list0.add(trans1118);" calcext:value-type="string">
            <text:p>list0.add(trans11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);</text:p>
          </table:table-cell>
          <table:table-cell table:formula="of:=COM.MICROSOFT.CONCAT([.A1120];[.B1120];[.C1120];[.D1120])" office:value-type="string" office:string-value="list0.add(trans1119);" calcext:value-type="string">
            <text:p>list0.add(trans11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);</text:p>
          </table:table-cell>
          <table:table-cell table:formula="of:=COM.MICROSOFT.CONCAT([.A1121];[.B1121];[.C1121];[.D1121])" office:value-type="string" office:string-value="list0.add(trans1120);" calcext:value-type="string">
            <text:p>list0.add(trans11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);</text:p>
          </table:table-cell>
          <table:table-cell table:formula="of:=COM.MICROSOFT.CONCAT([.A1122];[.B1122];[.C1122];[.D1122])" office:value-type="string" office:string-value="list0.add(trans1121);" calcext:value-type="string">
            <text:p>list0.add(trans11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);</text:p>
          </table:table-cell>
          <table:table-cell table:formula="of:=COM.MICROSOFT.CONCAT([.A1123];[.B1123];[.C1123];[.D1123])" office:value-type="string" office:string-value="list0.add(trans1122);" calcext:value-type="string">
            <text:p>list0.add(trans11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);</text:p>
          </table:table-cell>
          <table:table-cell table:formula="of:=COM.MICROSOFT.CONCAT([.A1124];[.B1124];[.C1124];[.D1124])" office:value-type="string" office:string-value="list0.add(trans1123);" calcext:value-type="string">
            <text:p>list0.add(trans11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);</text:p>
          </table:table-cell>
          <table:table-cell table:formula="of:=COM.MICROSOFT.CONCAT([.A1125];[.B1125];[.C1125];[.D1125])" office:value-type="string" office:string-value="list0.add(trans1124);" calcext:value-type="string">
            <text:p>list0.add(trans11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);</text:p>
          </table:table-cell>
          <table:table-cell table:formula="of:=COM.MICROSOFT.CONCAT([.A1126];[.B1126];[.C1126];[.D1126])" office:value-type="string" office:string-value="list0.add(trans1125);" calcext:value-type="string">
            <text:p>list0.add(trans11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);</text:p>
          </table:table-cell>
          <table:table-cell table:formula="of:=COM.MICROSOFT.CONCAT([.A1127];[.B1127];[.C1127];[.D1127])" office:value-type="string" office:string-value="list0.add(trans1126);" calcext:value-type="string">
            <text:p>list0.add(trans11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);</text:p>
          </table:table-cell>
          <table:table-cell table:formula="of:=COM.MICROSOFT.CONCAT([.A1128];[.B1128];[.C1128];[.D1128])" office:value-type="string" office:string-value="list0.add(trans1127);" calcext:value-type="string">
            <text:p>list0.add(trans11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);</text:p>
          </table:table-cell>
          <table:table-cell table:formula="of:=COM.MICROSOFT.CONCAT([.A1129];[.B1129];[.C1129];[.D1129])" office:value-type="string" office:string-value="list0.add(trans1128);" calcext:value-type="string">
            <text:p>list0.add(trans11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);</text:p>
          </table:table-cell>
          <table:table-cell table:formula="of:=COM.MICROSOFT.CONCAT([.A1130];[.B1130];[.C1130];[.D1130])" office:value-type="string" office:string-value="list0.add(trans1129);" calcext:value-type="string">
            <text:p>list0.add(trans11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);</text:p>
          </table:table-cell>
          <table:table-cell table:formula="of:=COM.MICROSOFT.CONCAT([.A1131];[.B1131];[.C1131];[.D1131])" office:value-type="string" office:string-value="list0.add(trans1130);" calcext:value-type="string">
            <text:p>list0.add(trans11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);</text:p>
          </table:table-cell>
          <table:table-cell table:formula="of:=COM.MICROSOFT.CONCAT([.A1132];[.B1132];[.C1132];[.D1132])" office:value-type="string" office:string-value="list0.add(trans1131);" calcext:value-type="string">
            <text:p>list0.add(trans11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);</text:p>
          </table:table-cell>
          <table:table-cell table:formula="of:=COM.MICROSOFT.CONCAT([.A1133];[.B1133];[.C1133];[.D1133])" office:value-type="string" office:string-value="list0.add(trans1132);" calcext:value-type="string">
            <text:p>list0.add(trans11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);</text:p>
          </table:table-cell>
          <table:table-cell table:formula="of:=COM.MICROSOFT.CONCAT([.A1134];[.B1134];[.C1134];[.D1134])" office:value-type="string" office:string-value="list0.add(trans1133);" calcext:value-type="string">
            <text:p>list0.add(trans11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);</text:p>
          </table:table-cell>
          <table:table-cell table:formula="of:=COM.MICROSOFT.CONCAT([.A1135];[.B1135];[.C1135];[.D1135])" office:value-type="string" office:string-value="list0.add(trans1134);" calcext:value-type="string">
            <text:p>list0.add(trans11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);</text:p>
          </table:table-cell>
          <table:table-cell table:formula="of:=COM.MICROSOFT.CONCAT([.A1136];[.B1136];[.C1136];[.D1136])" office:value-type="string" office:string-value="list0.add(trans1135);" calcext:value-type="string">
            <text:p>list0.add(trans11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);</text:p>
          </table:table-cell>
          <table:table-cell table:formula="of:=COM.MICROSOFT.CONCAT([.A1137];[.B1137];[.C1137];[.D1137])" office:value-type="string" office:string-value="list0.add(trans1136);" calcext:value-type="string">
            <text:p>list0.add(trans11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);</text:p>
          </table:table-cell>
          <table:table-cell table:formula="of:=COM.MICROSOFT.CONCAT([.A1138];[.B1138];[.C1138];[.D1138])" office:value-type="string" office:string-value="list0.add(trans1137);" calcext:value-type="string">
            <text:p>list0.add(trans11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);</text:p>
          </table:table-cell>
          <table:table-cell table:formula="of:=COM.MICROSOFT.CONCAT([.A1139];[.B1139];[.C1139];[.D1139])" office:value-type="string" office:string-value="list0.add(trans1138);" calcext:value-type="string">
            <text:p>list0.add(trans11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);</text:p>
          </table:table-cell>
          <table:table-cell table:formula="of:=COM.MICROSOFT.CONCAT([.A1140];[.B1140];[.C1140];[.D1140])" office:value-type="string" office:string-value="list0.add(trans1139);" calcext:value-type="string">
            <text:p>list0.add(trans11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);</text:p>
          </table:table-cell>
          <table:table-cell table:formula="of:=COM.MICROSOFT.CONCAT([.A1141];[.B1141];[.C1141];[.D1141])" office:value-type="string" office:string-value="list0.add(trans1140);" calcext:value-type="string">
            <text:p>list0.add(trans11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);</text:p>
          </table:table-cell>
          <table:table-cell table:formula="of:=COM.MICROSOFT.CONCAT([.A1142];[.B1142];[.C1142];[.D1142])" office:value-type="string" office:string-value="list0.add(trans1141);" calcext:value-type="string">
            <text:p>list0.add(trans1141);</text:p>
          </table:table-cell>
        </table:table-row>
      </table:table>
      <table:table table:name="Sheet3" table:style-name="ta1"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];[.B1];[.C1];[.D1])" office:value-type="string" office:string-value="String[] trans0= {&quot;01-Sep-2018&quot;,&quot;Credit&quot;,&quot;100.10&quot;,&quot;100.10&quot;};" calcext:value-type="string">
            <text:p>String[] trans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];[.B2];[.C2];[.D2])" office:value-type="string" office:string-value="String[] trans1= {&quot;01-Sep-2018&quot;,&quot;Credit&quot;,&quot;100.10&quot;,&quot;100.10&quot;};" calcext:value-type="string">
            <text:p>String[] trans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];[.B3];[.C3];[.D3])" office:value-type="string" office:string-value="String[] trans2= {&quot;01-Sep-2018&quot;,&quot;Credit&quot;,&quot;100.10&quot;,&quot;100.10&quot;};" calcext:value-type="string">
            <text:p>String[] trans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];[.B4];[.C4];[.D4])" office:value-type="string" office:string-value="String[] trans3= {&quot;01-Sep-2018&quot;,&quot;Credit&quot;,&quot;100.10&quot;,&quot;100.10&quot;};" calcext:value-type="string">
            <text:p>String[] trans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];[.B5];[.C5];[.D5])" office:value-type="string" office:string-value="String[] trans4= {&quot;01-Sep-2018&quot;,&quot;Credit&quot;,&quot;100.10&quot;,&quot;100.10&quot;};" calcext:value-type="string">
            <text:p>String[] trans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];[.B6];[.C6];[.D6])" office:value-type="string" office:string-value="String[] trans5= {&quot;01-Sep-2018&quot;,&quot;Credit&quot;,&quot;100.10&quot;,&quot;100.10&quot;};" calcext:value-type="string">
            <text:p>String[] trans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];[.B7];[.C7];[.D7])" office:value-type="string" office:string-value="String[] trans6= {&quot;01-Sep-2018&quot;,&quot;Credit&quot;,&quot;100.10&quot;,&quot;100.10&quot;};" calcext:value-type="string">
            <text:p>String[] trans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];[.B8];[.C8];[.D8])" office:value-type="string" office:string-value="String[] trans7= {&quot;01-Sep-2018&quot;,&quot;Credit&quot;,&quot;100.10&quot;,&quot;100.10&quot;};" calcext:value-type="string">
            <text:p>String[] trans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];[.B9];[.C9];[.D9])" office:value-type="string" office:string-value="String[] trans8= {&quot;01-Sep-2018&quot;,&quot;Credit&quot;,&quot;100.10&quot;,&quot;100.10&quot;};" calcext:value-type="string">
            <text:p>String[] trans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];[.B10];[.C10];[.D10])" office:value-type="string" office:string-value="String[] trans9= {&quot;01-Sep-2018&quot;,&quot;Credit&quot;,&quot;100.10&quot;,&quot;100.10&quot;};" calcext:value-type="string">
            <text:p>String[] trans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];[.B11];[.C11];[.D11])" office:value-type="string" office:string-value="String[] trans10= {&quot;01-Sep-2018&quot;,&quot;Credit&quot;,&quot;100.10&quot;,&quot;100.10&quot;};" calcext:value-type="string">
            <text:p>String[] trans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];[.B12];[.C12];[.D12])" office:value-type="string" office:string-value="String[] trans11= {&quot;01-Sep-2018&quot;,&quot;Credit&quot;,&quot;100.10&quot;,&quot;100.10&quot;};" calcext:value-type="string">
            <text:p>String[] trans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];[.B13];[.C13];[.D13])" office:value-type="string" office:string-value="String[] trans12= {&quot;01-Sep-2018&quot;,&quot;Credit&quot;,&quot;100.10&quot;,&quot;100.10&quot;};" calcext:value-type="string">
            <text:p>String[] trans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];[.B14];[.C14];[.D14])" office:value-type="string" office:string-value="String[] trans13= {&quot;01-Sep-2018&quot;,&quot;Credit&quot;,&quot;100.10&quot;,&quot;100.10&quot;};" calcext:value-type="string">
            <text:p>String[] trans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];[.B15];[.C15];[.D15])" office:value-type="string" office:string-value="String[] trans14= {&quot;01-Sep-2018&quot;,&quot;Credit&quot;,&quot;100.10&quot;,&quot;100.10&quot;};" calcext:value-type="string">
            <text:p>String[] trans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];[.B16];[.C16];[.D16])" office:value-type="string" office:string-value="String[] trans15= {&quot;01-Sep-2018&quot;,&quot;Credit&quot;,&quot;100.10&quot;,&quot;100.10&quot;};" calcext:value-type="string">
            <text:p>String[] trans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];[.B17];[.C17];[.D17])" office:value-type="string" office:string-value="String[] trans16= {&quot;01-Sep-2018&quot;,&quot;Credit&quot;,&quot;100.10&quot;,&quot;100.10&quot;};" calcext:value-type="string">
            <text:p>String[] trans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];[.B18];[.C18];[.D18])" office:value-type="string" office:string-value="String[] trans17= {&quot;01-Sep-2018&quot;,&quot;Credit&quot;,&quot;100.10&quot;,&quot;100.10&quot;};" calcext:value-type="string">
            <text:p>String[] trans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];[.B19];[.C19];[.D19])" office:value-type="string" office:string-value="String[] trans18= {&quot;01-Sep-2018&quot;,&quot;Credit&quot;,&quot;100.10&quot;,&quot;100.10&quot;};" calcext:value-type="string">
            <text:p>String[] trans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];[.B20];[.C20];[.D20])" office:value-type="string" office:string-value="String[] trans19= {&quot;01-Sep-2018&quot;,&quot;Credit&quot;,&quot;100.10&quot;,&quot;100.10&quot;};" calcext:value-type="string">
            <text:p>String[] trans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];[.B21];[.C21];[.D21])" office:value-type="string" office:string-value="String[] trans20= {&quot;01-Sep-2018&quot;,&quot;Credit&quot;,&quot;100.10&quot;,&quot;100.10&quot;};" calcext:value-type="string">
            <text:p>String[] trans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];[.B22];[.C22];[.D22])" office:value-type="string" office:string-value="String[] trans21= {&quot;01-Sep-2018&quot;,&quot;Credit&quot;,&quot;100.10&quot;,&quot;100.10&quot;};" calcext:value-type="string">
            <text:p>String[] trans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];[.B23];[.C23];[.D23])" office:value-type="string" office:string-value="String[] trans22= {&quot;01-Sep-2018&quot;,&quot;Credit&quot;,&quot;100.10&quot;,&quot;100.10&quot;};" calcext:value-type="string">
            <text:p>String[] trans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];[.B24];[.C24];[.D24])" office:value-type="string" office:string-value="String[] trans23= {&quot;01-Sep-2018&quot;,&quot;Credit&quot;,&quot;100.10&quot;,&quot;100.10&quot;};" calcext:value-type="string">
            <text:p>String[] trans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];[.B25];[.C25];[.D25])" office:value-type="string" office:string-value="String[] trans24= {&quot;01-Sep-2018&quot;,&quot;Credit&quot;,&quot;100.10&quot;,&quot;100.10&quot;};" calcext:value-type="string">
            <text:p>String[] trans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];[.B26];[.C26];[.D26])" office:value-type="string" office:string-value="String[] trans25= {&quot;01-Sep-2018&quot;,&quot;Credit&quot;,&quot;100.10&quot;,&quot;100.10&quot;};" calcext:value-type="string">
            <text:p>String[] trans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];[.B27];[.C27];[.D27])" office:value-type="string" office:string-value="String[] trans26= {&quot;01-Sep-2018&quot;,&quot;Credit&quot;,&quot;100.10&quot;,&quot;100.10&quot;};" calcext:value-type="string">
            <text:p>String[] trans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];[.B28];[.C28];[.D28])" office:value-type="string" office:string-value="String[] trans27= {&quot;01-Sep-2018&quot;,&quot;Credit&quot;,&quot;100.10&quot;,&quot;100.10&quot;};" calcext:value-type="string">
            <text:p>String[] trans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];[.B29];[.C29];[.D29])" office:value-type="string" office:string-value="String[] trans28= {&quot;01-Sep-2018&quot;,&quot;Credit&quot;,&quot;100.10&quot;,&quot;100.10&quot;};" calcext:value-type="string">
            <text:p>String[] trans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];[.B30];[.C30];[.D30])" office:value-type="string" office:string-value="String[] trans29= {&quot;01-Sep-2018&quot;,&quot;Credit&quot;,&quot;100.10&quot;,&quot;100.10&quot;};" calcext:value-type="string">
            <text:p>String[] trans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];[.B31];[.C31];[.D31])" office:value-type="string" office:string-value="String[] trans30= {&quot;01-Sep-2018&quot;,&quot;Credit&quot;,&quot;100.10&quot;,&quot;100.10&quot;};" calcext:value-type="string">
            <text:p>String[] trans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];[.B32];[.C32];[.D32])" office:value-type="string" office:string-value="String[] trans31= {&quot;01-Sep-2018&quot;,&quot;Credit&quot;,&quot;100.10&quot;,&quot;100.10&quot;};" calcext:value-type="string">
            <text:p>String[] trans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];[.B33];[.C33];[.D33])" office:value-type="string" office:string-value="String[] trans32= {&quot;01-Sep-2018&quot;,&quot;Credit&quot;,&quot;100.10&quot;,&quot;100.10&quot;};" calcext:value-type="string">
            <text:p>String[] trans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];[.B34];[.C34];[.D34])" office:value-type="string" office:string-value="String[] trans33= {&quot;01-Sep-2018&quot;,&quot;Credit&quot;,&quot;100.10&quot;,&quot;100.10&quot;};" calcext:value-type="string">
            <text:p>String[] trans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];[.B35];[.C35];[.D35])" office:value-type="string" office:string-value="String[] trans34= {&quot;01-Sep-2018&quot;,&quot;Credit&quot;,&quot;100.10&quot;,&quot;100.10&quot;};" calcext:value-type="string">
            <text:p>String[] trans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];[.B36];[.C36];[.D36])" office:value-type="string" office:string-value="String[] trans35= {&quot;01-Sep-2018&quot;,&quot;Credit&quot;,&quot;100.10&quot;,&quot;100.10&quot;};" calcext:value-type="string">
            <text:p>String[] trans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];[.B37];[.C37];[.D37])" office:value-type="string" office:string-value="String[] trans36= {&quot;01-Sep-2018&quot;,&quot;Credit&quot;,&quot;100.10&quot;,&quot;100.10&quot;};" calcext:value-type="string">
            <text:p>String[] trans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];[.B38];[.C38];[.D38])" office:value-type="string" office:string-value="String[] trans37= {&quot;01-Sep-2018&quot;,&quot;Credit&quot;,&quot;100.10&quot;,&quot;100.10&quot;};" calcext:value-type="string">
            <text:p>String[] trans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];[.B39];[.C39];[.D39])" office:value-type="string" office:string-value="String[] trans38= {&quot;01-Sep-2018&quot;,&quot;Credit&quot;,&quot;100.10&quot;,&quot;100.10&quot;};" calcext:value-type="string">
            <text:p>String[] trans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];[.B40];[.C40];[.D40])" office:value-type="string" office:string-value="String[] trans39= {&quot;01-Sep-2018&quot;,&quot;Credit&quot;,&quot;100.10&quot;,&quot;100.10&quot;};" calcext:value-type="string">
            <text:p>String[] trans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];[.B41];[.C41];[.D41])" office:value-type="string" office:string-value="String[] trans40= {&quot;01-Sep-2018&quot;,&quot;Credit&quot;,&quot;100.10&quot;,&quot;100.10&quot;};" calcext:value-type="string">
            <text:p>String[] trans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];[.B42];[.C42];[.D42])" office:value-type="string" office:string-value="String[] trans41= {&quot;01-Sep-2018&quot;,&quot;Credit&quot;,&quot;100.10&quot;,&quot;100.10&quot;};" calcext:value-type="string">
            <text:p>String[] trans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];[.B43];[.C43];[.D43])" office:value-type="string" office:string-value="String[] trans42= {&quot;01-Sep-2018&quot;,&quot;Credit&quot;,&quot;100.10&quot;,&quot;100.10&quot;};" calcext:value-type="string">
            <text:p>String[] trans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];[.B44];[.C44];[.D44])" office:value-type="string" office:string-value="String[] trans43= {&quot;01-Sep-2018&quot;,&quot;Credit&quot;,&quot;100.10&quot;,&quot;100.10&quot;};" calcext:value-type="string">
            <text:p>String[] trans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];[.B45];[.C45];[.D45])" office:value-type="string" office:string-value="String[] trans44= {&quot;01-Sep-2018&quot;,&quot;Credit&quot;,&quot;100.10&quot;,&quot;100.10&quot;};" calcext:value-type="string">
            <text:p>String[] trans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];[.B46];[.C46];[.D46])" office:value-type="string" office:string-value="String[] trans45= {&quot;01-Sep-2018&quot;,&quot;Credit&quot;,&quot;100.10&quot;,&quot;100.10&quot;};" calcext:value-type="string">
            <text:p>String[] trans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];[.B47];[.C47];[.D47])" office:value-type="string" office:string-value="String[] trans46= {&quot;01-Sep-2018&quot;,&quot;Credit&quot;,&quot;100.10&quot;,&quot;100.10&quot;};" calcext:value-type="string">
            <text:p>String[] trans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];[.B48];[.C48];[.D48])" office:value-type="string" office:string-value="String[] trans47= {&quot;01-Sep-2018&quot;,&quot;Credit&quot;,&quot;100.10&quot;,&quot;100.10&quot;};" calcext:value-type="string">
            <text:p>String[] trans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];[.B49];[.C49];[.D49])" office:value-type="string" office:string-value="String[] trans48= {&quot;01-Sep-2018&quot;,&quot;Credit&quot;,&quot;100.10&quot;,&quot;100.10&quot;};" calcext:value-type="string">
            <text:p>String[] trans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3-Aug-2019","Credit","100.10","100.10"};</text:p>
          </table:table-cell>
          <table:table-cell table:formula="of:=COM.MICROSOFT.CONCAT([.A50];[.B50];[.C50];[.D50])" office:value-type="string" office:string-value="String[] trans49= {&quot;03-Aug-2019&quot;,&quot;Credit&quot;,&quot;100.10&quot;,&quot;100.10&quot;};" calcext:value-type="string">
            <text:p>String[] trans49= {"03-Aug-2019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9","Credit","100.10","100000.10"};</text:p>
          </table:table-cell>
          <table:table-cell table:formula="of:=COM.MICROSOFT.CONCAT([.A51];[.B51];[.C51];[.D51])" office:value-type="string" office:string-value="String[] trans50= {&quot;01-Sep-2019&quot;,&quot;Credit&quot;,&quot;100.10&quot;,&quot;100000.10&quot;};" calcext:value-type="string">
            <text:p>String[] trans50= {"01-Sep-2019","Credit","100.10","1000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];[.B52];[.C52];[.D52])" office:value-type="string" office:string-value="String[] trans51= {&quot;01-Sep-2018&quot;,&quot;Credit&quot;,&quot;100.10&quot;,&quot;100.10&quot;};" calcext:value-type="string">
            <text:p>String[] trans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];[.B53];[.C53];[.D53])" office:value-type="string" office:string-value="String[] trans52= {&quot;01-Sep-2018&quot;,&quot;Credit&quot;,&quot;100.10&quot;,&quot;100.10&quot;};" calcext:value-type="string">
            <text:p>String[] trans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];[.B54];[.C54];[.D54])" office:value-type="string" office:string-value="String[] trans53= {&quot;01-Sep-2018&quot;,&quot;Credit&quot;,&quot;100.10&quot;,&quot;100.10&quot;};" calcext:value-type="string">
            <text:p>String[] trans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];[.B55];[.C55];[.D55])" office:value-type="string" office:string-value="String[] trans54= {&quot;01-Sep-2018&quot;,&quot;Credit&quot;,&quot;100.10&quot;,&quot;100.10&quot;};" calcext:value-type="string">
            <text:p>String[] trans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];[.B56];[.C56];[.D56])" office:value-type="string" office:string-value="String[] trans55= {&quot;01-Sep-2018&quot;,&quot;Credit&quot;,&quot;100.10&quot;,&quot;100.10&quot;};" calcext:value-type="string">
            <text:p>String[] trans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];[.B57];[.C57];[.D57])" office:value-type="string" office:string-value="String[] trans56= {&quot;01-Sep-2018&quot;,&quot;Credit&quot;,&quot;100.10&quot;,&quot;100.10&quot;};" calcext:value-type="string">
            <text:p>String[] trans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];[.B58];[.C58];[.D58])" office:value-type="string" office:string-value="String[] trans57= {&quot;01-Sep-2018&quot;,&quot;Credit&quot;,&quot;100.10&quot;,&quot;100.10&quot;};" calcext:value-type="string">
            <text:p>String[] trans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];[.B59];[.C59];[.D59])" office:value-type="string" office:string-value="String[] trans58= {&quot;01-Sep-2018&quot;,&quot;Credit&quot;,&quot;100.10&quot;,&quot;100.10&quot;};" calcext:value-type="string">
            <text:p>String[] trans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];[.B60];[.C60];[.D60])" office:value-type="string" office:string-value="String[] trans59= {&quot;01-Sep-2018&quot;,&quot;Credit&quot;,&quot;100.10&quot;,&quot;100.10&quot;};" calcext:value-type="string">
            <text:p>String[] trans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];[.B61];[.C61];[.D61])" office:value-type="string" office:string-value="String[] trans60= {&quot;01-Sep-2018&quot;,&quot;Credit&quot;,&quot;100.10&quot;,&quot;100.10&quot;};" calcext:value-type="string">
            <text:p>String[] trans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];[.B62];[.C62];[.D62])" office:value-type="string" office:string-value="String[] trans61= {&quot;01-Sep-2018&quot;,&quot;Credit&quot;,&quot;100.10&quot;,&quot;100.10&quot;};" calcext:value-type="string">
            <text:p>String[] trans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];[.B63];[.C63];[.D63])" office:value-type="string" office:string-value="String[] trans62= {&quot;01-Sep-2018&quot;,&quot;Credit&quot;,&quot;100.10&quot;,&quot;100.10&quot;};" calcext:value-type="string">
            <text:p>String[] trans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];[.B64];[.C64];[.D64])" office:value-type="string" office:string-value="String[] trans63= {&quot;01-Sep-2018&quot;,&quot;Credit&quot;,&quot;100.10&quot;,&quot;100.10&quot;};" calcext:value-type="string">
            <text:p>String[] trans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];[.B65];[.C65];[.D65])" office:value-type="string" office:string-value="String[] trans64= {&quot;01-Sep-2018&quot;,&quot;Credit&quot;,&quot;100.10&quot;,&quot;100.10&quot;};" calcext:value-type="string">
            <text:p>String[] trans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];[.B66];[.C66];[.D66])" office:value-type="string" office:string-value="String[] trans65= {&quot;01-Sep-2018&quot;,&quot;Credit&quot;,&quot;100.10&quot;,&quot;100.10&quot;};" calcext:value-type="string">
            <text:p>String[] trans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];[.B67];[.C67];[.D67])" office:value-type="string" office:string-value="String[] trans66= {&quot;01-Sep-2018&quot;,&quot;Credit&quot;,&quot;100.10&quot;,&quot;100.10&quot;};" calcext:value-type="string">
            <text:p>String[] trans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];[.B68];[.C68];[.D68])" office:value-type="string" office:string-value="String[] trans67= {&quot;01-Sep-2018&quot;,&quot;Credit&quot;,&quot;100.10&quot;,&quot;100.10&quot;};" calcext:value-type="string">
            <text:p>String[] trans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];[.B69];[.C69];[.D69])" office:value-type="string" office:string-value="String[] trans68= {&quot;01-Sep-2018&quot;,&quot;Credit&quot;,&quot;100.10&quot;,&quot;100.10&quot;};" calcext:value-type="string">
            <text:p>String[] trans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];[.B70];[.C70];[.D70])" office:value-type="string" office:string-value="String[] trans69= {&quot;01-Sep-2018&quot;,&quot;Credit&quot;,&quot;100.10&quot;,&quot;100.10&quot;};" calcext:value-type="string">
            <text:p>String[] trans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];[.B71];[.C71];[.D71])" office:value-type="string" office:string-value="String[] trans70= {&quot;01-Sep-2018&quot;,&quot;Credit&quot;,&quot;100.10&quot;,&quot;100.10&quot;};" calcext:value-type="string">
            <text:p>String[] trans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];[.B72];[.C72];[.D72])" office:value-type="string" office:string-value="String[] trans71= {&quot;01-Sep-2018&quot;,&quot;Credit&quot;,&quot;100.10&quot;,&quot;100.10&quot;};" calcext:value-type="string">
            <text:p>String[] trans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];[.B73];[.C73];[.D73])" office:value-type="string" office:string-value="String[] trans72= {&quot;01-Sep-2018&quot;,&quot;Credit&quot;,&quot;100.10&quot;,&quot;100.10&quot;};" calcext:value-type="string">
            <text:p>String[] trans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];[.B74];[.C74];[.D74])" office:value-type="string" office:string-value="String[] trans73= {&quot;01-Sep-2018&quot;,&quot;Credit&quot;,&quot;100.10&quot;,&quot;100.10&quot;};" calcext:value-type="string">
            <text:p>String[] trans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];[.B75];[.C75];[.D75])" office:value-type="string" office:string-value="String[] trans74= {&quot;01-Sep-2018&quot;,&quot;Credit&quot;,&quot;100.10&quot;,&quot;100.10&quot;};" calcext:value-type="string">
            <text:p>String[] trans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];[.B76];[.C76];[.D76])" office:value-type="string" office:string-value="String[] trans75= {&quot;01-Sep-2018&quot;,&quot;Credit&quot;,&quot;100.10&quot;,&quot;100.10&quot;};" calcext:value-type="string">
            <text:p>String[] trans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];[.B77];[.C77];[.D77])" office:value-type="string" office:string-value="String[] trans76= {&quot;01-Sep-2018&quot;,&quot;Credit&quot;,&quot;100.10&quot;,&quot;100.10&quot;};" calcext:value-type="string">
            <text:p>String[] trans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];[.B78];[.C78];[.D78])" office:value-type="string" office:string-value="String[] trans77= {&quot;01-Sep-2018&quot;,&quot;Credit&quot;,&quot;100.10&quot;,&quot;100.10&quot;};" calcext:value-type="string">
            <text:p>String[] trans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];[.B79];[.C79];[.D79])" office:value-type="string" office:string-value="String[] trans78= {&quot;01-Sep-2018&quot;,&quot;Credit&quot;,&quot;100.10&quot;,&quot;100.10&quot;};" calcext:value-type="string">
            <text:p>String[] trans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];[.B80];[.C80];[.D80])" office:value-type="string" office:string-value="String[] trans79= {&quot;01-Sep-2018&quot;,&quot;Credit&quot;,&quot;100.10&quot;,&quot;100.10&quot;};" calcext:value-type="string">
            <text:p>String[] trans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];[.B81];[.C81];[.D81])" office:value-type="string" office:string-value="String[] trans80= {&quot;01-Sep-2018&quot;,&quot;Credit&quot;,&quot;100.10&quot;,&quot;100.10&quot;};" calcext:value-type="string">
            <text:p>String[] trans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];[.B82];[.C82];[.D82])" office:value-type="string" office:string-value="String[] trans81= {&quot;01-Sep-2018&quot;,&quot;Credit&quot;,&quot;100.10&quot;,&quot;100.10&quot;};" calcext:value-type="string">
            <text:p>String[] trans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];[.B83];[.C83];[.D83])" office:value-type="string" office:string-value="String[] trans82= {&quot;01-Sep-2018&quot;,&quot;Credit&quot;,&quot;100.10&quot;,&quot;100.10&quot;};" calcext:value-type="string">
            <text:p>String[] trans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];[.B84];[.C84];[.D84])" office:value-type="string" office:string-value="String[] trans83= {&quot;01-Sep-2018&quot;,&quot;Credit&quot;,&quot;100.10&quot;,&quot;100.10&quot;};" calcext:value-type="string">
            <text:p>String[] trans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];[.B85];[.C85];[.D85])" office:value-type="string" office:string-value="String[] trans84= {&quot;01-Sep-2018&quot;,&quot;Credit&quot;,&quot;100.10&quot;,&quot;100.10&quot;};" calcext:value-type="string">
            <text:p>String[] trans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];[.B86];[.C86];[.D86])" office:value-type="string" office:string-value="String[] trans85= {&quot;01-Sep-2018&quot;,&quot;Credit&quot;,&quot;100.10&quot;,&quot;100.10&quot;};" calcext:value-type="string">
            <text:p>String[] trans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];[.B87];[.C87];[.D87])" office:value-type="string" office:string-value="String[] trans86= {&quot;01-Sep-2018&quot;,&quot;Credit&quot;,&quot;100.10&quot;,&quot;100.10&quot;};" calcext:value-type="string">
            <text:p>String[] trans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];[.B88];[.C88];[.D88])" office:value-type="string" office:string-value="String[] trans87= {&quot;01-Sep-2018&quot;,&quot;Credit&quot;,&quot;100.10&quot;,&quot;100.10&quot;};" calcext:value-type="string">
            <text:p>String[] trans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];[.B89];[.C89];[.D89])" office:value-type="string" office:string-value="String[] trans88= {&quot;01-Sep-2018&quot;,&quot;Credit&quot;,&quot;100.10&quot;,&quot;100.10&quot;};" calcext:value-type="string">
            <text:p>String[] trans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];[.B90];[.C90];[.D90])" office:value-type="string" office:string-value="String[] trans89= {&quot;01-Sep-2018&quot;,&quot;Credit&quot;,&quot;100.10&quot;,&quot;100.10&quot;};" calcext:value-type="string">
            <text:p>String[] trans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];[.B91];[.C91];[.D91])" office:value-type="string" office:string-value="String[] trans90= {&quot;01-Sep-2018&quot;,&quot;Credit&quot;,&quot;100.10&quot;,&quot;100.10&quot;};" calcext:value-type="string">
            <text:p>String[] trans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];[.B92];[.C92];[.D92])" office:value-type="string" office:string-value="String[] trans91= {&quot;01-Sep-2018&quot;,&quot;Credit&quot;,&quot;100.10&quot;,&quot;100.10&quot;};" calcext:value-type="string">
            <text:p>String[] trans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];[.B93];[.C93];[.D93])" office:value-type="string" office:string-value="String[] trans92= {&quot;01-Sep-2018&quot;,&quot;Credit&quot;,&quot;100.10&quot;,&quot;100.10&quot;};" calcext:value-type="string">
            <text:p>String[] trans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];[.B94];[.C94];[.D94])" office:value-type="string" office:string-value="String[] trans93= {&quot;01-Sep-2018&quot;,&quot;Credit&quot;,&quot;100.10&quot;,&quot;100.10&quot;};" calcext:value-type="string">
            <text:p>String[] trans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];[.B95];[.C95];[.D95])" office:value-type="string" office:string-value="String[] trans94= {&quot;01-Sep-2018&quot;,&quot;Credit&quot;,&quot;100.10&quot;,&quot;100.10&quot;};" calcext:value-type="string">
            <text:p>String[] trans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];[.B96];[.C96];[.D96])" office:value-type="string" office:string-value="String[] trans95= {&quot;01-Sep-2018&quot;,&quot;Credit&quot;,&quot;100.10&quot;,&quot;100.10&quot;};" calcext:value-type="string">
            <text:p>String[] trans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];[.B97];[.C97];[.D97])" office:value-type="string" office:string-value="String[] trans96= {&quot;01-Sep-2018&quot;,&quot;Credit&quot;,&quot;100.10&quot;,&quot;100.10&quot;};" calcext:value-type="string">
            <text:p>String[] trans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];[.B98];[.C98];[.D98])" office:value-type="string" office:string-value="String[] trans97= {&quot;01-Sep-2018&quot;,&quot;Credit&quot;,&quot;100.10&quot;,&quot;100.10&quot;};" calcext:value-type="string">
            <text:p>String[] trans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];[.B99];[.C99];[.D99])" office:value-type="string" office:string-value="String[] trans98= {&quot;01-Sep-2018&quot;,&quot;Credit&quot;,&quot;100.10&quot;,&quot;100.10&quot;};" calcext:value-type="string">
            <text:p>String[] trans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];[.B100];[.C100];[.D100])" office:value-type="string" office:string-value="String[] trans99= {&quot;01-Sep-2018&quot;,&quot;Credit&quot;,&quot;100.10&quot;,&quot;100.10&quot;};" calcext:value-type="string">
            <text:p>String[] trans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];[.B101];[.C101];[.D101])" office:value-type="string" office:string-value="String[] trans100= {&quot;01-Sep-2018&quot;,&quot;Credit&quot;,&quot;100.10&quot;,&quot;100.10&quot;};" calcext:value-type="string">
            <text:p>String[] trans1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];[.B102];[.C102];[.D102])" office:value-type="string" office:string-value="String[] trans101= {&quot;01-Sep-2018&quot;,&quot;Credit&quot;,&quot;100.10&quot;,&quot;100.10&quot;};" calcext:value-type="string">
            <text:p>String[] trans1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];[.B103];[.C103];[.D103])" office:value-type="string" office:string-value="String[] trans102= {&quot;01-Sep-2018&quot;,&quot;Credit&quot;,&quot;100.10&quot;,&quot;100.10&quot;};" calcext:value-type="string">
            <text:p>String[] trans1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];[.B104];[.C104];[.D104])" office:value-type="string" office:string-value="String[] trans103= {&quot;01-Sep-2018&quot;,&quot;Credit&quot;,&quot;100.10&quot;,&quot;100.10&quot;};" calcext:value-type="string">
            <text:p>String[] trans1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];[.B105];[.C105];[.D105])" office:value-type="string" office:string-value="String[] trans104= {&quot;01-Sep-2018&quot;,&quot;Credit&quot;,&quot;100.10&quot;,&quot;100.10&quot;};" calcext:value-type="string">
            <text:p>String[] trans1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];[.B106];[.C106];[.D106])" office:value-type="string" office:string-value="String[] trans105= {&quot;01-Sep-2018&quot;,&quot;Credit&quot;,&quot;100.10&quot;,&quot;100.10&quot;};" calcext:value-type="string">
            <text:p>String[] trans1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];[.B107];[.C107];[.D107])" office:value-type="string" office:string-value="String[] trans106= {&quot;01-Sep-2018&quot;,&quot;Credit&quot;,&quot;100.10&quot;,&quot;100.10&quot;};" calcext:value-type="string">
            <text:p>String[] trans1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];[.B108];[.C108];[.D108])" office:value-type="string" office:string-value="String[] trans107= {&quot;01-Sep-2018&quot;,&quot;Credit&quot;,&quot;100.10&quot;,&quot;100.10&quot;};" calcext:value-type="string">
            <text:p>String[] trans1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];[.B109];[.C109];[.D109])" office:value-type="string" office:string-value="String[] trans108= {&quot;01-Sep-2018&quot;,&quot;Credit&quot;,&quot;100.10&quot;,&quot;100.10&quot;};" calcext:value-type="string">
            <text:p>String[] trans1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];[.B110];[.C110];[.D110])" office:value-type="string" office:string-value="String[] trans109= {&quot;01-Sep-2018&quot;,&quot;Credit&quot;,&quot;100.10&quot;,&quot;100.10&quot;};" calcext:value-type="string">
            <text:p>String[] trans1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];[.B111];[.C111];[.D111])" office:value-type="string" office:string-value="String[] trans110= {&quot;01-Sep-2018&quot;,&quot;Credit&quot;,&quot;100.10&quot;,&quot;100.10&quot;};" calcext:value-type="string">
            <text:p>String[] trans1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];[.B112];[.C112];[.D112])" office:value-type="string" office:string-value="String[] trans111= {&quot;01-Sep-2018&quot;,&quot;Credit&quot;,&quot;100.10&quot;,&quot;100.10&quot;};" calcext:value-type="string">
            <text:p>String[] trans1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];[.B113];[.C113];[.D113])" office:value-type="string" office:string-value="String[] trans112= {&quot;01-Sep-2018&quot;,&quot;Credit&quot;,&quot;100.10&quot;,&quot;100.10&quot;};" calcext:value-type="string">
            <text:p>String[] trans1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];[.B114];[.C114];[.D114])" office:value-type="string" office:string-value="String[] trans113= {&quot;01-Sep-2018&quot;,&quot;Credit&quot;,&quot;100.10&quot;,&quot;100.10&quot;};" calcext:value-type="string">
            <text:p>String[] trans1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5];[.B115];[.C115];[.D115])" office:value-type="string" office:string-value="String[] trans114= {&quot;01-Sep-2018&quot;,&quot;Credit&quot;,&quot;100.10&quot;,&quot;100.10&quot;};" calcext:value-type="string">
            <text:p>String[] trans1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6];[.B116];[.C116];[.D116])" office:value-type="string" office:string-value="String[] trans115= {&quot;01-Sep-2018&quot;,&quot;Credit&quot;,&quot;100.10&quot;,&quot;100.10&quot;};" calcext:value-type="string">
            <text:p>String[] trans1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7];[.B117];[.C117];[.D117])" office:value-type="string" office:string-value="String[] trans116= {&quot;01-Sep-2018&quot;,&quot;Credit&quot;,&quot;100.10&quot;,&quot;100.10&quot;};" calcext:value-type="string">
            <text:p>String[] trans1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8];[.B118];[.C118];[.D118])" office:value-type="string" office:string-value="String[] trans117= {&quot;01-Sep-2018&quot;,&quot;Credit&quot;,&quot;100.10&quot;,&quot;100.10&quot;};" calcext:value-type="string">
            <text:p>String[] trans1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9];[.B119];[.C119];[.D119])" office:value-type="string" office:string-value="String[] trans118= {&quot;01-Sep-2018&quot;,&quot;Credit&quot;,&quot;100.10&quot;,&quot;100.10&quot;};" calcext:value-type="string">
            <text:p>String[] trans1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0];[.B120];[.C120];[.D120])" office:value-type="string" office:string-value="String[] trans119= {&quot;01-Sep-2018&quot;,&quot;Credit&quot;,&quot;100.10&quot;,&quot;100.10&quot;};" calcext:value-type="string">
            <text:p>String[] trans1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1];[.B121];[.C121];[.D121])" office:value-type="string" office:string-value="String[] trans120= {&quot;01-Sep-2018&quot;,&quot;Credit&quot;,&quot;100.10&quot;,&quot;100.10&quot;};" calcext:value-type="string">
            <text:p>String[] trans1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2];[.B122];[.C122];[.D122])" office:value-type="string" office:string-value="String[] trans121= {&quot;01-Sep-2018&quot;,&quot;Credit&quot;,&quot;100.10&quot;,&quot;100.10&quot;};" calcext:value-type="string">
            <text:p>String[] trans1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3];[.B123];[.C123];[.D123])" office:value-type="string" office:string-value="String[] trans122= {&quot;01-Sep-2018&quot;,&quot;Credit&quot;,&quot;100.10&quot;,&quot;100.10&quot;};" calcext:value-type="string">
            <text:p>String[] trans1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4];[.B124];[.C124];[.D124])" office:value-type="string" office:string-value="String[] trans123= {&quot;01-Sep-2018&quot;,&quot;Credit&quot;,&quot;100.10&quot;,&quot;100.10&quot;};" calcext:value-type="string">
            <text:p>String[] trans1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5];[.B125];[.C125];[.D125])" office:value-type="string" office:string-value="String[] trans124= {&quot;01-Sep-2018&quot;,&quot;Credit&quot;,&quot;100.10&quot;,&quot;100.10&quot;};" calcext:value-type="string">
            <text:p>String[] trans1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6];[.B126];[.C126];[.D126])" office:value-type="string" office:string-value="String[] trans125= {&quot;01-Sep-2018&quot;,&quot;Credit&quot;,&quot;100.10&quot;,&quot;100.10&quot;};" calcext:value-type="string">
            <text:p>String[] trans1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7];[.B127];[.C127];[.D127])" office:value-type="string" office:string-value="String[] trans126= {&quot;01-Sep-2018&quot;,&quot;Credit&quot;,&quot;100.10&quot;,&quot;100.10&quot;};" calcext:value-type="string">
            <text:p>String[] trans1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8];[.B128];[.C128];[.D128])" office:value-type="string" office:string-value="String[] trans127= {&quot;01-Sep-2018&quot;,&quot;Credit&quot;,&quot;100.10&quot;,&quot;100.10&quot;};" calcext:value-type="string">
            <text:p>String[] trans1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9];[.B129];[.C129];[.D129])" office:value-type="string" office:string-value="String[] trans128= {&quot;01-Sep-2018&quot;,&quot;Credit&quot;,&quot;100.10&quot;,&quot;100.10&quot;};" calcext:value-type="string">
            <text:p>String[] trans1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0];[.B130];[.C130];[.D130])" office:value-type="string" office:string-value="String[] trans129= {&quot;01-Sep-2018&quot;,&quot;Credit&quot;,&quot;100.10&quot;,&quot;100.10&quot;};" calcext:value-type="string">
            <text:p>String[] trans1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1];[.B131];[.C131];[.D131])" office:value-type="string" office:string-value="String[] trans130= {&quot;01-Sep-2018&quot;,&quot;Credit&quot;,&quot;100.10&quot;,&quot;100.10&quot;};" calcext:value-type="string">
            <text:p>String[] trans1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2];[.B132];[.C132];[.D132])" office:value-type="string" office:string-value="String[] trans131= {&quot;01-Sep-2018&quot;,&quot;Credit&quot;,&quot;100.10&quot;,&quot;100.10&quot;};" calcext:value-type="string">
            <text:p>String[] trans1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3];[.B133];[.C133];[.D133])" office:value-type="string" office:string-value="String[] trans132= {&quot;01-Sep-2018&quot;,&quot;Credit&quot;,&quot;100.10&quot;,&quot;100.10&quot;};" calcext:value-type="string">
            <text:p>String[] trans1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4];[.B134];[.C134];[.D134])" office:value-type="string" office:string-value="String[] trans133= {&quot;01-Sep-2018&quot;,&quot;Credit&quot;,&quot;100.10&quot;,&quot;100.10&quot;};" calcext:value-type="string">
            <text:p>String[] trans1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5];[.B135];[.C135];[.D135])" office:value-type="string" office:string-value="String[] trans134= {&quot;01-Sep-2018&quot;,&quot;Credit&quot;,&quot;100.10&quot;,&quot;100.10&quot;};" calcext:value-type="string">
            <text:p>String[] trans1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6];[.B136];[.C136];[.D136])" office:value-type="string" office:string-value="String[] trans135= {&quot;01-Sep-2018&quot;,&quot;Credit&quot;,&quot;100.10&quot;,&quot;100.10&quot;};" calcext:value-type="string">
            <text:p>String[] trans1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7];[.B137];[.C137];[.D137])" office:value-type="string" office:string-value="String[] trans136= {&quot;01-Sep-2018&quot;,&quot;Credit&quot;,&quot;100.10&quot;,&quot;100.10&quot;};" calcext:value-type="string">
            <text:p>String[] trans1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8];[.B138];[.C138];[.D138])" office:value-type="string" office:string-value="String[] trans137= {&quot;01-Sep-2018&quot;,&quot;Credit&quot;,&quot;100.10&quot;,&quot;100.10&quot;};" calcext:value-type="string">
            <text:p>String[] trans1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9];[.B139];[.C139];[.D139])" office:value-type="string" office:string-value="String[] trans138= {&quot;01-Sep-2018&quot;,&quot;Credit&quot;,&quot;100.10&quot;,&quot;100.10&quot;};" calcext:value-type="string">
            <text:p>String[] trans1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0];[.B140];[.C140];[.D140])" office:value-type="string" office:string-value="String[] trans139= {&quot;01-Sep-2018&quot;,&quot;Credit&quot;,&quot;100.10&quot;,&quot;100.10&quot;};" calcext:value-type="string">
            <text:p>String[] trans1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1];[.B141];[.C141];[.D141])" office:value-type="string" office:string-value="String[] trans140= {&quot;01-Sep-2018&quot;,&quot;Credit&quot;,&quot;100.10&quot;,&quot;100.10&quot;};" calcext:value-type="string">
            <text:p>String[] trans1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2];[.B142];[.C142];[.D142])" office:value-type="string" office:string-value="String[] trans141= {&quot;01-Sep-2018&quot;,&quot;Credit&quot;,&quot;100.10&quot;,&quot;100.10&quot;};" calcext:value-type="string">
            <text:p>String[] trans1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3];[.B143];[.C143];[.D143])" office:value-type="string" office:string-value="String[] trans142= {&quot;01-Sep-2018&quot;,&quot;Credit&quot;,&quot;100.10&quot;,&quot;100.10&quot;};" calcext:value-type="string">
            <text:p>String[] trans1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4];[.B144];[.C144];[.D144])" office:value-type="string" office:string-value="String[] trans143= {&quot;01-Sep-2018&quot;,&quot;Credit&quot;,&quot;100.10&quot;,&quot;100.10&quot;};" calcext:value-type="string">
            <text:p>String[] trans1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5];[.B145];[.C145];[.D145])" office:value-type="string" office:string-value="String[] trans144= {&quot;01-Sep-2018&quot;,&quot;Credit&quot;,&quot;100.10&quot;,&quot;100.10&quot;};" calcext:value-type="string">
            <text:p>String[] trans1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6];[.B146];[.C146];[.D146])" office:value-type="string" office:string-value="String[] trans145= {&quot;01-Sep-2018&quot;,&quot;Credit&quot;,&quot;100.10&quot;,&quot;100.10&quot;};" calcext:value-type="string">
            <text:p>String[] trans1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7];[.B147];[.C147];[.D147])" office:value-type="string" office:string-value="String[] trans146= {&quot;01-Sep-2018&quot;,&quot;Credit&quot;,&quot;100.10&quot;,&quot;100.10&quot;};" calcext:value-type="string">
            <text:p>String[] trans1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8];[.B148];[.C148];[.D148])" office:value-type="string" office:string-value="String[] trans147= {&quot;01-Sep-2018&quot;,&quot;Credit&quot;,&quot;100.10&quot;,&quot;100.10&quot;};" calcext:value-type="string">
            <text:p>String[] trans1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9];[.B149];[.C149];[.D149])" office:value-type="string" office:string-value="String[] trans148= {&quot;01-Sep-2018&quot;,&quot;Credit&quot;,&quot;100.10&quot;,&quot;100.10&quot;};" calcext:value-type="string">
            <text:p>String[] trans1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0];[.B150];[.C150];[.D150])" office:value-type="string" office:string-value="String[] trans149= {&quot;01-Sep-2018&quot;,&quot;Credit&quot;,&quot;100.10&quot;,&quot;100.10&quot;};" calcext:value-type="string">
            <text:p>String[] trans1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1];[.B151];[.C151];[.D151])" office:value-type="string" office:string-value="String[] trans150= {&quot;01-Sep-2018&quot;,&quot;Credit&quot;,&quot;100.10&quot;,&quot;100.10&quot;};" calcext:value-type="string">
            <text:p>String[] trans1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2];[.B152];[.C152];[.D152])" office:value-type="string" office:string-value="String[] trans151= {&quot;01-Sep-2018&quot;,&quot;Credit&quot;,&quot;100.10&quot;,&quot;100.10&quot;};" calcext:value-type="string">
            <text:p>String[] trans1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3];[.B153];[.C153];[.D153])" office:value-type="string" office:string-value="String[] trans152= {&quot;01-Sep-2018&quot;,&quot;Credit&quot;,&quot;100.10&quot;,&quot;100.10&quot;};" calcext:value-type="string">
            <text:p>String[] trans1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4];[.B154];[.C154];[.D154])" office:value-type="string" office:string-value="String[] trans153= {&quot;01-Sep-2018&quot;,&quot;Credit&quot;,&quot;100.10&quot;,&quot;100.10&quot;};" calcext:value-type="string">
            <text:p>String[] trans1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5];[.B155];[.C155];[.D155])" office:value-type="string" office:string-value="String[] trans154= {&quot;01-Sep-2018&quot;,&quot;Credit&quot;,&quot;100.10&quot;,&quot;100.10&quot;};" calcext:value-type="string">
            <text:p>String[] trans1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6];[.B156];[.C156];[.D156])" office:value-type="string" office:string-value="String[] trans155= {&quot;01-Sep-2018&quot;,&quot;Credit&quot;,&quot;100.10&quot;,&quot;100.10&quot;};" calcext:value-type="string">
            <text:p>String[] trans1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7];[.B157];[.C157];[.D157])" office:value-type="string" office:string-value="String[] trans156= {&quot;01-Sep-2018&quot;,&quot;Credit&quot;,&quot;100.10&quot;,&quot;100.10&quot;};" calcext:value-type="string">
            <text:p>String[] trans1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8];[.B158];[.C158];[.D158])" office:value-type="string" office:string-value="String[] trans157= {&quot;01-Sep-2018&quot;,&quot;Credit&quot;,&quot;100.10&quot;,&quot;100.10&quot;};" calcext:value-type="string">
            <text:p>String[] trans1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9];[.B159];[.C159];[.D159])" office:value-type="string" office:string-value="String[] trans158= {&quot;01-Sep-2018&quot;,&quot;Credit&quot;,&quot;100.10&quot;,&quot;100.10&quot;};" calcext:value-type="string">
            <text:p>String[] trans1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0];[.B160];[.C160];[.D160])" office:value-type="string" office:string-value="String[] trans159= {&quot;01-Sep-2018&quot;,&quot;Credit&quot;,&quot;100.10&quot;,&quot;100.10&quot;};" calcext:value-type="string">
            <text:p>String[] trans1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1];[.B161];[.C161];[.D161])" office:value-type="string" office:string-value="String[] trans160= {&quot;01-Sep-2018&quot;,&quot;Credit&quot;,&quot;100.10&quot;,&quot;100.10&quot;};" calcext:value-type="string">
            <text:p>String[] trans1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2];[.B162];[.C162];[.D162])" office:value-type="string" office:string-value="String[] trans161= {&quot;01-Sep-2018&quot;,&quot;Credit&quot;,&quot;100.10&quot;,&quot;100.10&quot;};" calcext:value-type="string">
            <text:p>String[] trans1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3];[.B163];[.C163];[.D163])" office:value-type="string" office:string-value="String[] trans162= {&quot;01-Sep-2018&quot;,&quot;Credit&quot;,&quot;100.10&quot;,&quot;100.10&quot;};" calcext:value-type="string">
            <text:p>String[] trans1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4];[.B164];[.C164];[.D164])" office:value-type="string" office:string-value="String[] trans163= {&quot;01-Sep-2018&quot;,&quot;Credit&quot;,&quot;100.10&quot;,&quot;100.10&quot;};" calcext:value-type="string">
            <text:p>String[] trans1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5];[.B165];[.C165];[.D165])" office:value-type="string" office:string-value="String[] trans164= {&quot;01-Sep-2018&quot;,&quot;Credit&quot;,&quot;100.10&quot;,&quot;100.10&quot;};" calcext:value-type="string">
            <text:p>String[] trans1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6];[.B166];[.C166];[.D166])" office:value-type="string" office:string-value="String[] trans165= {&quot;01-Sep-2018&quot;,&quot;Credit&quot;,&quot;100.10&quot;,&quot;100.10&quot;};" calcext:value-type="string">
            <text:p>String[] trans1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7];[.B167];[.C167];[.D167])" office:value-type="string" office:string-value="String[] trans166= {&quot;01-Sep-2018&quot;,&quot;Credit&quot;,&quot;100.10&quot;,&quot;100.10&quot;};" calcext:value-type="string">
            <text:p>String[] trans1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8];[.B168];[.C168];[.D168])" office:value-type="string" office:string-value="String[] trans167= {&quot;01-Sep-2018&quot;,&quot;Credit&quot;,&quot;100.10&quot;,&quot;100.10&quot;};" calcext:value-type="string">
            <text:p>String[] trans1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9];[.B169];[.C169];[.D169])" office:value-type="string" office:string-value="String[] trans168= {&quot;01-Sep-2018&quot;,&quot;Credit&quot;,&quot;100.10&quot;,&quot;100.10&quot;};" calcext:value-type="string">
            <text:p>String[] trans1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0];[.B170];[.C170];[.D170])" office:value-type="string" office:string-value="String[] trans169= {&quot;01-Sep-2018&quot;,&quot;Credit&quot;,&quot;100.10&quot;,&quot;100.10&quot;};" calcext:value-type="string">
            <text:p>String[] trans1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1];[.B171];[.C171];[.D171])" office:value-type="string" office:string-value="String[] trans170= {&quot;01-Sep-2018&quot;,&quot;Credit&quot;,&quot;100.10&quot;,&quot;100.10&quot;};" calcext:value-type="string">
            <text:p>String[] trans1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2];[.B172];[.C172];[.D172])" office:value-type="string" office:string-value="String[] trans171= {&quot;01-Sep-2018&quot;,&quot;Credit&quot;,&quot;100.10&quot;,&quot;100.10&quot;};" calcext:value-type="string">
            <text:p>String[] trans1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3];[.B173];[.C173];[.D173])" office:value-type="string" office:string-value="String[] trans172= {&quot;01-Sep-2018&quot;,&quot;Credit&quot;,&quot;100.10&quot;,&quot;100.10&quot;};" calcext:value-type="string">
            <text:p>String[] trans1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4];[.B174];[.C174];[.D174])" office:value-type="string" office:string-value="String[] trans173= {&quot;01-Sep-2018&quot;,&quot;Credit&quot;,&quot;100.10&quot;,&quot;100.10&quot;};" calcext:value-type="string">
            <text:p>String[] trans1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5];[.B175];[.C175];[.D175])" office:value-type="string" office:string-value="String[] trans174= {&quot;01-Sep-2018&quot;,&quot;Credit&quot;,&quot;100.10&quot;,&quot;100.10&quot;};" calcext:value-type="string">
            <text:p>String[] trans1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6];[.B176];[.C176];[.D176])" office:value-type="string" office:string-value="String[] trans175= {&quot;01-Sep-2018&quot;,&quot;Credit&quot;,&quot;100.10&quot;,&quot;100.10&quot;};" calcext:value-type="string">
            <text:p>String[] trans1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7];[.B177];[.C177];[.D177])" office:value-type="string" office:string-value="String[] trans176= {&quot;01-Sep-2018&quot;,&quot;Credit&quot;,&quot;100.10&quot;,&quot;100.10&quot;};" calcext:value-type="string">
            <text:p>String[] trans1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8];[.B178];[.C178];[.D178])" office:value-type="string" office:string-value="String[] trans177= {&quot;01-Sep-2018&quot;,&quot;Credit&quot;,&quot;100.10&quot;,&quot;100.10&quot;};" calcext:value-type="string">
            <text:p>String[] trans1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9];[.B179];[.C179];[.D179])" office:value-type="string" office:string-value="String[] trans178= {&quot;01-Sep-2018&quot;,&quot;Credit&quot;,&quot;100.10&quot;,&quot;100.10&quot;};" calcext:value-type="string">
            <text:p>String[] trans1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0];[.B180];[.C180];[.D180])" office:value-type="string" office:string-value="String[] trans179= {&quot;01-Sep-2018&quot;,&quot;Credit&quot;,&quot;100.10&quot;,&quot;100.10&quot;};" calcext:value-type="string">
            <text:p>String[] trans1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1];[.B181];[.C181];[.D181])" office:value-type="string" office:string-value="String[] trans180= {&quot;01-Sep-2018&quot;,&quot;Credit&quot;,&quot;100.10&quot;,&quot;100.10&quot;};" calcext:value-type="string">
            <text:p>String[] trans1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2];[.B182];[.C182];[.D182])" office:value-type="string" office:string-value="String[] trans181= {&quot;01-Sep-2018&quot;,&quot;Credit&quot;,&quot;100.10&quot;,&quot;100.10&quot;};" calcext:value-type="string">
            <text:p>String[] trans1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3];[.B183];[.C183];[.D183])" office:value-type="string" office:string-value="String[] trans182= {&quot;01-Sep-2018&quot;,&quot;Credit&quot;,&quot;100.10&quot;,&quot;100.10&quot;};" calcext:value-type="string">
            <text:p>String[] trans1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4];[.B184];[.C184];[.D184])" office:value-type="string" office:string-value="String[] trans183= {&quot;01-Sep-2018&quot;,&quot;Credit&quot;,&quot;100.10&quot;,&quot;100.10&quot;};" calcext:value-type="string">
            <text:p>String[] trans1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5];[.B185];[.C185];[.D185])" office:value-type="string" office:string-value="String[] trans184= {&quot;01-Sep-2018&quot;,&quot;Credit&quot;,&quot;100.10&quot;,&quot;100.10&quot;};" calcext:value-type="string">
            <text:p>String[] trans1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6];[.B186];[.C186];[.D186])" office:value-type="string" office:string-value="String[] trans185= {&quot;01-Sep-2018&quot;,&quot;Credit&quot;,&quot;100.10&quot;,&quot;100.10&quot;};" calcext:value-type="string">
            <text:p>String[] trans1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7];[.B187];[.C187];[.D187])" office:value-type="string" office:string-value="String[] trans186= {&quot;01-Sep-2018&quot;,&quot;Credit&quot;,&quot;100.10&quot;,&quot;100.10&quot;};" calcext:value-type="string">
            <text:p>String[] trans1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8];[.B188];[.C188];[.D188])" office:value-type="string" office:string-value="String[] trans187= {&quot;01-Sep-2018&quot;,&quot;Credit&quot;,&quot;100.10&quot;,&quot;100.10&quot;};" calcext:value-type="string">
            <text:p>String[] trans1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9];[.B189];[.C189];[.D189])" office:value-type="string" office:string-value="String[] trans188= {&quot;01-Sep-2018&quot;,&quot;Credit&quot;,&quot;100.10&quot;,&quot;100.10&quot;};" calcext:value-type="string">
            <text:p>String[] trans1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0];[.B190];[.C190];[.D190])" office:value-type="string" office:string-value="String[] trans189= {&quot;01-Sep-2018&quot;,&quot;Credit&quot;,&quot;100.10&quot;,&quot;100.10&quot;};" calcext:value-type="string">
            <text:p>String[] trans1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1];[.B191];[.C191];[.D191])" office:value-type="string" office:string-value="String[] trans190= {&quot;01-Sep-2018&quot;,&quot;Credit&quot;,&quot;100.10&quot;,&quot;100.10&quot;};" calcext:value-type="string">
            <text:p>String[] trans1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2];[.B192];[.C192];[.D192])" office:value-type="string" office:string-value="String[] trans191= {&quot;01-Sep-2018&quot;,&quot;Credit&quot;,&quot;100.10&quot;,&quot;100.10&quot;};" calcext:value-type="string">
            <text:p>String[] trans1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3];[.B193];[.C193];[.D193])" office:value-type="string" office:string-value="String[] trans192= {&quot;01-Sep-2018&quot;,&quot;Credit&quot;,&quot;100.10&quot;,&quot;100.10&quot;};" calcext:value-type="string">
            <text:p>String[] trans1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4];[.B194];[.C194];[.D194])" office:value-type="string" office:string-value="String[] trans193= {&quot;01-Sep-2018&quot;,&quot;Credit&quot;,&quot;100.10&quot;,&quot;100.10&quot;};" calcext:value-type="string">
            <text:p>String[] trans1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5];[.B195];[.C195];[.D195])" office:value-type="string" office:string-value="String[] trans194= {&quot;01-Sep-2018&quot;,&quot;Credit&quot;,&quot;100.10&quot;,&quot;100.10&quot;};" calcext:value-type="string">
            <text:p>String[] trans1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6];[.B196];[.C196];[.D196])" office:value-type="string" office:string-value="String[] trans195= {&quot;01-Sep-2018&quot;,&quot;Credit&quot;,&quot;100.10&quot;,&quot;100.10&quot;};" calcext:value-type="string">
            <text:p>String[] trans1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7];[.B197];[.C197];[.D197])" office:value-type="string" office:string-value="String[] trans196= {&quot;01-Sep-2018&quot;,&quot;Credit&quot;,&quot;100.10&quot;,&quot;100.10&quot;};" calcext:value-type="string">
            <text:p>String[] trans1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8];[.B198];[.C198];[.D198])" office:value-type="string" office:string-value="String[] trans197= {&quot;01-Sep-2018&quot;,&quot;Credit&quot;,&quot;100.10&quot;,&quot;100.10&quot;};" calcext:value-type="string">
            <text:p>String[] trans1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9];[.B199];[.C199];[.D199])" office:value-type="string" office:string-value="String[] trans198= {&quot;01-Sep-2018&quot;,&quot;Credit&quot;,&quot;100.10&quot;,&quot;100.10&quot;};" calcext:value-type="string">
            <text:p>String[] trans1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0];[.B200];[.C200];[.D200])" office:value-type="string" office:string-value="String[] trans199= {&quot;01-Sep-2018&quot;,&quot;Credit&quot;,&quot;100.10&quot;,&quot;100.10&quot;};" calcext:value-type="string">
            <text:p>String[] trans1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1];[.B201];[.C201];[.D201])" office:value-type="string" office:string-value="String[] trans200= {&quot;01-Sep-2018&quot;,&quot;Credit&quot;,&quot;100.10&quot;,&quot;100.10&quot;};" calcext:value-type="string">
            <text:p>String[] trans2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2];[.B202];[.C202];[.D202])" office:value-type="string" office:string-value="String[] trans201= {&quot;01-Sep-2018&quot;,&quot;Credit&quot;,&quot;100.10&quot;,&quot;100.10&quot;};" calcext:value-type="string">
            <text:p>String[] trans2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3];[.B203];[.C203];[.D203])" office:value-type="string" office:string-value="String[] trans202= {&quot;01-Sep-2018&quot;,&quot;Credit&quot;,&quot;100.10&quot;,&quot;100.10&quot;};" calcext:value-type="string">
            <text:p>String[] trans2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4];[.B204];[.C204];[.D204])" office:value-type="string" office:string-value="String[] trans203= {&quot;01-Sep-2018&quot;,&quot;Credit&quot;,&quot;100.10&quot;,&quot;100.10&quot;};" calcext:value-type="string">
            <text:p>String[] trans2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5];[.B205];[.C205];[.D205])" office:value-type="string" office:string-value="String[] trans204= {&quot;01-Sep-2018&quot;,&quot;Credit&quot;,&quot;100.10&quot;,&quot;100.10&quot;};" calcext:value-type="string">
            <text:p>String[] trans2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6];[.B206];[.C206];[.D206])" office:value-type="string" office:string-value="String[] trans205= {&quot;01-Sep-2018&quot;,&quot;Credit&quot;,&quot;100.10&quot;,&quot;100.10&quot;};" calcext:value-type="string">
            <text:p>String[] trans2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7];[.B207];[.C207];[.D207])" office:value-type="string" office:string-value="String[] trans206= {&quot;01-Sep-2018&quot;,&quot;Credit&quot;,&quot;100.10&quot;,&quot;100.10&quot;};" calcext:value-type="string">
            <text:p>String[] trans2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8];[.B208];[.C208];[.D208])" office:value-type="string" office:string-value="String[] trans207= {&quot;01-Sep-2018&quot;,&quot;Credit&quot;,&quot;100.10&quot;,&quot;100.10&quot;};" calcext:value-type="string">
            <text:p>String[] trans2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9];[.B209];[.C209];[.D209])" office:value-type="string" office:string-value="String[] trans208= {&quot;01-Sep-2018&quot;,&quot;Credit&quot;,&quot;100.10&quot;,&quot;100.10&quot;};" calcext:value-type="string">
            <text:p>String[] trans2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0];[.B210];[.C210];[.D210])" office:value-type="string" office:string-value="String[] trans209= {&quot;01-Sep-2018&quot;,&quot;Credit&quot;,&quot;100.10&quot;,&quot;100.10&quot;};" calcext:value-type="string">
            <text:p>String[] trans2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1];[.B211];[.C211];[.D211])" office:value-type="string" office:string-value="String[] trans210= {&quot;01-Sep-2018&quot;,&quot;Credit&quot;,&quot;100.10&quot;,&quot;100.10&quot;};" calcext:value-type="string">
            <text:p>String[] trans2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2];[.B212];[.C212];[.D212])" office:value-type="string" office:string-value="String[] trans211= {&quot;01-Sep-2018&quot;,&quot;Credit&quot;,&quot;100.10&quot;,&quot;100.10&quot;};" calcext:value-type="string">
            <text:p>String[] trans2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3];[.B213];[.C213];[.D213])" office:value-type="string" office:string-value="String[] trans212= {&quot;01-Sep-2018&quot;,&quot;Credit&quot;,&quot;100.10&quot;,&quot;100.10&quot;};" calcext:value-type="string">
            <text:p>String[] trans2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4];[.B214];[.C214];[.D214])" office:value-type="string" office:string-value="String[] trans213= {&quot;01-Sep-2018&quot;,&quot;Credit&quot;,&quot;100.10&quot;,&quot;100.10&quot;};" calcext:value-type="string">
            <text:p>String[] trans2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5];[.B215];[.C215];[.D215])" office:value-type="string" office:string-value="String[] trans214= {&quot;01-Sep-2018&quot;,&quot;Credit&quot;,&quot;100.10&quot;,&quot;100.10&quot;};" calcext:value-type="string">
            <text:p>String[] trans2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6];[.B216];[.C216];[.D216])" office:value-type="string" office:string-value="String[] trans215= {&quot;01-Sep-2018&quot;,&quot;Credit&quot;,&quot;100.10&quot;,&quot;100.10&quot;};" calcext:value-type="string">
            <text:p>String[] trans2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7];[.B217];[.C217];[.D217])" office:value-type="string" office:string-value="String[] trans216= {&quot;01-Sep-2018&quot;,&quot;Credit&quot;,&quot;100.10&quot;,&quot;100.10&quot;};" calcext:value-type="string">
            <text:p>String[] trans2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8];[.B218];[.C218];[.D218])" office:value-type="string" office:string-value="String[] trans217= {&quot;01-Sep-2018&quot;,&quot;Credit&quot;,&quot;100.10&quot;,&quot;100.10&quot;};" calcext:value-type="string">
            <text:p>String[] trans2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9];[.B219];[.C219];[.D219])" office:value-type="string" office:string-value="String[] trans218= {&quot;01-Sep-2018&quot;,&quot;Credit&quot;,&quot;100.10&quot;,&quot;100.10&quot;};" calcext:value-type="string">
            <text:p>String[] trans2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0];[.B220];[.C220];[.D220])" office:value-type="string" office:string-value="String[] trans219= {&quot;01-Sep-2018&quot;,&quot;Credit&quot;,&quot;100.10&quot;,&quot;100.10&quot;};" calcext:value-type="string">
            <text:p>String[] trans2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1];[.B221];[.C221];[.D221])" office:value-type="string" office:string-value="String[] trans220= {&quot;01-Sep-2018&quot;,&quot;Credit&quot;,&quot;100.10&quot;,&quot;100.10&quot;};" calcext:value-type="string">
            <text:p>String[] trans2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2];[.B222];[.C222];[.D222])" office:value-type="string" office:string-value="String[] trans221= {&quot;01-Sep-2018&quot;,&quot;Credit&quot;,&quot;100.10&quot;,&quot;100.10&quot;};" calcext:value-type="string">
            <text:p>String[] trans2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3];[.B223];[.C223];[.D223])" office:value-type="string" office:string-value="String[] trans222= {&quot;01-Sep-2018&quot;,&quot;Credit&quot;,&quot;100.10&quot;,&quot;100.10&quot;};" calcext:value-type="string">
            <text:p>String[] trans2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4];[.B224];[.C224];[.D224])" office:value-type="string" office:string-value="String[] trans223= {&quot;01-Sep-2018&quot;,&quot;Credit&quot;,&quot;100.10&quot;,&quot;100.10&quot;};" calcext:value-type="string">
            <text:p>String[] trans2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5];[.B225];[.C225];[.D225])" office:value-type="string" office:string-value="String[] trans224= {&quot;01-Sep-2018&quot;,&quot;Credit&quot;,&quot;100.10&quot;,&quot;100.10&quot;};" calcext:value-type="string">
            <text:p>String[] trans2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6];[.B226];[.C226];[.D226])" office:value-type="string" office:string-value="String[] trans225= {&quot;01-Sep-2018&quot;,&quot;Credit&quot;,&quot;100.10&quot;,&quot;100.10&quot;};" calcext:value-type="string">
            <text:p>String[] trans2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7];[.B227];[.C227];[.D227])" office:value-type="string" office:string-value="String[] trans226= {&quot;01-Sep-2018&quot;,&quot;Credit&quot;,&quot;100.10&quot;,&quot;100.10&quot;};" calcext:value-type="string">
            <text:p>String[] trans2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8];[.B228];[.C228];[.D228])" office:value-type="string" office:string-value="String[] trans227= {&quot;01-Sep-2018&quot;,&quot;Credit&quot;,&quot;100.10&quot;,&quot;100.10&quot;};" calcext:value-type="string">
            <text:p>String[] trans2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9];[.B229];[.C229];[.D229])" office:value-type="string" office:string-value="String[] trans228= {&quot;01-Sep-2018&quot;,&quot;Credit&quot;,&quot;100.10&quot;,&quot;100.10&quot;};" calcext:value-type="string">
            <text:p>String[] trans2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0];[.B230];[.C230];[.D230])" office:value-type="string" office:string-value="String[] trans229= {&quot;01-Sep-2018&quot;,&quot;Credit&quot;,&quot;100.10&quot;,&quot;100.10&quot;};" calcext:value-type="string">
            <text:p>String[] trans2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1];[.B231];[.C231];[.D231])" office:value-type="string" office:string-value="String[] trans230= {&quot;01-Sep-2018&quot;,&quot;Credit&quot;,&quot;100.10&quot;,&quot;100.10&quot;};" calcext:value-type="string">
            <text:p>String[] trans2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2];[.B232];[.C232];[.D232])" office:value-type="string" office:string-value="String[] trans231= {&quot;01-Sep-2018&quot;,&quot;Credit&quot;,&quot;100.10&quot;,&quot;100.10&quot;};" calcext:value-type="string">
            <text:p>String[] trans2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3];[.B233];[.C233];[.D233])" office:value-type="string" office:string-value="String[] trans232= {&quot;01-Sep-2018&quot;,&quot;Credit&quot;,&quot;100.10&quot;,&quot;100.10&quot;};" calcext:value-type="string">
            <text:p>String[] trans2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4];[.B234];[.C234];[.D234])" office:value-type="string" office:string-value="String[] trans233= {&quot;01-Sep-2018&quot;,&quot;Credit&quot;,&quot;100.10&quot;,&quot;100.10&quot;};" calcext:value-type="string">
            <text:p>String[] trans2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5];[.B235];[.C235];[.D235])" office:value-type="string" office:string-value="String[] trans234= {&quot;01-Sep-2018&quot;,&quot;Credit&quot;,&quot;100.10&quot;,&quot;100.10&quot;};" calcext:value-type="string">
            <text:p>String[] trans2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6];[.B236];[.C236];[.D236])" office:value-type="string" office:string-value="String[] trans235= {&quot;01-Sep-2018&quot;,&quot;Credit&quot;,&quot;100.10&quot;,&quot;100.10&quot;};" calcext:value-type="string">
            <text:p>String[] trans2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7];[.B237];[.C237];[.D237])" office:value-type="string" office:string-value="String[] trans236= {&quot;01-Sep-2018&quot;,&quot;Credit&quot;,&quot;100.10&quot;,&quot;100.10&quot;};" calcext:value-type="string">
            <text:p>String[] trans2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8];[.B238];[.C238];[.D238])" office:value-type="string" office:string-value="String[] trans237= {&quot;01-Sep-2018&quot;,&quot;Credit&quot;,&quot;100.10&quot;,&quot;100.10&quot;};" calcext:value-type="string">
            <text:p>String[] trans2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9];[.B239];[.C239];[.D239])" office:value-type="string" office:string-value="String[] trans238= {&quot;01-Sep-2018&quot;,&quot;Credit&quot;,&quot;100.10&quot;,&quot;100.10&quot;};" calcext:value-type="string">
            <text:p>String[] trans2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0];[.B240];[.C240];[.D240])" office:value-type="string" office:string-value="String[] trans239= {&quot;01-Sep-2018&quot;,&quot;Credit&quot;,&quot;100.10&quot;,&quot;100.10&quot;};" calcext:value-type="string">
            <text:p>String[] trans2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1];[.B241];[.C241];[.D241])" office:value-type="string" office:string-value="String[] trans240= {&quot;01-Sep-2018&quot;,&quot;Credit&quot;,&quot;100.10&quot;,&quot;100.10&quot;};" calcext:value-type="string">
            <text:p>String[] trans2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2];[.B242];[.C242];[.D242])" office:value-type="string" office:string-value="String[] trans241= {&quot;01-Sep-2018&quot;,&quot;Credit&quot;,&quot;100.10&quot;,&quot;100.10&quot;};" calcext:value-type="string">
            <text:p>String[] trans2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3];[.B243];[.C243];[.D243])" office:value-type="string" office:string-value="String[] trans242= {&quot;01-Sep-2018&quot;,&quot;Credit&quot;,&quot;100.10&quot;,&quot;100.10&quot;};" calcext:value-type="string">
            <text:p>String[] trans2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4];[.B244];[.C244];[.D244])" office:value-type="string" office:string-value="String[] trans243= {&quot;01-Sep-2018&quot;,&quot;Credit&quot;,&quot;100.10&quot;,&quot;100.10&quot;};" calcext:value-type="string">
            <text:p>String[] trans2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5];[.B245];[.C245];[.D245])" office:value-type="string" office:string-value="String[] trans244= {&quot;01-Sep-2018&quot;,&quot;Credit&quot;,&quot;100.10&quot;,&quot;100.10&quot;};" calcext:value-type="string">
            <text:p>String[] trans2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6];[.B246];[.C246];[.D246])" office:value-type="string" office:string-value="String[] trans245= {&quot;01-Sep-2018&quot;,&quot;Credit&quot;,&quot;100.10&quot;,&quot;100.10&quot;};" calcext:value-type="string">
            <text:p>String[] trans2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7];[.B247];[.C247];[.D247])" office:value-type="string" office:string-value="String[] trans246= {&quot;01-Sep-2018&quot;,&quot;Credit&quot;,&quot;100.10&quot;,&quot;100.10&quot;};" calcext:value-type="string">
            <text:p>String[] trans2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8];[.B248];[.C248];[.D248])" office:value-type="string" office:string-value="String[] trans247= {&quot;01-Sep-2018&quot;,&quot;Credit&quot;,&quot;100.10&quot;,&quot;100.10&quot;};" calcext:value-type="string">
            <text:p>String[] trans2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9];[.B249];[.C249];[.D249])" office:value-type="string" office:string-value="String[] trans248= {&quot;01-Sep-2018&quot;,&quot;Credit&quot;,&quot;100.10&quot;,&quot;100.10&quot;};" calcext:value-type="string">
            <text:p>String[] trans2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0];[.B250];[.C250];[.D250])" office:value-type="string" office:string-value="String[] trans249= {&quot;01-Sep-2018&quot;,&quot;Credit&quot;,&quot;100.10&quot;,&quot;100.10&quot;};" calcext:value-type="string">
            <text:p>String[] trans2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1];[.B251];[.C251];[.D251])" office:value-type="string" office:string-value="String[] trans250= {&quot;01-Sep-2018&quot;,&quot;Credit&quot;,&quot;100.10&quot;,&quot;100.10&quot;};" calcext:value-type="string">
            <text:p>String[] trans2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2];[.B252];[.C252];[.D252])" office:value-type="string" office:string-value="String[] trans251= {&quot;01-Sep-2018&quot;,&quot;Credit&quot;,&quot;100.10&quot;,&quot;100.10&quot;};" calcext:value-type="string">
            <text:p>String[] trans2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3];[.B253];[.C253];[.D253])" office:value-type="string" office:string-value="String[] trans252= {&quot;01-Sep-2018&quot;,&quot;Credit&quot;,&quot;100.10&quot;,&quot;100.10&quot;};" calcext:value-type="string">
            <text:p>String[] trans2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4];[.B254];[.C254];[.D254])" office:value-type="string" office:string-value="String[] trans253= {&quot;01-Sep-2018&quot;,&quot;Credit&quot;,&quot;100.10&quot;,&quot;100.10&quot;};" calcext:value-type="string">
            <text:p>String[] trans2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5];[.B255];[.C255];[.D255])" office:value-type="string" office:string-value="String[] trans254= {&quot;01-Sep-2018&quot;,&quot;Credit&quot;,&quot;100.10&quot;,&quot;100.10&quot;};" calcext:value-type="string">
            <text:p>String[] trans2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6];[.B256];[.C256];[.D256])" office:value-type="string" office:string-value="String[] trans255= {&quot;01-Sep-2018&quot;,&quot;Credit&quot;,&quot;100.10&quot;,&quot;100.10&quot;};" calcext:value-type="string">
            <text:p>String[] trans2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7];[.B257];[.C257];[.D257])" office:value-type="string" office:string-value="String[] trans256= {&quot;01-Sep-2018&quot;,&quot;Credit&quot;,&quot;100.10&quot;,&quot;100.10&quot;};" calcext:value-type="string">
            <text:p>String[] trans2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8];[.B258];[.C258];[.D258])" office:value-type="string" office:string-value="String[] trans257= {&quot;01-Sep-2018&quot;,&quot;Credit&quot;,&quot;100.10&quot;,&quot;100.10&quot;};" calcext:value-type="string">
            <text:p>String[] trans2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9];[.B259];[.C259];[.D259])" office:value-type="string" office:string-value="String[] trans258= {&quot;01-Sep-2018&quot;,&quot;Credit&quot;,&quot;100.10&quot;,&quot;100.10&quot;};" calcext:value-type="string">
            <text:p>String[] trans2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0];[.B260];[.C260];[.D260])" office:value-type="string" office:string-value="String[] trans259= {&quot;01-Sep-2018&quot;,&quot;Credit&quot;,&quot;100.10&quot;,&quot;100.10&quot;};" calcext:value-type="string">
            <text:p>String[] trans2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1];[.B261];[.C261];[.D261])" office:value-type="string" office:string-value="String[] trans260= {&quot;01-Sep-2018&quot;,&quot;Credit&quot;,&quot;100.10&quot;,&quot;100.10&quot;};" calcext:value-type="string">
            <text:p>String[] trans2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2];[.B262];[.C262];[.D262])" office:value-type="string" office:string-value="String[] trans261= {&quot;01-Sep-2018&quot;,&quot;Credit&quot;,&quot;100.10&quot;,&quot;100.10&quot;};" calcext:value-type="string">
            <text:p>String[] trans2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3];[.B263];[.C263];[.D263])" office:value-type="string" office:string-value="String[] trans262= {&quot;01-Sep-2018&quot;,&quot;Credit&quot;,&quot;100.10&quot;,&quot;100.10&quot;};" calcext:value-type="string">
            <text:p>String[] trans2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4];[.B264];[.C264];[.D264])" office:value-type="string" office:string-value="String[] trans263= {&quot;01-Sep-2018&quot;,&quot;Credit&quot;,&quot;100.10&quot;,&quot;100.10&quot;};" calcext:value-type="string">
            <text:p>String[] trans2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5];[.B265];[.C265];[.D265])" office:value-type="string" office:string-value="String[] trans264= {&quot;01-Sep-2018&quot;,&quot;Credit&quot;,&quot;100.10&quot;,&quot;100.10&quot;};" calcext:value-type="string">
            <text:p>String[] trans2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6];[.B266];[.C266];[.D266])" office:value-type="string" office:string-value="String[] trans265= {&quot;01-Sep-2018&quot;,&quot;Credit&quot;,&quot;100.10&quot;,&quot;100.10&quot;};" calcext:value-type="string">
            <text:p>String[] trans2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7];[.B267];[.C267];[.D267])" office:value-type="string" office:string-value="String[] trans266= {&quot;01-Sep-2018&quot;,&quot;Credit&quot;,&quot;100.10&quot;,&quot;100.10&quot;};" calcext:value-type="string">
            <text:p>String[] trans2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8];[.B268];[.C268];[.D268])" office:value-type="string" office:string-value="String[] trans267= {&quot;01-Sep-2018&quot;,&quot;Credit&quot;,&quot;100.10&quot;,&quot;100.10&quot;};" calcext:value-type="string">
            <text:p>String[] trans2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9];[.B269];[.C269];[.D269])" office:value-type="string" office:string-value="String[] trans268= {&quot;01-Sep-2018&quot;,&quot;Credit&quot;,&quot;100.10&quot;,&quot;100.10&quot;};" calcext:value-type="string">
            <text:p>String[] trans2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0];[.B270];[.C270];[.D270])" office:value-type="string" office:string-value="String[] trans269= {&quot;01-Sep-2018&quot;,&quot;Credit&quot;,&quot;100.10&quot;,&quot;100.10&quot;};" calcext:value-type="string">
            <text:p>String[] trans2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1];[.B271];[.C271];[.D271])" office:value-type="string" office:string-value="String[] trans270= {&quot;01-Sep-2018&quot;,&quot;Credit&quot;,&quot;100.10&quot;,&quot;100.10&quot;};" calcext:value-type="string">
            <text:p>String[] trans2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2];[.B272];[.C272];[.D272])" office:value-type="string" office:string-value="String[] trans271= {&quot;01-Sep-2018&quot;,&quot;Credit&quot;,&quot;100.10&quot;,&quot;100.10&quot;};" calcext:value-type="string">
            <text:p>String[] trans2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3];[.B273];[.C273];[.D273])" office:value-type="string" office:string-value="String[] trans272= {&quot;01-Sep-2018&quot;,&quot;Credit&quot;,&quot;100.10&quot;,&quot;100.10&quot;};" calcext:value-type="string">
            <text:p>String[] trans2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4];[.B274];[.C274];[.D274])" office:value-type="string" office:string-value="String[] trans273= {&quot;01-Sep-2018&quot;,&quot;Credit&quot;,&quot;100.10&quot;,&quot;100.10&quot;};" calcext:value-type="string">
            <text:p>String[] trans2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5];[.B275];[.C275];[.D275])" office:value-type="string" office:string-value="String[] trans274= {&quot;01-Sep-2018&quot;,&quot;Credit&quot;,&quot;100.10&quot;,&quot;100.10&quot;};" calcext:value-type="string">
            <text:p>String[] trans2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6];[.B276];[.C276];[.D276])" office:value-type="string" office:string-value="String[] trans275= {&quot;01-Sep-2018&quot;,&quot;Credit&quot;,&quot;100.10&quot;,&quot;100.10&quot;};" calcext:value-type="string">
            <text:p>String[] trans2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7];[.B277];[.C277];[.D277])" office:value-type="string" office:string-value="String[] trans276= {&quot;01-Sep-2018&quot;,&quot;Credit&quot;,&quot;100.10&quot;,&quot;100.10&quot;};" calcext:value-type="string">
            <text:p>String[] trans2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8];[.B278];[.C278];[.D278])" office:value-type="string" office:string-value="String[] trans277= {&quot;01-Sep-2018&quot;,&quot;Credit&quot;,&quot;100.10&quot;,&quot;100.10&quot;};" calcext:value-type="string">
            <text:p>String[] trans2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9];[.B279];[.C279];[.D279])" office:value-type="string" office:string-value="String[] trans278= {&quot;01-Sep-2018&quot;,&quot;Credit&quot;,&quot;100.10&quot;,&quot;100.10&quot;};" calcext:value-type="string">
            <text:p>String[] trans2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0];[.B280];[.C280];[.D280])" office:value-type="string" office:string-value="String[] trans279= {&quot;01-Sep-2018&quot;,&quot;Credit&quot;,&quot;100.10&quot;,&quot;100.10&quot;};" calcext:value-type="string">
            <text:p>String[] trans2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1];[.B281];[.C281];[.D281])" office:value-type="string" office:string-value="String[] trans280= {&quot;01-Sep-2018&quot;,&quot;Credit&quot;,&quot;100.10&quot;,&quot;100.10&quot;};" calcext:value-type="string">
            <text:p>String[] trans2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2];[.B282];[.C282];[.D282])" office:value-type="string" office:string-value="String[] trans281= {&quot;01-Sep-2018&quot;,&quot;Credit&quot;,&quot;100.10&quot;,&quot;100.10&quot;};" calcext:value-type="string">
            <text:p>String[] trans2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3];[.B283];[.C283];[.D283])" office:value-type="string" office:string-value="String[] trans282= {&quot;01-Sep-2018&quot;,&quot;Credit&quot;,&quot;100.10&quot;,&quot;100.10&quot;};" calcext:value-type="string">
            <text:p>String[] trans2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4];[.B284];[.C284];[.D284])" office:value-type="string" office:string-value="String[] trans283= {&quot;01-Sep-2018&quot;,&quot;Credit&quot;,&quot;100.10&quot;,&quot;100.10&quot;};" calcext:value-type="string">
            <text:p>String[] trans2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5];[.B285];[.C285];[.D285])" office:value-type="string" office:string-value="String[] trans284= {&quot;01-Sep-2018&quot;,&quot;Credit&quot;,&quot;100.10&quot;,&quot;100.10&quot;};" calcext:value-type="string">
            <text:p>String[] trans2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6];[.B286];[.C286];[.D286])" office:value-type="string" office:string-value="String[] trans285= {&quot;01-Sep-2018&quot;,&quot;Credit&quot;,&quot;100.10&quot;,&quot;100.10&quot;};" calcext:value-type="string">
            <text:p>String[] trans2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7];[.B287];[.C287];[.D287])" office:value-type="string" office:string-value="String[] trans286= {&quot;01-Sep-2018&quot;,&quot;Credit&quot;,&quot;100.10&quot;,&quot;100.10&quot;};" calcext:value-type="string">
            <text:p>String[] trans2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8];[.B288];[.C288];[.D288])" office:value-type="string" office:string-value="String[] trans287= {&quot;01-Sep-2018&quot;,&quot;Credit&quot;,&quot;100.10&quot;,&quot;100.10&quot;};" calcext:value-type="string">
            <text:p>String[] trans2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9];[.B289];[.C289];[.D289])" office:value-type="string" office:string-value="String[] trans288= {&quot;01-Sep-2018&quot;,&quot;Credit&quot;,&quot;100.10&quot;,&quot;100.10&quot;};" calcext:value-type="string">
            <text:p>String[] trans2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0];[.B290];[.C290];[.D290])" office:value-type="string" office:string-value="String[] trans289= {&quot;01-Sep-2018&quot;,&quot;Credit&quot;,&quot;100.10&quot;,&quot;100.10&quot;};" calcext:value-type="string">
            <text:p>String[] trans2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1];[.B291];[.C291];[.D291])" office:value-type="string" office:string-value="String[] trans290= {&quot;01-Sep-2018&quot;,&quot;Credit&quot;,&quot;100.10&quot;,&quot;100.10&quot;};" calcext:value-type="string">
            <text:p>String[] trans2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2];[.B292];[.C292];[.D292])" office:value-type="string" office:string-value="String[] trans291= {&quot;01-Sep-2018&quot;,&quot;Credit&quot;,&quot;100.10&quot;,&quot;100.10&quot;};" calcext:value-type="string">
            <text:p>String[] trans2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3];[.B293];[.C293];[.D293])" office:value-type="string" office:string-value="String[] trans292= {&quot;01-Sep-2018&quot;,&quot;Credit&quot;,&quot;100.10&quot;,&quot;100.10&quot;};" calcext:value-type="string">
            <text:p>String[] trans2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4];[.B294];[.C294];[.D294])" office:value-type="string" office:string-value="String[] trans293= {&quot;01-Sep-2018&quot;,&quot;Credit&quot;,&quot;100.10&quot;,&quot;100.10&quot;};" calcext:value-type="string">
            <text:p>String[] trans2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5];[.B295];[.C295];[.D295])" office:value-type="string" office:string-value="String[] trans294= {&quot;01-Sep-2018&quot;,&quot;Credit&quot;,&quot;100.10&quot;,&quot;100.10&quot;};" calcext:value-type="string">
            <text:p>String[] trans2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6];[.B296];[.C296];[.D296])" office:value-type="string" office:string-value="String[] trans295= {&quot;01-Sep-2018&quot;,&quot;Credit&quot;,&quot;100.10&quot;,&quot;100.10&quot;};" calcext:value-type="string">
            <text:p>String[] trans2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7];[.B297];[.C297];[.D297])" office:value-type="string" office:string-value="String[] trans296= {&quot;01-Sep-2018&quot;,&quot;Credit&quot;,&quot;100.10&quot;,&quot;100.10&quot;};" calcext:value-type="string">
            <text:p>String[] trans2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8];[.B298];[.C298];[.D298])" office:value-type="string" office:string-value="String[] trans297= {&quot;01-Sep-2018&quot;,&quot;Credit&quot;,&quot;100.10&quot;,&quot;100.10&quot;};" calcext:value-type="string">
            <text:p>String[] trans2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9];[.B299];[.C299];[.D299])" office:value-type="string" office:string-value="String[] trans298= {&quot;01-Sep-2018&quot;,&quot;Credit&quot;,&quot;100.10&quot;,&quot;100.10&quot;};" calcext:value-type="string">
            <text:p>String[] trans2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0];[.B300];[.C300];[.D300])" office:value-type="string" office:string-value="String[] trans299= {&quot;01-Sep-2018&quot;,&quot;Credit&quot;,&quot;100.10&quot;,&quot;100.10&quot;};" calcext:value-type="string">
            <text:p>String[] trans2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1];[.B301];[.C301];[.D301])" office:value-type="string" office:string-value="String[] trans300= {&quot;01-Sep-2018&quot;,&quot;Credit&quot;,&quot;100.10&quot;,&quot;100.10&quot;};" calcext:value-type="string">
            <text:p>String[] trans3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2];[.B302];[.C302];[.D302])" office:value-type="string" office:string-value="String[] trans301= {&quot;01-Sep-2018&quot;,&quot;Credit&quot;,&quot;100.10&quot;,&quot;100.10&quot;};" calcext:value-type="string">
            <text:p>String[] trans3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3];[.B303];[.C303];[.D303])" office:value-type="string" office:string-value="String[] trans302= {&quot;01-Sep-2018&quot;,&quot;Credit&quot;,&quot;100.10&quot;,&quot;100.10&quot;};" calcext:value-type="string">
            <text:p>String[] trans3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4];[.B304];[.C304];[.D304])" office:value-type="string" office:string-value="String[] trans303= {&quot;01-Sep-2018&quot;,&quot;Credit&quot;,&quot;100.10&quot;,&quot;100.10&quot;};" calcext:value-type="string">
            <text:p>String[] trans3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5];[.B305];[.C305];[.D305])" office:value-type="string" office:string-value="String[] trans304= {&quot;01-Sep-2018&quot;,&quot;Credit&quot;,&quot;100.10&quot;,&quot;100.10&quot;};" calcext:value-type="string">
            <text:p>String[] trans3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6];[.B306];[.C306];[.D306])" office:value-type="string" office:string-value="String[] trans305= {&quot;01-Sep-2018&quot;,&quot;Credit&quot;,&quot;100.10&quot;,&quot;100.10&quot;};" calcext:value-type="string">
            <text:p>String[] trans3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7];[.B307];[.C307];[.D307])" office:value-type="string" office:string-value="String[] trans306= {&quot;01-Sep-2018&quot;,&quot;Credit&quot;,&quot;100.10&quot;,&quot;100.10&quot;};" calcext:value-type="string">
            <text:p>String[] trans3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8];[.B308];[.C308];[.D308])" office:value-type="string" office:string-value="String[] trans307= {&quot;01-Sep-2018&quot;,&quot;Credit&quot;,&quot;100.10&quot;,&quot;100.10&quot;};" calcext:value-type="string">
            <text:p>String[] trans3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9];[.B309];[.C309];[.D309])" office:value-type="string" office:string-value="String[] trans308= {&quot;01-Sep-2018&quot;,&quot;Credit&quot;,&quot;100.10&quot;,&quot;100.10&quot;};" calcext:value-type="string">
            <text:p>String[] trans3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0];[.B310];[.C310];[.D310])" office:value-type="string" office:string-value="String[] trans309= {&quot;01-Sep-2018&quot;,&quot;Credit&quot;,&quot;100.10&quot;,&quot;100.10&quot;};" calcext:value-type="string">
            <text:p>String[] trans3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1];[.B311];[.C311];[.D311])" office:value-type="string" office:string-value="String[] trans310= {&quot;01-Sep-2018&quot;,&quot;Credit&quot;,&quot;100.10&quot;,&quot;100.10&quot;};" calcext:value-type="string">
            <text:p>String[] trans3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2];[.B312];[.C312];[.D312])" office:value-type="string" office:string-value="String[] trans311= {&quot;01-Sep-2018&quot;,&quot;Credit&quot;,&quot;100.10&quot;,&quot;100.10&quot;};" calcext:value-type="string">
            <text:p>String[] trans3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3];[.B313];[.C313];[.D313])" office:value-type="string" office:string-value="String[] trans312= {&quot;01-Sep-2018&quot;,&quot;Credit&quot;,&quot;100.10&quot;,&quot;100.10&quot;};" calcext:value-type="string">
            <text:p>String[] trans3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4];[.B314];[.C314];[.D314])" office:value-type="string" office:string-value="String[] trans313= {&quot;01-Sep-2018&quot;,&quot;Credit&quot;,&quot;100.10&quot;,&quot;100.10&quot;};" calcext:value-type="string">
            <text:p>String[] trans3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5];[.B315];[.C315];[.D315])" office:value-type="string" office:string-value="String[] trans314= {&quot;01-Sep-2018&quot;,&quot;Credit&quot;,&quot;100.10&quot;,&quot;100.10&quot;};" calcext:value-type="string">
            <text:p>String[] trans3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6];[.B316];[.C316];[.D316])" office:value-type="string" office:string-value="String[] trans315= {&quot;01-Sep-2018&quot;,&quot;Credit&quot;,&quot;100.10&quot;,&quot;100.10&quot;};" calcext:value-type="string">
            <text:p>String[] trans3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7];[.B317];[.C317];[.D317])" office:value-type="string" office:string-value="String[] trans316= {&quot;01-Sep-2018&quot;,&quot;Credit&quot;,&quot;100.10&quot;,&quot;100.10&quot;};" calcext:value-type="string">
            <text:p>String[] trans3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8];[.B318];[.C318];[.D318])" office:value-type="string" office:string-value="String[] trans317= {&quot;01-Sep-2018&quot;,&quot;Credit&quot;,&quot;100.10&quot;,&quot;100.10&quot;};" calcext:value-type="string">
            <text:p>String[] trans3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9];[.B319];[.C319];[.D319])" office:value-type="string" office:string-value="String[] trans318= {&quot;01-Sep-2018&quot;,&quot;Credit&quot;,&quot;100.10&quot;,&quot;100.10&quot;};" calcext:value-type="string">
            <text:p>String[] trans3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0];[.B320];[.C320];[.D320])" office:value-type="string" office:string-value="String[] trans319= {&quot;01-Sep-2018&quot;,&quot;Credit&quot;,&quot;100.10&quot;,&quot;100.10&quot;};" calcext:value-type="string">
            <text:p>String[] trans3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1];[.B321];[.C321];[.D321])" office:value-type="string" office:string-value="String[] trans320= {&quot;01-Sep-2018&quot;,&quot;Credit&quot;,&quot;100.10&quot;,&quot;100.10&quot;};" calcext:value-type="string">
            <text:p>String[] trans3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2];[.B322];[.C322];[.D322])" office:value-type="string" office:string-value="String[] trans321= {&quot;01-Sep-2018&quot;,&quot;Credit&quot;,&quot;100.10&quot;,&quot;100.10&quot;};" calcext:value-type="string">
            <text:p>String[] trans3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3];[.B323];[.C323];[.D323])" office:value-type="string" office:string-value="String[] trans322= {&quot;01-Sep-2018&quot;,&quot;Credit&quot;,&quot;100.10&quot;,&quot;100.10&quot;};" calcext:value-type="string">
            <text:p>String[] trans3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4];[.B324];[.C324];[.D324])" office:value-type="string" office:string-value="String[] trans323= {&quot;01-Sep-2018&quot;,&quot;Credit&quot;,&quot;100.10&quot;,&quot;100.10&quot;};" calcext:value-type="string">
            <text:p>String[] trans3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5];[.B325];[.C325];[.D325])" office:value-type="string" office:string-value="String[] trans324= {&quot;01-Sep-2018&quot;,&quot;Credit&quot;,&quot;100.10&quot;,&quot;100.10&quot;};" calcext:value-type="string">
            <text:p>String[] trans3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6];[.B326];[.C326];[.D326])" office:value-type="string" office:string-value="String[] trans325= {&quot;01-Sep-2018&quot;,&quot;Credit&quot;,&quot;100.10&quot;,&quot;100.10&quot;};" calcext:value-type="string">
            <text:p>String[] trans3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7];[.B327];[.C327];[.D327])" office:value-type="string" office:string-value="String[] trans326= {&quot;01-Sep-2018&quot;,&quot;Credit&quot;,&quot;100.10&quot;,&quot;100.10&quot;};" calcext:value-type="string">
            <text:p>String[] trans3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8];[.B328];[.C328];[.D328])" office:value-type="string" office:string-value="String[] trans327= {&quot;01-Sep-2018&quot;,&quot;Credit&quot;,&quot;100.10&quot;,&quot;100.10&quot;};" calcext:value-type="string">
            <text:p>String[] trans3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9];[.B329];[.C329];[.D329])" office:value-type="string" office:string-value="String[] trans328= {&quot;01-Sep-2018&quot;,&quot;Credit&quot;,&quot;100.10&quot;,&quot;100.10&quot;};" calcext:value-type="string">
            <text:p>String[] trans3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0];[.B330];[.C330];[.D330])" office:value-type="string" office:string-value="String[] trans329= {&quot;01-Sep-2018&quot;,&quot;Credit&quot;,&quot;100.10&quot;,&quot;100.10&quot;};" calcext:value-type="string">
            <text:p>String[] trans3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1];[.B331];[.C331];[.D331])" office:value-type="string" office:string-value="String[] trans330= {&quot;01-Sep-2018&quot;,&quot;Credit&quot;,&quot;100.10&quot;,&quot;100.10&quot;};" calcext:value-type="string">
            <text:p>String[] trans3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2];[.B332];[.C332];[.D332])" office:value-type="string" office:string-value="String[] trans331= {&quot;01-Sep-2018&quot;,&quot;Credit&quot;,&quot;100.10&quot;,&quot;100.10&quot;};" calcext:value-type="string">
            <text:p>String[] trans3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3];[.B333];[.C333];[.D333])" office:value-type="string" office:string-value="String[] trans332= {&quot;01-Sep-2018&quot;,&quot;Credit&quot;,&quot;100.10&quot;,&quot;100.10&quot;};" calcext:value-type="string">
            <text:p>String[] trans3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4];[.B334];[.C334];[.D334])" office:value-type="string" office:string-value="String[] trans333= {&quot;01-Sep-2018&quot;,&quot;Credit&quot;,&quot;100.10&quot;,&quot;100.10&quot;};" calcext:value-type="string">
            <text:p>String[] trans3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5];[.B335];[.C335];[.D335])" office:value-type="string" office:string-value="String[] trans334= {&quot;01-Sep-2018&quot;,&quot;Credit&quot;,&quot;100.10&quot;,&quot;100.10&quot;};" calcext:value-type="string">
            <text:p>String[] trans3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6];[.B336];[.C336];[.D336])" office:value-type="string" office:string-value="String[] trans335= {&quot;01-Sep-2018&quot;,&quot;Credit&quot;,&quot;100.10&quot;,&quot;100.10&quot;};" calcext:value-type="string">
            <text:p>String[] trans3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7];[.B337];[.C337];[.D337])" office:value-type="string" office:string-value="String[] trans336= {&quot;01-Sep-2018&quot;,&quot;Credit&quot;,&quot;100.10&quot;,&quot;100.10&quot;};" calcext:value-type="string">
            <text:p>String[] trans3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8];[.B338];[.C338];[.D338])" office:value-type="string" office:string-value="String[] trans337= {&quot;01-Sep-2018&quot;,&quot;Credit&quot;,&quot;100.10&quot;,&quot;100.10&quot;};" calcext:value-type="string">
            <text:p>String[] trans3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9];[.B339];[.C339];[.D339])" office:value-type="string" office:string-value="String[] trans338= {&quot;01-Sep-2018&quot;,&quot;Credit&quot;,&quot;100.10&quot;,&quot;100.10&quot;};" calcext:value-type="string">
            <text:p>String[] trans3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0];[.B340];[.C340];[.D340])" office:value-type="string" office:string-value="String[] trans339= {&quot;01-Sep-2018&quot;,&quot;Credit&quot;,&quot;100.10&quot;,&quot;100.10&quot;};" calcext:value-type="string">
            <text:p>String[] trans3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1];[.B341];[.C341];[.D341])" office:value-type="string" office:string-value="String[] trans340= {&quot;01-Sep-2018&quot;,&quot;Credit&quot;,&quot;100.10&quot;,&quot;100.10&quot;};" calcext:value-type="string">
            <text:p>String[] trans3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2];[.B342];[.C342];[.D342])" office:value-type="string" office:string-value="String[] trans341= {&quot;01-Sep-2018&quot;,&quot;Credit&quot;,&quot;100.10&quot;,&quot;100.10&quot;};" calcext:value-type="string">
            <text:p>String[] trans3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3];[.B343];[.C343];[.D343])" office:value-type="string" office:string-value="String[] trans342= {&quot;01-Sep-2018&quot;,&quot;Credit&quot;,&quot;100.10&quot;,&quot;100.10&quot;};" calcext:value-type="string">
            <text:p>String[] trans3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4];[.B344];[.C344];[.D344])" office:value-type="string" office:string-value="String[] trans343= {&quot;01-Sep-2018&quot;,&quot;Credit&quot;,&quot;100.10&quot;,&quot;100.10&quot;};" calcext:value-type="string">
            <text:p>String[] trans3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5];[.B345];[.C345];[.D345])" office:value-type="string" office:string-value="String[] trans344= {&quot;01-Sep-2018&quot;,&quot;Credit&quot;,&quot;100.10&quot;,&quot;100.10&quot;};" calcext:value-type="string">
            <text:p>String[] trans3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6];[.B346];[.C346];[.D346])" office:value-type="string" office:string-value="String[] trans345= {&quot;01-Sep-2018&quot;,&quot;Credit&quot;,&quot;100.10&quot;,&quot;100.10&quot;};" calcext:value-type="string">
            <text:p>String[] trans3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7];[.B347];[.C347];[.D347])" office:value-type="string" office:string-value="String[] trans346= {&quot;01-Sep-2018&quot;,&quot;Credit&quot;,&quot;100.10&quot;,&quot;100.10&quot;};" calcext:value-type="string">
            <text:p>String[] trans3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8];[.B348];[.C348];[.D348])" office:value-type="string" office:string-value="String[] trans347= {&quot;01-Sep-2018&quot;,&quot;Credit&quot;,&quot;100.10&quot;,&quot;100.10&quot;};" calcext:value-type="string">
            <text:p>String[] trans3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9];[.B349];[.C349];[.D349])" office:value-type="string" office:string-value="String[] trans348= {&quot;01-Sep-2018&quot;,&quot;Credit&quot;,&quot;100.10&quot;,&quot;100.10&quot;};" calcext:value-type="string">
            <text:p>String[] trans3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0];[.B350];[.C350];[.D350])" office:value-type="string" office:string-value="String[] trans349= {&quot;01-Sep-2018&quot;,&quot;Credit&quot;,&quot;100.10&quot;,&quot;100.10&quot;};" calcext:value-type="string">
            <text:p>String[] trans3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1];[.B351];[.C351];[.D351])" office:value-type="string" office:string-value="String[] trans350= {&quot;01-Sep-2018&quot;,&quot;Credit&quot;,&quot;100.10&quot;,&quot;100.10&quot;};" calcext:value-type="string">
            <text:p>String[] trans3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2];[.B352];[.C352];[.D352])" office:value-type="string" office:string-value="String[] trans351= {&quot;01-Sep-2018&quot;,&quot;Credit&quot;,&quot;100.10&quot;,&quot;100.10&quot;};" calcext:value-type="string">
            <text:p>String[] trans3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3];[.B353];[.C353];[.D353])" office:value-type="string" office:string-value="String[] trans352= {&quot;01-Sep-2018&quot;,&quot;Credit&quot;,&quot;100.10&quot;,&quot;100.10&quot;};" calcext:value-type="string">
            <text:p>String[] trans3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4];[.B354];[.C354];[.D354])" office:value-type="string" office:string-value="String[] trans353= {&quot;01-Sep-2018&quot;,&quot;Credit&quot;,&quot;100.10&quot;,&quot;100.10&quot;};" calcext:value-type="string">
            <text:p>String[] trans3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5];[.B355];[.C355];[.D355])" office:value-type="string" office:string-value="String[] trans354= {&quot;01-Sep-2018&quot;,&quot;Credit&quot;,&quot;100.10&quot;,&quot;100.10&quot;};" calcext:value-type="string">
            <text:p>String[] trans3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6];[.B356];[.C356];[.D356])" office:value-type="string" office:string-value="String[] trans355= {&quot;01-Sep-2018&quot;,&quot;Credit&quot;,&quot;100.10&quot;,&quot;100.10&quot;};" calcext:value-type="string">
            <text:p>String[] trans3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7];[.B357];[.C357];[.D357])" office:value-type="string" office:string-value="String[] trans356= {&quot;01-Sep-2018&quot;,&quot;Credit&quot;,&quot;100.10&quot;,&quot;100.10&quot;};" calcext:value-type="string">
            <text:p>String[] trans3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8];[.B358];[.C358];[.D358])" office:value-type="string" office:string-value="String[] trans357= {&quot;01-Sep-2018&quot;,&quot;Credit&quot;,&quot;100.10&quot;,&quot;100.10&quot;};" calcext:value-type="string">
            <text:p>String[] trans3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9];[.B359];[.C359];[.D359])" office:value-type="string" office:string-value="String[] trans358= {&quot;01-Sep-2018&quot;,&quot;Credit&quot;,&quot;100.10&quot;,&quot;100.10&quot;};" calcext:value-type="string">
            <text:p>String[] trans3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0];[.B360];[.C360];[.D360])" office:value-type="string" office:string-value="String[] trans359= {&quot;01-Sep-2018&quot;,&quot;Credit&quot;,&quot;100.10&quot;,&quot;100.10&quot;};" calcext:value-type="string">
            <text:p>String[] trans3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1];[.B361];[.C361];[.D361])" office:value-type="string" office:string-value="String[] trans360= {&quot;01-Sep-2018&quot;,&quot;Credit&quot;,&quot;100.10&quot;,&quot;100.10&quot;};" calcext:value-type="string">
            <text:p>String[] trans3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2];[.B362];[.C362];[.D362])" office:value-type="string" office:string-value="String[] trans361= {&quot;01-Sep-2018&quot;,&quot;Credit&quot;,&quot;100.10&quot;,&quot;100.10&quot;};" calcext:value-type="string">
            <text:p>String[] trans3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3];[.B363];[.C363];[.D363])" office:value-type="string" office:string-value="String[] trans362= {&quot;01-Sep-2018&quot;,&quot;Credit&quot;,&quot;100.10&quot;,&quot;100.10&quot;};" calcext:value-type="string">
            <text:p>String[] trans3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4];[.B364];[.C364];[.D364])" office:value-type="string" office:string-value="String[] trans363= {&quot;01-Sep-2018&quot;,&quot;Credit&quot;,&quot;100.10&quot;,&quot;100.10&quot;};" calcext:value-type="string">
            <text:p>String[] trans3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5];[.B365];[.C365];[.D365])" office:value-type="string" office:string-value="String[] trans364= {&quot;01-Sep-2018&quot;,&quot;Credit&quot;,&quot;100.10&quot;,&quot;100.10&quot;};" calcext:value-type="string">
            <text:p>String[] trans3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6];[.B366];[.C366];[.D366])" office:value-type="string" office:string-value="String[] trans365= {&quot;01-Sep-2018&quot;,&quot;Credit&quot;,&quot;100.10&quot;,&quot;100.10&quot;};" calcext:value-type="string">
            <text:p>String[] trans3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7];[.B367];[.C367];[.D367])" office:value-type="string" office:string-value="String[] trans366= {&quot;01-Sep-2018&quot;,&quot;Credit&quot;,&quot;100.10&quot;,&quot;100.10&quot;};" calcext:value-type="string">
            <text:p>String[] trans3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8];[.B368];[.C368];[.D368])" office:value-type="string" office:string-value="String[] trans367= {&quot;01-Sep-2018&quot;,&quot;Credit&quot;,&quot;100.10&quot;,&quot;100.10&quot;};" calcext:value-type="string">
            <text:p>String[] trans3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9];[.B369];[.C369];[.D369])" office:value-type="string" office:string-value="String[] trans368= {&quot;01-Sep-2018&quot;,&quot;Credit&quot;,&quot;100.10&quot;,&quot;100.10&quot;};" calcext:value-type="string">
            <text:p>String[] trans3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0];[.B370];[.C370];[.D370])" office:value-type="string" office:string-value="String[] trans369= {&quot;01-Sep-2018&quot;,&quot;Credit&quot;,&quot;100.10&quot;,&quot;100.10&quot;};" calcext:value-type="string">
            <text:p>String[] trans3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1];[.B371];[.C371];[.D371])" office:value-type="string" office:string-value="String[] trans370= {&quot;01-Sep-2018&quot;,&quot;Credit&quot;,&quot;100.10&quot;,&quot;100.10&quot;};" calcext:value-type="string">
            <text:p>String[] trans3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2];[.B372];[.C372];[.D372])" office:value-type="string" office:string-value="String[] trans371= {&quot;01-Sep-2018&quot;,&quot;Credit&quot;,&quot;100.10&quot;,&quot;100.10&quot;};" calcext:value-type="string">
            <text:p>String[] trans3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3];[.B373];[.C373];[.D373])" office:value-type="string" office:string-value="String[] trans372= {&quot;01-Sep-2018&quot;,&quot;Credit&quot;,&quot;100.10&quot;,&quot;100.10&quot;};" calcext:value-type="string">
            <text:p>String[] trans3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4];[.B374];[.C374];[.D374])" office:value-type="string" office:string-value="String[] trans373= {&quot;01-Sep-2018&quot;,&quot;Credit&quot;,&quot;100.10&quot;,&quot;100.10&quot;};" calcext:value-type="string">
            <text:p>String[] trans3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5];[.B375];[.C375];[.D375])" office:value-type="string" office:string-value="String[] trans374= {&quot;01-Sep-2018&quot;,&quot;Credit&quot;,&quot;100.10&quot;,&quot;100.10&quot;};" calcext:value-type="string">
            <text:p>String[] trans3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6];[.B376];[.C376];[.D376])" office:value-type="string" office:string-value="String[] trans375= {&quot;01-Sep-2018&quot;,&quot;Credit&quot;,&quot;100.10&quot;,&quot;100.10&quot;};" calcext:value-type="string">
            <text:p>String[] trans3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7];[.B377];[.C377];[.D377])" office:value-type="string" office:string-value="String[] trans376= {&quot;01-Sep-2018&quot;,&quot;Credit&quot;,&quot;100.10&quot;,&quot;100.10&quot;};" calcext:value-type="string">
            <text:p>String[] trans3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8];[.B378];[.C378];[.D378])" office:value-type="string" office:string-value="String[] trans377= {&quot;01-Sep-2018&quot;,&quot;Credit&quot;,&quot;100.10&quot;,&quot;100.10&quot;};" calcext:value-type="string">
            <text:p>String[] trans3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9];[.B379];[.C379];[.D379])" office:value-type="string" office:string-value="String[] trans378= {&quot;01-Sep-2018&quot;,&quot;Credit&quot;,&quot;100.10&quot;,&quot;100.10&quot;};" calcext:value-type="string">
            <text:p>String[] trans3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0];[.B380];[.C380];[.D380])" office:value-type="string" office:string-value="String[] trans379= {&quot;01-Sep-2018&quot;,&quot;Credit&quot;,&quot;100.10&quot;,&quot;100.10&quot;};" calcext:value-type="string">
            <text:p>String[] trans3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1];[.B381];[.C381];[.D381])" office:value-type="string" office:string-value="String[] trans380= {&quot;01-Sep-2018&quot;,&quot;Credit&quot;,&quot;100.10&quot;,&quot;100.10&quot;};" calcext:value-type="string">
            <text:p>String[] trans3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2];[.B382];[.C382];[.D382])" office:value-type="string" office:string-value="String[] trans381= {&quot;01-Sep-2018&quot;,&quot;Credit&quot;,&quot;100.10&quot;,&quot;100.10&quot;};" calcext:value-type="string">
            <text:p>String[] trans3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3];[.B383];[.C383];[.D383])" office:value-type="string" office:string-value="String[] trans382= {&quot;01-Sep-2018&quot;,&quot;Credit&quot;,&quot;100.10&quot;,&quot;100.10&quot;};" calcext:value-type="string">
            <text:p>String[] trans3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4];[.B384];[.C384];[.D384])" office:value-type="string" office:string-value="String[] trans383= {&quot;01-Sep-2018&quot;,&quot;Credit&quot;,&quot;100.10&quot;,&quot;100.10&quot;};" calcext:value-type="string">
            <text:p>String[] trans3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5];[.B385];[.C385];[.D385])" office:value-type="string" office:string-value="String[] trans384= {&quot;01-Sep-2018&quot;,&quot;Credit&quot;,&quot;100.10&quot;,&quot;100.10&quot;};" calcext:value-type="string">
            <text:p>String[] trans3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6];[.B386];[.C386];[.D386])" office:value-type="string" office:string-value="String[] trans385= {&quot;01-Sep-2018&quot;,&quot;Credit&quot;,&quot;100.10&quot;,&quot;100.10&quot;};" calcext:value-type="string">
            <text:p>String[] trans3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7];[.B387];[.C387];[.D387])" office:value-type="string" office:string-value="String[] trans386= {&quot;01-Sep-2018&quot;,&quot;Credit&quot;,&quot;100.10&quot;,&quot;100.10&quot;};" calcext:value-type="string">
            <text:p>String[] trans3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8];[.B388];[.C388];[.D388])" office:value-type="string" office:string-value="String[] trans387= {&quot;01-Sep-2018&quot;,&quot;Credit&quot;,&quot;100.10&quot;,&quot;100.10&quot;};" calcext:value-type="string">
            <text:p>String[] trans3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9];[.B389];[.C389];[.D389])" office:value-type="string" office:string-value="String[] trans388= {&quot;01-Sep-2018&quot;,&quot;Credit&quot;,&quot;100.10&quot;,&quot;100.10&quot;};" calcext:value-type="string">
            <text:p>String[] trans3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0];[.B390];[.C390];[.D390])" office:value-type="string" office:string-value="String[] trans389= {&quot;01-Sep-2018&quot;,&quot;Credit&quot;,&quot;100.10&quot;,&quot;100.10&quot;};" calcext:value-type="string">
            <text:p>String[] trans3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1];[.B391];[.C391];[.D391])" office:value-type="string" office:string-value="String[] trans390= {&quot;01-Sep-2018&quot;,&quot;Credit&quot;,&quot;100.10&quot;,&quot;100.10&quot;};" calcext:value-type="string">
            <text:p>String[] trans3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2];[.B392];[.C392];[.D392])" office:value-type="string" office:string-value="String[] trans391= {&quot;01-Sep-2018&quot;,&quot;Credit&quot;,&quot;100.10&quot;,&quot;100.10&quot;};" calcext:value-type="string">
            <text:p>String[] trans3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3];[.B393];[.C393];[.D393])" office:value-type="string" office:string-value="String[] trans392= {&quot;01-Sep-2018&quot;,&quot;Credit&quot;,&quot;100.10&quot;,&quot;100.10&quot;};" calcext:value-type="string">
            <text:p>String[] trans3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4];[.B394];[.C394];[.D394])" office:value-type="string" office:string-value="String[] trans393= {&quot;01-Sep-2018&quot;,&quot;Credit&quot;,&quot;100.10&quot;,&quot;100.10&quot;};" calcext:value-type="string">
            <text:p>String[] trans3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5];[.B395];[.C395];[.D395])" office:value-type="string" office:string-value="String[] trans394= {&quot;01-Sep-2018&quot;,&quot;Credit&quot;,&quot;100.10&quot;,&quot;100.10&quot;};" calcext:value-type="string">
            <text:p>String[] trans3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6];[.B396];[.C396];[.D396])" office:value-type="string" office:string-value="String[] trans395= {&quot;01-Sep-2018&quot;,&quot;Credit&quot;,&quot;100.10&quot;,&quot;100.10&quot;};" calcext:value-type="string">
            <text:p>String[] trans3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7];[.B397];[.C397];[.D397])" office:value-type="string" office:string-value="String[] trans396= {&quot;01-Sep-2018&quot;,&quot;Credit&quot;,&quot;100.10&quot;,&quot;100.10&quot;};" calcext:value-type="string">
            <text:p>String[] trans3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8];[.B398];[.C398];[.D398])" office:value-type="string" office:string-value="String[] trans397= {&quot;01-Sep-2018&quot;,&quot;Credit&quot;,&quot;100.10&quot;,&quot;100.10&quot;};" calcext:value-type="string">
            <text:p>String[] trans3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9];[.B399];[.C399];[.D399])" office:value-type="string" office:string-value="String[] trans398= {&quot;01-Sep-2018&quot;,&quot;Credit&quot;,&quot;100.10&quot;,&quot;100.10&quot;};" calcext:value-type="string">
            <text:p>String[] trans3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0];[.B400];[.C400];[.D400])" office:value-type="string" office:string-value="String[] trans399= {&quot;01-Sep-2018&quot;,&quot;Credit&quot;,&quot;100.10&quot;,&quot;100.10&quot;};" calcext:value-type="string">
            <text:p>String[] trans3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1];[.B401];[.C401];[.D401])" office:value-type="string" office:string-value="String[] trans400= {&quot;01-Sep-2018&quot;,&quot;Credit&quot;,&quot;100.10&quot;,&quot;100.10&quot;};" calcext:value-type="string">
            <text:p>String[] trans4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2];[.B402];[.C402];[.D402])" office:value-type="string" office:string-value="String[] trans401= {&quot;01-Sep-2018&quot;,&quot;Credit&quot;,&quot;100.10&quot;,&quot;100.10&quot;};" calcext:value-type="string">
            <text:p>String[] trans4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3];[.B403];[.C403];[.D403])" office:value-type="string" office:string-value="String[] trans402= {&quot;01-Sep-2018&quot;,&quot;Credit&quot;,&quot;100.10&quot;,&quot;100.10&quot;};" calcext:value-type="string">
            <text:p>String[] trans4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4];[.B404];[.C404];[.D404])" office:value-type="string" office:string-value="String[] trans403= {&quot;01-Sep-2018&quot;,&quot;Credit&quot;,&quot;100.10&quot;,&quot;100.10&quot;};" calcext:value-type="string">
            <text:p>String[] trans4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5];[.B405];[.C405];[.D405])" office:value-type="string" office:string-value="String[] trans404= {&quot;01-Sep-2018&quot;,&quot;Credit&quot;,&quot;100.10&quot;,&quot;100.10&quot;};" calcext:value-type="string">
            <text:p>String[] trans4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6];[.B406];[.C406];[.D406])" office:value-type="string" office:string-value="String[] trans405= {&quot;01-Sep-2018&quot;,&quot;Credit&quot;,&quot;100.10&quot;,&quot;100.10&quot;};" calcext:value-type="string">
            <text:p>String[] trans4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7];[.B407];[.C407];[.D407])" office:value-type="string" office:string-value="String[] trans406= {&quot;01-Sep-2018&quot;,&quot;Credit&quot;,&quot;100.10&quot;,&quot;100.10&quot;};" calcext:value-type="string">
            <text:p>String[] trans4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8];[.B408];[.C408];[.D408])" office:value-type="string" office:string-value="String[] trans407= {&quot;01-Sep-2018&quot;,&quot;Credit&quot;,&quot;100.10&quot;,&quot;100.10&quot;};" calcext:value-type="string">
            <text:p>String[] trans4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9];[.B409];[.C409];[.D409])" office:value-type="string" office:string-value="String[] trans408= {&quot;01-Sep-2018&quot;,&quot;Credit&quot;,&quot;100.10&quot;,&quot;100.10&quot;};" calcext:value-type="string">
            <text:p>String[] trans4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0];[.B410];[.C410];[.D410])" office:value-type="string" office:string-value="String[] trans409= {&quot;01-Sep-2018&quot;,&quot;Credit&quot;,&quot;100.10&quot;,&quot;100.10&quot;};" calcext:value-type="string">
            <text:p>String[] trans4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1];[.B411];[.C411];[.D411])" office:value-type="string" office:string-value="String[] trans410= {&quot;01-Sep-2018&quot;,&quot;Credit&quot;,&quot;100.10&quot;,&quot;100.10&quot;};" calcext:value-type="string">
            <text:p>String[] trans4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2];[.B412];[.C412];[.D412])" office:value-type="string" office:string-value="String[] trans411= {&quot;01-Sep-2018&quot;,&quot;Credit&quot;,&quot;100.10&quot;,&quot;100.10&quot;};" calcext:value-type="string">
            <text:p>String[] trans4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3];[.B413];[.C413];[.D413])" office:value-type="string" office:string-value="String[] trans412= {&quot;01-Sep-2018&quot;,&quot;Credit&quot;,&quot;100.10&quot;,&quot;100.10&quot;};" calcext:value-type="string">
            <text:p>String[] trans4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4];[.B414];[.C414];[.D414])" office:value-type="string" office:string-value="String[] trans413= {&quot;01-Sep-2018&quot;,&quot;Credit&quot;,&quot;100.10&quot;,&quot;100.10&quot;};" calcext:value-type="string">
            <text:p>String[] trans4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5];[.B415];[.C415];[.D415])" office:value-type="string" office:string-value="String[] trans414= {&quot;01-Sep-2018&quot;,&quot;Credit&quot;,&quot;100.10&quot;,&quot;100.10&quot;};" calcext:value-type="string">
            <text:p>String[] trans4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6];[.B416];[.C416];[.D416])" office:value-type="string" office:string-value="String[] trans415= {&quot;01-Sep-2018&quot;,&quot;Credit&quot;,&quot;100.10&quot;,&quot;100.10&quot;};" calcext:value-type="string">
            <text:p>String[] trans4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7];[.B417];[.C417];[.D417])" office:value-type="string" office:string-value="String[] trans416= {&quot;01-Sep-2018&quot;,&quot;Credit&quot;,&quot;100.10&quot;,&quot;100.10&quot;};" calcext:value-type="string">
            <text:p>String[] trans4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8];[.B418];[.C418];[.D418])" office:value-type="string" office:string-value="String[] trans417= {&quot;01-Sep-2018&quot;,&quot;Credit&quot;,&quot;100.10&quot;,&quot;100.10&quot;};" calcext:value-type="string">
            <text:p>String[] trans4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9];[.B419];[.C419];[.D419])" office:value-type="string" office:string-value="String[] trans418= {&quot;01-Sep-2018&quot;,&quot;Credit&quot;,&quot;100.10&quot;,&quot;100.10&quot;};" calcext:value-type="string">
            <text:p>String[] trans4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0];[.B420];[.C420];[.D420])" office:value-type="string" office:string-value="String[] trans419= {&quot;01-Sep-2018&quot;,&quot;Credit&quot;,&quot;100.10&quot;,&quot;100.10&quot;};" calcext:value-type="string">
            <text:p>String[] trans4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1];[.B421];[.C421];[.D421])" office:value-type="string" office:string-value="String[] trans420= {&quot;01-Sep-2018&quot;,&quot;Credit&quot;,&quot;100.10&quot;,&quot;100.10&quot;};" calcext:value-type="string">
            <text:p>String[] trans4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2];[.B422];[.C422];[.D422])" office:value-type="string" office:string-value="String[] trans421= {&quot;01-Sep-2018&quot;,&quot;Credit&quot;,&quot;100.10&quot;,&quot;100.10&quot;};" calcext:value-type="string">
            <text:p>String[] trans4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3];[.B423];[.C423];[.D423])" office:value-type="string" office:string-value="String[] trans422= {&quot;01-Sep-2018&quot;,&quot;Credit&quot;,&quot;100.10&quot;,&quot;100.10&quot;};" calcext:value-type="string">
            <text:p>String[] trans4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4];[.B424];[.C424];[.D424])" office:value-type="string" office:string-value="String[] trans423= {&quot;01-Sep-2018&quot;,&quot;Credit&quot;,&quot;100.10&quot;,&quot;100.10&quot;};" calcext:value-type="string">
            <text:p>String[] trans4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5];[.B425];[.C425];[.D425])" office:value-type="string" office:string-value="String[] trans424= {&quot;01-Sep-2018&quot;,&quot;Credit&quot;,&quot;100.10&quot;,&quot;100.10&quot;};" calcext:value-type="string">
            <text:p>String[] trans4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6];[.B426];[.C426];[.D426])" office:value-type="string" office:string-value="String[] trans425= {&quot;01-Sep-2018&quot;,&quot;Credit&quot;,&quot;100.10&quot;,&quot;100.10&quot;};" calcext:value-type="string">
            <text:p>String[] trans4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7];[.B427];[.C427];[.D427])" office:value-type="string" office:string-value="String[] trans426= {&quot;01-Sep-2018&quot;,&quot;Credit&quot;,&quot;100.10&quot;,&quot;100.10&quot;};" calcext:value-type="string">
            <text:p>String[] trans4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8];[.B428];[.C428];[.D428])" office:value-type="string" office:string-value="String[] trans427= {&quot;01-Sep-2018&quot;,&quot;Credit&quot;,&quot;100.10&quot;,&quot;100.10&quot;};" calcext:value-type="string">
            <text:p>String[] trans4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9];[.B429];[.C429];[.D429])" office:value-type="string" office:string-value="String[] trans428= {&quot;01-Sep-2018&quot;,&quot;Credit&quot;,&quot;100.10&quot;,&quot;100.10&quot;};" calcext:value-type="string">
            <text:p>String[] trans4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0];[.B430];[.C430];[.D430])" office:value-type="string" office:string-value="String[] trans429= {&quot;01-Sep-2018&quot;,&quot;Credit&quot;,&quot;100.10&quot;,&quot;100.10&quot;};" calcext:value-type="string">
            <text:p>String[] trans4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1];[.B431];[.C431];[.D431])" office:value-type="string" office:string-value="String[] trans430= {&quot;01-Sep-2018&quot;,&quot;Credit&quot;,&quot;100.10&quot;,&quot;100.10&quot;};" calcext:value-type="string">
            <text:p>String[] trans4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2];[.B432];[.C432];[.D432])" office:value-type="string" office:string-value="String[] trans431= {&quot;01-Sep-2018&quot;,&quot;Credit&quot;,&quot;100.10&quot;,&quot;100.10&quot;};" calcext:value-type="string">
            <text:p>String[] trans4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3];[.B433];[.C433];[.D433])" office:value-type="string" office:string-value="String[] trans432= {&quot;01-Sep-2018&quot;,&quot;Credit&quot;,&quot;100.10&quot;,&quot;100.10&quot;};" calcext:value-type="string">
            <text:p>String[] trans4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4];[.B434];[.C434];[.D434])" office:value-type="string" office:string-value="String[] trans433= {&quot;01-Sep-2018&quot;,&quot;Credit&quot;,&quot;100.10&quot;,&quot;100.10&quot;};" calcext:value-type="string">
            <text:p>String[] trans4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5];[.B435];[.C435];[.D435])" office:value-type="string" office:string-value="String[] trans434= {&quot;01-Sep-2018&quot;,&quot;Credit&quot;,&quot;100.10&quot;,&quot;100.10&quot;};" calcext:value-type="string">
            <text:p>String[] trans4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6];[.B436];[.C436];[.D436])" office:value-type="string" office:string-value="String[] trans435= {&quot;01-Sep-2018&quot;,&quot;Credit&quot;,&quot;100.10&quot;,&quot;100.10&quot;};" calcext:value-type="string">
            <text:p>String[] trans4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7];[.B437];[.C437];[.D437])" office:value-type="string" office:string-value="String[] trans436= {&quot;01-Sep-2018&quot;,&quot;Credit&quot;,&quot;100.10&quot;,&quot;100.10&quot;};" calcext:value-type="string">
            <text:p>String[] trans4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8];[.B438];[.C438];[.D438])" office:value-type="string" office:string-value="String[] trans437= {&quot;01-Sep-2018&quot;,&quot;Credit&quot;,&quot;100.10&quot;,&quot;100.10&quot;};" calcext:value-type="string">
            <text:p>String[] trans4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9];[.B439];[.C439];[.D439])" office:value-type="string" office:string-value="String[] trans438= {&quot;01-Sep-2018&quot;,&quot;Credit&quot;,&quot;100.10&quot;,&quot;100.10&quot;};" calcext:value-type="string">
            <text:p>String[] trans4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0];[.B440];[.C440];[.D440])" office:value-type="string" office:string-value="String[] trans439= {&quot;01-Sep-2018&quot;,&quot;Credit&quot;,&quot;100.10&quot;,&quot;100.10&quot;};" calcext:value-type="string">
            <text:p>String[] trans4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1];[.B441];[.C441];[.D441])" office:value-type="string" office:string-value="String[] trans440= {&quot;01-Sep-2018&quot;,&quot;Credit&quot;,&quot;100.10&quot;,&quot;100.10&quot;};" calcext:value-type="string">
            <text:p>String[] trans4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2];[.B442];[.C442];[.D442])" office:value-type="string" office:string-value="String[] trans441= {&quot;01-Sep-2018&quot;,&quot;Credit&quot;,&quot;100.10&quot;,&quot;100.10&quot;};" calcext:value-type="string">
            <text:p>String[] trans4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3];[.B443];[.C443];[.D443])" office:value-type="string" office:string-value="String[] trans442= {&quot;01-Sep-2018&quot;,&quot;Credit&quot;,&quot;100.10&quot;,&quot;100.10&quot;};" calcext:value-type="string">
            <text:p>String[] trans4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4];[.B444];[.C444];[.D444])" office:value-type="string" office:string-value="String[] trans443= {&quot;01-Sep-2018&quot;,&quot;Credit&quot;,&quot;100.10&quot;,&quot;100.10&quot;};" calcext:value-type="string">
            <text:p>String[] trans4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5];[.B445];[.C445];[.D445])" office:value-type="string" office:string-value="String[] trans444= {&quot;01-Sep-2018&quot;,&quot;Credit&quot;,&quot;100.10&quot;,&quot;100.10&quot;};" calcext:value-type="string">
            <text:p>String[] trans4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6];[.B446];[.C446];[.D446])" office:value-type="string" office:string-value="String[] trans445= {&quot;01-Sep-2018&quot;,&quot;Credit&quot;,&quot;100.10&quot;,&quot;100.10&quot;};" calcext:value-type="string">
            <text:p>String[] trans4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7];[.B447];[.C447];[.D447])" office:value-type="string" office:string-value="String[] trans446= {&quot;01-Sep-2018&quot;,&quot;Credit&quot;,&quot;100.10&quot;,&quot;100.10&quot;};" calcext:value-type="string">
            <text:p>String[] trans4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8];[.B448];[.C448];[.D448])" office:value-type="string" office:string-value="String[] trans447= {&quot;01-Sep-2018&quot;,&quot;Credit&quot;,&quot;100.10&quot;,&quot;100.10&quot;};" calcext:value-type="string">
            <text:p>String[] trans4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9];[.B449];[.C449];[.D449])" office:value-type="string" office:string-value="String[] trans448= {&quot;01-Sep-2018&quot;,&quot;Credit&quot;,&quot;100.10&quot;,&quot;100.10&quot;};" calcext:value-type="string">
            <text:p>String[] trans4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0];[.B450];[.C450];[.D450])" office:value-type="string" office:string-value="String[] trans449= {&quot;01-Sep-2018&quot;,&quot;Credit&quot;,&quot;100.10&quot;,&quot;100.10&quot;};" calcext:value-type="string">
            <text:p>String[] trans4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1];[.B451];[.C451];[.D451])" office:value-type="string" office:string-value="String[] trans450= {&quot;01-Sep-2018&quot;,&quot;Credit&quot;,&quot;100.10&quot;,&quot;100.10&quot;};" calcext:value-type="string">
            <text:p>String[] trans4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2];[.B452];[.C452];[.D452])" office:value-type="string" office:string-value="String[] trans451= {&quot;01-Sep-2018&quot;,&quot;Credit&quot;,&quot;100.10&quot;,&quot;100.10&quot;};" calcext:value-type="string">
            <text:p>String[] trans4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3];[.B453];[.C453];[.D453])" office:value-type="string" office:string-value="String[] trans452= {&quot;01-Sep-2018&quot;,&quot;Credit&quot;,&quot;100.10&quot;,&quot;100.10&quot;};" calcext:value-type="string">
            <text:p>String[] trans4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4];[.B454];[.C454];[.D454])" office:value-type="string" office:string-value="String[] trans453= {&quot;01-Sep-2018&quot;,&quot;Credit&quot;,&quot;100.10&quot;,&quot;100.10&quot;};" calcext:value-type="string">
            <text:p>String[] trans4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5];[.B455];[.C455];[.D455])" office:value-type="string" office:string-value="String[] trans454= {&quot;01-Sep-2018&quot;,&quot;Credit&quot;,&quot;100.10&quot;,&quot;100.10&quot;};" calcext:value-type="string">
            <text:p>String[] trans4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6];[.B456];[.C456];[.D456])" office:value-type="string" office:string-value="String[] trans455= {&quot;01-Sep-2018&quot;,&quot;Credit&quot;,&quot;100.10&quot;,&quot;100.10&quot;};" calcext:value-type="string">
            <text:p>String[] trans4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7];[.B457];[.C457];[.D457])" office:value-type="string" office:string-value="String[] trans456= {&quot;01-Sep-2018&quot;,&quot;Credit&quot;,&quot;100.10&quot;,&quot;100.10&quot;};" calcext:value-type="string">
            <text:p>String[] trans4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8];[.B458];[.C458];[.D458])" office:value-type="string" office:string-value="String[] trans457= {&quot;01-Sep-2018&quot;,&quot;Credit&quot;,&quot;100.10&quot;,&quot;100.10&quot;};" calcext:value-type="string">
            <text:p>String[] trans4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9];[.B459];[.C459];[.D459])" office:value-type="string" office:string-value="String[] trans458= {&quot;01-Sep-2018&quot;,&quot;Credit&quot;,&quot;100.10&quot;,&quot;100.10&quot;};" calcext:value-type="string">
            <text:p>String[] trans4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0];[.B460];[.C460];[.D460])" office:value-type="string" office:string-value="String[] trans459= {&quot;01-Sep-2018&quot;,&quot;Credit&quot;,&quot;100.10&quot;,&quot;100.10&quot;};" calcext:value-type="string">
            <text:p>String[] trans4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1];[.B461];[.C461];[.D461])" office:value-type="string" office:string-value="String[] trans460= {&quot;01-Sep-2018&quot;,&quot;Credit&quot;,&quot;100.10&quot;,&quot;100.10&quot;};" calcext:value-type="string">
            <text:p>String[] trans4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2];[.B462];[.C462];[.D462])" office:value-type="string" office:string-value="String[] trans461= {&quot;01-Sep-2018&quot;,&quot;Credit&quot;,&quot;100.10&quot;,&quot;100.10&quot;};" calcext:value-type="string">
            <text:p>String[] trans4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3];[.B463];[.C463];[.D463])" office:value-type="string" office:string-value="String[] trans462= {&quot;01-Sep-2018&quot;,&quot;Credit&quot;,&quot;100.10&quot;,&quot;100.10&quot;};" calcext:value-type="string">
            <text:p>String[] trans4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4];[.B464];[.C464];[.D464])" office:value-type="string" office:string-value="String[] trans463= {&quot;01-Sep-2018&quot;,&quot;Credit&quot;,&quot;100.10&quot;,&quot;100.10&quot;};" calcext:value-type="string">
            <text:p>String[] trans4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5];[.B465];[.C465];[.D465])" office:value-type="string" office:string-value="String[] trans464= {&quot;01-Sep-2018&quot;,&quot;Credit&quot;,&quot;100.10&quot;,&quot;100.10&quot;};" calcext:value-type="string">
            <text:p>String[] trans4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6];[.B466];[.C466];[.D466])" office:value-type="string" office:string-value="String[] trans465= {&quot;01-Sep-2018&quot;,&quot;Credit&quot;,&quot;100.10&quot;,&quot;100.10&quot;};" calcext:value-type="string">
            <text:p>String[] trans4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7];[.B467];[.C467];[.D467])" office:value-type="string" office:string-value="String[] trans466= {&quot;01-Sep-2018&quot;,&quot;Credit&quot;,&quot;100.10&quot;,&quot;100.10&quot;};" calcext:value-type="string">
            <text:p>String[] trans4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8];[.B468];[.C468];[.D468])" office:value-type="string" office:string-value="String[] trans467= {&quot;01-Sep-2018&quot;,&quot;Credit&quot;,&quot;100.10&quot;,&quot;100.10&quot;};" calcext:value-type="string">
            <text:p>String[] trans4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9];[.B469];[.C469];[.D469])" office:value-type="string" office:string-value="String[] trans468= {&quot;01-Sep-2018&quot;,&quot;Credit&quot;,&quot;100.10&quot;,&quot;100.10&quot;};" calcext:value-type="string">
            <text:p>String[] trans4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0];[.B470];[.C470];[.D470])" office:value-type="string" office:string-value="String[] trans469= {&quot;01-Sep-2018&quot;,&quot;Credit&quot;,&quot;100.10&quot;,&quot;100.10&quot;};" calcext:value-type="string">
            <text:p>String[] trans4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1];[.B471];[.C471];[.D471])" office:value-type="string" office:string-value="String[] trans470= {&quot;01-Sep-2018&quot;,&quot;Credit&quot;,&quot;100.10&quot;,&quot;100.10&quot;};" calcext:value-type="string">
            <text:p>String[] trans4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2];[.B472];[.C472];[.D472])" office:value-type="string" office:string-value="String[] trans471= {&quot;01-Sep-2018&quot;,&quot;Credit&quot;,&quot;100.10&quot;,&quot;100.10&quot;};" calcext:value-type="string">
            <text:p>String[] trans4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3];[.B473];[.C473];[.D473])" office:value-type="string" office:string-value="String[] trans472= {&quot;01-Sep-2018&quot;,&quot;Credit&quot;,&quot;100.10&quot;,&quot;100.10&quot;};" calcext:value-type="string">
            <text:p>String[] trans4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4];[.B474];[.C474];[.D474])" office:value-type="string" office:string-value="String[] trans473= {&quot;01-Sep-2018&quot;,&quot;Credit&quot;,&quot;100.10&quot;,&quot;100.10&quot;};" calcext:value-type="string">
            <text:p>String[] trans4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5];[.B475];[.C475];[.D475])" office:value-type="string" office:string-value="String[] trans474= {&quot;01-Sep-2018&quot;,&quot;Credit&quot;,&quot;100.10&quot;,&quot;100.10&quot;};" calcext:value-type="string">
            <text:p>String[] trans4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6];[.B476];[.C476];[.D476])" office:value-type="string" office:string-value="String[] trans475= {&quot;01-Sep-2018&quot;,&quot;Credit&quot;,&quot;100.10&quot;,&quot;100.10&quot;};" calcext:value-type="string">
            <text:p>String[] trans4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7];[.B477];[.C477];[.D477])" office:value-type="string" office:string-value="String[] trans476= {&quot;01-Sep-2018&quot;,&quot;Credit&quot;,&quot;100.10&quot;,&quot;100.10&quot;};" calcext:value-type="string">
            <text:p>String[] trans4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8];[.B478];[.C478];[.D478])" office:value-type="string" office:string-value="String[] trans477= {&quot;01-Sep-2018&quot;,&quot;Credit&quot;,&quot;100.10&quot;,&quot;100.10&quot;};" calcext:value-type="string">
            <text:p>String[] trans4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9];[.B479];[.C479];[.D479])" office:value-type="string" office:string-value="String[] trans478= {&quot;01-Sep-2018&quot;,&quot;Credit&quot;,&quot;100.10&quot;,&quot;100.10&quot;};" calcext:value-type="string">
            <text:p>String[] trans4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0];[.B480];[.C480];[.D480])" office:value-type="string" office:string-value="String[] trans479= {&quot;01-Sep-2018&quot;,&quot;Credit&quot;,&quot;100.10&quot;,&quot;100.10&quot;};" calcext:value-type="string">
            <text:p>String[] trans4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1];[.B481];[.C481];[.D481])" office:value-type="string" office:string-value="String[] trans480= {&quot;01-Sep-2018&quot;,&quot;Credit&quot;,&quot;100.10&quot;,&quot;100.10&quot;};" calcext:value-type="string">
            <text:p>String[] trans4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2];[.B482];[.C482];[.D482])" office:value-type="string" office:string-value="String[] trans481= {&quot;01-Sep-2018&quot;,&quot;Credit&quot;,&quot;100.10&quot;,&quot;100.10&quot;};" calcext:value-type="string">
            <text:p>String[] trans4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3];[.B483];[.C483];[.D483])" office:value-type="string" office:string-value="String[] trans482= {&quot;01-Sep-2018&quot;,&quot;Credit&quot;,&quot;100.10&quot;,&quot;100.10&quot;};" calcext:value-type="string">
            <text:p>String[] trans4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4];[.B484];[.C484];[.D484])" office:value-type="string" office:string-value="String[] trans483= {&quot;01-Sep-2018&quot;,&quot;Credit&quot;,&quot;100.10&quot;,&quot;100.10&quot;};" calcext:value-type="string">
            <text:p>String[] trans4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5];[.B485];[.C485];[.D485])" office:value-type="string" office:string-value="String[] trans484= {&quot;01-Sep-2018&quot;,&quot;Credit&quot;,&quot;100.10&quot;,&quot;100.10&quot;};" calcext:value-type="string">
            <text:p>String[] trans4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6];[.B486];[.C486];[.D486])" office:value-type="string" office:string-value="String[] trans485= {&quot;01-Sep-2018&quot;,&quot;Credit&quot;,&quot;100.10&quot;,&quot;100.10&quot;};" calcext:value-type="string">
            <text:p>String[] trans4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7];[.B487];[.C487];[.D487])" office:value-type="string" office:string-value="String[] trans486= {&quot;01-Sep-2018&quot;,&quot;Credit&quot;,&quot;100.10&quot;,&quot;100.10&quot;};" calcext:value-type="string">
            <text:p>String[] trans4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8];[.B488];[.C488];[.D488])" office:value-type="string" office:string-value="String[] trans487= {&quot;01-Sep-2018&quot;,&quot;Credit&quot;,&quot;100.10&quot;,&quot;100.10&quot;};" calcext:value-type="string">
            <text:p>String[] trans4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9];[.B489];[.C489];[.D489])" office:value-type="string" office:string-value="String[] trans488= {&quot;01-Sep-2018&quot;,&quot;Credit&quot;,&quot;100.10&quot;,&quot;100.10&quot;};" calcext:value-type="string">
            <text:p>String[] trans4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0];[.B490];[.C490];[.D490])" office:value-type="string" office:string-value="String[] trans489= {&quot;01-Sep-2018&quot;,&quot;Credit&quot;,&quot;100.10&quot;,&quot;100.10&quot;};" calcext:value-type="string">
            <text:p>String[] trans4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1];[.B491];[.C491];[.D491])" office:value-type="string" office:string-value="String[] trans490= {&quot;01-Sep-2018&quot;,&quot;Credit&quot;,&quot;100.10&quot;,&quot;100.10&quot;};" calcext:value-type="string">
            <text:p>String[] trans4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2];[.B492];[.C492];[.D492])" office:value-type="string" office:string-value="String[] trans491= {&quot;01-Sep-2018&quot;,&quot;Credit&quot;,&quot;100.10&quot;,&quot;100.10&quot;};" calcext:value-type="string">
            <text:p>String[] trans4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3];[.B493];[.C493];[.D493])" office:value-type="string" office:string-value="String[] trans492= {&quot;01-Sep-2018&quot;,&quot;Credit&quot;,&quot;100.10&quot;,&quot;100.10&quot;};" calcext:value-type="string">
            <text:p>String[] trans4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4];[.B494];[.C494];[.D494])" office:value-type="string" office:string-value="String[] trans493= {&quot;01-Sep-2018&quot;,&quot;Credit&quot;,&quot;100.10&quot;,&quot;100.10&quot;};" calcext:value-type="string">
            <text:p>String[] trans4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5];[.B495];[.C495];[.D495])" office:value-type="string" office:string-value="String[] trans494= {&quot;01-Sep-2018&quot;,&quot;Credit&quot;,&quot;100.10&quot;,&quot;100.10&quot;};" calcext:value-type="string">
            <text:p>String[] trans4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6];[.B496];[.C496];[.D496])" office:value-type="string" office:string-value="String[] trans495= {&quot;01-Sep-2018&quot;,&quot;Credit&quot;,&quot;100.10&quot;,&quot;100.10&quot;};" calcext:value-type="string">
            <text:p>String[] trans4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7];[.B497];[.C497];[.D497])" office:value-type="string" office:string-value="String[] trans496= {&quot;01-Sep-2018&quot;,&quot;Credit&quot;,&quot;100.10&quot;,&quot;100.10&quot;};" calcext:value-type="string">
            <text:p>String[] trans4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8];[.B498];[.C498];[.D498])" office:value-type="string" office:string-value="String[] trans497= {&quot;01-Sep-2018&quot;,&quot;Credit&quot;,&quot;100.10&quot;,&quot;100.10&quot;};" calcext:value-type="string">
            <text:p>String[] trans4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9];[.B499];[.C499];[.D499])" office:value-type="string" office:string-value="String[] trans498= {&quot;01-Sep-2018&quot;,&quot;Credit&quot;,&quot;100.10&quot;,&quot;100.10&quot;};" calcext:value-type="string">
            <text:p>String[] trans4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0];[.B500];[.C500];[.D500])" office:value-type="string" office:string-value="String[] trans499= {&quot;01-Sep-2018&quot;,&quot;Credit&quot;,&quot;100.10&quot;,&quot;100.10&quot;};" calcext:value-type="string">
            <text:p>String[] trans4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1];[.B501];[.C501];[.D501])" office:value-type="string" office:string-value="String[] trans500= {&quot;01-Sep-2018&quot;,&quot;Credit&quot;,&quot;100.10&quot;,&quot;100.10&quot;};" calcext:value-type="string">
            <text:p>String[] trans5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2];[.B502];[.C502];[.D502])" office:value-type="string" office:string-value="String[] trans501= {&quot;01-Sep-2018&quot;,&quot;Credit&quot;,&quot;100.10&quot;,&quot;100.10&quot;};" calcext:value-type="string">
            <text:p>String[] trans5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3];[.B503];[.C503];[.D503])" office:value-type="string" office:string-value="String[] trans502= {&quot;01-Sep-2018&quot;,&quot;Credit&quot;,&quot;100.10&quot;,&quot;100.10&quot;};" calcext:value-type="string">
            <text:p>String[] trans5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4];[.B504];[.C504];[.D504])" office:value-type="string" office:string-value="String[] trans503= {&quot;01-Sep-2018&quot;,&quot;Credit&quot;,&quot;100.10&quot;,&quot;100.10&quot;};" calcext:value-type="string">
            <text:p>String[] trans5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5];[.B505];[.C505];[.D505])" office:value-type="string" office:string-value="String[] trans504= {&quot;01-Sep-2018&quot;,&quot;Credit&quot;,&quot;100.10&quot;,&quot;100.10&quot;};" calcext:value-type="string">
            <text:p>String[] trans5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6];[.B506];[.C506];[.D506])" office:value-type="string" office:string-value="String[] trans505= {&quot;01-Sep-2018&quot;,&quot;Credit&quot;,&quot;100.10&quot;,&quot;100.10&quot;};" calcext:value-type="string">
            <text:p>String[] trans5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7];[.B507];[.C507];[.D507])" office:value-type="string" office:string-value="String[] trans506= {&quot;01-Sep-2018&quot;,&quot;Credit&quot;,&quot;100.10&quot;,&quot;100.10&quot;};" calcext:value-type="string">
            <text:p>String[] trans5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8];[.B508];[.C508];[.D508])" office:value-type="string" office:string-value="String[] trans507= {&quot;01-Sep-2018&quot;,&quot;Credit&quot;,&quot;100.10&quot;,&quot;100.10&quot;};" calcext:value-type="string">
            <text:p>String[] trans5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9];[.B509];[.C509];[.D509])" office:value-type="string" office:string-value="String[] trans508= {&quot;01-Sep-2018&quot;,&quot;Credit&quot;,&quot;100.10&quot;,&quot;100.10&quot;};" calcext:value-type="string">
            <text:p>String[] trans5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0];[.B510];[.C510];[.D510])" office:value-type="string" office:string-value="String[] trans509= {&quot;01-Sep-2018&quot;,&quot;Credit&quot;,&quot;100.10&quot;,&quot;100.10&quot;};" calcext:value-type="string">
            <text:p>String[] trans5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1];[.B511];[.C511];[.D511])" office:value-type="string" office:string-value="String[] trans510= {&quot;01-Sep-2018&quot;,&quot;Credit&quot;,&quot;100.10&quot;,&quot;100.10&quot;};" calcext:value-type="string">
            <text:p>String[] trans5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2];[.B512];[.C512];[.D512])" office:value-type="string" office:string-value="String[] trans511= {&quot;01-Sep-2018&quot;,&quot;Credit&quot;,&quot;100.10&quot;,&quot;100.10&quot;};" calcext:value-type="string">
            <text:p>String[] trans5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3];[.B513];[.C513];[.D513])" office:value-type="string" office:string-value="String[] trans512= {&quot;01-Sep-2018&quot;,&quot;Credit&quot;,&quot;100.10&quot;,&quot;100.10&quot;};" calcext:value-type="string">
            <text:p>String[] trans5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4];[.B514];[.C514];[.D514])" office:value-type="string" office:string-value="String[] trans513= {&quot;01-Sep-2018&quot;,&quot;Credit&quot;,&quot;100.10&quot;,&quot;100.10&quot;};" calcext:value-type="string">
            <text:p>String[] trans5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5];[.B515];[.C515];[.D515])" office:value-type="string" office:string-value="String[] trans514= {&quot;01-Sep-2018&quot;,&quot;Credit&quot;,&quot;100.10&quot;,&quot;100.10&quot;};" calcext:value-type="string">
            <text:p>String[] trans5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6];[.B516];[.C516];[.D516])" office:value-type="string" office:string-value="String[] trans515= {&quot;01-Sep-2018&quot;,&quot;Credit&quot;,&quot;100.10&quot;,&quot;100.10&quot;};" calcext:value-type="string">
            <text:p>String[] trans5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7];[.B517];[.C517];[.D517])" office:value-type="string" office:string-value="String[] trans516= {&quot;01-Sep-2018&quot;,&quot;Credit&quot;,&quot;100.10&quot;,&quot;100.10&quot;};" calcext:value-type="string">
            <text:p>String[] trans5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8];[.B518];[.C518];[.D518])" office:value-type="string" office:string-value="String[] trans517= {&quot;01-Sep-2018&quot;,&quot;Credit&quot;,&quot;100.10&quot;,&quot;100.10&quot;};" calcext:value-type="string">
            <text:p>String[] trans5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9];[.B519];[.C519];[.D519])" office:value-type="string" office:string-value="String[] trans518= {&quot;01-Sep-2018&quot;,&quot;Credit&quot;,&quot;100.10&quot;,&quot;100.10&quot;};" calcext:value-type="string">
            <text:p>String[] trans5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0];[.B520];[.C520];[.D520])" office:value-type="string" office:string-value="String[] trans519= {&quot;01-Sep-2018&quot;,&quot;Credit&quot;,&quot;100.10&quot;,&quot;100.10&quot;};" calcext:value-type="string">
            <text:p>String[] trans5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1];[.B521];[.C521];[.D521])" office:value-type="string" office:string-value="String[] trans520= {&quot;01-Sep-2018&quot;,&quot;Credit&quot;,&quot;100.10&quot;,&quot;100.10&quot;};" calcext:value-type="string">
            <text:p>String[] trans5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2];[.B522];[.C522];[.D522])" office:value-type="string" office:string-value="String[] trans521= {&quot;01-Sep-2018&quot;,&quot;Credit&quot;,&quot;100.10&quot;,&quot;100.10&quot;};" calcext:value-type="string">
            <text:p>String[] trans5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3];[.B523];[.C523];[.D523])" office:value-type="string" office:string-value="String[] trans522= {&quot;01-Sep-2018&quot;,&quot;Credit&quot;,&quot;100.10&quot;,&quot;100.10&quot;};" calcext:value-type="string">
            <text:p>String[] trans5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4];[.B524];[.C524];[.D524])" office:value-type="string" office:string-value="String[] trans523= {&quot;01-Sep-2018&quot;,&quot;Credit&quot;,&quot;100.10&quot;,&quot;100.10&quot;};" calcext:value-type="string">
            <text:p>String[] trans5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5];[.B525];[.C525];[.D525])" office:value-type="string" office:string-value="String[] trans524= {&quot;01-Sep-2018&quot;,&quot;Credit&quot;,&quot;100.10&quot;,&quot;100.10&quot;};" calcext:value-type="string">
            <text:p>String[] trans5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6];[.B526];[.C526];[.D526])" office:value-type="string" office:string-value="String[] trans525= {&quot;01-Sep-2018&quot;,&quot;Credit&quot;,&quot;100.10&quot;,&quot;100.10&quot;};" calcext:value-type="string">
            <text:p>String[] trans5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7];[.B527];[.C527];[.D527])" office:value-type="string" office:string-value="String[] trans526= {&quot;01-Sep-2018&quot;,&quot;Credit&quot;,&quot;100.10&quot;,&quot;100.10&quot;};" calcext:value-type="string">
            <text:p>String[] trans5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8];[.B528];[.C528];[.D528])" office:value-type="string" office:string-value="String[] trans527= {&quot;01-Sep-2018&quot;,&quot;Credit&quot;,&quot;100.10&quot;,&quot;100.10&quot;};" calcext:value-type="string">
            <text:p>String[] trans5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9];[.B529];[.C529];[.D529])" office:value-type="string" office:string-value="String[] trans528= {&quot;01-Sep-2018&quot;,&quot;Credit&quot;,&quot;100.10&quot;,&quot;100.10&quot;};" calcext:value-type="string">
            <text:p>String[] trans5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0];[.B530];[.C530];[.D530])" office:value-type="string" office:string-value="String[] trans529= {&quot;01-Sep-2018&quot;,&quot;Credit&quot;,&quot;100.10&quot;,&quot;100.10&quot;};" calcext:value-type="string">
            <text:p>String[] trans5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1];[.B531];[.C531];[.D531])" office:value-type="string" office:string-value="String[] trans530= {&quot;01-Sep-2018&quot;,&quot;Credit&quot;,&quot;100.10&quot;,&quot;100.10&quot;};" calcext:value-type="string">
            <text:p>String[] trans5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2];[.B532];[.C532];[.D532])" office:value-type="string" office:string-value="String[] trans531= {&quot;01-Sep-2018&quot;,&quot;Credit&quot;,&quot;100.10&quot;,&quot;100.10&quot;};" calcext:value-type="string">
            <text:p>String[] trans5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3];[.B533];[.C533];[.D533])" office:value-type="string" office:string-value="String[] trans532= {&quot;01-Sep-2018&quot;,&quot;Credit&quot;,&quot;100.10&quot;,&quot;100.10&quot;};" calcext:value-type="string">
            <text:p>String[] trans5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4];[.B534];[.C534];[.D534])" office:value-type="string" office:string-value="String[] trans533= {&quot;01-Sep-2018&quot;,&quot;Credit&quot;,&quot;100.10&quot;,&quot;100.10&quot;};" calcext:value-type="string">
            <text:p>String[] trans5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5];[.B535];[.C535];[.D535])" office:value-type="string" office:string-value="String[] trans534= {&quot;01-Sep-2018&quot;,&quot;Credit&quot;,&quot;100.10&quot;,&quot;100.10&quot;};" calcext:value-type="string">
            <text:p>String[] trans5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6];[.B536];[.C536];[.D536])" office:value-type="string" office:string-value="String[] trans535= {&quot;01-Sep-2018&quot;,&quot;Credit&quot;,&quot;100.10&quot;,&quot;100.10&quot;};" calcext:value-type="string">
            <text:p>String[] trans5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7];[.B537];[.C537];[.D537])" office:value-type="string" office:string-value="String[] trans536= {&quot;01-Sep-2018&quot;,&quot;Credit&quot;,&quot;100.10&quot;,&quot;100.10&quot;};" calcext:value-type="string">
            <text:p>String[] trans5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8];[.B538];[.C538];[.D538])" office:value-type="string" office:string-value="String[] trans537= {&quot;01-Sep-2018&quot;,&quot;Credit&quot;,&quot;100.10&quot;,&quot;100.10&quot;};" calcext:value-type="string">
            <text:p>String[] trans5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9];[.B539];[.C539];[.D539])" office:value-type="string" office:string-value="String[] trans538= {&quot;01-Sep-2018&quot;,&quot;Credit&quot;,&quot;100.10&quot;,&quot;100.10&quot;};" calcext:value-type="string">
            <text:p>String[] trans5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0];[.B540];[.C540];[.D540])" office:value-type="string" office:string-value="String[] trans539= {&quot;01-Sep-2018&quot;,&quot;Credit&quot;,&quot;100.10&quot;,&quot;100.10&quot;};" calcext:value-type="string">
            <text:p>String[] trans5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1];[.B541];[.C541];[.D541])" office:value-type="string" office:string-value="String[] trans540= {&quot;01-Sep-2018&quot;,&quot;Credit&quot;,&quot;100.10&quot;,&quot;100.10&quot;};" calcext:value-type="string">
            <text:p>String[] trans5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2];[.B542];[.C542];[.D542])" office:value-type="string" office:string-value="String[] trans541= {&quot;01-Sep-2018&quot;,&quot;Credit&quot;,&quot;100.10&quot;,&quot;100.10&quot;};" calcext:value-type="string">
            <text:p>String[] trans5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3];[.B543];[.C543];[.D543])" office:value-type="string" office:string-value="String[] trans542= {&quot;01-Sep-2018&quot;,&quot;Credit&quot;,&quot;100.10&quot;,&quot;100.10&quot;};" calcext:value-type="string">
            <text:p>String[] trans5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4];[.B544];[.C544];[.D544])" office:value-type="string" office:string-value="String[] trans543= {&quot;01-Sep-2018&quot;,&quot;Credit&quot;,&quot;100.10&quot;,&quot;100.10&quot;};" calcext:value-type="string">
            <text:p>String[] trans5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5];[.B545];[.C545];[.D545])" office:value-type="string" office:string-value="String[] trans544= {&quot;01-Sep-2018&quot;,&quot;Credit&quot;,&quot;100.10&quot;,&quot;100.10&quot;};" calcext:value-type="string">
            <text:p>String[] trans5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6];[.B546];[.C546];[.D546])" office:value-type="string" office:string-value="String[] trans545= {&quot;01-Sep-2018&quot;,&quot;Credit&quot;,&quot;100.10&quot;,&quot;100.10&quot;};" calcext:value-type="string">
            <text:p>String[] trans5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7];[.B547];[.C547];[.D547])" office:value-type="string" office:string-value="String[] trans546= {&quot;01-Sep-2018&quot;,&quot;Credit&quot;,&quot;100.10&quot;,&quot;100.10&quot;};" calcext:value-type="string">
            <text:p>String[] trans5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8];[.B548];[.C548];[.D548])" office:value-type="string" office:string-value="String[] trans547= {&quot;01-Sep-2018&quot;,&quot;Credit&quot;,&quot;100.10&quot;,&quot;100.10&quot;};" calcext:value-type="string">
            <text:p>String[] trans5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9];[.B549];[.C549];[.D549])" office:value-type="string" office:string-value="String[] trans548= {&quot;01-Sep-2018&quot;,&quot;Credit&quot;,&quot;100.10&quot;,&quot;100.10&quot;};" calcext:value-type="string">
            <text:p>String[] trans5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0];[.B550];[.C550];[.D550])" office:value-type="string" office:string-value="String[] trans549= {&quot;01-Sep-2018&quot;,&quot;Credit&quot;,&quot;100.10&quot;,&quot;100.10&quot;};" calcext:value-type="string">
            <text:p>String[] trans5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1];[.B551];[.C551];[.D551])" office:value-type="string" office:string-value="String[] trans550= {&quot;01-Sep-2018&quot;,&quot;Credit&quot;,&quot;100.10&quot;,&quot;100.10&quot;};" calcext:value-type="string">
            <text:p>String[] trans5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2];[.B552];[.C552];[.D552])" office:value-type="string" office:string-value="String[] trans551= {&quot;01-Sep-2018&quot;,&quot;Credit&quot;,&quot;100.10&quot;,&quot;100.10&quot;};" calcext:value-type="string">
            <text:p>String[] trans5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3];[.B553];[.C553];[.D553])" office:value-type="string" office:string-value="String[] trans552= {&quot;01-Sep-2018&quot;,&quot;Credit&quot;,&quot;100.10&quot;,&quot;100.10&quot;};" calcext:value-type="string">
            <text:p>String[] trans5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4];[.B554];[.C554];[.D554])" office:value-type="string" office:string-value="String[] trans553= {&quot;01-Sep-2018&quot;,&quot;Credit&quot;,&quot;100.10&quot;,&quot;100.10&quot;};" calcext:value-type="string">
            <text:p>String[] trans5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5];[.B555];[.C555];[.D555])" office:value-type="string" office:string-value="String[] trans554= {&quot;01-Sep-2018&quot;,&quot;Credit&quot;,&quot;100.10&quot;,&quot;100.10&quot;};" calcext:value-type="string">
            <text:p>String[] trans5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6];[.B556];[.C556];[.D556])" office:value-type="string" office:string-value="String[] trans555= {&quot;01-Sep-2018&quot;,&quot;Credit&quot;,&quot;100.10&quot;,&quot;100.10&quot;};" calcext:value-type="string">
            <text:p>String[] trans5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7];[.B557];[.C557];[.D557])" office:value-type="string" office:string-value="String[] trans556= {&quot;01-Sep-2018&quot;,&quot;Credit&quot;,&quot;100.10&quot;,&quot;100.10&quot;};" calcext:value-type="string">
            <text:p>String[] trans5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8];[.B558];[.C558];[.D558])" office:value-type="string" office:string-value="String[] trans557= {&quot;01-Sep-2018&quot;,&quot;Credit&quot;,&quot;100.10&quot;,&quot;100.10&quot;};" calcext:value-type="string">
            <text:p>String[] trans5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9];[.B559];[.C559];[.D559])" office:value-type="string" office:string-value="String[] trans558= {&quot;01-Sep-2018&quot;,&quot;Credit&quot;,&quot;100.10&quot;,&quot;100.10&quot;};" calcext:value-type="string">
            <text:p>String[] trans5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0];[.B560];[.C560];[.D560])" office:value-type="string" office:string-value="String[] trans559= {&quot;01-Sep-2018&quot;,&quot;Credit&quot;,&quot;100.10&quot;,&quot;100.10&quot;};" calcext:value-type="string">
            <text:p>String[] trans5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1];[.B561];[.C561];[.D561])" office:value-type="string" office:string-value="String[] trans560= {&quot;01-Sep-2018&quot;,&quot;Credit&quot;,&quot;100.10&quot;,&quot;100.10&quot;};" calcext:value-type="string">
            <text:p>String[] trans5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2];[.B562];[.C562];[.D562])" office:value-type="string" office:string-value="String[] trans561= {&quot;01-Sep-2018&quot;,&quot;Credit&quot;,&quot;100.10&quot;,&quot;100.10&quot;};" calcext:value-type="string">
            <text:p>String[] trans5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3];[.B563];[.C563];[.D563])" office:value-type="string" office:string-value="String[] trans562= {&quot;01-Sep-2018&quot;,&quot;Credit&quot;,&quot;100.10&quot;,&quot;100.10&quot;};" calcext:value-type="string">
            <text:p>String[] trans5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4];[.B564];[.C564];[.D564])" office:value-type="string" office:string-value="String[] trans563= {&quot;01-Sep-2018&quot;,&quot;Credit&quot;,&quot;100.10&quot;,&quot;100.10&quot;};" calcext:value-type="string">
            <text:p>String[] trans5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5];[.B565];[.C565];[.D565])" office:value-type="string" office:string-value="String[] trans564= {&quot;01-Sep-2018&quot;,&quot;Credit&quot;,&quot;100.10&quot;,&quot;100.10&quot;};" calcext:value-type="string">
            <text:p>String[] trans5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6];[.B566];[.C566];[.D566])" office:value-type="string" office:string-value="String[] trans565= {&quot;01-Sep-2018&quot;,&quot;Credit&quot;,&quot;100.10&quot;,&quot;100.10&quot;};" calcext:value-type="string">
            <text:p>String[] trans5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7];[.B567];[.C567];[.D567])" office:value-type="string" office:string-value="String[] trans566= {&quot;01-Sep-2018&quot;,&quot;Credit&quot;,&quot;100.10&quot;,&quot;100.10&quot;};" calcext:value-type="string">
            <text:p>String[] trans5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8];[.B568];[.C568];[.D568])" office:value-type="string" office:string-value="String[] trans567= {&quot;01-Sep-2018&quot;,&quot;Credit&quot;,&quot;100.10&quot;,&quot;100.10&quot;};" calcext:value-type="string">
            <text:p>String[] trans5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9];[.B569];[.C569];[.D569])" office:value-type="string" office:string-value="String[] trans568= {&quot;01-Sep-2018&quot;,&quot;Credit&quot;,&quot;100.10&quot;,&quot;100.10&quot;};" calcext:value-type="string">
            <text:p>String[] trans5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0];[.B570];[.C570];[.D570])" office:value-type="string" office:string-value="String[] trans569= {&quot;01-Sep-2018&quot;,&quot;Credit&quot;,&quot;100.10&quot;,&quot;100.10&quot;};" calcext:value-type="string">
            <text:p>String[] trans5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1];[.B571];[.C571];[.D571])" office:value-type="string" office:string-value="String[] trans570= {&quot;01-Sep-2018&quot;,&quot;Credit&quot;,&quot;100.10&quot;,&quot;100.10&quot;};" calcext:value-type="string">
            <text:p>String[] trans5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2];[.B572];[.C572];[.D572])" office:value-type="string" office:string-value="String[] trans571= {&quot;01-Sep-2018&quot;,&quot;Credit&quot;,&quot;100.10&quot;,&quot;100.10&quot;};" calcext:value-type="string">
            <text:p>String[] trans5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3];[.B573];[.C573];[.D573])" office:value-type="string" office:string-value="String[] trans572= {&quot;01-Sep-2018&quot;,&quot;Credit&quot;,&quot;100.10&quot;,&quot;100.10&quot;};" calcext:value-type="string">
            <text:p>String[] trans5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4];[.B574];[.C574];[.D574])" office:value-type="string" office:string-value="String[] trans573= {&quot;01-Sep-2018&quot;,&quot;Credit&quot;,&quot;100.10&quot;,&quot;100.10&quot;};" calcext:value-type="string">
            <text:p>String[] trans5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5];[.B575];[.C575];[.D575])" office:value-type="string" office:string-value="String[] trans574= {&quot;01-Sep-2018&quot;,&quot;Credit&quot;,&quot;100.10&quot;,&quot;100.10&quot;};" calcext:value-type="string">
            <text:p>String[] trans5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6];[.B576];[.C576];[.D576])" office:value-type="string" office:string-value="String[] trans575= {&quot;01-Sep-2018&quot;,&quot;Credit&quot;,&quot;100.10&quot;,&quot;100.10&quot;};" calcext:value-type="string">
            <text:p>String[] trans5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7];[.B577];[.C577];[.D577])" office:value-type="string" office:string-value="String[] trans576= {&quot;01-Sep-2018&quot;,&quot;Credit&quot;,&quot;100.10&quot;,&quot;100.10&quot;};" calcext:value-type="string">
            <text:p>String[] trans5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8];[.B578];[.C578];[.D578])" office:value-type="string" office:string-value="String[] trans577= {&quot;01-Sep-2018&quot;,&quot;Credit&quot;,&quot;100.10&quot;,&quot;100.10&quot;};" calcext:value-type="string">
            <text:p>String[] trans5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9];[.B579];[.C579];[.D579])" office:value-type="string" office:string-value="String[] trans578= {&quot;01-Sep-2018&quot;,&quot;Credit&quot;,&quot;100.10&quot;,&quot;100.10&quot;};" calcext:value-type="string">
            <text:p>String[] trans5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0];[.B580];[.C580];[.D580])" office:value-type="string" office:string-value="String[] trans579= {&quot;01-Sep-2018&quot;,&quot;Credit&quot;,&quot;100.10&quot;,&quot;100.10&quot;};" calcext:value-type="string">
            <text:p>String[] trans5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1];[.B581];[.C581];[.D581])" office:value-type="string" office:string-value="String[] trans580= {&quot;01-Sep-2018&quot;,&quot;Credit&quot;,&quot;100.10&quot;,&quot;100.10&quot;};" calcext:value-type="string">
            <text:p>String[] trans5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2];[.B582];[.C582];[.D582])" office:value-type="string" office:string-value="String[] trans581= {&quot;01-Sep-2018&quot;,&quot;Credit&quot;,&quot;100.10&quot;,&quot;100.10&quot;};" calcext:value-type="string">
            <text:p>String[] trans5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3];[.B583];[.C583];[.D583])" office:value-type="string" office:string-value="String[] trans582= {&quot;01-Sep-2018&quot;,&quot;Credit&quot;,&quot;100.10&quot;,&quot;100.10&quot;};" calcext:value-type="string">
            <text:p>String[] trans5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4];[.B584];[.C584];[.D584])" office:value-type="string" office:string-value="String[] trans583= {&quot;01-Sep-2018&quot;,&quot;Credit&quot;,&quot;100.10&quot;,&quot;100.10&quot;};" calcext:value-type="string">
            <text:p>String[] trans5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5];[.B585];[.C585];[.D585])" office:value-type="string" office:string-value="String[] trans584= {&quot;01-Sep-2018&quot;,&quot;Credit&quot;,&quot;100.10&quot;,&quot;100.10&quot;};" calcext:value-type="string">
            <text:p>String[] trans5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6];[.B586];[.C586];[.D586])" office:value-type="string" office:string-value="String[] trans585= {&quot;01-Sep-2018&quot;,&quot;Credit&quot;,&quot;100.10&quot;,&quot;100.10&quot;};" calcext:value-type="string">
            <text:p>String[] trans5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7];[.B587];[.C587];[.D587])" office:value-type="string" office:string-value="String[] trans586= {&quot;01-Sep-2018&quot;,&quot;Credit&quot;,&quot;100.10&quot;,&quot;100.10&quot;};" calcext:value-type="string">
            <text:p>String[] trans5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8];[.B588];[.C588];[.D588])" office:value-type="string" office:string-value="String[] trans587= {&quot;01-Sep-2018&quot;,&quot;Credit&quot;,&quot;100.10&quot;,&quot;100.10&quot;};" calcext:value-type="string">
            <text:p>String[] trans5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9];[.B589];[.C589];[.D589])" office:value-type="string" office:string-value="String[] trans588= {&quot;01-Sep-2018&quot;,&quot;Credit&quot;,&quot;100.10&quot;,&quot;100.10&quot;};" calcext:value-type="string">
            <text:p>String[] trans5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0];[.B590];[.C590];[.D590])" office:value-type="string" office:string-value="String[] trans589= {&quot;01-Sep-2018&quot;,&quot;Credit&quot;,&quot;100.10&quot;,&quot;100.10&quot;};" calcext:value-type="string">
            <text:p>String[] trans5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1];[.B591];[.C591];[.D591])" office:value-type="string" office:string-value="String[] trans590= {&quot;01-Sep-2018&quot;,&quot;Credit&quot;,&quot;100.10&quot;,&quot;100.10&quot;};" calcext:value-type="string">
            <text:p>String[] trans5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2];[.B592];[.C592];[.D592])" office:value-type="string" office:string-value="String[] trans591= {&quot;01-Sep-2018&quot;,&quot;Credit&quot;,&quot;100.10&quot;,&quot;100.10&quot;};" calcext:value-type="string">
            <text:p>String[] trans5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3];[.B593];[.C593];[.D593])" office:value-type="string" office:string-value="String[] trans592= {&quot;01-Sep-2018&quot;,&quot;Credit&quot;,&quot;100.10&quot;,&quot;100.10&quot;};" calcext:value-type="string">
            <text:p>String[] trans5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4];[.B594];[.C594];[.D594])" office:value-type="string" office:string-value="String[] trans593= {&quot;01-Sep-2018&quot;,&quot;Credit&quot;,&quot;100.10&quot;,&quot;100.10&quot;};" calcext:value-type="string">
            <text:p>String[] trans5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5];[.B595];[.C595];[.D595])" office:value-type="string" office:string-value="String[] trans594= {&quot;01-Sep-2018&quot;,&quot;Credit&quot;,&quot;100.10&quot;,&quot;100.10&quot;};" calcext:value-type="string">
            <text:p>String[] trans5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6];[.B596];[.C596];[.D596])" office:value-type="string" office:string-value="String[] trans595= {&quot;01-Sep-2018&quot;,&quot;Credit&quot;,&quot;100.10&quot;,&quot;100.10&quot;};" calcext:value-type="string">
            <text:p>String[] trans5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7];[.B597];[.C597];[.D597])" office:value-type="string" office:string-value="String[] trans596= {&quot;01-Sep-2018&quot;,&quot;Credit&quot;,&quot;100.10&quot;,&quot;100.10&quot;};" calcext:value-type="string">
            <text:p>String[] trans5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8];[.B598];[.C598];[.D598])" office:value-type="string" office:string-value="String[] trans597= {&quot;01-Sep-2018&quot;,&quot;Credit&quot;,&quot;100.10&quot;,&quot;100.10&quot;};" calcext:value-type="string">
            <text:p>String[] trans5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9];[.B599];[.C599];[.D599])" office:value-type="string" office:string-value="String[] trans598= {&quot;01-Sep-2018&quot;,&quot;Credit&quot;,&quot;100.10&quot;,&quot;100.10&quot;};" calcext:value-type="string">
            <text:p>String[] trans5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0];[.B600];[.C600];[.D600])" office:value-type="string" office:string-value="String[] trans599= {&quot;01-Sep-2018&quot;,&quot;Credit&quot;,&quot;100.10&quot;,&quot;100.10&quot;};" calcext:value-type="string">
            <text:p>String[] trans5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1];[.B601];[.C601];[.D601])" office:value-type="string" office:string-value="String[] trans600= {&quot;01-Sep-2018&quot;,&quot;Credit&quot;,&quot;100.10&quot;,&quot;100.10&quot;};" calcext:value-type="string">
            <text:p>String[] trans6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2];[.B602];[.C602];[.D602])" office:value-type="string" office:string-value="String[] trans601= {&quot;01-Sep-2018&quot;,&quot;Credit&quot;,&quot;100.10&quot;,&quot;100.10&quot;};" calcext:value-type="string">
            <text:p>String[] trans6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3];[.B603];[.C603];[.D603])" office:value-type="string" office:string-value="String[] trans602= {&quot;01-Sep-2018&quot;,&quot;Credit&quot;,&quot;100.10&quot;,&quot;100.10&quot;};" calcext:value-type="string">
            <text:p>String[] trans6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4];[.B604];[.C604];[.D604])" office:value-type="string" office:string-value="String[] trans603= {&quot;01-Sep-2018&quot;,&quot;Credit&quot;,&quot;100.10&quot;,&quot;100.10&quot;};" calcext:value-type="string">
            <text:p>String[] trans6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5];[.B605];[.C605];[.D605])" office:value-type="string" office:string-value="String[] trans604= {&quot;01-Sep-2018&quot;,&quot;Credit&quot;,&quot;100.10&quot;,&quot;100.10&quot;};" calcext:value-type="string">
            <text:p>String[] trans6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6];[.B606];[.C606];[.D606])" office:value-type="string" office:string-value="String[] trans605= {&quot;01-Sep-2018&quot;,&quot;Credit&quot;,&quot;100.10&quot;,&quot;100.10&quot;};" calcext:value-type="string">
            <text:p>String[] trans6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7];[.B607];[.C607];[.D607])" office:value-type="string" office:string-value="String[] trans606= {&quot;01-Sep-2018&quot;,&quot;Credit&quot;,&quot;100.10&quot;,&quot;100.10&quot;};" calcext:value-type="string">
            <text:p>String[] trans6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8];[.B608];[.C608];[.D608])" office:value-type="string" office:string-value="String[] trans607= {&quot;01-Sep-2018&quot;,&quot;Credit&quot;,&quot;100.10&quot;,&quot;100.10&quot;};" calcext:value-type="string">
            <text:p>String[] trans6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9];[.B609];[.C609];[.D609])" office:value-type="string" office:string-value="String[] trans608= {&quot;01-Sep-2018&quot;,&quot;Credit&quot;,&quot;100.10&quot;,&quot;100.10&quot;};" calcext:value-type="string">
            <text:p>String[] trans6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0];[.B610];[.C610];[.D610])" office:value-type="string" office:string-value="String[] trans609= {&quot;01-Sep-2018&quot;,&quot;Credit&quot;,&quot;100.10&quot;,&quot;100.10&quot;};" calcext:value-type="string">
            <text:p>String[] trans6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1];[.B611];[.C611];[.D611])" office:value-type="string" office:string-value="String[] trans610= {&quot;01-Sep-2018&quot;,&quot;Credit&quot;,&quot;100.10&quot;,&quot;100.10&quot;};" calcext:value-type="string">
            <text:p>String[] trans6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2];[.B612];[.C612];[.D612])" office:value-type="string" office:string-value="String[] trans611= {&quot;01-Sep-2018&quot;,&quot;Credit&quot;,&quot;100.10&quot;,&quot;100.10&quot;};" calcext:value-type="string">
            <text:p>String[] trans6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3];[.B613];[.C613];[.D613])" office:value-type="string" office:string-value="String[] trans612= {&quot;01-Sep-2018&quot;,&quot;Credit&quot;,&quot;100.10&quot;,&quot;100.10&quot;};" calcext:value-type="string">
            <text:p>String[] trans6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4];[.B614];[.C614];[.D614])" office:value-type="string" office:string-value="String[] trans613= {&quot;01-Sep-2018&quot;,&quot;Credit&quot;,&quot;100.10&quot;,&quot;100.10&quot;};" calcext:value-type="string">
            <text:p>String[] trans6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5];[.B615];[.C615];[.D615])" office:value-type="string" office:string-value="String[] trans614= {&quot;01-Sep-2018&quot;,&quot;Credit&quot;,&quot;100.10&quot;,&quot;100.10&quot;};" calcext:value-type="string">
            <text:p>String[] trans6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6];[.B616];[.C616];[.D616])" office:value-type="string" office:string-value="String[] trans615= {&quot;01-Sep-2018&quot;,&quot;Credit&quot;,&quot;100.10&quot;,&quot;100.10&quot;};" calcext:value-type="string">
            <text:p>String[] trans6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7];[.B617];[.C617];[.D617])" office:value-type="string" office:string-value="String[] trans616= {&quot;01-Sep-2018&quot;,&quot;Credit&quot;,&quot;100.10&quot;,&quot;100.10&quot;};" calcext:value-type="string">
            <text:p>String[] trans6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8];[.B618];[.C618];[.D618])" office:value-type="string" office:string-value="String[] trans617= {&quot;01-Sep-2018&quot;,&quot;Credit&quot;,&quot;100.10&quot;,&quot;100.10&quot;};" calcext:value-type="string">
            <text:p>String[] trans6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9];[.B619];[.C619];[.D619])" office:value-type="string" office:string-value="String[] trans618= {&quot;01-Sep-2018&quot;,&quot;Credit&quot;,&quot;100.10&quot;,&quot;100.10&quot;};" calcext:value-type="string">
            <text:p>String[] trans6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0];[.B620];[.C620];[.D620])" office:value-type="string" office:string-value="String[] trans619= {&quot;01-Sep-2018&quot;,&quot;Credit&quot;,&quot;100.10&quot;,&quot;100.10&quot;};" calcext:value-type="string">
            <text:p>String[] trans6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1];[.B621];[.C621];[.D621])" office:value-type="string" office:string-value="String[] trans620= {&quot;01-Sep-2018&quot;,&quot;Credit&quot;,&quot;100.10&quot;,&quot;100.10&quot;};" calcext:value-type="string">
            <text:p>String[] trans6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2];[.B622];[.C622];[.D622])" office:value-type="string" office:string-value="String[] trans621= {&quot;01-Sep-2018&quot;,&quot;Credit&quot;,&quot;100.10&quot;,&quot;100.10&quot;};" calcext:value-type="string">
            <text:p>String[] trans6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3];[.B623];[.C623];[.D623])" office:value-type="string" office:string-value="String[] trans622= {&quot;01-Sep-2018&quot;,&quot;Credit&quot;,&quot;100.10&quot;,&quot;100.10&quot;};" calcext:value-type="string">
            <text:p>String[] trans6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4];[.B624];[.C624];[.D624])" office:value-type="string" office:string-value="String[] trans623= {&quot;01-Sep-2018&quot;,&quot;Credit&quot;,&quot;100.10&quot;,&quot;100.10&quot;};" calcext:value-type="string">
            <text:p>String[] trans6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5];[.B625];[.C625];[.D625])" office:value-type="string" office:string-value="String[] trans624= {&quot;01-Sep-2018&quot;,&quot;Credit&quot;,&quot;100.10&quot;,&quot;100.10&quot;};" calcext:value-type="string">
            <text:p>String[] trans6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6];[.B626];[.C626];[.D626])" office:value-type="string" office:string-value="String[] trans625= {&quot;01-Sep-2018&quot;,&quot;Credit&quot;,&quot;100.10&quot;,&quot;100.10&quot;};" calcext:value-type="string">
            <text:p>String[] trans6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7];[.B627];[.C627];[.D627])" office:value-type="string" office:string-value="String[] trans626= {&quot;01-Sep-2018&quot;,&quot;Credit&quot;,&quot;100.10&quot;,&quot;100.10&quot;};" calcext:value-type="string">
            <text:p>String[] trans6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8];[.B628];[.C628];[.D628])" office:value-type="string" office:string-value="String[] trans627= {&quot;01-Sep-2018&quot;,&quot;Credit&quot;,&quot;100.10&quot;,&quot;100.10&quot;};" calcext:value-type="string">
            <text:p>String[] trans6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9];[.B629];[.C629];[.D629])" office:value-type="string" office:string-value="String[] trans628= {&quot;01-Sep-2018&quot;,&quot;Credit&quot;,&quot;100.10&quot;,&quot;100.10&quot;};" calcext:value-type="string">
            <text:p>String[] trans6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0];[.B630];[.C630];[.D630])" office:value-type="string" office:string-value="String[] trans629= {&quot;01-Sep-2018&quot;,&quot;Credit&quot;,&quot;100.10&quot;,&quot;100.10&quot;};" calcext:value-type="string">
            <text:p>String[] trans6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1];[.B631];[.C631];[.D631])" office:value-type="string" office:string-value="String[] trans630= {&quot;01-Sep-2018&quot;,&quot;Credit&quot;,&quot;100.10&quot;,&quot;100.10&quot;};" calcext:value-type="string">
            <text:p>String[] trans6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2];[.B632];[.C632];[.D632])" office:value-type="string" office:string-value="String[] trans631= {&quot;01-Sep-2018&quot;,&quot;Credit&quot;,&quot;100.10&quot;,&quot;100.10&quot;};" calcext:value-type="string">
            <text:p>String[] trans6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3];[.B633];[.C633];[.D633])" office:value-type="string" office:string-value="String[] trans632= {&quot;01-Sep-2018&quot;,&quot;Credit&quot;,&quot;100.10&quot;,&quot;100.10&quot;};" calcext:value-type="string">
            <text:p>String[] trans6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4];[.B634];[.C634];[.D634])" office:value-type="string" office:string-value="String[] trans633= {&quot;01-Sep-2018&quot;,&quot;Credit&quot;,&quot;100.10&quot;,&quot;100.10&quot;};" calcext:value-type="string">
            <text:p>String[] trans6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5];[.B635];[.C635];[.D635])" office:value-type="string" office:string-value="String[] trans634= {&quot;01-Sep-2018&quot;,&quot;Credit&quot;,&quot;100.10&quot;,&quot;100.10&quot;};" calcext:value-type="string">
            <text:p>String[] trans6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6];[.B636];[.C636];[.D636])" office:value-type="string" office:string-value="String[] trans635= {&quot;01-Sep-2018&quot;,&quot;Credit&quot;,&quot;100.10&quot;,&quot;100.10&quot;};" calcext:value-type="string">
            <text:p>String[] trans6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7];[.B637];[.C637];[.D637])" office:value-type="string" office:string-value="String[] trans636= {&quot;01-Sep-2018&quot;,&quot;Credit&quot;,&quot;100.10&quot;,&quot;100.10&quot;};" calcext:value-type="string">
            <text:p>String[] trans6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8];[.B638];[.C638];[.D638])" office:value-type="string" office:string-value="String[] trans637= {&quot;01-Sep-2018&quot;,&quot;Credit&quot;,&quot;100.10&quot;,&quot;100.10&quot;};" calcext:value-type="string">
            <text:p>String[] trans6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9];[.B639];[.C639];[.D639])" office:value-type="string" office:string-value="String[] trans638= {&quot;01-Sep-2018&quot;,&quot;Credit&quot;,&quot;100.10&quot;,&quot;100.10&quot;};" calcext:value-type="string">
            <text:p>String[] trans6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0];[.B640];[.C640];[.D640])" office:value-type="string" office:string-value="String[] trans639= {&quot;01-Sep-2018&quot;,&quot;Credit&quot;,&quot;100.10&quot;,&quot;100.10&quot;};" calcext:value-type="string">
            <text:p>String[] trans6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1];[.B641];[.C641];[.D641])" office:value-type="string" office:string-value="String[] trans640= {&quot;01-Sep-2018&quot;,&quot;Credit&quot;,&quot;100.10&quot;,&quot;100.10&quot;};" calcext:value-type="string">
            <text:p>String[] trans6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2];[.B642];[.C642];[.D642])" office:value-type="string" office:string-value="String[] trans641= {&quot;01-Sep-2018&quot;,&quot;Credit&quot;,&quot;100.10&quot;,&quot;100.10&quot;};" calcext:value-type="string">
            <text:p>String[] trans6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3];[.B643];[.C643];[.D643])" office:value-type="string" office:string-value="String[] trans642= {&quot;01-Sep-2018&quot;,&quot;Credit&quot;,&quot;100.10&quot;,&quot;100.10&quot;};" calcext:value-type="string">
            <text:p>String[] trans6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4];[.B644];[.C644];[.D644])" office:value-type="string" office:string-value="String[] trans643= {&quot;01-Sep-2018&quot;,&quot;Credit&quot;,&quot;100.10&quot;,&quot;100.10&quot;};" calcext:value-type="string">
            <text:p>String[] trans6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5];[.B645];[.C645];[.D645])" office:value-type="string" office:string-value="String[] trans644= {&quot;01-Sep-2018&quot;,&quot;Credit&quot;,&quot;100.10&quot;,&quot;100.10&quot;};" calcext:value-type="string">
            <text:p>String[] trans6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6];[.B646];[.C646];[.D646])" office:value-type="string" office:string-value="String[] trans645= {&quot;01-Sep-2018&quot;,&quot;Credit&quot;,&quot;100.10&quot;,&quot;100.10&quot;};" calcext:value-type="string">
            <text:p>String[] trans6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7];[.B647];[.C647];[.D647])" office:value-type="string" office:string-value="String[] trans646= {&quot;01-Sep-2018&quot;,&quot;Credit&quot;,&quot;100.10&quot;,&quot;100.10&quot;};" calcext:value-type="string">
            <text:p>String[] trans6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8];[.B648];[.C648];[.D648])" office:value-type="string" office:string-value="String[] trans647= {&quot;01-Sep-2018&quot;,&quot;Credit&quot;,&quot;100.10&quot;,&quot;100.10&quot;};" calcext:value-type="string">
            <text:p>String[] trans6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9];[.B649];[.C649];[.D649])" office:value-type="string" office:string-value="String[] trans648= {&quot;01-Sep-2018&quot;,&quot;Credit&quot;,&quot;100.10&quot;,&quot;100.10&quot;};" calcext:value-type="string">
            <text:p>String[] trans6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0];[.B650];[.C650];[.D650])" office:value-type="string" office:string-value="String[] trans649= {&quot;01-Sep-2018&quot;,&quot;Credit&quot;,&quot;100.10&quot;,&quot;100.10&quot;};" calcext:value-type="string">
            <text:p>String[] trans6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1];[.B651];[.C651];[.D651])" office:value-type="string" office:string-value="String[] trans650= {&quot;01-Sep-2018&quot;,&quot;Credit&quot;,&quot;100.10&quot;,&quot;100.10&quot;};" calcext:value-type="string">
            <text:p>String[] trans6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2];[.B652];[.C652];[.D652])" office:value-type="string" office:string-value="String[] trans651= {&quot;01-Sep-2018&quot;,&quot;Credit&quot;,&quot;100.10&quot;,&quot;100.10&quot;};" calcext:value-type="string">
            <text:p>String[] trans6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3];[.B653];[.C653];[.D653])" office:value-type="string" office:string-value="String[] trans652= {&quot;01-Sep-2018&quot;,&quot;Credit&quot;,&quot;100.10&quot;,&quot;100.10&quot;};" calcext:value-type="string">
            <text:p>String[] trans6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4];[.B654];[.C654];[.D654])" office:value-type="string" office:string-value="String[] trans653= {&quot;01-Sep-2018&quot;,&quot;Credit&quot;,&quot;100.10&quot;,&quot;100.10&quot;};" calcext:value-type="string">
            <text:p>String[] trans6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5];[.B655];[.C655];[.D655])" office:value-type="string" office:string-value="String[] trans654= {&quot;01-Sep-2018&quot;,&quot;Credit&quot;,&quot;100.10&quot;,&quot;100.10&quot;};" calcext:value-type="string">
            <text:p>String[] trans6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6];[.B656];[.C656];[.D656])" office:value-type="string" office:string-value="String[] trans655= {&quot;01-Sep-2018&quot;,&quot;Credit&quot;,&quot;100.10&quot;,&quot;100.10&quot;};" calcext:value-type="string">
            <text:p>String[] trans6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7];[.B657];[.C657];[.D657])" office:value-type="string" office:string-value="String[] trans656= {&quot;01-Sep-2018&quot;,&quot;Credit&quot;,&quot;100.10&quot;,&quot;100.10&quot;};" calcext:value-type="string">
            <text:p>String[] trans6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8];[.B658];[.C658];[.D658])" office:value-type="string" office:string-value="String[] trans657= {&quot;01-Sep-2018&quot;,&quot;Credit&quot;,&quot;100.10&quot;,&quot;100.10&quot;};" calcext:value-type="string">
            <text:p>String[] trans6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9];[.B659];[.C659];[.D659])" office:value-type="string" office:string-value="String[] trans658= {&quot;01-Sep-2018&quot;,&quot;Credit&quot;,&quot;100.10&quot;,&quot;100.10&quot;};" calcext:value-type="string">
            <text:p>String[] trans6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0];[.B660];[.C660];[.D660])" office:value-type="string" office:string-value="String[] trans659= {&quot;01-Sep-2018&quot;,&quot;Credit&quot;,&quot;100.10&quot;,&quot;100.10&quot;};" calcext:value-type="string">
            <text:p>String[] trans6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1];[.B661];[.C661];[.D661])" office:value-type="string" office:string-value="String[] trans660= {&quot;01-Sep-2018&quot;,&quot;Credit&quot;,&quot;100.10&quot;,&quot;100.10&quot;};" calcext:value-type="string">
            <text:p>String[] trans6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2];[.B662];[.C662];[.D662])" office:value-type="string" office:string-value="String[] trans661= {&quot;01-Sep-2018&quot;,&quot;Credit&quot;,&quot;100.10&quot;,&quot;100.10&quot;};" calcext:value-type="string">
            <text:p>String[] trans6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3];[.B663];[.C663];[.D663])" office:value-type="string" office:string-value="String[] trans662= {&quot;01-Sep-2018&quot;,&quot;Credit&quot;,&quot;100.10&quot;,&quot;100.10&quot;};" calcext:value-type="string">
            <text:p>String[] trans6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4];[.B664];[.C664];[.D664])" office:value-type="string" office:string-value="String[] trans663= {&quot;01-Sep-2018&quot;,&quot;Credit&quot;,&quot;100.10&quot;,&quot;100.10&quot;};" calcext:value-type="string">
            <text:p>String[] trans6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5];[.B665];[.C665];[.D665])" office:value-type="string" office:string-value="String[] trans664= {&quot;01-Sep-2018&quot;,&quot;Credit&quot;,&quot;100.10&quot;,&quot;100.10&quot;};" calcext:value-type="string">
            <text:p>String[] trans6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6];[.B666];[.C666];[.D666])" office:value-type="string" office:string-value="String[] trans665= {&quot;01-Sep-2018&quot;,&quot;Credit&quot;,&quot;100.10&quot;,&quot;100.10&quot;};" calcext:value-type="string">
            <text:p>String[] trans6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7];[.B667];[.C667];[.D667])" office:value-type="string" office:string-value="String[] trans666= {&quot;01-Sep-2018&quot;,&quot;Credit&quot;,&quot;100.10&quot;,&quot;100.10&quot;};" calcext:value-type="string">
            <text:p>String[] trans6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8];[.B668];[.C668];[.D668])" office:value-type="string" office:string-value="String[] trans667= {&quot;01-Sep-2018&quot;,&quot;Credit&quot;,&quot;100.10&quot;,&quot;100.10&quot;};" calcext:value-type="string">
            <text:p>String[] trans6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9];[.B669];[.C669];[.D669])" office:value-type="string" office:string-value="String[] trans668= {&quot;01-Sep-2018&quot;,&quot;Credit&quot;,&quot;100.10&quot;,&quot;100.10&quot;};" calcext:value-type="string">
            <text:p>String[] trans6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0];[.B670];[.C670];[.D670])" office:value-type="string" office:string-value="String[] trans669= {&quot;01-Sep-2018&quot;,&quot;Credit&quot;,&quot;100.10&quot;,&quot;100.10&quot;};" calcext:value-type="string">
            <text:p>String[] trans6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1];[.B671];[.C671];[.D671])" office:value-type="string" office:string-value="String[] trans670= {&quot;01-Sep-2018&quot;,&quot;Credit&quot;,&quot;100.10&quot;,&quot;100.10&quot;};" calcext:value-type="string">
            <text:p>String[] trans6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2];[.B672];[.C672];[.D672])" office:value-type="string" office:string-value="String[] trans671= {&quot;01-Sep-2018&quot;,&quot;Credit&quot;,&quot;100.10&quot;,&quot;100.10&quot;};" calcext:value-type="string">
            <text:p>String[] trans6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3];[.B673];[.C673];[.D673])" office:value-type="string" office:string-value="String[] trans672= {&quot;01-Sep-2018&quot;,&quot;Credit&quot;,&quot;100.10&quot;,&quot;100.10&quot;};" calcext:value-type="string">
            <text:p>String[] trans6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4];[.B674];[.C674];[.D674])" office:value-type="string" office:string-value="String[] trans673= {&quot;01-Sep-2018&quot;,&quot;Credit&quot;,&quot;100.10&quot;,&quot;100.10&quot;};" calcext:value-type="string">
            <text:p>String[] trans6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5];[.B675];[.C675];[.D675])" office:value-type="string" office:string-value="String[] trans674= {&quot;01-Sep-2018&quot;,&quot;Credit&quot;,&quot;100.10&quot;,&quot;100.10&quot;};" calcext:value-type="string">
            <text:p>String[] trans6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6];[.B676];[.C676];[.D676])" office:value-type="string" office:string-value="String[] trans675= {&quot;01-Sep-2018&quot;,&quot;Credit&quot;,&quot;100.10&quot;,&quot;100.10&quot;};" calcext:value-type="string">
            <text:p>String[] trans6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7];[.B677];[.C677];[.D677])" office:value-type="string" office:string-value="String[] trans676= {&quot;01-Sep-2018&quot;,&quot;Credit&quot;,&quot;100.10&quot;,&quot;100.10&quot;};" calcext:value-type="string">
            <text:p>String[] trans6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8];[.B678];[.C678];[.D678])" office:value-type="string" office:string-value="String[] trans677= {&quot;01-Sep-2018&quot;,&quot;Credit&quot;,&quot;100.10&quot;,&quot;100.10&quot;};" calcext:value-type="string">
            <text:p>String[] trans6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9];[.B679];[.C679];[.D679])" office:value-type="string" office:string-value="String[] trans678= {&quot;01-Sep-2018&quot;,&quot;Credit&quot;,&quot;100.10&quot;,&quot;100.10&quot;};" calcext:value-type="string">
            <text:p>String[] trans6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0];[.B680];[.C680];[.D680])" office:value-type="string" office:string-value="String[] trans679= {&quot;01-Sep-2018&quot;,&quot;Credit&quot;,&quot;100.10&quot;,&quot;100.10&quot;};" calcext:value-type="string">
            <text:p>String[] trans6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1];[.B681];[.C681];[.D681])" office:value-type="string" office:string-value="String[] trans680= {&quot;01-Sep-2018&quot;,&quot;Credit&quot;,&quot;100.10&quot;,&quot;100.10&quot;};" calcext:value-type="string">
            <text:p>String[] trans6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2];[.B682];[.C682];[.D682])" office:value-type="string" office:string-value="String[] trans681= {&quot;01-Sep-2018&quot;,&quot;Credit&quot;,&quot;100.10&quot;,&quot;100.10&quot;};" calcext:value-type="string">
            <text:p>String[] trans6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3];[.B683];[.C683];[.D683])" office:value-type="string" office:string-value="String[] trans682= {&quot;01-Sep-2018&quot;,&quot;Credit&quot;,&quot;100.10&quot;,&quot;100.10&quot;};" calcext:value-type="string">
            <text:p>String[] trans6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4];[.B684];[.C684];[.D684])" office:value-type="string" office:string-value="String[] trans683= {&quot;01-Sep-2018&quot;,&quot;Credit&quot;,&quot;100.10&quot;,&quot;100.10&quot;};" calcext:value-type="string">
            <text:p>String[] trans6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5];[.B685];[.C685];[.D685])" office:value-type="string" office:string-value="String[] trans684= {&quot;01-Sep-2018&quot;,&quot;Credit&quot;,&quot;100.10&quot;,&quot;100.10&quot;};" calcext:value-type="string">
            <text:p>String[] trans6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6];[.B686];[.C686];[.D686])" office:value-type="string" office:string-value="String[] trans685= {&quot;01-Sep-2018&quot;,&quot;Credit&quot;,&quot;100.10&quot;,&quot;100.10&quot;};" calcext:value-type="string">
            <text:p>String[] trans6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7];[.B687];[.C687];[.D687])" office:value-type="string" office:string-value="String[] trans686= {&quot;01-Sep-2018&quot;,&quot;Credit&quot;,&quot;100.10&quot;,&quot;100.10&quot;};" calcext:value-type="string">
            <text:p>String[] trans6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8];[.B688];[.C688];[.D688])" office:value-type="string" office:string-value="String[] trans687= {&quot;01-Sep-2018&quot;,&quot;Credit&quot;,&quot;100.10&quot;,&quot;100.10&quot;};" calcext:value-type="string">
            <text:p>String[] trans6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9];[.B689];[.C689];[.D689])" office:value-type="string" office:string-value="String[] trans688= {&quot;01-Sep-2018&quot;,&quot;Credit&quot;,&quot;100.10&quot;,&quot;100.10&quot;};" calcext:value-type="string">
            <text:p>String[] trans6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0];[.B690];[.C690];[.D690])" office:value-type="string" office:string-value="String[] trans689= {&quot;01-Sep-2018&quot;,&quot;Credit&quot;,&quot;100.10&quot;,&quot;100.10&quot;};" calcext:value-type="string">
            <text:p>String[] trans6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1];[.B691];[.C691];[.D691])" office:value-type="string" office:string-value="String[] trans690= {&quot;01-Sep-2018&quot;,&quot;Credit&quot;,&quot;100.10&quot;,&quot;100.10&quot;};" calcext:value-type="string">
            <text:p>String[] trans6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2];[.B692];[.C692];[.D692])" office:value-type="string" office:string-value="String[] trans691= {&quot;01-Sep-2018&quot;,&quot;Credit&quot;,&quot;100.10&quot;,&quot;100.10&quot;};" calcext:value-type="string">
            <text:p>String[] trans6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3];[.B693];[.C693];[.D693])" office:value-type="string" office:string-value="String[] trans692= {&quot;01-Sep-2018&quot;,&quot;Credit&quot;,&quot;100.10&quot;,&quot;100.10&quot;};" calcext:value-type="string">
            <text:p>String[] trans6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4];[.B694];[.C694];[.D694])" office:value-type="string" office:string-value="String[] trans693= {&quot;01-Sep-2018&quot;,&quot;Credit&quot;,&quot;100.10&quot;,&quot;100.10&quot;};" calcext:value-type="string">
            <text:p>String[] trans6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5];[.B695];[.C695];[.D695])" office:value-type="string" office:string-value="String[] trans694= {&quot;01-Sep-2018&quot;,&quot;Credit&quot;,&quot;100.10&quot;,&quot;100.10&quot;};" calcext:value-type="string">
            <text:p>String[] trans6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6];[.B696];[.C696];[.D696])" office:value-type="string" office:string-value="String[] trans695= {&quot;01-Sep-2018&quot;,&quot;Credit&quot;,&quot;100.10&quot;,&quot;100.10&quot;};" calcext:value-type="string">
            <text:p>String[] trans6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7];[.B697];[.C697];[.D697])" office:value-type="string" office:string-value="String[] trans696= {&quot;01-Sep-2018&quot;,&quot;Credit&quot;,&quot;100.10&quot;,&quot;100.10&quot;};" calcext:value-type="string">
            <text:p>String[] trans6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8];[.B698];[.C698];[.D698])" office:value-type="string" office:string-value="String[] trans697= {&quot;01-Sep-2018&quot;,&quot;Credit&quot;,&quot;100.10&quot;,&quot;100.10&quot;};" calcext:value-type="string">
            <text:p>String[] trans6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9];[.B699];[.C699];[.D699])" office:value-type="string" office:string-value="String[] trans698= {&quot;01-Sep-2018&quot;,&quot;Credit&quot;,&quot;100.10&quot;,&quot;100.10&quot;};" calcext:value-type="string">
            <text:p>String[] trans6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0];[.B700];[.C700];[.D700])" office:value-type="string" office:string-value="String[] trans699= {&quot;01-Sep-2018&quot;,&quot;Credit&quot;,&quot;100.10&quot;,&quot;100.10&quot;};" calcext:value-type="string">
            <text:p>String[] trans6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1];[.B701];[.C701];[.D701])" office:value-type="string" office:string-value="String[] trans700= {&quot;01-Sep-2018&quot;,&quot;Credit&quot;,&quot;100.10&quot;,&quot;100.10&quot;};" calcext:value-type="string">
            <text:p>String[] trans7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2];[.B702];[.C702];[.D702])" office:value-type="string" office:string-value="String[] trans701= {&quot;01-Sep-2018&quot;,&quot;Credit&quot;,&quot;100.10&quot;,&quot;100.10&quot;};" calcext:value-type="string">
            <text:p>String[] trans7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3];[.B703];[.C703];[.D703])" office:value-type="string" office:string-value="String[] trans702= {&quot;01-Sep-2018&quot;,&quot;Credit&quot;,&quot;100.10&quot;,&quot;100.10&quot;};" calcext:value-type="string">
            <text:p>String[] trans7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4];[.B704];[.C704];[.D704])" office:value-type="string" office:string-value="String[] trans703= {&quot;01-Sep-2018&quot;,&quot;Credit&quot;,&quot;100.10&quot;,&quot;100.10&quot;};" calcext:value-type="string">
            <text:p>String[] trans7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5];[.B705];[.C705];[.D705])" office:value-type="string" office:string-value="String[] trans704= {&quot;01-Sep-2018&quot;,&quot;Credit&quot;,&quot;100.10&quot;,&quot;100.10&quot;};" calcext:value-type="string">
            <text:p>String[] trans7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6];[.B706];[.C706];[.D706])" office:value-type="string" office:string-value="String[] trans705= {&quot;01-Sep-2018&quot;,&quot;Credit&quot;,&quot;100.10&quot;,&quot;100.10&quot;};" calcext:value-type="string">
            <text:p>String[] trans7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7];[.B707];[.C707];[.D707])" office:value-type="string" office:string-value="String[] trans706= {&quot;01-Sep-2018&quot;,&quot;Credit&quot;,&quot;100.10&quot;,&quot;100.10&quot;};" calcext:value-type="string">
            <text:p>String[] trans7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8];[.B708];[.C708];[.D708])" office:value-type="string" office:string-value="String[] trans707= {&quot;01-Sep-2018&quot;,&quot;Credit&quot;,&quot;100.10&quot;,&quot;100.10&quot;};" calcext:value-type="string">
            <text:p>String[] trans7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9];[.B709];[.C709];[.D709])" office:value-type="string" office:string-value="String[] trans708= {&quot;01-Sep-2018&quot;,&quot;Credit&quot;,&quot;100.10&quot;,&quot;100.10&quot;};" calcext:value-type="string">
            <text:p>String[] trans7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0];[.B710];[.C710];[.D710])" office:value-type="string" office:string-value="String[] trans709= {&quot;01-Sep-2018&quot;,&quot;Credit&quot;,&quot;100.10&quot;,&quot;100.10&quot;};" calcext:value-type="string">
            <text:p>String[] trans7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1];[.B711];[.C711];[.D711])" office:value-type="string" office:string-value="String[] trans710= {&quot;01-Sep-2018&quot;,&quot;Credit&quot;,&quot;100.10&quot;,&quot;100.10&quot;};" calcext:value-type="string">
            <text:p>String[] trans7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2];[.B712];[.C712];[.D712])" office:value-type="string" office:string-value="String[] trans711= {&quot;01-Sep-2018&quot;,&quot;Credit&quot;,&quot;100.10&quot;,&quot;100.10&quot;};" calcext:value-type="string">
            <text:p>String[] trans7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3];[.B713];[.C713];[.D713])" office:value-type="string" office:string-value="String[] trans712= {&quot;01-Sep-2018&quot;,&quot;Credit&quot;,&quot;100.10&quot;,&quot;100.10&quot;};" calcext:value-type="string">
            <text:p>String[] trans7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4];[.B714];[.C714];[.D714])" office:value-type="string" office:string-value="String[] trans713= {&quot;01-Sep-2018&quot;,&quot;Credit&quot;,&quot;100.10&quot;,&quot;100.10&quot;};" calcext:value-type="string">
            <text:p>String[] trans7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5];[.B715];[.C715];[.D715])" office:value-type="string" office:string-value="String[] trans714= {&quot;01-Sep-2018&quot;,&quot;Credit&quot;,&quot;100.10&quot;,&quot;100.10&quot;};" calcext:value-type="string">
            <text:p>String[] trans7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6];[.B716];[.C716];[.D716])" office:value-type="string" office:string-value="String[] trans715= {&quot;01-Sep-2018&quot;,&quot;Credit&quot;,&quot;100.10&quot;,&quot;100.10&quot;};" calcext:value-type="string">
            <text:p>String[] trans7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7];[.B717];[.C717];[.D717])" office:value-type="string" office:string-value="String[] trans716= {&quot;01-Sep-2018&quot;,&quot;Credit&quot;,&quot;100.10&quot;,&quot;100.10&quot;};" calcext:value-type="string">
            <text:p>String[] trans7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8];[.B718];[.C718];[.D718])" office:value-type="string" office:string-value="String[] trans717= {&quot;01-Sep-2018&quot;,&quot;Credit&quot;,&quot;100.10&quot;,&quot;100.10&quot;};" calcext:value-type="string">
            <text:p>String[] trans7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9];[.B719];[.C719];[.D719])" office:value-type="string" office:string-value="String[] trans718= {&quot;01-Sep-2018&quot;,&quot;Credit&quot;,&quot;100.10&quot;,&quot;100.10&quot;};" calcext:value-type="string">
            <text:p>String[] trans7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0];[.B720];[.C720];[.D720])" office:value-type="string" office:string-value="String[] trans719= {&quot;01-Sep-2018&quot;,&quot;Credit&quot;,&quot;100.10&quot;,&quot;100.10&quot;};" calcext:value-type="string">
            <text:p>String[] trans7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1];[.B721];[.C721];[.D721])" office:value-type="string" office:string-value="String[] trans720= {&quot;01-Sep-2018&quot;,&quot;Credit&quot;,&quot;100.10&quot;,&quot;100.10&quot;};" calcext:value-type="string">
            <text:p>String[] trans7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2];[.B722];[.C722];[.D722])" office:value-type="string" office:string-value="String[] trans721= {&quot;01-Sep-2018&quot;,&quot;Credit&quot;,&quot;100.10&quot;,&quot;100.10&quot;};" calcext:value-type="string">
            <text:p>String[] trans7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3];[.B723];[.C723];[.D723])" office:value-type="string" office:string-value="String[] trans722= {&quot;01-Sep-2018&quot;,&quot;Credit&quot;,&quot;100.10&quot;,&quot;100.10&quot;};" calcext:value-type="string">
            <text:p>String[] trans7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4];[.B724];[.C724];[.D724])" office:value-type="string" office:string-value="String[] trans723= {&quot;01-Sep-2018&quot;,&quot;Credit&quot;,&quot;100.10&quot;,&quot;100.10&quot;};" calcext:value-type="string">
            <text:p>String[] trans7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5];[.B725];[.C725];[.D725])" office:value-type="string" office:string-value="String[] trans724= {&quot;01-Sep-2018&quot;,&quot;Credit&quot;,&quot;100.10&quot;,&quot;100.10&quot;};" calcext:value-type="string">
            <text:p>String[] trans7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6];[.B726];[.C726];[.D726])" office:value-type="string" office:string-value="String[] trans725= {&quot;01-Sep-2018&quot;,&quot;Credit&quot;,&quot;100.10&quot;,&quot;100.10&quot;};" calcext:value-type="string">
            <text:p>String[] trans7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7];[.B727];[.C727];[.D727])" office:value-type="string" office:string-value="String[] trans726= {&quot;01-Sep-2018&quot;,&quot;Credit&quot;,&quot;100.10&quot;,&quot;100.10&quot;};" calcext:value-type="string">
            <text:p>String[] trans7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8];[.B728];[.C728];[.D728])" office:value-type="string" office:string-value="String[] trans727= {&quot;01-Sep-2018&quot;,&quot;Credit&quot;,&quot;100.10&quot;,&quot;100.10&quot;};" calcext:value-type="string">
            <text:p>String[] trans7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9];[.B729];[.C729];[.D729])" office:value-type="string" office:string-value="String[] trans728= {&quot;01-Sep-2018&quot;,&quot;Credit&quot;,&quot;100.10&quot;,&quot;100.10&quot;};" calcext:value-type="string">
            <text:p>String[] trans7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0];[.B730];[.C730];[.D730])" office:value-type="string" office:string-value="String[] trans729= {&quot;01-Sep-2018&quot;,&quot;Credit&quot;,&quot;100.10&quot;,&quot;100.10&quot;};" calcext:value-type="string">
            <text:p>String[] trans7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1];[.B731];[.C731];[.D731])" office:value-type="string" office:string-value="String[] trans730= {&quot;01-Sep-2018&quot;,&quot;Credit&quot;,&quot;100.10&quot;,&quot;100.10&quot;};" calcext:value-type="string">
            <text:p>String[] trans7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2];[.B732];[.C732];[.D732])" office:value-type="string" office:string-value="String[] trans731= {&quot;01-Sep-2018&quot;,&quot;Credit&quot;,&quot;100.10&quot;,&quot;100.10&quot;};" calcext:value-type="string">
            <text:p>String[] trans7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3];[.B733];[.C733];[.D733])" office:value-type="string" office:string-value="String[] trans732= {&quot;01-Sep-2018&quot;,&quot;Credit&quot;,&quot;100.10&quot;,&quot;100.10&quot;};" calcext:value-type="string">
            <text:p>String[] trans7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4];[.B734];[.C734];[.D734])" office:value-type="string" office:string-value="String[] trans733= {&quot;01-Sep-2018&quot;,&quot;Credit&quot;,&quot;100.10&quot;,&quot;100.10&quot;};" calcext:value-type="string">
            <text:p>String[] trans7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5];[.B735];[.C735];[.D735])" office:value-type="string" office:string-value="String[] trans734= {&quot;01-Sep-2018&quot;,&quot;Credit&quot;,&quot;100.10&quot;,&quot;100.10&quot;};" calcext:value-type="string">
            <text:p>String[] trans7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6];[.B736];[.C736];[.D736])" office:value-type="string" office:string-value="String[] trans735= {&quot;01-Sep-2018&quot;,&quot;Credit&quot;,&quot;100.10&quot;,&quot;100.10&quot;};" calcext:value-type="string">
            <text:p>String[] trans7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7];[.B737];[.C737];[.D737])" office:value-type="string" office:string-value="String[] trans736= {&quot;01-Sep-2018&quot;,&quot;Credit&quot;,&quot;100.10&quot;,&quot;100.10&quot;};" calcext:value-type="string">
            <text:p>String[] trans7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8];[.B738];[.C738];[.D738])" office:value-type="string" office:string-value="String[] trans737= {&quot;01-Sep-2018&quot;,&quot;Credit&quot;,&quot;100.10&quot;,&quot;100.10&quot;};" calcext:value-type="string">
            <text:p>String[] trans7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9];[.B739];[.C739];[.D739])" office:value-type="string" office:string-value="String[] trans738= {&quot;01-Sep-2018&quot;,&quot;Credit&quot;,&quot;100.10&quot;,&quot;100.10&quot;};" calcext:value-type="string">
            <text:p>String[] trans7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0];[.B740];[.C740];[.D740])" office:value-type="string" office:string-value="String[] trans739= {&quot;01-Sep-2018&quot;,&quot;Credit&quot;,&quot;100.10&quot;,&quot;100.10&quot;};" calcext:value-type="string">
            <text:p>String[] trans7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1];[.B741];[.C741];[.D741])" office:value-type="string" office:string-value="String[] trans740= {&quot;01-Sep-2018&quot;,&quot;Credit&quot;,&quot;100.10&quot;,&quot;100.10&quot;};" calcext:value-type="string">
            <text:p>String[] trans7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2];[.B742];[.C742];[.D742])" office:value-type="string" office:string-value="String[] trans741= {&quot;01-Sep-2018&quot;,&quot;Credit&quot;,&quot;100.10&quot;,&quot;100.10&quot;};" calcext:value-type="string">
            <text:p>String[] trans7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3];[.B743];[.C743];[.D743])" office:value-type="string" office:string-value="String[] trans742= {&quot;01-Sep-2018&quot;,&quot;Credit&quot;,&quot;100.10&quot;,&quot;100.10&quot;};" calcext:value-type="string">
            <text:p>String[] trans7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4];[.B744];[.C744];[.D744])" office:value-type="string" office:string-value="String[] trans743= {&quot;01-Sep-2018&quot;,&quot;Credit&quot;,&quot;100.10&quot;,&quot;100.10&quot;};" calcext:value-type="string">
            <text:p>String[] trans7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5];[.B745];[.C745];[.D745])" office:value-type="string" office:string-value="String[] trans744= {&quot;01-Sep-2018&quot;,&quot;Credit&quot;,&quot;100.10&quot;,&quot;100.10&quot;};" calcext:value-type="string">
            <text:p>String[] trans7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6];[.B746];[.C746];[.D746])" office:value-type="string" office:string-value="String[] trans745= {&quot;01-Sep-2018&quot;,&quot;Credit&quot;,&quot;100.10&quot;,&quot;100.10&quot;};" calcext:value-type="string">
            <text:p>String[] trans7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7];[.B747];[.C747];[.D747])" office:value-type="string" office:string-value="String[] trans746= {&quot;01-Sep-2018&quot;,&quot;Credit&quot;,&quot;100.10&quot;,&quot;100.10&quot;};" calcext:value-type="string">
            <text:p>String[] trans7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8];[.B748];[.C748];[.D748])" office:value-type="string" office:string-value="String[] trans747= {&quot;01-Sep-2018&quot;,&quot;Credit&quot;,&quot;100.10&quot;,&quot;100.10&quot;};" calcext:value-type="string">
            <text:p>String[] trans7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9];[.B749];[.C749];[.D749])" office:value-type="string" office:string-value="String[] trans748= {&quot;01-Sep-2018&quot;,&quot;Credit&quot;,&quot;100.10&quot;,&quot;100.10&quot;};" calcext:value-type="string">
            <text:p>String[] trans7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0];[.B750];[.C750];[.D750])" office:value-type="string" office:string-value="String[] trans749= {&quot;01-Sep-2018&quot;,&quot;Credit&quot;,&quot;100.10&quot;,&quot;100.10&quot;};" calcext:value-type="string">
            <text:p>String[] trans7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1];[.B751];[.C751];[.D751])" office:value-type="string" office:string-value="String[] trans750= {&quot;01-Sep-2018&quot;,&quot;Credit&quot;,&quot;100.10&quot;,&quot;100.10&quot;};" calcext:value-type="string">
            <text:p>String[] trans7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2];[.B752];[.C752];[.D752])" office:value-type="string" office:string-value="String[] trans751= {&quot;01-Sep-2018&quot;,&quot;Credit&quot;,&quot;100.10&quot;,&quot;100.10&quot;};" calcext:value-type="string">
            <text:p>String[] trans7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3];[.B753];[.C753];[.D753])" office:value-type="string" office:string-value="String[] trans752= {&quot;01-Sep-2018&quot;,&quot;Credit&quot;,&quot;100.10&quot;,&quot;100.10&quot;};" calcext:value-type="string">
            <text:p>String[] trans7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4];[.B754];[.C754];[.D754])" office:value-type="string" office:string-value="String[] trans753= {&quot;01-Sep-2018&quot;,&quot;Credit&quot;,&quot;100.10&quot;,&quot;100.10&quot;};" calcext:value-type="string">
            <text:p>String[] trans7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5];[.B755];[.C755];[.D755])" office:value-type="string" office:string-value="String[] trans754= {&quot;01-Sep-2018&quot;,&quot;Credit&quot;,&quot;100.10&quot;,&quot;100.10&quot;};" calcext:value-type="string">
            <text:p>String[] trans7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6];[.B756];[.C756];[.D756])" office:value-type="string" office:string-value="String[] trans755= {&quot;01-Sep-2018&quot;,&quot;Credit&quot;,&quot;100.10&quot;,&quot;100.10&quot;};" calcext:value-type="string">
            <text:p>String[] trans7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7];[.B757];[.C757];[.D757])" office:value-type="string" office:string-value="String[] trans756= {&quot;01-Sep-2018&quot;,&quot;Credit&quot;,&quot;100.10&quot;,&quot;100.10&quot;};" calcext:value-type="string">
            <text:p>String[] trans7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8];[.B758];[.C758];[.D758])" office:value-type="string" office:string-value="String[] trans757= {&quot;01-Sep-2018&quot;,&quot;Credit&quot;,&quot;100.10&quot;,&quot;100.10&quot;};" calcext:value-type="string">
            <text:p>String[] trans7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9];[.B759];[.C759];[.D759])" office:value-type="string" office:string-value="String[] trans758= {&quot;01-Sep-2018&quot;,&quot;Credit&quot;,&quot;100.10&quot;,&quot;100.10&quot;};" calcext:value-type="string">
            <text:p>String[] trans7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0];[.B760];[.C760];[.D760])" office:value-type="string" office:string-value="String[] trans759= {&quot;01-Sep-2018&quot;,&quot;Credit&quot;,&quot;100.10&quot;,&quot;100.10&quot;};" calcext:value-type="string">
            <text:p>String[] trans7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1];[.B761];[.C761];[.D761])" office:value-type="string" office:string-value="String[] trans760= {&quot;01-Sep-2018&quot;,&quot;Credit&quot;,&quot;100.10&quot;,&quot;100.10&quot;};" calcext:value-type="string">
            <text:p>String[] trans7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2];[.B762];[.C762];[.D762])" office:value-type="string" office:string-value="String[] trans761= {&quot;01-Sep-2018&quot;,&quot;Credit&quot;,&quot;100.10&quot;,&quot;100.10&quot;};" calcext:value-type="string">
            <text:p>String[] trans7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3];[.B763];[.C763];[.D763])" office:value-type="string" office:string-value="String[] trans762= {&quot;01-Sep-2018&quot;,&quot;Credit&quot;,&quot;100.10&quot;,&quot;100.10&quot;};" calcext:value-type="string">
            <text:p>String[] trans7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4];[.B764];[.C764];[.D764])" office:value-type="string" office:string-value="String[] trans763= {&quot;01-Sep-2018&quot;,&quot;Credit&quot;,&quot;100.10&quot;,&quot;100.10&quot;};" calcext:value-type="string">
            <text:p>String[] trans7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5];[.B765];[.C765];[.D765])" office:value-type="string" office:string-value="String[] trans764= {&quot;01-Sep-2018&quot;,&quot;Credit&quot;,&quot;100.10&quot;,&quot;100.10&quot;};" calcext:value-type="string">
            <text:p>String[] trans7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6];[.B766];[.C766];[.D766])" office:value-type="string" office:string-value="String[] trans765= {&quot;01-Sep-2018&quot;,&quot;Credit&quot;,&quot;100.10&quot;,&quot;100.10&quot;};" calcext:value-type="string">
            <text:p>String[] trans7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7];[.B767];[.C767];[.D767])" office:value-type="string" office:string-value="String[] trans766= {&quot;01-Sep-2018&quot;,&quot;Credit&quot;,&quot;100.10&quot;,&quot;100.10&quot;};" calcext:value-type="string">
            <text:p>String[] trans7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8];[.B768];[.C768];[.D768])" office:value-type="string" office:string-value="String[] trans767= {&quot;01-Sep-2018&quot;,&quot;Credit&quot;,&quot;100.10&quot;,&quot;100.10&quot;};" calcext:value-type="string">
            <text:p>String[] trans7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9];[.B769];[.C769];[.D769])" office:value-type="string" office:string-value="String[] trans768= {&quot;01-Sep-2018&quot;,&quot;Credit&quot;,&quot;100.10&quot;,&quot;100.10&quot;};" calcext:value-type="string">
            <text:p>String[] trans7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0];[.B770];[.C770];[.D770])" office:value-type="string" office:string-value="String[] trans769= {&quot;01-Sep-2018&quot;,&quot;Credit&quot;,&quot;100.10&quot;,&quot;100.10&quot;};" calcext:value-type="string">
            <text:p>String[] trans7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1];[.B771];[.C771];[.D771])" office:value-type="string" office:string-value="String[] trans770= {&quot;01-Sep-2018&quot;,&quot;Credit&quot;,&quot;100.10&quot;,&quot;100.10&quot;};" calcext:value-type="string">
            <text:p>String[] trans7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2];[.B772];[.C772];[.D772])" office:value-type="string" office:string-value="String[] trans771= {&quot;01-Sep-2018&quot;,&quot;Credit&quot;,&quot;100.10&quot;,&quot;100.10&quot;};" calcext:value-type="string">
            <text:p>String[] trans7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3];[.B773];[.C773];[.D773])" office:value-type="string" office:string-value="String[] trans772= {&quot;01-Sep-2018&quot;,&quot;Credit&quot;,&quot;100.10&quot;,&quot;100.10&quot;};" calcext:value-type="string">
            <text:p>String[] trans7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4];[.B774];[.C774];[.D774])" office:value-type="string" office:string-value="String[] trans773= {&quot;01-Sep-2018&quot;,&quot;Credit&quot;,&quot;100.10&quot;,&quot;100.10&quot;};" calcext:value-type="string">
            <text:p>String[] trans7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5];[.B775];[.C775];[.D775])" office:value-type="string" office:string-value="String[] trans774= {&quot;01-Sep-2018&quot;,&quot;Credit&quot;,&quot;100.10&quot;,&quot;100.10&quot;};" calcext:value-type="string">
            <text:p>String[] trans7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6];[.B776];[.C776];[.D776])" office:value-type="string" office:string-value="String[] trans775= {&quot;01-Sep-2018&quot;,&quot;Credit&quot;,&quot;100.10&quot;,&quot;100.10&quot;};" calcext:value-type="string">
            <text:p>String[] trans7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7];[.B777];[.C777];[.D777])" office:value-type="string" office:string-value="String[] trans776= {&quot;01-Sep-2018&quot;,&quot;Credit&quot;,&quot;100.10&quot;,&quot;100.10&quot;};" calcext:value-type="string">
            <text:p>String[] trans7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8];[.B778];[.C778];[.D778])" office:value-type="string" office:string-value="String[] trans777= {&quot;01-Sep-2018&quot;,&quot;Credit&quot;,&quot;100.10&quot;,&quot;100.10&quot;};" calcext:value-type="string">
            <text:p>String[] trans7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9];[.B779];[.C779];[.D779])" office:value-type="string" office:string-value="String[] trans778= {&quot;01-Sep-2018&quot;,&quot;Credit&quot;,&quot;100.10&quot;,&quot;100.10&quot;};" calcext:value-type="string">
            <text:p>String[] trans7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0];[.B780];[.C780];[.D780])" office:value-type="string" office:string-value="String[] trans779= {&quot;01-Sep-2018&quot;,&quot;Credit&quot;,&quot;100.10&quot;,&quot;100.10&quot;};" calcext:value-type="string">
            <text:p>String[] trans7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1];[.B781];[.C781];[.D781])" office:value-type="string" office:string-value="String[] trans780= {&quot;01-Sep-2018&quot;,&quot;Credit&quot;,&quot;100.10&quot;,&quot;100.10&quot;};" calcext:value-type="string">
            <text:p>String[] trans7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2];[.B782];[.C782];[.D782])" office:value-type="string" office:string-value="String[] trans781= {&quot;01-Sep-2018&quot;,&quot;Credit&quot;,&quot;100.10&quot;,&quot;100.10&quot;};" calcext:value-type="string">
            <text:p>String[] trans7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3];[.B783];[.C783];[.D783])" office:value-type="string" office:string-value="String[] trans782= {&quot;01-Sep-2018&quot;,&quot;Credit&quot;,&quot;100.10&quot;,&quot;100.10&quot;};" calcext:value-type="string">
            <text:p>String[] trans7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4];[.B784];[.C784];[.D784])" office:value-type="string" office:string-value="String[] trans783= {&quot;01-Sep-2018&quot;,&quot;Credit&quot;,&quot;100.10&quot;,&quot;100.10&quot;};" calcext:value-type="string">
            <text:p>String[] trans7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5];[.B785];[.C785];[.D785])" office:value-type="string" office:string-value="String[] trans784= {&quot;01-Sep-2018&quot;,&quot;Credit&quot;,&quot;100.10&quot;,&quot;100.10&quot;};" calcext:value-type="string">
            <text:p>String[] trans7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6];[.B786];[.C786];[.D786])" office:value-type="string" office:string-value="String[] trans785= {&quot;01-Sep-2018&quot;,&quot;Credit&quot;,&quot;100.10&quot;,&quot;100.10&quot;};" calcext:value-type="string">
            <text:p>String[] trans7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7];[.B787];[.C787];[.D787])" office:value-type="string" office:string-value="String[] trans786= {&quot;01-Sep-2018&quot;,&quot;Credit&quot;,&quot;100.10&quot;,&quot;100.10&quot;};" calcext:value-type="string">
            <text:p>String[] trans7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8];[.B788];[.C788];[.D788])" office:value-type="string" office:string-value="String[] trans787= {&quot;01-Sep-2018&quot;,&quot;Credit&quot;,&quot;100.10&quot;,&quot;100.10&quot;};" calcext:value-type="string">
            <text:p>String[] trans7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9];[.B789];[.C789];[.D789])" office:value-type="string" office:string-value="String[] trans788= {&quot;01-Sep-2018&quot;,&quot;Credit&quot;,&quot;100.10&quot;,&quot;100.10&quot;};" calcext:value-type="string">
            <text:p>String[] trans7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0];[.B790];[.C790];[.D790])" office:value-type="string" office:string-value="String[] trans789= {&quot;01-Sep-2018&quot;,&quot;Credit&quot;,&quot;100.10&quot;,&quot;100.10&quot;};" calcext:value-type="string">
            <text:p>String[] trans7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1];[.B791];[.C791];[.D791])" office:value-type="string" office:string-value="String[] trans790= {&quot;01-Sep-2018&quot;,&quot;Credit&quot;,&quot;100.10&quot;,&quot;100.10&quot;};" calcext:value-type="string">
            <text:p>String[] trans7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2];[.B792];[.C792];[.D792])" office:value-type="string" office:string-value="String[] trans791= {&quot;01-Sep-2018&quot;,&quot;Credit&quot;,&quot;100.10&quot;,&quot;100.10&quot;};" calcext:value-type="string">
            <text:p>String[] trans7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3];[.B793];[.C793];[.D793])" office:value-type="string" office:string-value="String[] trans792= {&quot;01-Sep-2018&quot;,&quot;Credit&quot;,&quot;100.10&quot;,&quot;100.10&quot;};" calcext:value-type="string">
            <text:p>String[] trans7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4];[.B794];[.C794];[.D794])" office:value-type="string" office:string-value="String[] trans793= {&quot;01-Sep-2018&quot;,&quot;Credit&quot;,&quot;100.10&quot;,&quot;100.10&quot;};" calcext:value-type="string">
            <text:p>String[] trans7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5];[.B795];[.C795];[.D795])" office:value-type="string" office:string-value="String[] trans794= {&quot;01-Sep-2018&quot;,&quot;Credit&quot;,&quot;100.10&quot;,&quot;100.10&quot;};" calcext:value-type="string">
            <text:p>String[] trans7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6];[.B796];[.C796];[.D796])" office:value-type="string" office:string-value="String[] trans795= {&quot;01-Sep-2018&quot;,&quot;Credit&quot;,&quot;100.10&quot;,&quot;100.10&quot;};" calcext:value-type="string">
            <text:p>String[] trans7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7];[.B797];[.C797];[.D797])" office:value-type="string" office:string-value="String[] trans796= {&quot;01-Sep-2018&quot;,&quot;Credit&quot;,&quot;100.10&quot;,&quot;100.10&quot;};" calcext:value-type="string">
            <text:p>String[] trans7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8];[.B798];[.C798];[.D798])" office:value-type="string" office:string-value="String[] trans797= {&quot;01-Sep-2018&quot;,&quot;Credit&quot;,&quot;100.10&quot;,&quot;100.10&quot;};" calcext:value-type="string">
            <text:p>String[] trans7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9];[.B799];[.C799];[.D799])" office:value-type="string" office:string-value="String[] trans798= {&quot;01-Sep-2018&quot;,&quot;Credit&quot;,&quot;100.10&quot;,&quot;100.10&quot;};" calcext:value-type="string">
            <text:p>String[] trans7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0];[.B800];[.C800];[.D800])" office:value-type="string" office:string-value="String[] trans799= {&quot;01-Sep-2018&quot;,&quot;Credit&quot;,&quot;100.10&quot;,&quot;100.10&quot;};" calcext:value-type="string">
            <text:p>String[] trans7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1];[.B801];[.C801];[.D801])" office:value-type="string" office:string-value="String[] trans800= {&quot;01-Sep-2018&quot;,&quot;Credit&quot;,&quot;100.10&quot;,&quot;100.10&quot;};" calcext:value-type="string">
            <text:p>String[] trans8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2];[.B802];[.C802];[.D802])" office:value-type="string" office:string-value="String[] trans801= {&quot;01-Sep-2018&quot;,&quot;Credit&quot;,&quot;100.10&quot;,&quot;100.10&quot;};" calcext:value-type="string">
            <text:p>String[] trans8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3];[.B803];[.C803];[.D803])" office:value-type="string" office:string-value="String[] trans802= {&quot;01-Sep-2018&quot;,&quot;Credit&quot;,&quot;100.10&quot;,&quot;100.10&quot;};" calcext:value-type="string">
            <text:p>String[] trans8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4];[.B804];[.C804];[.D804])" office:value-type="string" office:string-value="String[] trans803= {&quot;01-Sep-2018&quot;,&quot;Credit&quot;,&quot;100.10&quot;,&quot;100.10&quot;};" calcext:value-type="string">
            <text:p>String[] trans8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5];[.B805];[.C805];[.D805])" office:value-type="string" office:string-value="String[] trans804= {&quot;01-Sep-2018&quot;,&quot;Credit&quot;,&quot;100.10&quot;,&quot;100.10&quot;};" calcext:value-type="string">
            <text:p>String[] trans8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6];[.B806];[.C806];[.D806])" office:value-type="string" office:string-value="String[] trans805= {&quot;01-Sep-2018&quot;,&quot;Credit&quot;,&quot;100.10&quot;,&quot;100.10&quot;};" calcext:value-type="string">
            <text:p>String[] trans8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7];[.B807];[.C807];[.D807])" office:value-type="string" office:string-value="String[] trans806= {&quot;01-Sep-2018&quot;,&quot;Credit&quot;,&quot;100.10&quot;,&quot;100.10&quot;};" calcext:value-type="string">
            <text:p>String[] trans8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8];[.B808];[.C808];[.D808])" office:value-type="string" office:string-value="String[] trans807= {&quot;01-Sep-2018&quot;,&quot;Credit&quot;,&quot;100.10&quot;,&quot;100.10&quot;};" calcext:value-type="string">
            <text:p>String[] trans8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9];[.B809];[.C809];[.D809])" office:value-type="string" office:string-value="String[] trans808= {&quot;01-Sep-2018&quot;,&quot;Credit&quot;,&quot;100.10&quot;,&quot;100.10&quot;};" calcext:value-type="string">
            <text:p>String[] trans8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0];[.B810];[.C810];[.D810])" office:value-type="string" office:string-value="String[] trans809= {&quot;01-Sep-2018&quot;,&quot;Credit&quot;,&quot;100.10&quot;,&quot;100.10&quot;};" calcext:value-type="string">
            <text:p>String[] trans8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1];[.B811];[.C811];[.D811])" office:value-type="string" office:string-value="String[] trans810= {&quot;01-Sep-2018&quot;,&quot;Credit&quot;,&quot;100.10&quot;,&quot;100.10&quot;};" calcext:value-type="string">
            <text:p>String[] trans8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2];[.B812];[.C812];[.D812])" office:value-type="string" office:string-value="String[] trans811= {&quot;01-Sep-2018&quot;,&quot;Credit&quot;,&quot;100.10&quot;,&quot;100.10&quot;};" calcext:value-type="string">
            <text:p>String[] trans8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3];[.B813];[.C813];[.D813])" office:value-type="string" office:string-value="String[] trans812= {&quot;01-Sep-2018&quot;,&quot;Credit&quot;,&quot;100.10&quot;,&quot;100.10&quot;};" calcext:value-type="string">
            <text:p>String[] trans8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4];[.B814];[.C814];[.D814])" office:value-type="string" office:string-value="String[] trans813= {&quot;01-Sep-2018&quot;,&quot;Credit&quot;,&quot;100.10&quot;,&quot;100.10&quot;};" calcext:value-type="string">
            <text:p>String[] trans8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5];[.B815];[.C815];[.D815])" office:value-type="string" office:string-value="String[] trans814= {&quot;01-Sep-2018&quot;,&quot;Credit&quot;,&quot;100.10&quot;,&quot;100.10&quot;};" calcext:value-type="string">
            <text:p>String[] trans8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6];[.B816];[.C816];[.D816])" office:value-type="string" office:string-value="String[] trans815= {&quot;01-Sep-2018&quot;,&quot;Credit&quot;,&quot;100.10&quot;,&quot;100.10&quot;};" calcext:value-type="string">
            <text:p>String[] trans8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7];[.B817];[.C817];[.D817])" office:value-type="string" office:string-value="String[] trans816= {&quot;01-Sep-2018&quot;,&quot;Credit&quot;,&quot;100.10&quot;,&quot;100.10&quot;};" calcext:value-type="string">
            <text:p>String[] trans8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8];[.B818];[.C818];[.D818])" office:value-type="string" office:string-value="String[] trans817= {&quot;01-Sep-2018&quot;,&quot;Credit&quot;,&quot;100.10&quot;,&quot;100.10&quot;};" calcext:value-type="string">
            <text:p>String[] trans8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9];[.B819];[.C819];[.D819])" office:value-type="string" office:string-value="String[] trans818= {&quot;01-Sep-2018&quot;,&quot;Credit&quot;,&quot;100.10&quot;,&quot;100.10&quot;};" calcext:value-type="string">
            <text:p>String[] trans8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0];[.B820];[.C820];[.D820])" office:value-type="string" office:string-value="String[] trans819= {&quot;01-Sep-2018&quot;,&quot;Credit&quot;,&quot;100.10&quot;,&quot;100.10&quot;};" calcext:value-type="string">
            <text:p>String[] trans8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1];[.B821];[.C821];[.D821])" office:value-type="string" office:string-value="String[] trans820= {&quot;01-Sep-2018&quot;,&quot;Credit&quot;,&quot;100.10&quot;,&quot;100.10&quot;};" calcext:value-type="string">
            <text:p>String[] trans8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2];[.B822];[.C822];[.D822])" office:value-type="string" office:string-value="String[] trans821= {&quot;01-Sep-2018&quot;,&quot;Credit&quot;,&quot;100.10&quot;,&quot;100.10&quot;};" calcext:value-type="string">
            <text:p>String[] trans8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3];[.B823];[.C823];[.D823])" office:value-type="string" office:string-value="String[] trans822= {&quot;01-Sep-2018&quot;,&quot;Credit&quot;,&quot;100.10&quot;,&quot;100.10&quot;};" calcext:value-type="string">
            <text:p>String[] trans8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4];[.B824];[.C824];[.D824])" office:value-type="string" office:string-value="String[] trans823= {&quot;01-Sep-2018&quot;,&quot;Credit&quot;,&quot;100.10&quot;,&quot;100.10&quot;};" calcext:value-type="string">
            <text:p>String[] trans8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5];[.B825];[.C825];[.D825])" office:value-type="string" office:string-value="String[] trans824= {&quot;01-Sep-2018&quot;,&quot;Credit&quot;,&quot;100.10&quot;,&quot;100.10&quot;};" calcext:value-type="string">
            <text:p>String[] trans8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6];[.B826];[.C826];[.D826])" office:value-type="string" office:string-value="String[] trans825= {&quot;01-Sep-2018&quot;,&quot;Credit&quot;,&quot;100.10&quot;,&quot;100.10&quot;};" calcext:value-type="string">
            <text:p>String[] trans8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7];[.B827];[.C827];[.D827])" office:value-type="string" office:string-value="String[] trans826= {&quot;01-Sep-2018&quot;,&quot;Credit&quot;,&quot;100.10&quot;,&quot;100.10&quot;};" calcext:value-type="string">
            <text:p>String[] trans8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8];[.B828];[.C828];[.D828])" office:value-type="string" office:string-value="String[] trans827= {&quot;01-Sep-2018&quot;,&quot;Credit&quot;,&quot;100.10&quot;,&quot;100.10&quot;};" calcext:value-type="string">
            <text:p>String[] trans8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9];[.B829];[.C829];[.D829])" office:value-type="string" office:string-value="String[] trans828= {&quot;01-Sep-2018&quot;,&quot;Credit&quot;,&quot;100.10&quot;,&quot;100.10&quot;};" calcext:value-type="string">
            <text:p>String[] trans8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0];[.B830];[.C830];[.D830])" office:value-type="string" office:string-value="String[] trans829= {&quot;01-Sep-2018&quot;,&quot;Credit&quot;,&quot;100.10&quot;,&quot;100.10&quot;};" calcext:value-type="string">
            <text:p>String[] trans8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1];[.B831];[.C831];[.D831])" office:value-type="string" office:string-value="String[] trans830= {&quot;01-Sep-2018&quot;,&quot;Credit&quot;,&quot;100.10&quot;,&quot;100.10&quot;};" calcext:value-type="string">
            <text:p>String[] trans8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2];[.B832];[.C832];[.D832])" office:value-type="string" office:string-value="String[] trans831= {&quot;01-Sep-2018&quot;,&quot;Credit&quot;,&quot;100.10&quot;,&quot;100.10&quot;};" calcext:value-type="string">
            <text:p>String[] trans8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3];[.B833];[.C833];[.D833])" office:value-type="string" office:string-value="String[] trans832= {&quot;01-Sep-2018&quot;,&quot;Credit&quot;,&quot;100.10&quot;,&quot;100.10&quot;};" calcext:value-type="string">
            <text:p>String[] trans8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4];[.B834];[.C834];[.D834])" office:value-type="string" office:string-value="String[] trans833= {&quot;01-Sep-2018&quot;,&quot;Credit&quot;,&quot;100.10&quot;,&quot;100.10&quot;};" calcext:value-type="string">
            <text:p>String[] trans8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5];[.B835];[.C835];[.D835])" office:value-type="string" office:string-value="String[] trans834= {&quot;01-Sep-2018&quot;,&quot;Credit&quot;,&quot;100.10&quot;,&quot;100.10&quot;};" calcext:value-type="string">
            <text:p>String[] trans8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6];[.B836];[.C836];[.D836])" office:value-type="string" office:string-value="String[] trans835= {&quot;01-Sep-2018&quot;,&quot;Credit&quot;,&quot;100.10&quot;,&quot;100.10&quot;};" calcext:value-type="string">
            <text:p>String[] trans8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7];[.B837];[.C837];[.D837])" office:value-type="string" office:string-value="String[] trans836= {&quot;01-Sep-2018&quot;,&quot;Credit&quot;,&quot;100.10&quot;,&quot;100.10&quot;};" calcext:value-type="string">
            <text:p>String[] trans8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8];[.B838];[.C838];[.D838])" office:value-type="string" office:string-value="String[] trans837= {&quot;01-Sep-2018&quot;,&quot;Credit&quot;,&quot;100.10&quot;,&quot;100.10&quot;};" calcext:value-type="string">
            <text:p>String[] trans8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9];[.B839];[.C839];[.D839])" office:value-type="string" office:string-value="String[] trans838= {&quot;01-Sep-2018&quot;,&quot;Credit&quot;,&quot;100.10&quot;,&quot;100.10&quot;};" calcext:value-type="string">
            <text:p>String[] trans8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0];[.B840];[.C840];[.D840])" office:value-type="string" office:string-value="String[] trans839= {&quot;01-Sep-2018&quot;,&quot;Credit&quot;,&quot;100.10&quot;,&quot;100.10&quot;};" calcext:value-type="string">
            <text:p>String[] trans8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1];[.B841];[.C841];[.D841])" office:value-type="string" office:string-value="String[] trans840= {&quot;01-Sep-2018&quot;,&quot;Credit&quot;,&quot;100.10&quot;,&quot;100.10&quot;};" calcext:value-type="string">
            <text:p>String[] trans8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2];[.B842];[.C842];[.D842])" office:value-type="string" office:string-value="String[] trans841= {&quot;01-Sep-2018&quot;,&quot;Credit&quot;,&quot;100.10&quot;,&quot;100.10&quot;};" calcext:value-type="string">
            <text:p>String[] trans8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3];[.B843];[.C843];[.D843])" office:value-type="string" office:string-value="String[] trans842= {&quot;01-Sep-2018&quot;,&quot;Credit&quot;,&quot;100.10&quot;,&quot;100.10&quot;};" calcext:value-type="string">
            <text:p>String[] trans8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4];[.B844];[.C844];[.D844])" office:value-type="string" office:string-value="String[] trans843= {&quot;01-Sep-2018&quot;,&quot;Credit&quot;,&quot;100.10&quot;,&quot;100.10&quot;};" calcext:value-type="string">
            <text:p>String[] trans8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5];[.B845];[.C845];[.D845])" office:value-type="string" office:string-value="String[] trans844= {&quot;01-Sep-2018&quot;,&quot;Credit&quot;,&quot;100.10&quot;,&quot;100.10&quot;};" calcext:value-type="string">
            <text:p>String[] trans8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6];[.B846];[.C846];[.D846])" office:value-type="string" office:string-value="String[] trans845= {&quot;01-Sep-2018&quot;,&quot;Credit&quot;,&quot;100.10&quot;,&quot;100.10&quot;};" calcext:value-type="string">
            <text:p>String[] trans8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7];[.B847];[.C847];[.D847])" office:value-type="string" office:string-value="String[] trans846= {&quot;01-Sep-2018&quot;,&quot;Credit&quot;,&quot;100.10&quot;,&quot;100.10&quot;};" calcext:value-type="string">
            <text:p>String[] trans8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8];[.B848];[.C848];[.D848])" office:value-type="string" office:string-value="String[] trans847= {&quot;01-Sep-2018&quot;,&quot;Credit&quot;,&quot;100.10&quot;,&quot;100.10&quot;};" calcext:value-type="string">
            <text:p>String[] trans8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9];[.B849];[.C849];[.D849])" office:value-type="string" office:string-value="String[] trans848= {&quot;01-Sep-2018&quot;,&quot;Credit&quot;,&quot;100.10&quot;,&quot;100.10&quot;};" calcext:value-type="string">
            <text:p>String[] trans8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0];[.B850];[.C850];[.D850])" office:value-type="string" office:string-value="String[] trans849= {&quot;01-Sep-2018&quot;,&quot;Credit&quot;,&quot;100.10&quot;,&quot;100.10&quot;};" calcext:value-type="string">
            <text:p>String[] trans8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1];[.B851];[.C851];[.D851])" office:value-type="string" office:string-value="String[] trans850= {&quot;01-Sep-2018&quot;,&quot;Credit&quot;,&quot;100.10&quot;,&quot;100.10&quot;};" calcext:value-type="string">
            <text:p>String[] trans8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2];[.B852];[.C852];[.D852])" office:value-type="string" office:string-value="String[] trans851= {&quot;01-Sep-2018&quot;,&quot;Credit&quot;,&quot;100.10&quot;,&quot;100.10&quot;};" calcext:value-type="string">
            <text:p>String[] trans8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3];[.B853];[.C853];[.D853])" office:value-type="string" office:string-value="String[] trans852= {&quot;01-Sep-2018&quot;,&quot;Credit&quot;,&quot;100.10&quot;,&quot;100.10&quot;};" calcext:value-type="string">
            <text:p>String[] trans8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4];[.B854];[.C854];[.D854])" office:value-type="string" office:string-value="String[] trans853= {&quot;01-Sep-2018&quot;,&quot;Credit&quot;,&quot;100.10&quot;,&quot;100.10&quot;};" calcext:value-type="string">
            <text:p>String[] trans8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5];[.B855];[.C855];[.D855])" office:value-type="string" office:string-value="String[] trans854= {&quot;01-Sep-2018&quot;,&quot;Credit&quot;,&quot;100.10&quot;,&quot;100.10&quot;};" calcext:value-type="string">
            <text:p>String[] trans8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6];[.B856];[.C856];[.D856])" office:value-type="string" office:string-value="String[] trans855= {&quot;01-Sep-2018&quot;,&quot;Credit&quot;,&quot;100.10&quot;,&quot;100.10&quot;};" calcext:value-type="string">
            <text:p>String[] trans8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7];[.B857];[.C857];[.D857])" office:value-type="string" office:string-value="String[] trans856= {&quot;01-Sep-2018&quot;,&quot;Credit&quot;,&quot;100.10&quot;,&quot;100.10&quot;};" calcext:value-type="string">
            <text:p>String[] trans8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8];[.B858];[.C858];[.D858])" office:value-type="string" office:string-value="String[] trans857= {&quot;01-Sep-2018&quot;,&quot;Credit&quot;,&quot;100.10&quot;,&quot;100.10&quot;};" calcext:value-type="string">
            <text:p>String[] trans8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9];[.B859];[.C859];[.D859])" office:value-type="string" office:string-value="String[] trans858= {&quot;01-Sep-2018&quot;,&quot;Credit&quot;,&quot;100.10&quot;,&quot;100.10&quot;};" calcext:value-type="string">
            <text:p>String[] trans8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0];[.B860];[.C860];[.D860])" office:value-type="string" office:string-value="String[] trans859= {&quot;01-Sep-2018&quot;,&quot;Credit&quot;,&quot;100.10&quot;,&quot;100.10&quot;};" calcext:value-type="string">
            <text:p>String[] trans8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1];[.B861];[.C861];[.D861])" office:value-type="string" office:string-value="String[] trans860= {&quot;01-Sep-2018&quot;,&quot;Credit&quot;,&quot;100.10&quot;,&quot;100.10&quot;};" calcext:value-type="string">
            <text:p>String[] trans8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2];[.B862];[.C862];[.D862])" office:value-type="string" office:string-value="String[] trans861= {&quot;01-Sep-2018&quot;,&quot;Credit&quot;,&quot;100.10&quot;,&quot;100.10&quot;};" calcext:value-type="string">
            <text:p>String[] trans8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3];[.B863];[.C863];[.D863])" office:value-type="string" office:string-value="String[] trans862= {&quot;01-Sep-2018&quot;,&quot;Credit&quot;,&quot;100.10&quot;,&quot;100.10&quot;};" calcext:value-type="string">
            <text:p>String[] trans8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4];[.B864];[.C864];[.D864])" office:value-type="string" office:string-value="String[] trans863= {&quot;01-Sep-2018&quot;,&quot;Credit&quot;,&quot;100.10&quot;,&quot;100.10&quot;};" calcext:value-type="string">
            <text:p>String[] trans8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5];[.B865];[.C865];[.D865])" office:value-type="string" office:string-value="String[] trans864= {&quot;01-Sep-2018&quot;,&quot;Credit&quot;,&quot;100.10&quot;,&quot;100.10&quot;};" calcext:value-type="string">
            <text:p>String[] trans8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6];[.B866];[.C866];[.D866])" office:value-type="string" office:string-value="String[] trans865= {&quot;01-Sep-2018&quot;,&quot;Credit&quot;,&quot;100.10&quot;,&quot;100.10&quot;};" calcext:value-type="string">
            <text:p>String[] trans8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7];[.B867];[.C867];[.D867])" office:value-type="string" office:string-value="String[] trans866= {&quot;01-Sep-2018&quot;,&quot;Credit&quot;,&quot;100.10&quot;,&quot;100.10&quot;};" calcext:value-type="string">
            <text:p>String[] trans8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8];[.B868];[.C868];[.D868])" office:value-type="string" office:string-value="String[] trans867= {&quot;01-Sep-2018&quot;,&quot;Credit&quot;,&quot;100.10&quot;,&quot;100.10&quot;};" calcext:value-type="string">
            <text:p>String[] trans8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9];[.B869];[.C869];[.D869])" office:value-type="string" office:string-value="String[] trans868= {&quot;01-Sep-2018&quot;,&quot;Credit&quot;,&quot;100.10&quot;,&quot;100.10&quot;};" calcext:value-type="string">
            <text:p>String[] trans8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0];[.B870];[.C870];[.D870])" office:value-type="string" office:string-value="String[] trans869= {&quot;01-Sep-2018&quot;,&quot;Credit&quot;,&quot;100.10&quot;,&quot;100.10&quot;};" calcext:value-type="string">
            <text:p>String[] trans8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1];[.B871];[.C871];[.D871])" office:value-type="string" office:string-value="String[] trans870= {&quot;01-Sep-2018&quot;,&quot;Credit&quot;,&quot;100.10&quot;,&quot;100.10&quot;};" calcext:value-type="string">
            <text:p>String[] trans8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2];[.B872];[.C872];[.D872])" office:value-type="string" office:string-value="String[] trans871= {&quot;01-Sep-2018&quot;,&quot;Credit&quot;,&quot;100.10&quot;,&quot;100.10&quot;};" calcext:value-type="string">
            <text:p>String[] trans8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3];[.B873];[.C873];[.D873])" office:value-type="string" office:string-value="String[] trans872= {&quot;01-Sep-2018&quot;,&quot;Credit&quot;,&quot;100.10&quot;,&quot;100.10&quot;};" calcext:value-type="string">
            <text:p>String[] trans8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4];[.B874];[.C874];[.D874])" office:value-type="string" office:string-value="String[] trans873= {&quot;01-Sep-2018&quot;,&quot;Credit&quot;,&quot;100.10&quot;,&quot;100.10&quot;};" calcext:value-type="string">
            <text:p>String[] trans8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5];[.B875];[.C875];[.D875])" office:value-type="string" office:string-value="String[] trans874= {&quot;01-Sep-2018&quot;,&quot;Credit&quot;,&quot;100.10&quot;,&quot;100.10&quot;};" calcext:value-type="string">
            <text:p>String[] trans8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6];[.B876];[.C876];[.D876])" office:value-type="string" office:string-value="String[] trans875= {&quot;01-Sep-2018&quot;,&quot;Credit&quot;,&quot;100.10&quot;,&quot;100.10&quot;};" calcext:value-type="string">
            <text:p>String[] trans8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7];[.B877];[.C877];[.D877])" office:value-type="string" office:string-value="String[] trans876= {&quot;01-Sep-2018&quot;,&quot;Credit&quot;,&quot;100.10&quot;,&quot;100.10&quot;};" calcext:value-type="string">
            <text:p>String[] trans8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8];[.B878];[.C878];[.D878])" office:value-type="string" office:string-value="String[] trans877= {&quot;01-Sep-2018&quot;,&quot;Credit&quot;,&quot;100.10&quot;,&quot;100.10&quot;};" calcext:value-type="string">
            <text:p>String[] trans8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9];[.B879];[.C879];[.D879])" office:value-type="string" office:string-value="String[] trans878= {&quot;01-Sep-2018&quot;,&quot;Credit&quot;,&quot;100.10&quot;,&quot;100.10&quot;};" calcext:value-type="string">
            <text:p>String[] trans8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0];[.B880];[.C880];[.D880])" office:value-type="string" office:string-value="String[] trans879= {&quot;01-Sep-2018&quot;,&quot;Credit&quot;,&quot;100.10&quot;,&quot;100.10&quot;};" calcext:value-type="string">
            <text:p>String[] trans8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1];[.B881];[.C881];[.D881])" office:value-type="string" office:string-value="String[] trans880= {&quot;01-Sep-2018&quot;,&quot;Credit&quot;,&quot;100.10&quot;,&quot;100.10&quot;};" calcext:value-type="string">
            <text:p>String[] trans8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2];[.B882];[.C882];[.D882])" office:value-type="string" office:string-value="String[] trans881= {&quot;01-Sep-2018&quot;,&quot;Credit&quot;,&quot;100.10&quot;,&quot;100.10&quot;};" calcext:value-type="string">
            <text:p>String[] trans8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3];[.B883];[.C883];[.D883])" office:value-type="string" office:string-value="String[] trans882= {&quot;01-Sep-2018&quot;,&quot;Credit&quot;,&quot;100.10&quot;,&quot;100.10&quot;};" calcext:value-type="string">
            <text:p>String[] trans8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4];[.B884];[.C884];[.D884])" office:value-type="string" office:string-value="String[] trans883= {&quot;01-Sep-2018&quot;,&quot;Credit&quot;,&quot;100.10&quot;,&quot;100.10&quot;};" calcext:value-type="string">
            <text:p>String[] trans8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5];[.B885];[.C885];[.D885])" office:value-type="string" office:string-value="String[] trans884= {&quot;01-Sep-2018&quot;,&quot;Credit&quot;,&quot;100.10&quot;,&quot;100.10&quot;};" calcext:value-type="string">
            <text:p>String[] trans8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6];[.B886];[.C886];[.D886])" office:value-type="string" office:string-value="String[] trans885= {&quot;01-Sep-2018&quot;,&quot;Credit&quot;,&quot;100.10&quot;,&quot;100.10&quot;};" calcext:value-type="string">
            <text:p>String[] trans8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7];[.B887];[.C887];[.D887])" office:value-type="string" office:string-value="String[] trans886= {&quot;01-Sep-2018&quot;,&quot;Credit&quot;,&quot;100.10&quot;,&quot;100.10&quot;};" calcext:value-type="string">
            <text:p>String[] trans8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8];[.B888];[.C888];[.D888])" office:value-type="string" office:string-value="String[] trans887= {&quot;01-Sep-2018&quot;,&quot;Credit&quot;,&quot;100.10&quot;,&quot;100.10&quot;};" calcext:value-type="string">
            <text:p>String[] trans8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9];[.B889];[.C889];[.D889])" office:value-type="string" office:string-value="String[] trans888= {&quot;01-Sep-2018&quot;,&quot;Credit&quot;,&quot;100.10&quot;,&quot;100.10&quot;};" calcext:value-type="string">
            <text:p>String[] trans8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0];[.B890];[.C890];[.D890])" office:value-type="string" office:string-value="String[] trans889= {&quot;01-Sep-2018&quot;,&quot;Credit&quot;,&quot;100.10&quot;,&quot;100.10&quot;};" calcext:value-type="string">
            <text:p>String[] trans8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1];[.B891];[.C891];[.D891])" office:value-type="string" office:string-value="String[] trans890= {&quot;01-Sep-2018&quot;,&quot;Credit&quot;,&quot;100.10&quot;,&quot;100.10&quot;};" calcext:value-type="string">
            <text:p>String[] trans8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2];[.B892];[.C892];[.D892])" office:value-type="string" office:string-value="String[] trans891= {&quot;01-Sep-2018&quot;,&quot;Credit&quot;,&quot;100.10&quot;,&quot;100.10&quot;};" calcext:value-type="string">
            <text:p>String[] trans8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3];[.B893];[.C893];[.D893])" office:value-type="string" office:string-value="String[] trans892= {&quot;01-Sep-2018&quot;,&quot;Credit&quot;,&quot;100.10&quot;,&quot;100.10&quot;};" calcext:value-type="string">
            <text:p>String[] trans8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4];[.B894];[.C894];[.D894])" office:value-type="string" office:string-value="String[] trans893= {&quot;01-Sep-2018&quot;,&quot;Credit&quot;,&quot;100.10&quot;,&quot;100.10&quot;};" calcext:value-type="string">
            <text:p>String[] trans8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5];[.B895];[.C895];[.D895])" office:value-type="string" office:string-value="String[] trans894= {&quot;01-Sep-2018&quot;,&quot;Credit&quot;,&quot;100.10&quot;,&quot;100.10&quot;};" calcext:value-type="string">
            <text:p>String[] trans8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6];[.B896];[.C896];[.D896])" office:value-type="string" office:string-value="String[] trans895= {&quot;01-Sep-2018&quot;,&quot;Credit&quot;,&quot;100.10&quot;,&quot;100.10&quot;};" calcext:value-type="string">
            <text:p>String[] trans8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7];[.B897];[.C897];[.D897])" office:value-type="string" office:string-value="String[] trans896= {&quot;01-Sep-2018&quot;,&quot;Credit&quot;,&quot;100.10&quot;,&quot;100.10&quot;};" calcext:value-type="string">
            <text:p>String[] trans8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8];[.B898];[.C898];[.D898])" office:value-type="string" office:string-value="String[] trans897= {&quot;01-Sep-2018&quot;,&quot;Credit&quot;,&quot;100.10&quot;,&quot;100.10&quot;};" calcext:value-type="string">
            <text:p>String[] trans8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9];[.B899];[.C899];[.D899])" office:value-type="string" office:string-value="String[] trans898= {&quot;01-Sep-2018&quot;,&quot;Credit&quot;,&quot;100.10&quot;,&quot;100.10&quot;};" calcext:value-type="string">
            <text:p>String[] trans8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0];[.B900];[.C900];[.D900])" office:value-type="string" office:string-value="String[] trans899= {&quot;01-Sep-2018&quot;,&quot;Credit&quot;,&quot;100.10&quot;,&quot;100.10&quot;};" calcext:value-type="string">
            <text:p>String[] trans8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1];[.B901];[.C901];[.D901])" office:value-type="string" office:string-value="String[] trans900= {&quot;01-Sep-2018&quot;,&quot;Credit&quot;,&quot;100.10&quot;,&quot;100.10&quot;};" calcext:value-type="string">
            <text:p>String[] trans9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2];[.B902];[.C902];[.D902])" office:value-type="string" office:string-value="String[] trans901= {&quot;01-Sep-2018&quot;,&quot;Credit&quot;,&quot;100.10&quot;,&quot;100.10&quot;};" calcext:value-type="string">
            <text:p>String[] trans9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3];[.B903];[.C903];[.D903])" office:value-type="string" office:string-value="String[] trans902= {&quot;01-Sep-2018&quot;,&quot;Credit&quot;,&quot;100.10&quot;,&quot;100.10&quot;};" calcext:value-type="string">
            <text:p>String[] trans9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4];[.B904];[.C904];[.D904])" office:value-type="string" office:string-value="String[] trans903= {&quot;01-Sep-2018&quot;,&quot;Credit&quot;,&quot;100.10&quot;,&quot;100.10&quot;};" calcext:value-type="string">
            <text:p>String[] trans9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5];[.B905];[.C905];[.D905])" office:value-type="string" office:string-value="String[] trans904= {&quot;01-Sep-2018&quot;,&quot;Credit&quot;,&quot;100.10&quot;,&quot;100.10&quot;};" calcext:value-type="string">
            <text:p>String[] trans9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6];[.B906];[.C906];[.D906])" office:value-type="string" office:string-value="String[] trans905= {&quot;01-Sep-2018&quot;,&quot;Credit&quot;,&quot;100.10&quot;,&quot;100.10&quot;};" calcext:value-type="string">
            <text:p>String[] trans9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7];[.B907];[.C907];[.D907])" office:value-type="string" office:string-value="String[] trans906= {&quot;01-Sep-2018&quot;,&quot;Credit&quot;,&quot;100.10&quot;,&quot;100.10&quot;};" calcext:value-type="string">
            <text:p>String[] trans9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8];[.B908];[.C908];[.D908])" office:value-type="string" office:string-value="String[] trans907= {&quot;01-Sep-2018&quot;,&quot;Credit&quot;,&quot;100.10&quot;,&quot;100.10&quot;};" calcext:value-type="string">
            <text:p>String[] trans9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9];[.B909];[.C909];[.D909])" office:value-type="string" office:string-value="String[] trans908= {&quot;01-Sep-2018&quot;,&quot;Credit&quot;,&quot;100.10&quot;,&quot;100.10&quot;};" calcext:value-type="string">
            <text:p>String[] trans9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0];[.B910];[.C910];[.D910])" office:value-type="string" office:string-value="String[] trans909= {&quot;01-Sep-2018&quot;,&quot;Credit&quot;,&quot;100.10&quot;,&quot;100.10&quot;};" calcext:value-type="string">
            <text:p>String[] trans9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1];[.B911];[.C911];[.D911])" office:value-type="string" office:string-value="String[] trans910= {&quot;01-Sep-2018&quot;,&quot;Credit&quot;,&quot;100.10&quot;,&quot;100.10&quot;};" calcext:value-type="string">
            <text:p>String[] trans9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2];[.B912];[.C912];[.D912])" office:value-type="string" office:string-value="String[] trans911= {&quot;01-Sep-2018&quot;,&quot;Credit&quot;,&quot;100.10&quot;,&quot;100.10&quot;};" calcext:value-type="string">
            <text:p>String[] trans9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3];[.B913];[.C913];[.D913])" office:value-type="string" office:string-value="String[] trans912= {&quot;01-Sep-2018&quot;,&quot;Credit&quot;,&quot;100.10&quot;,&quot;100.10&quot;};" calcext:value-type="string">
            <text:p>String[] trans9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4];[.B914];[.C914];[.D914])" office:value-type="string" office:string-value="String[] trans913= {&quot;01-Sep-2018&quot;,&quot;Credit&quot;,&quot;100.10&quot;,&quot;100.10&quot;};" calcext:value-type="string">
            <text:p>String[] trans9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5];[.B915];[.C915];[.D915])" office:value-type="string" office:string-value="String[] trans914= {&quot;01-Sep-2018&quot;,&quot;Credit&quot;,&quot;100.10&quot;,&quot;100.10&quot;};" calcext:value-type="string">
            <text:p>String[] trans9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6];[.B916];[.C916];[.D916])" office:value-type="string" office:string-value="String[] trans915= {&quot;01-Sep-2018&quot;,&quot;Credit&quot;,&quot;100.10&quot;,&quot;100.10&quot;};" calcext:value-type="string">
            <text:p>String[] trans9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7];[.B917];[.C917];[.D917])" office:value-type="string" office:string-value="String[] trans916= {&quot;01-Sep-2018&quot;,&quot;Credit&quot;,&quot;100.10&quot;,&quot;100.10&quot;};" calcext:value-type="string">
            <text:p>String[] trans9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8];[.B918];[.C918];[.D918])" office:value-type="string" office:string-value="String[] trans917= {&quot;01-Sep-2018&quot;,&quot;Credit&quot;,&quot;100.10&quot;,&quot;100.10&quot;};" calcext:value-type="string">
            <text:p>String[] trans9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9];[.B919];[.C919];[.D919])" office:value-type="string" office:string-value="String[] trans918= {&quot;01-Sep-2018&quot;,&quot;Credit&quot;,&quot;100.10&quot;,&quot;100.10&quot;};" calcext:value-type="string">
            <text:p>String[] trans9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0];[.B920];[.C920];[.D920])" office:value-type="string" office:string-value="String[] trans919= {&quot;01-Sep-2018&quot;,&quot;Credit&quot;,&quot;100.10&quot;,&quot;100.10&quot;};" calcext:value-type="string">
            <text:p>String[] trans9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1];[.B921];[.C921];[.D921])" office:value-type="string" office:string-value="String[] trans920= {&quot;01-Sep-2018&quot;,&quot;Credit&quot;,&quot;100.10&quot;,&quot;100.10&quot;};" calcext:value-type="string">
            <text:p>String[] trans9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2];[.B922];[.C922];[.D922])" office:value-type="string" office:string-value="String[] trans921= {&quot;01-Sep-2018&quot;,&quot;Credit&quot;,&quot;100.10&quot;,&quot;100.10&quot;};" calcext:value-type="string">
            <text:p>String[] trans9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3];[.B923];[.C923];[.D923])" office:value-type="string" office:string-value="String[] trans922= {&quot;01-Sep-2018&quot;,&quot;Credit&quot;,&quot;100.10&quot;,&quot;100.10&quot;};" calcext:value-type="string">
            <text:p>String[] trans9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4];[.B924];[.C924];[.D924])" office:value-type="string" office:string-value="String[] trans923= {&quot;01-Sep-2018&quot;,&quot;Credit&quot;,&quot;100.10&quot;,&quot;100.10&quot;};" calcext:value-type="string">
            <text:p>String[] trans9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5];[.B925];[.C925];[.D925])" office:value-type="string" office:string-value="String[] trans924= {&quot;01-Sep-2018&quot;,&quot;Credit&quot;,&quot;100.10&quot;,&quot;100.10&quot;};" calcext:value-type="string">
            <text:p>String[] trans9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6];[.B926];[.C926];[.D926])" office:value-type="string" office:string-value="String[] trans925= {&quot;01-Sep-2018&quot;,&quot;Credit&quot;,&quot;100.10&quot;,&quot;100.10&quot;};" calcext:value-type="string">
            <text:p>String[] trans9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7];[.B927];[.C927];[.D927])" office:value-type="string" office:string-value="String[] trans926= {&quot;01-Sep-2018&quot;,&quot;Credit&quot;,&quot;100.10&quot;,&quot;100.10&quot;};" calcext:value-type="string">
            <text:p>String[] trans9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8];[.B928];[.C928];[.D928])" office:value-type="string" office:string-value="String[] trans927= {&quot;01-Sep-2018&quot;,&quot;Credit&quot;,&quot;100.10&quot;,&quot;100.10&quot;};" calcext:value-type="string">
            <text:p>String[] trans9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9];[.B929];[.C929];[.D929])" office:value-type="string" office:string-value="String[] trans928= {&quot;01-Sep-2018&quot;,&quot;Credit&quot;,&quot;100.10&quot;,&quot;100.10&quot;};" calcext:value-type="string">
            <text:p>String[] trans9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0];[.B930];[.C930];[.D930])" office:value-type="string" office:string-value="String[] trans929= {&quot;01-Sep-2018&quot;,&quot;Credit&quot;,&quot;100.10&quot;,&quot;100.10&quot;};" calcext:value-type="string">
            <text:p>String[] trans9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1];[.B931];[.C931];[.D931])" office:value-type="string" office:string-value="String[] trans930= {&quot;01-Sep-2018&quot;,&quot;Credit&quot;,&quot;100.10&quot;,&quot;100.10&quot;};" calcext:value-type="string">
            <text:p>String[] trans9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2];[.B932];[.C932];[.D932])" office:value-type="string" office:string-value="String[] trans931= {&quot;01-Sep-2018&quot;,&quot;Credit&quot;,&quot;100.10&quot;,&quot;100.10&quot;};" calcext:value-type="string">
            <text:p>String[] trans9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3];[.B933];[.C933];[.D933])" office:value-type="string" office:string-value="String[] trans932= {&quot;01-Sep-2018&quot;,&quot;Credit&quot;,&quot;100.10&quot;,&quot;100.10&quot;};" calcext:value-type="string">
            <text:p>String[] trans9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4];[.B934];[.C934];[.D934])" office:value-type="string" office:string-value="String[] trans933= {&quot;01-Sep-2018&quot;,&quot;Credit&quot;,&quot;100.10&quot;,&quot;100.10&quot;};" calcext:value-type="string">
            <text:p>String[] trans9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5];[.B935];[.C935];[.D935])" office:value-type="string" office:string-value="String[] trans934= {&quot;01-Sep-2018&quot;,&quot;Credit&quot;,&quot;100.10&quot;,&quot;100.10&quot;};" calcext:value-type="string">
            <text:p>String[] trans9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6];[.B936];[.C936];[.D936])" office:value-type="string" office:string-value="String[] trans935= {&quot;01-Sep-2018&quot;,&quot;Credit&quot;,&quot;100.10&quot;,&quot;100.10&quot;};" calcext:value-type="string">
            <text:p>String[] trans9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7];[.B937];[.C937];[.D937])" office:value-type="string" office:string-value="String[] trans936= {&quot;01-Sep-2018&quot;,&quot;Credit&quot;,&quot;100.10&quot;,&quot;100.10&quot;};" calcext:value-type="string">
            <text:p>String[] trans9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8];[.B938];[.C938];[.D938])" office:value-type="string" office:string-value="String[] trans937= {&quot;01-Sep-2018&quot;,&quot;Credit&quot;,&quot;100.10&quot;,&quot;100.10&quot;};" calcext:value-type="string">
            <text:p>String[] trans9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9];[.B939];[.C939];[.D939])" office:value-type="string" office:string-value="String[] trans938= {&quot;01-Sep-2018&quot;,&quot;Credit&quot;,&quot;100.10&quot;,&quot;100.10&quot;};" calcext:value-type="string">
            <text:p>String[] trans9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0];[.B940];[.C940];[.D940])" office:value-type="string" office:string-value="String[] trans939= {&quot;01-Sep-2018&quot;,&quot;Credit&quot;,&quot;100.10&quot;,&quot;100.10&quot;};" calcext:value-type="string">
            <text:p>String[] trans9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1];[.B941];[.C941];[.D941])" office:value-type="string" office:string-value="String[] trans940= {&quot;01-Sep-2018&quot;,&quot;Credit&quot;,&quot;100.10&quot;,&quot;100.10&quot;};" calcext:value-type="string">
            <text:p>String[] trans9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2];[.B942];[.C942];[.D942])" office:value-type="string" office:string-value="String[] trans941= {&quot;01-Sep-2018&quot;,&quot;Credit&quot;,&quot;100.10&quot;,&quot;100.10&quot;};" calcext:value-type="string">
            <text:p>String[] trans9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3];[.B943];[.C943];[.D943])" office:value-type="string" office:string-value="String[] trans942= {&quot;01-Sep-2018&quot;,&quot;Credit&quot;,&quot;100.10&quot;,&quot;100.10&quot;};" calcext:value-type="string">
            <text:p>String[] trans9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4];[.B944];[.C944];[.D944])" office:value-type="string" office:string-value="String[] trans943= {&quot;01-Sep-2018&quot;,&quot;Credit&quot;,&quot;100.10&quot;,&quot;100.10&quot;};" calcext:value-type="string">
            <text:p>String[] trans9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5];[.B945];[.C945];[.D945])" office:value-type="string" office:string-value="String[] trans944= {&quot;01-Sep-2018&quot;,&quot;Credit&quot;,&quot;100.10&quot;,&quot;100.10&quot;};" calcext:value-type="string">
            <text:p>String[] trans9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6];[.B946];[.C946];[.D946])" office:value-type="string" office:string-value="String[] trans945= {&quot;01-Sep-2018&quot;,&quot;Credit&quot;,&quot;100.10&quot;,&quot;100.10&quot;};" calcext:value-type="string">
            <text:p>String[] trans9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7];[.B947];[.C947];[.D947])" office:value-type="string" office:string-value="String[] trans946= {&quot;01-Sep-2018&quot;,&quot;Credit&quot;,&quot;100.10&quot;,&quot;100.10&quot;};" calcext:value-type="string">
            <text:p>String[] trans9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8];[.B948];[.C948];[.D948])" office:value-type="string" office:string-value="String[] trans947= {&quot;01-Sep-2018&quot;,&quot;Credit&quot;,&quot;100.10&quot;,&quot;100.10&quot;};" calcext:value-type="string">
            <text:p>String[] trans9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9];[.B949];[.C949];[.D949])" office:value-type="string" office:string-value="String[] trans948= {&quot;01-Sep-2018&quot;,&quot;Credit&quot;,&quot;100.10&quot;,&quot;100.10&quot;};" calcext:value-type="string">
            <text:p>String[] trans9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0];[.B950];[.C950];[.D950])" office:value-type="string" office:string-value="String[] trans949= {&quot;01-Sep-2018&quot;,&quot;Credit&quot;,&quot;100.10&quot;,&quot;100.10&quot;};" calcext:value-type="string">
            <text:p>String[] trans9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1];[.B951];[.C951];[.D951])" office:value-type="string" office:string-value="String[] trans950= {&quot;01-Sep-2018&quot;,&quot;Credit&quot;,&quot;100.10&quot;,&quot;100.10&quot;};" calcext:value-type="string">
            <text:p>String[] trans9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2];[.B952];[.C952];[.D952])" office:value-type="string" office:string-value="String[] trans951= {&quot;01-Sep-2018&quot;,&quot;Credit&quot;,&quot;100.10&quot;,&quot;100.10&quot;};" calcext:value-type="string">
            <text:p>String[] trans9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3];[.B953];[.C953];[.D953])" office:value-type="string" office:string-value="String[] trans952= {&quot;01-Sep-2018&quot;,&quot;Credit&quot;,&quot;100.10&quot;,&quot;100.10&quot;};" calcext:value-type="string">
            <text:p>String[] trans9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4];[.B954];[.C954];[.D954])" office:value-type="string" office:string-value="String[] trans953= {&quot;01-Sep-2018&quot;,&quot;Credit&quot;,&quot;100.10&quot;,&quot;100.10&quot;};" calcext:value-type="string">
            <text:p>String[] trans9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5];[.B955];[.C955];[.D955])" office:value-type="string" office:string-value="String[] trans954= {&quot;01-Sep-2018&quot;,&quot;Credit&quot;,&quot;100.10&quot;,&quot;100.10&quot;};" calcext:value-type="string">
            <text:p>String[] trans9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6];[.B956];[.C956];[.D956])" office:value-type="string" office:string-value="String[] trans955= {&quot;01-Sep-2018&quot;,&quot;Credit&quot;,&quot;100.10&quot;,&quot;100.10&quot;};" calcext:value-type="string">
            <text:p>String[] trans9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7];[.B957];[.C957];[.D957])" office:value-type="string" office:string-value="String[] trans956= {&quot;01-Sep-2018&quot;,&quot;Credit&quot;,&quot;100.10&quot;,&quot;100.10&quot;};" calcext:value-type="string">
            <text:p>String[] trans9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8];[.B958];[.C958];[.D958])" office:value-type="string" office:string-value="String[] trans957= {&quot;01-Sep-2018&quot;,&quot;Credit&quot;,&quot;100.10&quot;,&quot;100.10&quot;};" calcext:value-type="string">
            <text:p>String[] trans9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9];[.B959];[.C959];[.D959])" office:value-type="string" office:string-value="String[] trans958= {&quot;01-Sep-2018&quot;,&quot;Credit&quot;,&quot;100.10&quot;,&quot;100.10&quot;};" calcext:value-type="string">
            <text:p>String[] trans9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0];[.B960];[.C960];[.D960])" office:value-type="string" office:string-value="String[] trans959= {&quot;01-Sep-2018&quot;,&quot;Credit&quot;,&quot;100.10&quot;,&quot;100.10&quot;};" calcext:value-type="string">
            <text:p>String[] trans9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1];[.B961];[.C961];[.D961])" office:value-type="string" office:string-value="String[] trans960= {&quot;01-Sep-2018&quot;,&quot;Credit&quot;,&quot;100.10&quot;,&quot;100.10&quot;};" calcext:value-type="string">
            <text:p>String[] trans9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2];[.B962];[.C962];[.D962])" office:value-type="string" office:string-value="String[] trans961= {&quot;01-Sep-2018&quot;,&quot;Credit&quot;,&quot;100.10&quot;,&quot;100.10&quot;};" calcext:value-type="string">
            <text:p>String[] trans9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3];[.B963];[.C963];[.D963])" office:value-type="string" office:string-value="String[] trans962= {&quot;01-Sep-2018&quot;,&quot;Credit&quot;,&quot;100.10&quot;,&quot;100.10&quot;};" calcext:value-type="string">
            <text:p>String[] trans9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4];[.B964];[.C964];[.D964])" office:value-type="string" office:string-value="String[] trans963= {&quot;01-Sep-2018&quot;,&quot;Credit&quot;,&quot;100.10&quot;,&quot;100.10&quot;};" calcext:value-type="string">
            <text:p>String[] trans9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5];[.B965];[.C965];[.D965])" office:value-type="string" office:string-value="String[] trans964= {&quot;01-Sep-2018&quot;,&quot;Credit&quot;,&quot;100.10&quot;,&quot;100.10&quot;};" calcext:value-type="string">
            <text:p>String[] trans9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6];[.B966];[.C966];[.D966])" office:value-type="string" office:string-value="String[] trans965= {&quot;01-Sep-2018&quot;,&quot;Credit&quot;,&quot;100.10&quot;,&quot;100.10&quot;};" calcext:value-type="string">
            <text:p>String[] trans9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7];[.B967];[.C967];[.D967])" office:value-type="string" office:string-value="String[] trans966= {&quot;01-Sep-2018&quot;,&quot;Credit&quot;,&quot;100.10&quot;,&quot;100.10&quot;};" calcext:value-type="string">
            <text:p>String[] trans9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8];[.B968];[.C968];[.D968])" office:value-type="string" office:string-value="String[] trans967= {&quot;01-Sep-2018&quot;,&quot;Credit&quot;,&quot;100.10&quot;,&quot;100.10&quot;};" calcext:value-type="string">
            <text:p>String[] trans9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9];[.B969];[.C969];[.D969])" office:value-type="string" office:string-value="String[] trans968= {&quot;01-Sep-2018&quot;,&quot;Credit&quot;,&quot;100.10&quot;,&quot;100.10&quot;};" calcext:value-type="string">
            <text:p>String[] trans9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0];[.B970];[.C970];[.D970])" office:value-type="string" office:string-value="String[] trans969= {&quot;01-Sep-2018&quot;,&quot;Credit&quot;,&quot;100.10&quot;,&quot;100.10&quot;};" calcext:value-type="string">
            <text:p>String[] trans9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1];[.B971];[.C971];[.D971])" office:value-type="string" office:string-value="String[] trans970= {&quot;01-Sep-2018&quot;,&quot;Credit&quot;,&quot;100.10&quot;,&quot;100.10&quot;};" calcext:value-type="string">
            <text:p>String[] trans9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2];[.B972];[.C972];[.D972])" office:value-type="string" office:string-value="String[] trans971= {&quot;01-Sep-2018&quot;,&quot;Credit&quot;,&quot;100.10&quot;,&quot;100.10&quot;};" calcext:value-type="string">
            <text:p>String[] trans9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3];[.B973];[.C973];[.D973])" office:value-type="string" office:string-value="String[] trans972= {&quot;01-Sep-2018&quot;,&quot;Credit&quot;,&quot;100.10&quot;,&quot;100.10&quot;};" calcext:value-type="string">
            <text:p>String[] trans9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4];[.B974];[.C974];[.D974])" office:value-type="string" office:string-value="String[] trans973= {&quot;01-Sep-2018&quot;,&quot;Credit&quot;,&quot;100.10&quot;,&quot;100.10&quot;};" calcext:value-type="string">
            <text:p>String[] trans9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5];[.B975];[.C975];[.D975])" office:value-type="string" office:string-value="String[] trans974= {&quot;01-Sep-2018&quot;,&quot;Credit&quot;,&quot;100.10&quot;,&quot;100.10&quot;};" calcext:value-type="string">
            <text:p>String[] trans9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6];[.B976];[.C976];[.D976])" office:value-type="string" office:string-value="String[] trans975= {&quot;01-Sep-2018&quot;,&quot;Credit&quot;,&quot;100.10&quot;,&quot;100.10&quot;};" calcext:value-type="string">
            <text:p>String[] trans9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7];[.B977];[.C977];[.D977])" office:value-type="string" office:string-value="String[] trans976= {&quot;01-Sep-2018&quot;,&quot;Credit&quot;,&quot;100.10&quot;,&quot;100.10&quot;};" calcext:value-type="string">
            <text:p>String[] trans9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8];[.B978];[.C978];[.D978])" office:value-type="string" office:string-value="String[] trans977= {&quot;01-Sep-2018&quot;,&quot;Credit&quot;,&quot;100.10&quot;,&quot;100.10&quot;};" calcext:value-type="string">
            <text:p>String[] trans9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9];[.B979];[.C979];[.D979])" office:value-type="string" office:string-value="String[] trans978= {&quot;01-Sep-2018&quot;,&quot;Credit&quot;,&quot;100.10&quot;,&quot;100.10&quot;};" calcext:value-type="string">
            <text:p>String[] trans9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0];[.B980];[.C980];[.D980])" office:value-type="string" office:string-value="String[] trans979= {&quot;01-Sep-2018&quot;,&quot;Credit&quot;,&quot;100.10&quot;,&quot;100.10&quot;};" calcext:value-type="string">
            <text:p>String[] trans9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1];[.B981];[.C981];[.D981])" office:value-type="string" office:string-value="String[] trans980= {&quot;01-Sep-2018&quot;,&quot;Credit&quot;,&quot;100.10&quot;,&quot;100.10&quot;};" calcext:value-type="string">
            <text:p>String[] trans9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2];[.B982];[.C982];[.D982])" office:value-type="string" office:string-value="String[] trans981= {&quot;01-Sep-2018&quot;,&quot;Credit&quot;,&quot;100.10&quot;,&quot;100.10&quot;};" calcext:value-type="string">
            <text:p>String[] trans9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3];[.B983];[.C983];[.D983])" office:value-type="string" office:string-value="String[] trans982= {&quot;01-Sep-2018&quot;,&quot;Credit&quot;,&quot;100.10&quot;,&quot;100.10&quot;};" calcext:value-type="string">
            <text:p>String[] trans9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4];[.B984];[.C984];[.D984])" office:value-type="string" office:string-value="String[] trans983= {&quot;01-Sep-2018&quot;,&quot;Credit&quot;,&quot;100.10&quot;,&quot;100.10&quot;};" calcext:value-type="string">
            <text:p>String[] trans9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5];[.B985];[.C985];[.D985])" office:value-type="string" office:string-value="String[] trans984= {&quot;01-Sep-2018&quot;,&quot;Credit&quot;,&quot;100.10&quot;,&quot;100.10&quot;};" calcext:value-type="string">
            <text:p>String[] trans9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6];[.B986];[.C986];[.D986])" office:value-type="string" office:string-value="String[] trans985= {&quot;01-Sep-2018&quot;,&quot;Credit&quot;,&quot;100.10&quot;,&quot;100.10&quot;};" calcext:value-type="string">
            <text:p>String[] trans9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7];[.B987];[.C987];[.D987])" office:value-type="string" office:string-value="String[] trans986= {&quot;01-Sep-2018&quot;,&quot;Credit&quot;,&quot;100.10&quot;,&quot;100.10&quot;};" calcext:value-type="string">
            <text:p>String[] trans9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8];[.B988];[.C988];[.D988])" office:value-type="string" office:string-value="String[] trans987= {&quot;01-Sep-2018&quot;,&quot;Credit&quot;,&quot;100.10&quot;,&quot;100.10&quot;};" calcext:value-type="string">
            <text:p>String[] trans9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9];[.B989];[.C989];[.D989])" office:value-type="string" office:string-value="String[] trans988= {&quot;01-Sep-2018&quot;,&quot;Credit&quot;,&quot;100.10&quot;,&quot;100.10&quot;};" calcext:value-type="string">
            <text:p>String[] trans9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0];[.B990];[.C990];[.D990])" office:value-type="string" office:string-value="String[] trans989= {&quot;01-Sep-2018&quot;,&quot;Credit&quot;,&quot;100.10&quot;,&quot;100.10&quot;};" calcext:value-type="string">
            <text:p>String[] trans9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1];[.B991];[.C991];[.D991])" office:value-type="string" office:string-value="String[] trans990= {&quot;01-Sep-2018&quot;,&quot;Credit&quot;,&quot;100.10&quot;,&quot;100.10&quot;};" calcext:value-type="string">
            <text:p>String[] trans9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2];[.B992];[.C992];[.D992])" office:value-type="string" office:string-value="String[] trans991= {&quot;01-Sep-2018&quot;,&quot;Credit&quot;,&quot;100.10&quot;,&quot;100.10&quot;};" calcext:value-type="string">
            <text:p>String[] trans9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3];[.B993];[.C993];[.D993])" office:value-type="string" office:string-value="String[] trans992= {&quot;01-Sep-2018&quot;,&quot;Credit&quot;,&quot;100.10&quot;,&quot;100.10&quot;};" calcext:value-type="string">
            <text:p>String[] trans9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4];[.B994];[.C994];[.D994])" office:value-type="string" office:string-value="String[] trans993= {&quot;01-Sep-2018&quot;,&quot;Credit&quot;,&quot;100.10&quot;,&quot;100.10&quot;};" calcext:value-type="string">
            <text:p>String[] trans9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5];[.B995];[.C995];[.D995])" office:value-type="string" office:string-value="String[] trans994= {&quot;01-Sep-2018&quot;,&quot;Credit&quot;,&quot;100.10&quot;,&quot;100.10&quot;};" calcext:value-type="string">
            <text:p>String[] trans9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6];[.B996];[.C996];[.D996])" office:value-type="string" office:string-value="String[] trans995= {&quot;01-Sep-2018&quot;,&quot;Credit&quot;,&quot;100.10&quot;,&quot;100.10&quot;};" calcext:value-type="string">
            <text:p>String[] trans9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7];[.B997];[.C997];[.D997])" office:value-type="string" office:string-value="String[] trans996= {&quot;01-Sep-2018&quot;,&quot;Credit&quot;,&quot;100.10&quot;,&quot;100.10&quot;};" calcext:value-type="string">
            <text:p>String[] trans9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8];[.B998];[.C998];[.D998])" office:value-type="string" office:string-value="String[] trans997= {&quot;01-Sep-2018&quot;,&quot;Credit&quot;,&quot;100.10&quot;,&quot;100.10&quot;};" calcext:value-type="string">
            <text:p>String[] trans9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9];[.B999];[.C999];[.D999])" office:value-type="string" office:string-value="String[] trans998= {&quot;01-Sep-2018&quot;,&quot;Credit&quot;,&quot;100.10&quot;,&quot;100.10&quot;};" calcext:value-type="string">
            <text:p>String[] trans9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0];[.B1000];[.C1000];[.D1000])" office:value-type="string" office:string-value="String[] trans999= {&quot;01-Sep-2018&quot;,&quot;Credit&quot;,&quot;100.10&quot;,&quot;100.10&quot;};" calcext:value-type="string">
            <text:p>String[] trans9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1];[.B1001];[.C1001];[.D1001])" office:value-type="string" office:string-value="String[] trans1000= {&quot;01-Sep-2018&quot;,&quot;Credit&quot;,&quot;100.10&quot;,&quot;100.10&quot;};" calcext:value-type="string">
            <text:p>String[] trans10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2];[.B1002];[.C1002];[.D1002])" office:value-type="string" office:string-value="String[] trans1001= {&quot;01-Sep-2018&quot;,&quot;Credit&quot;,&quot;100.10&quot;,&quot;100.10&quot;};" calcext:value-type="string">
            <text:p>String[] trans10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3];[.B1003];[.C1003];[.D1003])" office:value-type="string" office:string-value="String[] trans1002= {&quot;01-Sep-2018&quot;,&quot;Credit&quot;,&quot;100.10&quot;,&quot;100.10&quot;};" calcext:value-type="string">
            <text:p>String[] trans10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4];[.B1004];[.C1004];[.D1004])" office:value-type="string" office:string-value="String[] trans1003= {&quot;01-Sep-2018&quot;,&quot;Credit&quot;,&quot;100.10&quot;,&quot;100.10&quot;};" calcext:value-type="string">
            <text:p>String[] trans10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5];[.B1005];[.C1005];[.D1005])" office:value-type="string" office:string-value="String[] trans1004= {&quot;01-Sep-2018&quot;,&quot;Credit&quot;,&quot;100.10&quot;,&quot;100.10&quot;};" calcext:value-type="string">
            <text:p>String[] trans10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6];[.B1006];[.C1006];[.D1006])" office:value-type="string" office:string-value="String[] trans1005= {&quot;01-Sep-2018&quot;,&quot;Credit&quot;,&quot;100.10&quot;,&quot;100.10&quot;};" calcext:value-type="string">
            <text:p>String[] trans10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7];[.B1007];[.C1007];[.D1007])" office:value-type="string" office:string-value="String[] trans1006= {&quot;01-Sep-2018&quot;,&quot;Credit&quot;,&quot;100.10&quot;,&quot;100.10&quot;};" calcext:value-type="string">
            <text:p>String[] trans10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8];[.B1008];[.C1008];[.D1008])" office:value-type="string" office:string-value="String[] trans1007= {&quot;01-Sep-2018&quot;,&quot;Credit&quot;,&quot;100.10&quot;,&quot;100.10&quot;};" calcext:value-type="string">
            <text:p>String[] trans10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9];[.B1009];[.C1009];[.D1009])" office:value-type="string" office:string-value="String[] trans1008= {&quot;01-Sep-2018&quot;,&quot;Credit&quot;,&quot;100.10&quot;,&quot;100.10&quot;};" calcext:value-type="string">
            <text:p>String[] trans10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0];[.B1010];[.C1010];[.D1010])" office:value-type="string" office:string-value="String[] trans1009= {&quot;01-Sep-2018&quot;,&quot;Credit&quot;,&quot;100.10&quot;,&quot;100.10&quot;};" calcext:value-type="string">
            <text:p>String[] trans10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1];[.B1011];[.C1011];[.D1011])" office:value-type="string" office:string-value="String[] trans1010= {&quot;01-Sep-2018&quot;,&quot;Credit&quot;,&quot;100.10&quot;,&quot;100.10&quot;};" calcext:value-type="string">
            <text:p>String[] trans10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2];[.B1012];[.C1012];[.D1012])" office:value-type="string" office:string-value="String[] trans1011= {&quot;01-Sep-2018&quot;,&quot;Credit&quot;,&quot;100.10&quot;,&quot;100.10&quot;};" calcext:value-type="string">
            <text:p>String[] trans10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3];[.B1013];[.C1013];[.D1013])" office:value-type="string" office:string-value="String[] trans1012= {&quot;01-Sep-2018&quot;,&quot;Credit&quot;,&quot;100.10&quot;,&quot;100.10&quot;};" calcext:value-type="string">
            <text:p>String[] trans10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4];[.B1014];[.C1014];[.D1014])" office:value-type="string" office:string-value="String[] trans1013= {&quot;01-Sep-2018&quot;,&quot;Credit&quot;,&quot;100.10&quot;,&quot;100.10&quot;};" calcext:value-type="string">
            <text:p>String[] trans10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5];[.B1015];[.C1015];[.D1015])" office:value-type="string" office:string-value="String[] trans1014= {&quot;01-Sep-2018&quot;,&quot;Credit&quot;,&quot;100.10&quot;,&quot;100.10&quot;};" calcext:value-type="string">
            <text:p>String[] trans10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6];[.B1016];[.C1016];[.D1016])" office:value-type="string" office:string-value="String[] trans1015= {&quot;01-Sep-2018&quot;,&quot;Credit&quot;,&quot;100.10&quot;,&quot;100.10&quot;};" calcext:value-type="string">
            <text:p>String[] trans10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7];[.B1017];[.C1017];[.D1017])" office:value-type="string" office:string-value="String[] trans1016= {&quot;01-Sep-2018&quot;,&quot;Credit&quot;,&quot;100.10&quot;,&quot;100.10&quot;};" calcext:value-type="string">
            <text:p>String[] trans10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8];[.B1018];[.C1018];[.D1018])" office:value-type="string" office:string-value="String[] trans1017= {&quot;01-Sep-2018&quot;,&quot;Credit&quot;,&quot;100.10&quot;,&quot;100.10&quot;};" calcext:value-type="string">
            <text:p>String[] trans10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9];[.B1019];[.C1019];[.D1019])" office:value-type="string" office:string-value="String[] trans1018= {&quot;01-Sep-2018&quot;,&quot;Credit&quot;,&quot;100.10&quot;,&quot;100.10&quot;};" calcext:value-type="string">
            <text:p>String[] trans10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0];[.B1020];[.C1020];[.D1020])" office:value-type="string" office:string-value="String[] trans1019= {&quot;01-Sep-2018&quot;,&quot;Credit&quot;,&quot;100.10&quot;,&quot;100.10&quot;};" calcext:value-type="string">
            <text:p>String[] trans10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1];[.B1021];[.C1021];[.D1021])" office:value-type="string" office:string-value="String[] trans1020= {&quot;01-Sep-2018&quot;,&quot;Credit&quot;,&quot;100.10&quot;,&quot;100.10&quot;};" calcext:value-type="string">
            <text:p>String[] trans10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2];[.B1022];[.C1022];[.D1022])" office:value-type="string" office:string-value="String[] trans1021= {&quot;01-Sep-2018&quot;,&quot;Credit&quot;,&quot;100.10&quot;,&quot;100.10&quot;};" calcext:value-type="string">
            <text:p>String[] trans10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3];[.B1023];[.C1023];[.D1023])" office:value-type="string" office:string-value="String[] trans1022= {&quot;01-Sep-2018&quot;,&quot;Credit&quot;,&quot;100.10&quot;,&quot;100.10&quot;};" calcext:value-type="string">
            <text:p>String[] trans10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4];[.B1024];[.C1024];[.D1024])" office:value-type="string" office:string-value="String[] trans1023= {&quot;01-Sep-2018&quot;,&quot;Credit&quot;,&quot;100.10&quot;,&quot;100.10&quot;};" calcext:value-type="string">
            <text:p>String[] trans10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5];[.B1025];[.C1025];[.D1025])" office:value-type="string" office:string-value="String[] trans1024= {&quot;01-Sep-2018&quot;,&quot;Credit&quot;,&quot;100.10&quot;,&quot;100.10&quot;};" calcext:value-type="string">
            <text:p>String[] trans10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6];[.B1026];[.C1026];[.D1026])" office:value-type="string" office:string-value="String[] trans1025= {&quot;01-Sep-2018&quot;,&quot;Credit&quot;,&quot;100.10&quot;,&quot;100.10&quot;};" calcext:value-type="string">
            <text:p>String[] trans10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7];[.B1027];[.C1027];[.D1027])" office:value-type="string" office:string-value="String[] trans1026= {&quot;01-Sep-2018&quot;,&quot;Credit&quot;,&quot;100.10&quot;,&quot;100.10&quot;};" calcext:value-type="string">
            <text:p>String[] trans10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8];[.B1028];[.C1028];[.D1028])" office:value-type="string" office:string-value="String[] trans1027= {&quot;01-Sep-2018&quot;,&quot;Credit&quot;,&quot;100.10&quot;,&quot;100.10&quot;};" calcext:value-type="string">
            <text:p>String[] trans10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9];[.B1029];[.C1029];[.D1029])" office:value-type="string" office:string-value="String[] trans1028= {&quot;01-Sep-2018&quot;,&quot;Credit&quot;,&quot;100.10&quot;,&quot;100.10&quot;};" calcext:value-type="string">
            <text:p>String[] trans10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0];[.B1030];[.C1030];[.D1030])" office:value-type="string" office:string-value="String[] trans1029= {&quot;01-Sep-2018&quot;,&quot;Credit&quot;,&quot;100.10&quot;,&quot;100.10&quot;};" calcext:value-type="string">
            <text:p>String[] trans10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1];[.B1031];[.C1031];[.D1031])" office:value-type="string" office:string-value="String[] trans1030= {&quot;01-Sep-2018&quot;,&quot;Credit&quot;,&quot;100.10&quot;,&quot;100.10&quot;};" calcext:value-type="string">
            <text:p>String[] trans10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2];[.B1032];[.C1032];[.D1032])" office:value-type="string" office:string-value="String[] trans1031= {&quot;01-Sep-2018&quot;,&quot;Credit&quot;,&quot;100.10&quot;,&quot;100.10&quot;};" calcext:value-type="string">
            <text:p>String[] trans10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3];[.B1033];[.C1033];[.D1033])" office:value-type="string" office:string-value="String[] trans1032= {&quot;01-Sep-2018&quot;,&quot;Credit&quot;,&quot;100.10&quot;,&quot;100.10&quot;};" calcext:value-type="string">
            <text:p>String[] trans10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4];[.B1034];[.C1034];[.D1034])" office:value-type="string" office:string-value="String[] trans1033= {&quot;01-Sep-2018&quot;,&quot;Credit&quot;,&quot;100.10&quot;,&quot;100.10&quot;};" calcext:value-type="string">
            <text:p>String[] trans10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5];[.B1035];[.C1035];[.D1035])" office:value-type="string" office:string-value="String[] trans1034= {&quot;01-Sep-2018&quot;,&quot;Credit&quot;,&quot;100.10&quot;,&quot;100.10&quot;};" calcext:value-type="string">
            <text:p>String[] trans10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6];[.B1036];[.C1036];[.D1036])" office:value-type="string" office:string-value="String[] trans1035= {&quot;01-Sep-2018&quot;,&quot;Credit&quot;,&quot;100.10&quot;,&quot;100.10&quot;};" calcext:value-type="string">
            <text:p>String[] trans10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7];[.B1037];[.C1037];[.D1037])" office:value-type="string" office:string-value="String[] trans1036= {&quot;01-Sep-2018&quot;,&quot;Credit&quot;,&quot;100.10&quot;,&quot;100.10&quot;};" calcext:value-type="string">
            <text:p>String[] trans10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8];[.B1038];[.C1038];[.D1038])" office:value-type="string" office:string-value="String[] trans1037= {&quot;01-Sep-2018&quot;,&quot;Credit&quot;,&quot;100.10&quot;,&quot;100.10&quot;};" calcext:value-type="string">
            <text:p>String[] trans10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9];[.B1039];[.C1039];[.D1039])" office:value-type="string" office:string-value="String[] trans1038= {&quot;01-Sep-2018&quot;,&quot;Credit&quot;,&quot;100.10&quot;,&quot;100.10&quot;};" calcext:value-type="string">
            <text:p>String[] trans10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0];[.B1040];[.C1040];[.D1040])" office:value-type="string" office:string-value="String[] trans1039= {&quot;01-Sep-2018&quot;,&quot;Credit&quot;,&quot;100.10&quot;,&quot;100.10&quot;};" calcext:value-type="string">
            <text:p>String[] trans10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1];[.B1041];[.C1041];[.D1041])" office:value-type="string" office:string-value="String[] trans1040= {&quot;01-Sep-2018&quot;,&quot;Credit&quot;,&quot;100.10&quot;,&quot;100.10&quot;};" calcext:value-type="string">
            <text:p>String[] trans10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2];[.B1042];[.C1042];[.D1042])" office:value-type="string" office:string-value="String[] trans1041= {&quot;01-Sep-2018&quot;,&quot;Credit&quot;,&quot;100.10&quot;,&quot;100.10&quot;};" calcext:value-type="string">
            <text:p>String[] trans10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3];[.B1043];[.C1043];[.D1043])" office:value-type="string" office:string-value="String[] trans1042= {&quot;01-Sep-2018&quot;,&quot;Credit&quot;,&quot;100.10&quot;,&quot;100.10&quot;};" calcext:value-type="string">
            <text:p>String[] trans10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4];[.B1044];[.C1044];[.D1044])" office:value-type="string" office:string-value="String[] trans1043= {&quot;01-Sep-2018&quot;,&quot;Credit&quot;,&quot;100.10&quot;,&quot;100.10&quot;};" calcext:value-type="string">
            <text:p>String[] trans10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5];[.B1045];[.C1045];[.D1045])" office:value-type="string" office:string-value="String[] trans1044= {&quot;01-Sep-2018&quot;,&quot;Credit&quot;,&quot;100.10&quot;,&quot;100.10&quot;};" calcext:value-type="string">
            <text:p>String[] trans10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6];[.B1046];[.C1046];[.D1046])" office:value-type="string" office:string-value="String[] trans1045= {&quot;01-Sep-2018&quot;,&quot;Credit&quot;,&quot;100.10&quot;,&quot;100.10&quot;};" calcext:value-type="string">
            <text:p>String[] trans10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7];[.B1047];[.C1047];[.D1047])" office:value-type="string" office:string-value="String[] trans1046= {&quot;01-Sep-2018&quot;,&quot;Credit&quot;,&quot;100.10&quot;,&quot;100.10&quot;};" calcext:value-type="string">
            <text:p>String[] trans10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8];[.B1048];[.C1048];[.D1048])" office:value-type="string" office:string-value="String[] trans1047= {&quot;01-Sep-2018&quot;,&quot;Credit&quot;,&quot;100.10&quot;,&quot;100.10&quot;};" calcext:value-type="string">
            <text:p>String[] trans10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9];[.B1049];[.C1049];[.D1049])" office:value-type="string" office:string-value="String[] trans1048= {&quot;01-Sep-2018&quot;,&quot;Credit&quot;,&quot;100.10&quot;,&quot;100.10&quot;};" calcext:value-type="string">
            <text:p>String[] trans10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0];[.B1050];[.C1050];[.D1050])" office:value-type="string" office:string-value="String[] trans1049= {&quot;01-Sep-2018&quot;,&quot;Credit&quot;,&quot;100.10&quot;,&quot;100.10&quot;};" calcext:value-type="string">
            <text:p>String[] trans10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1];[.B1051];[.C1051];[.D1051])" office:value-type="string" office:string-value="String[] trans1050= {&quot;01-Sep-2018&quot;,&quot;Credit&quot;,&quot;100.10&quot;,&quot;100.10&quot;};" calcext:value-type="string">
            <text:p>String[] trans10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2];[.B1052];[.C1052];[.D1052])" office:value-type="string" office:string-value="String[] trans1051= {&quot;01-Sep-2018&quot;,&quot;Credit&quot;,&quot;100.10&quot;,&quot;100.10&quot;};" calcext:value-type="string">
            <text:p>String[] trans10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3];[.B1053];[.C1053];[.D1053])" office:value-type="string" office:string-value="String[] trans1052= {&quot;01-Sep-2018&quot;,&quot;Credit&quot;,&quot;100.10&quot;,&quot;100.10&quot;};" calcext:value-type="string">
            <text:p>String[] trans10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4];[.B1054];[.C1054];[.D1054])" office:value-type="string" office:string-value="String[] trans1053= {&quot;01-Sep-2018&quot;,&quot;Credit&quot;,&quot;100.10&quot;,&quot;100.10&quot;};" calcext:value-type="string">
            <text:p>String[] trans10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5];[.B1055];[.C1055];[.D1055])" office:value-type="string" office:string-value="String[] trans1054= {&quot;01-Sep-2018&quot;,&quot;Credit&quot;,&quot;100.10&quot;,&quot;100.10&quot;};" calcext:value-type="string">
            <text:p>String[] trans10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6];[.B1056];[.C1056];[.D1056])" office:value-type="string" office:string-value="String[] trans1055= {&quot;01-Sep-2018&quot;,&quot;Credit&quot;,&quot;100.10&quot;,&quot;100.10&quot;};" calcext:value-type="string">
            <text:p>String[] trans10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7];[.B1057];[.C1057];[.D1057])" office:value-type="string" office:string-value="String[] trans1056= {&quot;01-Sep-2018&quot;,&quot;Credit&quot;,&quot;100.10&quot;,&quot;100.10&quot;};" calcext:value-type="string">
            <text:p>String[] trans10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8];[.B1058];[.C1058];[.D1058])" office:value-type="string" office:string-value="String[] trans1057= {&quot;01-Sep-2018&quot;,&quot;Credit&quot;,&quot;100.10&quot;,&quot;100.10&quot;};" calcext:value-type="string">
            <text:p>String[] trans10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9];[.B1059];[.C1059];[.D1059])" office:value-type="string" office:string-value="String[] trans1058= {&quot;01-Sep-2018&quot;,&quot;Credit&quot;,&quot;100.10&quot;,&quot;100.10&quot;};" calcext:value-type="string">
            <text:p>String[] trans10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0];[.B1060];[.C1060];[.D1060])" office:value-type="string" office:string-value="String[] trans1059= {&quot;01-Sep-2018&quot;,&quot;Credit&quot;,&quot;100.10&quot;,&quot;100.10&quot;};" calcext:value-type="string">
            <text:p>String[] trans10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1];[.B1061];[.C1061];[.D1061])" office:value-type="string" office:string-value="String[] trans1060= {&quot;01-Sep-2018&quot;,&quot;Credit&quot;,&quot;100.10&quot;,&quot;100.10&quot;};" calcext:value-type="string">
            <text:p>String[] trans10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2];[.B1062];[.C1062];[.D1062])" office:value-type="string" office:string-value="String[] trans1061= {&quot;01-Sep-2018&quot;,&quot;Credit&quot;,&quot;100.10&quot;,&quot;100.10&quot;};" calcext:value-type="string">
            <text:p>String[] trans10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3];[.B1063];[.C1063];[.D1063])" office:value-type="string" office:string-value="String[] trans1062= {&quot;01-Sep-2018&quot;,&quot;Credit&quot;,&quot;100.10&quot;,&quot;100.10&quot;};" calcext:value-type="string">
            <text:p>String[] trans10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4];[.B1064];[.C1064];[.D1064])" office:value-type="string" office:string-value="String[] trans1063= {&quot;01-Sep-2018&quot;,&quot;Credit&quot;,&quot;100.10&quot;,&quot;100.10&quot;};" calcext:value-type="string">
            <text:p>String[] trans10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5];[.B1065];[.C1065];[.D1065])" office:value-type="string" office:string-value="String[] trans1064= {&quot;01-Sep-2018&quot;,&quot;Credit&quot;,&quot;100.10&quot;,&quot;100.10&quot;};" calcext:value-type="string">
            <text:p>String[] trans10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6];[.B1066];[.C1066];[.D1066])" office:value-type="string" office:string-value="String[] trans1065= {&quot;01-Sep-2018&quot;,&quot;Credit&quot;,&quot;100.10&quot;,&quot;100.10&quot;};" calcext:value-type="string">
            <text:p>String[] trans10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7];[.B1067];[.C1067];[.D1067])" office:value-type="string" office:string-value="String[] trans1066= {&quot;01-Sep-2018&quot;,&quot;Credit&quot;,&quot;100.10&quot;,&quot;100.10&quot;};" calcext:value-type="string">
            <text:p>String[] trans10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8];[.B1068];[.C1068];[.D1068])" office:value-type="string" office:string-value="String[] trans1067= {&quot;01-Sep-2018&quot;,&quot;Credit&quot;,&quot;100.10&quot;,&quot;100.10&quot;};" calcext:value-type="string">
            <text:p>String[] trans10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9];[.B1069];[.C1069];[.D1069])" office:value-type="string" office:string-value="String[] trans1068= {&quot;01-Sep-2018&quot;,&quot;Credit&quot;,&quot;100.10&quot;,&quot;100.10&quot;};" calcext:value-type="string">
            <text:p>String[] trans10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0];[.B1070];[.C1070];[.D1070])" office:value-type="string" office:string-value="String[] trans1069= {&quot;01-Sep-2018&quot;,&quot;Credit&quot;,&quot;100.10&quot;,&quot;100.10&quot;};" calcext:value-type="string">
            <text:p>String[] trans10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1];[.B1071];[.C1071];[.D1071])" office:value-type="string" office:string-value="String[] trans1070= {&quot;01-Sep-2018&quot;,&quot;Credit&quot;,&quot;100.10&quot;,&quot;100.10&quot;};" calcext:value-type="string">
            <text:p>String[] trans10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2];[.B1072];[.C1072];[.D1072])" office:value-type="string" office:string-value="String[] trans1071= {&quot;01-Sep-2018&quot;,&quot;Credit&quot;,&quot;100.10&quot;,&quot;100.10&quot;};" calcext:value-type="string">
            <text:p>String[] trans10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3];[.B1073];[.C1073];[.D1073])" office:value-type="string" office:string-value="String[] trans1072= {&quot;01-Sep-2018&quot;,&quot;Credit&quot;,&quot;100.10&quot;,&quot;100.10&quot;};" calcext:value-type="string">
            <text:p>String[] trans10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4];[.B1074];[.C1074];[.D1074])" office:value-type="string" office:string-value="String[] trans1073= {&quot;01-Sep-2018&quot;,&quot;Credit&quot;,&quot;100.10&quot;,&quot;100.10&quot;};" calcext:value-type="string">
            <text:p>String[] trans10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5];[.B1075];[.C1075];[.D1075])" office:value-type="string" office:string-value="String[] trans1074= {&quot;01-Sep-2018&quot;,&quot;Credit&quot;,&quot;100.10&quot;,&quot;100.10&quot;};" calcext:value-type="string">
            <text:p>String[] trans10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6];[.B1076];[.C1076];[.D1076])" office:value-type="string" office:string-value="String[] trans1075= {&quot;01-Sep-2018&quot;,&quot;Credit&quot;,&quot;100.10&quot;,&quot;100.10&quot;};" calcext:value-type="string">
            <text:p>String[] trans10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7];[.B1077];[.C1077];[.D1077])" office:value-type="string" office:string-value="String[] trans1076= {&quot;01-Sep-2018&quot;,&quot;Credit&quot;,&quot;100.10&quot;,&quot;100.10&quot;};" calcext:value-type="string">
            <text:p>String[] trans10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8];[.B1078];[.C1078];[.D1078])" office:value-type="string" office:string-value="String[] trans1077= {&quot;01-Sep-2018&quot;,&quot;Credit&quot;,&quot;100.10&quot;,&quot;100.10&quot;};" calcext:value-type="string">
            <text:p>String[] trans10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9];[.B1079];[.C1079];[.D1079])" office:value-type="string" office:string-value="String[] trans1078= {&quot;01-Sep-2018&quot;,&quot;Credit&quot;,&quot;100.10&quot;,&quot;100.10&quot;};" calcext:value-type="string">
            <text:p>String[] trans10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0];[.B1080];[.C1080];[.D1080])" office:value-type="string" office:string-value="String[] trans1079= {&quot;01-Sep-2018&quot;,&quot;Credit&quot;,&quot;100.10&quot;,&quot;100.10&quot;};" calcext:value-type="string">
            <text:p>String[] trans10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1];[.B1081];[.C1081];[.D1081])" office:value-type="string" office:string-value="String[] trans1080= {&quot;01-Sep-2018&quot;,&quot;Credit&quot;,&quot;100.10&quot;,&quot;100.10&quot;};" calcext:value-type="string">
            <text:p>String[] trans10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2];[.B1082];[.C1082];[.D1082])" office:value-type="string" office:string-value="String[] trans1081= {&quot;01-Sep-2018&quot;,&quot;Credit&quot;,&quot;100.10&quot;,&quot;100.10&quot;};" calcext:value-type="string">
            <text:p>String[] trans10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3];[.B1083];[.C1083];[.D1083])" office:value-type="string" office:string-value="String[] trans1082= {&quot;01-Sep-2018&quot;,&quot;Credit&quot;,&quot;100.10&quot;,&quot;100.10&quot;};" calcext:value-type="string">
            <text:p>String[] trans10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4];[.B1084];[.C1084];[.D1084])" office:value-type="string" office:string-value="String[] trans1083= {&quot;01-Sep-2018&quot;,&quot;Credit&quot;,&quot;100.10&quot;,&quot;100.10&quot;};" calcext:value-type="string">
            <text:p>String[] trans10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5];[.B1085];[.C1085];[.D1085])" office:value-type="string" office:string-value="String[] trans1084= {&quot;01-Sep-2018&quot;,&quot;Credit&quot;,&quot;100.10&quot;,&quot;100.10&quot;};" calcext:value-type="string">
            <text:p>String[] trans10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6];[.B1086];[.C1086];[.D1086])" office:value-type="string" office:string-value="String[] trans1085= {&quot;01-Sep-2018&quot;,&quot;Credit&quot;,&quot;100.10&quot;,&quot;100.10&quot;};" calcext:value-type="string">
            <text:p>String[] trans10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7];[.B1087];[.C1087];[.D1087])" office:value-type="string" office:string-value="String[] trans1086= {&quot;01-Sep-2018&quot;,&quot;Credit&quot;,&quot;100.10&quot;,&quot;100.10&quot;};" calcext:value-type="string">
            <text:p>String[] trans10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8];[.B1088];[.C1088];[.D1088])" office:value-type="string" office:string-value="String[] trans1087= {&quot;01-Sep-2018&quot;,&quot;Credit&quot;,&quot;100.10&quot;,&quot;100.10&quot;};" calcext:value-type="string">
            <text:p>String[] trans10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9];[.B1089];[.C1089];[.D1089])" office:value-type="string" office:string-value="String[] trans1088= {&quot;01-Sep-2018&quot;,&quot;Credit&quot;,&quot;100.10&quot;,&quot;100.10&quot;};" calcext:value-type="string">
            <text:p>String[] trans10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0];[.B1090];[.C1090];[.D1090])" office:value-type="string" office:string-value="String[] trans1089= {&quot;01-Sep-2018&quot;,&quot;Credit&quot;,&quot;100.10&quot;,&quot;100.10&quot;};" calcext:value-type="string">
            <text:p>String[] trans10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1];[.B1091];[.C1091];[.D1091])" office:value-type="string" office:string-value="String[] trans1090= {&quot;01-Sep-2018&quot;,&quot;Credit&quot;,&quot;100.10&quot;,&quot;100.10&quot;};" calcext:value-type="string">
            <text:p>String[] trans10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2];[.B1092];[.C1092];[.D1092])" office:value-type="string" office:string-value="String[] trans1091= {&quot;01-Sep-2018&quot;,&quot;Credit&quot;,&quot;100.10&quot;,&quot;100.10&quot;};" calcext:value-type="string">
            <text:p>String[] trans10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3];[.B1093];[.C1093];[.D1093])" office:value-type="string" office:string-value="String[] trans1092= {&quot;01-Sep-2018&quot;,&quot;Credit&quot;,&quot;100.10&quot;,&quot;100.10&quot;};" calcext:value-type="string">
            <text:p>String[] trans10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4];[.B1094];[.C1094];[.D1094])" office:value-type="string" office:string-value="String[] trans1093= {&quot;01-Sep-2018&quot;,&quot;Credit&quot;,&quot;100.10&quot;,&quot;100.10&quot;};" calcext:value-type="string">
            <text:p>String[] trans10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5];[.B1095];[.C1095];[.D1095])" office:value-type="string" office:string-value="String[] trans1094= {&quot;01-Sep-2018&quot;,&quot;Credit&quot;,&quot;100.10&quot;,&quot;100.10&quot;};" calcext:value-type="string">
            <text:p>String[] trans10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6];[.B1096];[.C1096];[.D1096])" office:value-type="string" office:string-value="String[] trans1095= {&quot;01-Sep-2018&quot;,&quot;Credit&quot;,&quot;100.10&quot;,&quot;100.10&quot;};" calcext:value-type="string">
            <text:p>String[] trans10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7];[.B1097];[.C1097];[.D1097])" office:value-type="string" office:string-value="String[] trans1096= {&quot;01-Sep-2018&quot;,&quot;Credit&quot;,&quot;100.10&quot;,&quot;100.10&quot;};" calcext:value-type="string">
            <text:p>String[] trans10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8];[.B1098];[.C1098];[.D1098])" office:value-type="string" office:string-value="String[] trans1097= {&quot;01-Sep-2018&quot;,&quot;Credit&quot;,&quot;100.10&quot;,&quot;100.10&quot;};" calcext:value-type="string">
            <text:p>String[] trans10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9];[.B1099];[.C1099];[.D1099])" office:value-type="string" office:string-value="String[] trans1098= {&quot;01-Sep-2018&quot;,&quot;Credit&quot;,&quot;100.10&quot;,&quot;100.10&quot;};" calcext:value-type="string">
            <text:p>String[] trans10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0];[.B1100];[.C1100];[.D1100])" office:value-type="string" office:string-value="String[] trans1099= {&quot;01-Sep-2018&quot;,&quot;Credit&quot;,&quot;100.10&quot;,&quot;100.10&quot;};" calcext:value-type="string">
            <text:p>String[] trans10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1];[.B1101];[.C1101];[.D1101])" office:value-type="string" office:string-value="String[] trans1100= {&quot;01-Sep-2018&quot;,&quot;Credit&quot;,&quot;100.10&quot;,&quot;100.10&quot;};" calcext:value-type="string">
            <text:p>String[] trans11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2];[.B1102];[.C1102];[.D1102])" office:value-type="string" office:string-value="String[] trans1101= {&quot;01-Sep-2018&quot;,&quot;Credit&quot;,&quot;100.10&quot;,&quot;100.10&quot;};" calcext:value-type="string">
            <text:p>String[] trans11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3];[.B1103];[.C1103];[.D1103])" office:value-type="string" office:string-value="String[] trans1102= {&quot;01-Sep-2018&quot;,&quot;Credit&quot;,&quot;100.10&quot;,&quot;100.10&quot;};" calcext:value-type="string">
            <text:p>String[] trans11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4];[.B1104];[.C1104];[.D1104])" office:value-type="string" office:string-value="String[] trans1103= {&quot;01-Sep-2018&quot;,&quot;Credit&quot;,&quot;100.10&quot;,&quot;100.10&quot;};" calcext:value-type="string">
            <text:p>String[] trans11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5];[.B1105];[.C1105];[.D1105])" office:value-type="string" office:string-value="String[] trans1104= {&quot;01-Sep-2018&quot;,&quot;Credit&quot;,&quot;100.10&quot;,&quot;100.10&quot;};" calcext:value-type="string">
            <text:p>String[] trans11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6];[.B1106];[.C1106];[.D1106])" office:value-type="string" office:string-value="String[] trans1105= {&quot;01-Sep-2018&quot;,&quot;Credit&quot;,&quot;100.10&quot;,&quot;100.10&quot;};" calcext:value-type="string">
            <text:p>String[] trans11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7];[.B1107];[.C1107];[.D1107])" office:value-type="string" office:string-value="String[] trans1106= {&quot;01-Sep-2018&quot;,&quot;Credit&quot;,&quot;100.10&quot;,&quot;100.10&quot;};" calcext:value-type="string">
            <text:p>String[] trans11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8];[.B1108];[.C1108];[.D1108])" office:value-type="string" office:string-value="String[] trans1107= {&quot;01-Sep-2018&quot;,&quot;Credit&quot;,&quot;100.10&quot;,&quot;100.10&quot;};" calcext:value-type="string">
            <text:p>String[] trans11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9];[.B1109];[.C1109];[.D1109])" office:value-type="string" office:string-value="String[] trans1108= {&quot;01-Sep-2018&quot;,&quot;Credit&quot;,&quot;100.10&quot;,&quot;100.10&quot;};" calcext:value-type="string">
            <text:p>String[] trans11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0];[.B1110];[.C1110];[.D1110])" office:value-type="string" office:string-value="String[] trans1109= {&quot;01-Sep-2018&quot;,&quot;Credit&quot;,&quot;100.10&quot;,&quot;100.10&quot;};" calcext:value-type="string">
            <text:p>String[] trans11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1];[.B1111];[.C1111];[.D1111])" office:value-type="string" office:string-value="String[] trans1110= {&quot;01-Sep-2018&quot;,&quot;Credit&quot;,&quot;100.10&quot;,&quot;100.10&quot;};" calcext:value-type="string">
            <text:p>String[] trans11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2];[.B1112];[.C1112];[.D1112])" office:value-type="string" office:string-value="String[] trans1111= {&quot;01-Sep-2018&quot;,&quot;Credit&quot;,&quot;100.10&quot;,&quot;100.10&quot;};" calcext:value-type="string">
            <text:p>String[] trans11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3];[.B1113];[.C1113];[.D1113])" office:value-type="string" office:string-value="String[] trans1112= {&quot;01-Sep-2018&quot;,&quot;Credit&quot;,&quot;100.10&quot;,&quot;100.10&quot;};" calcext:value-type="string">
            <text:p>String[] trans11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4];[.B1114];[.C1114];[.D1114])" office:value-type="string" office:string-value="String[] trans1113= {&quot;01-Sep-2018&quot;,&quot;Credit&quot;,&quot;100.10&quot;,&quot;100.10&quot;};" calcext:value-type="string">
            <text:p>String[] trans11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5];[.B1115];[.C1115];[.D1115])" office:value-type="string" office:string-value="String[] trans1114= {&quot;01-Sep-2018&quot;,&quot;Credit&quot;,&quot;100.10&quot;,&quot;100.10&quot;};" calcext:value-type="string">
            <text:p>String[] trans11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6];[.B1116];[.C1116];[.D1116])" office:value-type="string" office:string-value="String[] trans1115= {&quot;01-Sep-2018&quot;,&quot;Credit&quot;,&quot;100.10&quot;,&quot;100.10&quot;};" calcext:value-type="string">
            <text:p>String[] trans11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7];[.B1117];[.C1117];[.D1117])" office:value-type="string" office:string-value="String[] trans1116= {&quot;01-Sep-2018&quot;,&quot;Credit&quot;,&quot;100.10&quot;,&quot;100.10&quot;};" calcext:value-type="string">
            <text:p>String[] trans11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8];[.B1118];[.C1118];[.D1118])" office:value-type="string" office:string-value="String[] trans1117= {&quot;01-Sep-2018&quot;,&quot;Credit&quot;,&quot;100.10&quot;,&quot;100.10&quot;};" calcext:value-type="string">
            <text:p>String[] trans11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9];[.B1119];[.C1119];[.D1119])" office:value-type="string" office:string-value="String[] trans1118= {&quot;01-Sep-2018&quot;,&quot;Credit&quot;,&quot;100.10&quot;,&quot;100.10&quot;};" calcext:value-type="string">
            <text:p>String[] trans11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0];[.B1120];[.C1120];[.D1120])" office:value-type="string" office:string-value="String[] trans1119= {&quot;01-Sep-2018&quot;,&quot;Credit&quot;,&quot;100.10&quot;,&quot;100.10&quot;};" calcext:value-type="string">
            <text:p>String[] trans11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1];[.B1121];[.C1121];[.D1121])" office:value-type="string" office:string-value="String[] trans1120= {&quot;01-Sep-2018&quot;,&quot;Credit&quot;,&quot;100.10&quot;,&quot;100.10&quot;};" calcext:value-type="string">
            <text:p>String[] trans11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2];[.B1122];[.C1122];[.D1122])" office:value-type="string" office:string-value="String[] trans1121= {&quot;01-Sep-2018&quot;,&quot;Credit&quot;,&quot;100.10&quot;,&quot;100.10&quot;};" calcext:value-type="string">
            <text:p>String[] trans11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3];[.B1123];[.C1123];[.D1123])" office:value-type="string" office:string-value="String[] trans1122= {&quot;01-Sep-2018&quot;,&quot;Credit&quot;,&quot;100.10&quot;,&quot;100.10&quot;};" calcext:value-type="string">
            <text:p>String[] trans11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4];[.B1124];[.C1124];[.D1124])" office:value-type="string" office:string-value="String[] trans1123= {&quot;01-Sep-2018&quot;,&quot;Credit&quot;,&quot;100.10&quot;,&quot;100.10&quot;};" calcext:value-type="string">
            <text:p>String[] trans11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5];[.B1125];[.C1125];[.D1125])" office:value-type="string" office:string-value="String[] trans1124= {&quot;01-Sep-2018&quot;,&quot;Credit&quot;,&quot;100.10&quot;,&quot;100.10&quot;};" calcext:value-type="string">
            <text:p>String[] trans11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6];[.B1126];[.C1126];[.D1126])" office:value-type="string" office:string-value="String[] trans1125= {&quot;01-Sep-2018&quot;,&quot;Credit&quot;,&quot;100.10&quot;,&quot;100.10&quot;};" calcext:value-type="string">
            <text:p>String[] trans11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7];[.B1127];[.C1127];[.D1127])" office:value-type="string" office:string-value="String[] trans1126= {&quot;01-Sep-2018&quot;,&quot;Credit&quot;,&quot;100.10&quot;,&quot;100.10&quot;};" calcext:value-type="string">
            <text:p>String[] trans11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8];[.B1128];[.C1128];[.D1128])" office:value-type="string" office:string-value="String[] trans1127= {&quot;01-Sep-2018&quot;,&quot;Credit&quot;,&quot;100.10&quot;,&quot;100.10&quot;};" calcext:value-type="string">
            <text:p>String[] trans11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9];[.B1129];[.C1129];[.D1129])" office:value-type="string" office:string-value="String[] trans1128= {&quot;01-Sep-2018&quot;,&quot;Credit&quot;,&quot;100.10&quot;,&quot;100.10&quot;};" calcext:value-type="string">
            <text:p>String[] trans11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0];[.B1130];[.C1130];[.D1130])" office:value-type="string" office:string-value="String[] trans1129= {&quot;01-Sep-2018&quot;,&quot;Credit&quot;,&quot;100.10&quot;,&quot;100.10&quot;};" calcext:value-type="string">
            <text:p>String[] trans11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1];[.B1131];[.C1131];[.D1131])" office:value-type="string" office:string-value="String[] trans1130= {&quot;01-Sep-2018&quot;,&quot;Credit&quot;,&quot;100.10&quot;,&quot;100.10&quot;};" calcext:value-type="string">
            <text:p>String[] trans11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2];[.B1132];[.C1132];[.D1132])" office:value-type="string" office:string-value="String[] trans1131= {&quot;01-Sep-2018&quot;,&quot;Credit&quot;,&quot;100.10&quot;,&quot;100.10&quot;};" calcext:value-type="string">
            <text:p>String[] trans11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3];[.B1133];[.C1133];[.D1133])" office:value-type="string" office:string-value="String[] trans1132= {&quot;01-Sep-2018&quot;,&quot;Credit&quot;,&quot;100.10&quot;,&quot;100.10&quot;};" calcext:value-type="string">
            <text:p>String[] trans11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4];[.B1134];[.C1134];[.D1134])" office:value-type="string" office:string-value="String[] trans1133= {&quot;01-Sep-2018&quot;,&quot;Credit&quot;,&quot;100.10&quot;,&quot;100.10&quot;};" calcext:value-type="string">
            <text:p>String[] trans11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5];[.B1135];[.C1135];[.D1135])" office:value-type="string" office:string-value="String[] trans1134= {&quot;01-Sep-2018&quot;,&quot;Credit&quot;,&quot;100.10&quot;,&quot;100.10&quot;};" calcext:value-type="string">
            <text:p>String[] trans11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6];[.B1136];[.C1136];[.D1136])" office:value-type="string" office:string-value="String[] trans1135= {&quot;01-Sep-2018&quot;,&quot;Credit&quot;,&quot;100.10&quot;,&quot;100.10&quot;};" calcext:value-type="string">
            <text:p>String[] trans11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7];[.B1137];[.C1137];[.D1137])" office:value-type="string" office:string-value="String[] trans1136= {&quot;01-Sep-2018&quot;,&quot;Credit&quot;,&quot;100.10&quot;,&quot;100.10&quot;};" calcext:value-type="string">
            <text:p>String[] trans11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8];[.B1138];[.C1138];[.D1138])" office:value-type="string" office:string-value="String[] trans1137= {&quot;01-Sep-2018&quot;,&quot;Credit&quot;,&quot;100.10&quot;,&quot;100.10&quot;};" calcext:value-type="string">
            <text:p>String[] trans11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9];[.B1139];[.C1139];[.D1139])" office:value-type="string" office:string-value="String[] trans1138= {&quot;01-Sep-2018&quot;,&quot;Credit&quot;,&quot;100.10&quot;,&quot;100.10&quot;};" calcext:value-type="string">
            <text:p>String[] trans11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0];[.B1140];[.C1140];[.D1140])" office:value-type="string" office:string-value="String[] trans1139= {&quot;01-Sep-2018&quot;,&quot;Credit&quot;,&quot;100.10&quot;,&quot;100.10&quot;};" calcext:value-type="string">
            <text:p>String[] trans11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1];[.B1141];[.C1141];[.D1141])" office:value-type="string" office:string-value="String[] trans1140= {&quot;01-Sep-2018&quot;,&quot;Credit&quot;,&quot;100.10&quot;,&quot;100.10&quot;};" calcext:value-type="string">
            <text:p>String[] trans11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2];[.B1142];[.C1142];[.D1142])" office:value-type="string" office:string-value="String[] trans1141= {&quot;01-Sep-2018&quot;,&quot;Credit&quot;,&quot;100.10&quot;,&quot;100.10&quot;};" calcext:value-type="string">
            <text:p>String[] trans1141= {"01-Sep-2018","Credit","100.10","100.10"}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12:19:15.913402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9:57:12.168337383</meta:creation-date>
    <dc:date>2019-10-22T12:21:06.768961640</dc:date>
    <meta:editing-duration>PT5H47M48S</meta:editing-duration>
    <meta:editing-cycles>68</meta:editing-cycles>
    <meta:generator>LibreOffice/6.0.7.3$Linux_X86_64 LibreOffice_project/00m0$Build-3</meta:generator>
    <meta:document-statistic meta:table-count="3" meta:cell-count="11487" meta:object-count="0"/>
  </office:meta>
</office:document-meta>
</file>